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ng Soon" svg:font-family="'Coming Soon'"/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8" style:family="table">
      <style:table-properties style:width="16.842cm" fo:margin-left="0.159cm" table:align="left" style:writing-mode="lr-tb"/>
    </style:style>
    <style:style style:name="Table28.A" style:family="table-column">
      <style:table-column-properties style:column-width="16.842cm"/>
    </style:style>
    <style:style style:name="Table28.A1" style:family="table-cell">
      <style:table-cell-properties style:vertical-align="top" fo:padding="0.176cm" fo:border="1pt solid #000000"/>
    </style:style>
    <style:style style:name="Table1" style:family="table">
      <style:table-properties style:width="16.842cm" fo:margin-left="0.159cm" table:align="left" style:writing-mode="lr-tb"/>
    </style:style>
    <style:style style:name="Table1.A" style:family="table-column">
      <style:table-column-properties style:column-width="16.842cm"/>
    </style:style>
    <style:style style:name="Table1.A1" style:family="table-cell">
      <style:table-cell-properties style:vertical-align="top" fo:padding="0.176cm" fo:border="1pt solid #000000"/>
    </style:style>
    <style:style style:name="Table29" style:family="table">
      <style:table-properties style:width="15.73cm" fo:margin-left="1.27cm" table:align="left" style:writing-mode="lr-tb"/>
    </style:style>
    <style:style style:name="Table29.A" style:family="table-column">
      <style:table-column-properties style:column-width="15.73cm"/>
    </style:style>
    <style:style style:name="Table29.A1" style:family="table-cell">
      <style:table-cell-properties style:vertical-align="top" fo:padding="0.176cm" fo:border="1pt solid #000000"/>
    </style:style>
    <style:style style:name="Table2" style:family="table">
      <style:table-properties style:width="15.73cm" fo:margin-left="1.27cm" table:align="left" style:writing-mode="lr-tb"/>
    </style:style>
    <style:style style:name="Table2.A" style:family="table-column">
      <style:table-column-properties style:column-width="15.73cm"/>
    </style:style>
    <style:style style:name="Table2.A1" style:family="table-cell">
      <style:table-cell-properties style:vertical-align="top" fo:padding="0.176cm" fo:border="1pt solid #000000"/>
    </style:style>
    <style:style style:name="Table3" style:family="table">
      <style:table-properties style:width="15.73cm" fo:margin-left="1.27cm" table:align="left" style:writing-mode="lr-tb"/>
    </style:style>
    <style:style style:name="Table3.A" style:family="table-column">
      <style:table-column-properties style:column-width="15.73cm"/>
    </style:style>
    <style:style style:name="Table3.A1" style:family="table-cell">
      <style:table-cell-properties style:vertical-align="top" fo:padding="0.176cm" fo:border="1pt solid #000000"/>
    </style:style>
    <style:style style:name="Table4" style:family="table">
      <style:table-properties style:width="15.73cm" fo:margin-left="1.27cm" table:align="left" style:writing-mode="lr-tb"/>
    </style:style>
    <style:style style:name="Table4.A" style:family="table-column">
      <style:table-column-properties style:column-width="15.73cm"/>
    </style:style>
    <style:style style:name="Table4.A1" style:family="table-cell">
      <style:table-cell-properties style:vertical-align="top" fo:padding="0.176cm" fo:border="1pt solid #000000"/>
    </style:style>
    <style:style style:name="Table7" style:family="table">
      <style:table-properties style:width="15.73cm" fo:margin-left="1.27cm" table:align="left" style:writing-mode="lr-tb"/>
    </style:style>
    <style:style style:name="Table7.A" style:family="table-column">
      <style:table-column-properties style:column-width="15.73cm"/>
    </style:style>
    <style:style style:name="Table7.A1" style:family="table-cell">
      <style:table-cell-properties style:vertical-align="top" fo:padding="0.176cm" fo:border="1pt solid #000000"/>
    </style:style>
    <style:style style:name="Table13" style:family="table">
      <style:table-properties style:width="16.842cm" fo:margin-left="0.159cm" table:align="left" style:writing-mode="lr-tb"/>
    </style:style>
    <style:style style:name="Table13.A" style:family="table-column">
      <style:table-column-properties style:column-width="16.842cm"/>
    </style:style>
    <style:style style:name="Table13.A1" style:family="table-cell">
      <style:table-cell-properties style:vertical-align="top" fo:padding="0.176cm" fo:border="1pt solid #000000"/>
    </style:style>
    <style:style style:name="Table14" style:family="table">
      <style:table-properties style:width="15.73cm" fo:margin-left="1.27cm" table:align="left" style:writing-mode="lr-tb"/>
    </style:style>
    <style:style style:name="Table14.A" style:family="table-column">
      <style:table-column-properties style:column-width="15.73cm"/>
    </style:style>
    <style:style style:name="Table14.A1" style:family="table-cell">
      <style:table-cell-properties style:vertical-align="top" fo:padding="0.176cm" fo:border="1pt solid #000000"/>
    </style:style>
    <style:style style:name="Table15" style:family="table">
      <style:table-properties style:width="15.73cm" fo:margin-left="1.27cm" table:align="left" style:writing-mode="lr-tb"/>
    </style:style>
    <style:style style:name="Table15.A" style:family="table-column">
      <style:table-column-properties style:column-width="15.73cm"/>
    </style:style>
    <style:style style:name="Table15.A1" style:family="table-cell">
      <style:table-cell-properties style:vertical-align="top" fo:padding="0.176cm" fo:border="1pt solid #000000"/>
    </style:style>
    <style:style style:name="Table5" style:family="table">
      <style:table-properties style:width="15.73cm" fo:margin-left="1.27cm" table:align="left" style:writing-mode="lr-tb"/>
    </style:style>
    <style:style style:name="Table5.A" style:family="table-column">
      <style:table-column-properties style:column-width="15.73cm"/>
    </style:style>
    <style:style style:name="Table5.A1" style:family="table-cell">
      <style:table-cell-properties style:vertical-align="top" fo:padding="0.176cm" fo:border="1pt solid #000000"/>
    </style:style>
    <style:style style:name="Table16" style:family="table">
      <style:table-properties style:width="15.73cm" fo:margin-left="1.27cm" table:align="left" style:writing-mode="lr-tb"/>
    </style:style>
    <style:style style:name="Table16.A" style:family="table-column">
      <style:table-column-properties style:column-width="15.73cm"/>
    </style:style>
    <style:style style:name="Table16.A1" style:family="table-cell">
      <style:table-cell-properties style:vertical-align="top" fo:padding="0.176cm" fo:border="1pt solid #000000"/>
    </style:style>
    <style:style style:name="Table17" style:family="table">
      <style:table-properties style:width="15.73cm" fo:margin-left="1.27cm" table:align="left" style:writing-mode="lr-tb"/>
    </style:style>
    <style:style style:name="Table17.A" style:family="table-column">
      <style:table-column-properties style:column-width="15.73cm"/>
    </style:style>
    <style:style style:name="Table17.A1" style:family="table-cell">
      <style:table-cell-properties style:vertical-align="top" fo:padding="0.176cm" fo:border="1pt solid #000000"/>
    </style:style>
    <style:style style:name="Table6" style:family="table">
      <style:table-properties style:width="15.73cm" fo:margin-left="1.27cm" table:align="left" style:writing-mode="lr-tb"/>
    </style:style>
    <style:style style:name="Table6.A" style:family="table-column">
      <style:table-column-properties style:column-width="15.73cm"/>
    </style:style>
    <style:style style:name="Table6.A1" style:family="table-cell">
      <style:table-cell-properties style:vertical-align="top" fo:padding="0.176cm" fo:border="1pt solid #000000"/>
    </style:style>
    <style:style style:name="Table8" style:family="table">
      <style:table-properties style:width="15.73cm" fo:margin-left="1.27cm" table:align="left" style:writing-mode="lr-tb"/>
    </style:style>
    <style:style style:name="Table8.A" style:family="table-column">
      <style:table-column-properties style:column-width="15.73cm"/>
    </style:style>
    <style:style style:name="Table8.A1" style:family="table-cell">
      <style:table-cell-properties style:vertical-align="top" fo:padding="0.176cm" fo:border="1pt solid #000000"/>
    </style:style>
    <style:style style:name="Table9" style:family="table">
      <style:table-properties style:width="15.73cm" fo:margin-left="1.27cm" table:align="left" style:writing-mode="lr-tb"/>
    </style:style>
    <style:style style:name="Table9.A" style:family="table-column">
      <style:table-column-properties style:column-width="15.73cm"/>
    </style:style>
    <style:style style:name="Table9.A1" style:family="table-cell">
      <style:table-cell-properties style:vertical-align="top" fo:padding="0.176cm" fo:border="1pt solid #000000"/>
    </style:style>
    <style:style style:name="Table10" style:family="table">
      <style:table-properties style:width="15.73cm" fo:margin-left="1.27cm" table:align="left" style:writing-mode="lr-tb"/>
    </style:style>
    <style:style style:name="Table10.A" style:family="table-column">
      <style:table-column-properties style:column-width="15.73cm"/>
    </style:style>
    <style:style style:name="Table10.A1" style:family="table-cell">
      <style:table-cell-properties style:vertical-align="top" fo:padding="0.176cm" fo:border="1pt solid #000000"/>
    </style:style>
    <style:style style:name="Table11" style:family="table">
      <style:table-properties style:width="15.73cm" fo:margin-left="1.27cm" table:align="left" style:writing-mode="lr-tb"/>
    </style:style>
    <style:style style:name="Table11.A" style:family="table-column">
      <style:table-column-properties style:column-width="15.73cm"/>
    </style:style>
    <style:style style:name="Table11.A1" style:family="table-cell">
      <style:table-cell-properties style:vertical-align="top" fo:padding="0.176cm" fo:border="1pt solid #000000"/>
    </style:style>
    <style:style style:name="Table12" style:family="table">
      <style:table-properties style:width="15.73cm" fo:margin-left="1.27cm" table:align="left" style:writing-mode="lr-tb"/>
    </style:style>
    <style:style style:name="Table12.A" style:family="table-column">
      <style:table-column-properties style:column-width="15.73cm"/>
    </style:style>
    <style:style style:name="Table12.A1" style:family="table-cell">
      <style:table-cell-properties style:vertical-align="top" fo:padding="0.176cm" fo:border="1pt solid #000000"/>
    </style:style>
    <style:style style:name="Table20" style:family="table">
      <style:table-properties style:width="15.73cm" fo:margin-left="1.27cm" table:align="left" style:writing-mode="lr-tb"/>
    </style:style>
    <style:style style:name="Table20.A" style:family="table-column">
      <style:table-column-properties style:column-width="15.73cm"/>
    </style:style>
    <style:style style:name="Table20.A1" style:family="table-cell">
      <style:table-cell-properties style:vertical-align="top" fo:padding="0.176cm" fo:border="1pt solid #000000"/>
    </style:style>
    <style:style style:name="Table18" style:family="table">
      <style:table-properties style:width="15.73cm" fo:margin-left="1.27cm" table:align="left" style:writing-mode="lr-tb"/>
    </style:style>
    <style:style style:name="Table18.A" style:family="table-column">
      <style:table-column-properties style:column-width="15.73cm"/>
    </style:style>
    <style:style style:name="Table18.A1" style:family="table-cell">
      <style:table-cell-properties style:vertical-align="top" fo:padding="0.176cm" fo:border="1pt solid #000000"/>
    </style:style>
    <style:style style:name="Table19" style:family="table">
      <style:table-properties style:width="15.73cm" fo:margin-left="1.27cm" table:align="left" style:writing-mode="lr-tb"/>
    </style:style>
    <style:style style:name="Table19.A" style:family="table-column">
      <style:table-column-properties style:column-width="15.73cm"/>
    </style:style>
    <style:style style:name="Table19.A1" style:family="table-cell">
      <style:table-cell-properties style:vertical-align="top" fo:padding="0.176cm" fo:border="1pt solid #000000"/>
    </style:style>
    <style:style style:name="Table21" style:family="table">
      <style:table-properties style:width="15.73cm" fo:margin-left="1.27cm" table:align="left" style:writing-mode="lr-tb"/>
    </style:style>
    <style:style style:name="Table21.A" style:family="table-column">
      <style:table-column-properties style:column-width="15.73cm"/>
    </style:style>
    <style:style style:name="Table21.A1" style:family="table-cell">
      <style:table-cell-properties style:vertical-align="top" fo:padding="0.176cm" fo:border="1pt solid #000000"/>
    </style:style>
    <style:style style:name="Table24" style:family="table">
      <style:table-properties style:width="15.73cm" fo:margin-left="1.27cm" table:align="left" style:writing-mode="lr-tb"/>
    </style:style>
    <style:style style:name="Table24.A" style:family="table-column">
      <style:table-column-properties style:column-width="15.73cm"/>
    </style:style>
    <style:style style:name="Table24.A1" style:family="table-cell">
      <style:table-cell-properties style:vertical-align="top" fo:padding="0.176cm" fo:border="1pt solid #000000"/>
    </style:style>
    <style:style style:name="Table22" style:family="table">
      <style:table-properties style:width="15.73cm" fo:margin-left="1.27cm" table:align="left" style:writing-mode="lr-tb"/>
    </style:style>
    <style:style style:name="Table22.A" style:family="table-column">
      <style:table-column-properties style:column-width="15.73cm"/>
    </style:style>
    <style:style style:name="Table22.A1" style:family="table-cell">
      <style:table-cell-properties style:vertical-align="top" fo:padding="0.176cm" fo:border="1pt solid #000000"/>
    </style:style>
    <style:style style:name="Table23" style:family="table">
      <style:table-properties style:width="15.73cm" fo:margin-left="1.27cm" table:align="left" style:writing-mode="lr-tb"/>
    </style:style>
    <style:style style:name="Table23.A" style:family="table-column">
      <style:table-column-properties style:column-width="15.73cm"/>
    </style:style>
    <style:style style:name="Table23.A1" style:family="table-cell">
      <style:table-cell-properties style:vertical-align="top" fo:padding="0.176cm" fo:border="1pt solid #000000"/>
    </style:style>
    <style:style style:name="Table25" style:family="table">
      <style:table-properties style:width="15.73cm" fo:margin-left="1.27cm" table:align="left" style:writing-mode="lr-tb"/>
    </style:style>
    <style:style style:name="Table25.A" style:family="table-column">
      <style:table-column-properties style:column-width="15.73cm"/>
    </style:style>
    <style:style style:name="Table25.A1" style:family="table-cell">
      <style:table-cell-properties style:vertical-align="top" fo:padding="0.176cm" fo:border="1pt solid #000000"/>
    </style:style>
    <style:style style:name="Table30" style:family="table">
      <style:table-properties style:width="15.73cm" fo:margin-left="1.27cm" table:align="left" style:writing-mode="lr-tb"/>
    </style:style>
    <style:style style:name="Table30.A" style:family="table-column">
      <style:table-column-properties style:column-width="15.73cm"/>
    </style:style>
    <style:style style:name="Table30.A1" style:family="table-cell">
      <style:table-cell-properties style:vertical-align="top" fo:padding="0.176cm" fo:border="1pt solid #000000"/>
    </style:style>
    <style:style style:name="Table31" style:family="table">
      <style:table-properties style:width="15.73cm" fo:margin-left="1.27cm" table:align="left" style:writing-mode="lr-tb"/>
    </style:style>
    <style:style style:name="Table31.A" style:family="table-column">
      <style:table-column-properties style:column-width="15.73cm"/>
    </style:style>
    <style:style style:name="Table31.A1" style:family="table-cell">
      <style:table-cell-properties style:vertical-align="top" fo:padding="0.176cm" fo:border="1pt solid #000000"/>
    </style:style>
    <style:style style:name="Table32" style:family="table">
      <style:table-properties style:width="15.73cm" fo:margin-left="1.27cm" table:align="left" style:writing-mode="lr-tb"/>
    </style:style>
    <style:style style:name="Table32.A" style:family="table-column">
      <style:table-column-properties style:column-width="15.73cm"/>
    </style:style>
    <style:style style:name="Table32.A1" style:family="table-cell">
      <style:table-cell-properties style:vertical-align="top" fo:padding="0.176cm" fo:border="1pt solid #000000"/>
    </style:style>
    <style:style style:name="Table26" style:family="table">
      <style:table-properties style:width="15.73cm" fo:margin-left="1.27cm" table:align="left" style:writing-mode="lr-tb"/>
    </style:style>
    <style:style style:name="Table26.A" style:family="table-column">
      <style:table-column-properties style:column-width="15.73cm"/>
    </style:style>
    <style:style style:name="Table26.A1" style:family="table-cell">
      <style:table-cell-properties style:vertical-align="top" fo:padding="0.176cm" fo:border="1pt solid #000000"/>
    </style:style>
    <style:style style:name="Table27" style:family="table">
      <style:table-properties style:width="16.842cm" fo:margin-left="0.159cm" table:align="left" style:writing-mode="lr-tb"/>
    </style:style>
    <style:style style:name="Table27.A" style:family="table-column">
      <style:table-column-properties style:column-width="16.842cm"/>
    </style:style>
    <style:style style:name="Table27.A1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50%" fo:text-indent="0cm" style:auto-text-indent="false" fo:break-before="auto" fo:break-after="auto" style:writing-mode="lr-tb"/>
      <style:text-properties fo:color="#192969" fo:font-size="21pt" fo:font-weight="bold" style:font-size-asian="21pt" style:font-weight-asian="bold" style:font-size-complex="21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Coming Soon" fo:font-size="12pt" fo:font-style="italic" style:text-underline-style="none" fo:font-weight="normal" style:font-name-asian="Coming Soon" style:font-size-asian="12pt" style:font-style-asian="italic" style:font-weight-asian="normal" style:font-name-complex="Coming Soon" style:font-size-complex="12pt" style:font-style-complex="italic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Coming Soon" fo:font-size="12pt" fo:font-style="italic" style:text-underline-style="none" fo:font-weight="normal" officeooo:rsid="002a7b71" officeooo:paragraph-rsid="002a7b71" style:font-name-asian="Coming Soon" style:font-size-asian="12pt" style:font-style-asian="italic" style:font-weight-asian="normal" style:font-name-complex="Coming Soon" style:font-size-complex="12pt" style:font-style-complex="italic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Coming Soon" fo:font-style="italic" style:text-underline-style="none" fo:font-weight="normal" officeooo:rsid="0022b042" officeooo:paragraph-rsid="0022b042" style:font-name-asian="Coming Soon" style:font-style-asian="italic" style:font-weight-asian="normal" style:font-name-complex="Coming Soon" style:font-style-complex="italic" style:font-weight-complex="normal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DejaVu Sans Light" fo:font-size="12pt" fo:font-style="italic" style:text-underline-style="none" fo:font-weight="normal" officeooo:paragraph-rsid="00242c7f" style:font-name-asian="Coming Soon" style:font-size-asian="12pt" style:font-style-asian="italic" style:font-weight-asian="normal" style:font-name-complex="Coming Soon" style:font-size-complex="12pt" style:font-style-complex="italic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50%" fo:text-indent="0cm" style:auto-text-indent="false" fo:break-before="auto" fo:break-after="auto" style:writing-mode="lr-tb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50%" fo:text-indent="0cm" style:auto-text-indent="false" fo:break-before="auto" fo:break-after="auto" style:writing-mode="lr-tb"/>
      <style:text-properties officeooo:paragraph-rsid="00259f9b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50%" fo:text-indent="0cm" style:auto-text-indent="false" fo:break-before="auto" fo:break-after="auto" style:writing-mode="lr-tb"/>
      <style:text-properties officeooo:paragraph-rsid="002723da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50%" fo:text-indent="0cm" style:auto-text-indent="false" fo:break-before="auto" fo:break-after="auto" style:writing-mode="lr-tb"/>
      <style:text-properties officeooo:paragraph-rsid="00288464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50%" fo:text-indent="0cm" style:auto-text-indent="false" fo:break-before="auto" fo:break-after="auto" style:writing-mode="lr-tb"/>
      <style:text-properties officeooo:paragraph-rsid="002a7b71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DejaVu Sans Light" fo:font-style="italic" style:font-style-asian="italic" style:font-style-complex="italic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50%" fo:text-indent="0cm" style:auto-text-indent="false" fo:break-before="auto" fo:break-after="auto" style:writing-mode="lr-tb"/>
      <style:text-properties officeooo:rsid="0022b042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50%" fo:text-indent="0cm" style:auto-text-indent="false" fo:break-before="auto" fo:break-after="auto" style:writing-mode="lr-tb"/>
      <style:text-properties officeooo:rsid="0022b042" officeooo:paragraph-rsid="00259f9b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50%" fo:text-indent="0cm" style:auto-text-indent="false" fo:break-before="auto" fo:break-after="auto" style:writing-mode="lr-tb"/>
      <style:text-properties officeooo:rsid="0022b042" officeooo:paragraph-rsid="0026a3b0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font-style="italic" style:font-style-asian="italic" style:font-style-complex="italic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50%" fo:text-indent="0cm" style:auto-text-indent="false" style:writing-mode="lr-tb"/>
      <style:text-properties officeooo:paragraph-rsid="0026a3b0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text-line-through-style="none" style:font-name="Coming Soon" fo:font-size="12pt" fo:font-style="italic" style:text-underline-style="none" fo:font-weight="normal" officeooo:rsid="002a7b71" officeooo:paragraph-rsid="002a7b71" style:font-name-asian="Coming Soon" style:font-size-asian="12pt" style:font-style-asian="italic" style:font-weight-asian="normal" style:font-name-complex="Coming Soon" style:font-size-complex="12pt" style:font-style-complex="italic" style:font-weight-complex="normal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text-line-through-style="none" style:font-name="Coming Soon" fo:font-style="italic" style:text-underline-style="none" fo:font-weight="normal" officeooo:rsid="0022b042" officeooo:paragraph-rsid="0022b042" style:font-name-asian="Coming Soon" style:font-style-asian="italic" style:font-weight-asian="normal" style:font-name-complex="Coming Soon" style:font-style-complex="italic" style:font-weight-complex="normal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50%" fo:text-indent="0cm" style:auto-text-indent="false" style:writing-mode="lr-tb"/>
      <style:text-properties officeooo:rsid="00242c7f" officeooo:paragraph-rsid="002440d0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50%" fo:text-indent="0cm" style:auto-text-indent="false" style:writing-mode="lr-tb"/>
      <style:text-properties officeooo:rsid="002749cd" officeooo:paragraph-rsid="002749cd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50%" fo:text-indent="0cm" style:auto-text-indent="false" style:writing-mode="lr-tb"/>
      <style:text-properties officeooo:rsid="002749cd" officeooo:paragraph-rsid="00288464"/>
    </style:style>
    <style:style style:name="P23" style:family="paragraph" style:parent-style-name="Standard">
      <style:paragraph-properties fo:margin-left="0cm" fo:margin-right="0cm" fo:margin-top="0cm" fo:margin-bottom="0.141cm" style:contextual-spacing="false" fo:line-height="214%" fo:text-indent="0cm" style:auto-text-indent="false" fo:break-before="auto" fo:break-after="auto" style:writing-mode="lr-tb"/>
    </style:style>
    <style:style style:name="P24" style:family="paragraph" style:parent-style-name="Standard">
      <style:paragraph-properties fo:margin-left="0cm" fo:margin-right="0cm" fo:margin-top="0cm" fo:margin-bottom="0.265cm" style:contextual-spacing="false" fo:line-height="150%" fo:text-indent="0cm" style:auto-text-indent="false" fo:break-before="auto" fo:break-after="auto" style:writing-mode="lr-tb"/>
    </style:style>
    <style:style style:name="P25" style:family="paragraph" style:parent-style-name="Standard">
      <style:paragraph-properties fo:margin-left="0cm" fo:margin-right="0cm" fo:margin-top="0cm" fo:margin-bottom="0.265cm" style:contextual-spacing="false" fo:line-height="150%" fo:text-indent="0cm" style:auto-text-indent="false" fo:break-before="auto" fo:break-after="auto" style:writing-mode="lr-tb"/>
      <style:text-properties officeooo:paragraph-rsid="0021321e"/>
    </style:style>
    <style:style style:name="P26" style:family="paragraph" style:parent-style-name="Standard">
      <style:paragraph-properties fo:margin-left="0cm" fo:margin-right="0cm" fo:margin-top="0cm" fo:margin-bottom="0.265cm" style:contextual-spacing="false" fo:line-height="150%" fo:text-indent="0cm" style:auto-text-indent="false" fo:break-before="auto" fo:break-after="auto" style:writing-mode="lr-tb"/>
      <style:text-properties style:font-name="Georgia" fo:font-style="normal" fo:font-weight="normal" officeooo:rsid="0021321e" officeooo:paragraph-rsid="0021321e" style:font-name-asian="Georgia" style:font-style-asian="normal" style:font-weight-asian="normal" style:font-name-complex="Georgia" style:font-style-complex="normal" style:font-weight-complex="normal"/>
    </style:style>
    <style:style style:name="P27" style:family="paragraph" style:parent-style-name="Standard">
      <style:paragraph-properties fo:margin-left="0cm" fo:margin-right="0cm" fo:margin-top="0cm" fo:margin-bottom="0.265cm" style:contextual-spacing="false" fo:line-height="150%" fo:text-indent="0cm" style:auto-text-indent="false" style:writing-mode="lr-tb"/>
      <style:text-properties style:font-name="Georgia" fo:font-style="normal" fo:font-weight="normal" officeooo:rsid="0021321e" officeooo:paragraph-rsid="0021321e" style:font-name-asian="Georgia" style:font-style-asian="normal" style:font-weight-asian="normal" style:font-name-complex="Georgia" style:font-style-complex="normal" style:font-weight-complex="normal"/>
    </style:style>
    <style:style style:name="P28" style:family="paragraph" style:parent-style-name="Standard">
      <style:paragraph-properties fo:margin-left="0cm" fo:margin-right="0cm" fo:margin-top="0cm" fo:margin-bottom="0.265cm" style:contextual-spacing="false" fo:line-height="150%" fo:text-indent="0cm" style:auto-text-indent="false" style:writing-mode="lr-tb"/>
      <style:text-properties officeooo:rsid="0021321e" officeooo:paragraph-rsid="0021321e"/>
    </style:style>
    <style:style style:name="P29" style:family="paragraph" style:parent-style-name="Standard">
      <style:paragraph-properties fo:margin-left="0cm" fo:margin-right="0cm" fo:margin-top="0cm" fo:margin-bottom="0.265cm" style:contextual-spacing="false" fo:line-height="150%" fo:text-indent="0cm" style:auto-text-indent="false" style:writing-mode="lr-tb"/>
      <style:text-properties officeooo:rsid="0021321e" officeooo:paragraph-rsid="002eca81"/>
    </style:style>
    <style:style style:name="P30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 fo:break-before="auto" fo:break-after="auto" style:writing-mode="lr-tb"/>
    </style:style>
    <style:style style:name="P31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 fo:break-before="auto" fo:break-after="auto" style:writing-mode="lr-tb"/>
      <style:text-properties officeooo:paragraph-rsid="00288464"/>
    </style:style>
    <style:style style:name="P32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 style:writing-mode="lr-tb"/>
      <style:text-properties fo:font-style="italic" officeooo:paragraph-rsid="002749cd" style:font-style-asian="italic" style:font-style-complex="italic"/>
    </style:style>
    <style:style style:name="P33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 style:writing-mode="lr-tb"/>
      <style:text-properties fo:color="#000000" style:text-line-through-style="none" style:font-name="Arial" fo:font-style="normal" style:text-underline-style="none" fo:font-weight="normal" officeooo:rsid="001356c5" officeooo:paragraph-rsid="0022b042" style:font-name-asian="Arial" style:font-style-asian="normal" style:font-weight-asian="normal" style:font-name-complex="Arial" style:font-style-complex="normal" style:font-weight-complex="normal"/>
    </style:style>
    <style:style style:name="P34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 style:writing-mode="lr-tb"/>
      <style:text-properties fo:color="#000000" style:text-line-through-style="none" style:font-name="Arial" fo:font-style="normal" style:text-underline-style="none" fo:font-weight="normal" officeooo:rsid="001356c5" officeooo:paragraph-rsid="00242c7f" style:font-name-asian="Arial" style:font-style-asian="normal" style:font-weight-asian="normal" style:font-name-complex="Arial" style:font-style-complex="normal" style:font-weight-complex="normal"/>
    </style:style>
    <style:style style:name="P35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 style:writing-mode="lr-tb"/>
      <style:text-properties fo:color="#000000" style:text-line-through-style="none" style:font-name="Coming Soon" fo:font-size="12pt" fo:font-style="normal" style:text-underline-style="none" fo:font-weight="normal" officeooo:rsid="001356c5" officeooo:paragraph-rsid="00242c7f" style:font-name-asian="Coming Soon" style:font-size-asian="12pt" style:font-style-asian="normal" style:font-weight-asian="normal" style:font-name-complex="Coming Soon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 style:writing-mode="lr-tb"/>
      <style:text-properties fo:color="#000000" style:text-line-through-style="none" style:font-name="Coming Soon" fo:font-style="normal" style:text-underline-style="none" fo:font-weight="normal" officeooo:rsid="001356c5" officeooo:paragraph-rsid="002440d0" style:font-name-asian="Coming Soon" style:font-style-asian="normal" style:font-weight-asian="normal" style:font-name-complex="Coming Soon" style:font-style-complex="normal" style:font-weight-complex="normal"/>
    </style:style>
    <style:style style:name="P37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 style:writing-mode="lr-tb"/>
      <style:text-properties fo:color="#000000" style:text-line-through-style="none" style:font-name="Coming Soon" fo:font-style="normal" style:text-underline-style="none" fo:font-weight="normal" officeooo:rsid="001356c5" officeooo:paragraph-rsid="0025120e" style:font-name-asian="Coming Soon" style:font-style-asian="normal" style:font-weight-asian="normal" style:font-name-complex="Coming Soon" style:font-style-complex="normal" style:font-weight-complex="normal"/>
    </style:style>
    <style:style style:name="P38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 fo:break-before="auto" fo:break-after="auto"/>
      <style:text-properties officeooo:paragraph-rsid="0022b042"/>
    </style:style>
    <style:style style:name="P39" style:family="paragraph" style:parent-style-name="Standard">
      <style:paragraph-properties fo:margin-left="0cm" fo:margin-right="0cm" fo:margin-top="0cm" fo:margin-bottom="0cm" style:contextual-spacing="true" fo:text-indent="0cm" style:auto-text-indent="false" fo:break-before="auto" fo:break-after="auto"/>
      <style:text-properties officeooo:paragraph-rsid="002440d0"/>
    </style:style>
    <style:style style:name="P40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officeooo:paragraph-rsid="0022b042"/>
    </style:style>
    <style:style style:name="P41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officeooo:paragraph-rsid="002440d0"/>
    </style:style>
    <style:style style:name="P42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officeooo:rsid="001356c5" officeooo:paragraph-rsid="0022b042"/>
    </style:style>
    <style:style style:name="P43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officeooo:rsid="001356c5" officeooo:paragraph-rsid="002440d0"/>
    </style:style>
    <style:style style:name="P44" style:family="paragraph" style:parent-style-name="Standard">
      <style:paragraph-properties fo:margin-top="0.353cm" fo:margin-bottom="0cm" style:contextual-spacing="false" fo:line-height="100%" fo:break-before="auto" fo:break-after="auto" style:writing-mode="lr-tb"/>
    </style:style>
    <style:style style:name="P45" style:family="paragraph" style:parent-style-name="Standard">
      <style:paragraph-properties fo:margin-top="0.353cm" fo:margin-bottom="0cm" style:contextual-spacing="false" fo:line-height="100%" fo:break-before="auto" fo:break-after="auto" style:writing-mode="lr-tb"/>
      <style:text-properties officeooo:paragraph-rsid="00288464"/>
    </style:style>
    <style:style style:name="P46" style:family="paragraph" style:parent-style-name="Standard">
      <style:paragraph-properties fo:margin-left="0cm" fo:margin-right="0.159cm" fo:margin-top="0cm" fo:margin-bottom="0.159cm" style:contextual-spacing="false" fo:line-height="150%" fo:text-indent="0cm" style:auto-text-indent="false" fo:break-before="auto" fo:break-after="auto" style:writing-mode="lr-tb"/>
    </style:style>
    <style:style style:name="P47" style:family="paragraph" style:parent-style-name="Standard">
      <style:paragraph-properties fo:margin-left="0cm" fo:margin-right="0.159cm" fo:margin-top="0cm" fo:margin-bottom="0.159cm" style:contextual-spacing="false" fo:line-height="150%" fo:text-indent="0cm" style:auto-text-indent="false" style:writing-mode="lr-tb"/>
      <style:text-properties officeooo:rsid="00242c7f" officeooo:paragraph-rsid="00242c7f"/>
    </style:style>
    <style:style style:name="P48" style:family="paragraph" style:parent-style-name="Standard">
      <style:paragraph-properties fo:margin-left="0cm" fo:margin-right="0.159cm" fo:margin-top="0cm" fo:margin-bottom="0cm" style:contextual-spacing="false" fo:line-height="100%" fo:text-indent="0cm" style:auto-text-indent="false"/>
      <style:text-properties fo:color="#000000" style:text-line-through-style="none" style:font-name="Arial" fo:font-style="normal" style:text-underline-style="none" fo:font-weight="normal" officeooo:paragraph-rsid="0026a3b0" style:font-name-asian="Arial" style:font-style-asian="normal" style:font-weight-asian="normal" style:font-name-complex="Arial" style:font-style-complex="normal" style:font-weight-complex="normal"/>
    </style:style>
    <style:style style:name="P49" style:family="paragraph" style:parent-style-name="Standard">
      <style:paragraph-properties fo:margin-left="0cm" fo:margin-right="0.159cm" fo:margin-top="0cm" fo:margin-bottom="0cm" style:contextual-spacing="true" fo:text-indent="0cm" style:auto-text-indent="false"/>
      <style:text-properties officeooo:paragraph-rsid="00242c7f"/>
    </style:style>
    <style:style style:name="P50" style:family="paragraph" style:parent-style-name="Standard">
      <style:paragraph-properties fo:margin-left="0cm" fo:margin-right="0.159cm" fo:margin-top="0cm" fo:margin-bottom="0cm" style:contextual-spacing="true" fo:line-height="100%" fo:text-indent="0cm" style:auto-text-indent="false"/>
      <style:text-properties officeooo:paragraph-rsid="0025120e"/>
    </style:style>
    <style:style style:name="P51" style:family="paragraph" style:parent-style-name="Standard">
      <style:paragraph-properties fo:margin-left="0cm" fo:margin-right="0.159cm" fo:margin-top="0cm" fo:margin-bottom="0cm" style:contextual-spacing="true" fo:line-height="100%" fo:text-indent="0cm" style:auto-text-indent="false"/>
      <style:text-properties officeooo:paragraph-rsid="00259f9b"/>
    </style:style>
    <style:style style:name="P52" style:family="paragraph" style:parent-style-name="Standard">
      <style:paragraph-properties fo:margin-left="0cm" fo:margin-right="0.159cm" fo:margin-top="0cm" fo:margin-bottom="0cm" style:contextual-spacing="true" fo:line-height="100%" fo:text-indent="0cm" style:auto-text-indent="false"/>
      <style:text-properties fo:color="#000000" style:text-line-through-style="none" style:font-name="Coming Soon" fo:font-style="normal" style:text-underline-style="none" fo:font-weight="normal" officeooo:rsid="001356c5" officeooo:paragraph-rsid="00259f9b" style:font-name-asian="Coming Soon" style:font-style-asian="normal" style:font-weight-asian="normal" style:font-name-complex="Coming Soon" style:font-style-complex="normal" style:font-weight-complex="normal"/>
    </style:style>
    <style:style style:name="P53" style:family="paragraph" style:parent-style-name="Standard">
      <style:paragraph-properties fo:margin-left="0cm" fo:margin-right="0.159cm" fo:text-indent="0cm" style:auto-text-indent="false"/>
      <style:text-properties officeooo:paragraph-rsid="002749cd"/>
    </style:style>
    <style:style style:name="P54" style:family="paragraph" style:parent-style-name="Standard">
      <style:paragraph-properties fo:margin-left="0cm" fo:margin-right="0.159cm" fo:margin-top="0cm" fo:margin-bottom="0.199cm" style:contextual-spacing="false" fo:line-height="100%" fo:text-indent="0cm" style:auto-text-indent="false" fo:break-before="auto" fo:break-after="auto"/>
      <style:text-properties fo:color="#000000" style:text-line-through-style="none" style:font-name="DejaVu Sans Light" fo:font-style="italic" style:text-underline-style="none" fo:font-weight="normal" officeooo:rsid="0025120e" officeooo:paragraph-rsid="0025120e" style:font-name-asian="Coming Soon" style:font-style-asian="italic" style:font-weight-asian="normal" style:font-name-complex="Coming Soon" style:font-style-complex="italic" style:font-weight-complex="normal"/>
    </style:style>
    <style:style style:name="P55" style:family="paragraph" style:parent-style-name="Standard">
      <style:paragraph-properties fo:margin-left="0cm" fo:margin-right="0.159cm" fo:margin-top="0cm" fo:margin-bottom="0.199cm" style:contextual-spacing="false" fo:line-height="100%" fo:text-indent="0cm" style:auto-text-indent="false"/>
      <style:text-properties fo:color="#000000" style:text-line-through-style="none" style:font-name="DejaVu Sans Light" fo:font-style="italic" style:text-underline-style="none" fo:font-weight="normal" officeooo:rsid="0025120e" officeooo:paragraph-rsid="0025120e" style:font-name-asian="Coming Soon" style:font-style-asian="italic" style:font-weight-asian="normal" style:font-name-complex="Coming Soon" style:font-style-complex="italic" style:font-weight-complex="normal"/>
    </style:style>
    <style:style style:name="P56" style:family="paragraph" style:parent-style-name="Standard">
      <style:paragraph-properties fo:margin-top="0cm" fo:margin-bottom="0cm" style:contextual-spacing="false" fo:line-height="100%" fo:break-before="auto" fo:break-after="auto"/>
      <style:text-properties officeooo:paragraph-rsid="00259f9b"/>
    </style:style>
    <style:style style:name="P57" style:family="paragraph" style:parent-style-name="Standard">
      <style:paragraph-properties fo:margin-top="0cm" fo:margin-bottom="0cm" style:contextual-spacing="false" fo:line-height="100%" fo:break-before="auto" fo:break-after="auto"/>
      <style:text-properties officeooo:paragraph-rsid="0026a3b0"/>
    </style:style>
    <style:style style:name="P58" style:family="paragraph" style:parent-style-name="Standard">
      <style:paragraph-properties fo:margin-top="0cm" fo:margin-bottom="0cm" style:contextual-spacing="false" fo:line-height="100%"/>
      <style:text-properties officeooo:paragraph-rsid="00259f9b"/>
    </style:style>
    <style:style style:name="P59" style:family="paragraph" style:parent-style-name="Standard">
      <style:paragraph-properties fo:margin-top="0cm" fo:margin-bottom="0cm" style:contextual-spacing="false" fo:line-height="100%"/>
      <style:text-properties officeooo:paragraph-rsid="0026a3b0"/>
    </style:style>
    <style:style style:name="P60" style:family="paragraph" style:parent-style-name="Standard">
      <style:paragraph-properties fo:margin-top="0cm" fo:margin-bottom="0cm" style:contextual-spacing="false" fo:line-height="100%"/>
      <style:text-properties officeooo:rsid="001356c5" officeooo:paragraph-rsid="00259f9b"/>
    </style:style>
    <style:style style:name="P61" style:family="paragraph" style:parent-style-name="Standard">
      <style:paragraph-properties fo:margin-top="0cm" fo:margin-bottom="0cm" style:contextual-spacing="false" fo:line-height="100%"/>
      <style:text-properties officeooo:rsid="001356c5" officeooo:paragraph-rsid="0026a3b0"/>
    </style:style>
    <style:style style:name="P62" style:family="paragraph" style:parent-style-name="Standard">
      <style:paragraph-properties fo:margin-left="0.635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font-style="italic" style:font-style-asian="italic" style:font-style-complex="italic"/>
    </style:style>
    <style:style style:name="P63" style:family="paragraph" style:parent-style-name="Standard">
      <style:paragraph-properties fo:margin-left="0.635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Coming Soon" fo:font-size="12pt" fo:font-style="italic" style:text-underline-style="none" fo:font-weight="normal" style:font-name-asian="Coming Soon" style:font-size-asian="12pt" style:font-style-asian="italic" style:font-weight-asian="normal" style:font-name-complex="Coming Soon" style:font-size-complex="12pt" style:font-style-complex="italic" style:font-weight-complex="normal"/>
    </style:style>
    <style:style style:name="P64" style:family="paragraph" style:parent-style-name="Standard">
      <style:paragraph-properties fo:margin-left="0.635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Coming Soon" fo:font-size="12pt" fo:font-style="italic" style:text-underline-style="none" fo:font-weight="normal" officeooo:rsid="0021321e" officeooo:paragraph-rsid="0021321e" style:font-name-asian="Coming Soon" style:font-size-asian="12pt" style:font-style-asian="italic" style:font-weight-asian="normal" style:font-name-complex="Coming Soon" style:font-size-complex="12pt" style:font-style-complex="italic" style:font-weight-complex="normal"/>
    </style:style>
    <style:style style:name="P65" style:family="paragraph" style:parent-style-name="Standard">
      <style:paragraph-properties fo:margin-left="0.635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DejaVu Sans Light" fo:font-size="12pt" fo:font-style="italic" style:text-underline-style="none" fo:font-weight="normal" style:font-name-asian="Coming Soon" style:font-size-asian="12pt" style:font-style-asian="italic" style:font-weight-asian="normal" style:font-name-complex="Coming Soon" style:font-size-complex="12pt" style:font-style-complex="italic" style:font-weight-complex="normal"/>
    </style:style>
    <style:style style:name="P66" style:family="paragraph" style:parent-style-name="Standard">
      <style:paragraph-properties fo:margin-left="0.635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DejaVu Sans Light" fo:font-size="12pt" fo:font-style="italic" style:text-underline-style="none" fo:font-weight="normal" officeooo:rsid="00242c7f" officeooo:paragraph-rsid="00259f9b" style:font-name-asian="Coming Soon" style:font-size-asian="12pt" style:font-style-asian="italic" style:font-weight-asian="normal" style:font-name-complex="Coming Soon" style:font-size-complex="12pt" style:font-style-complex="italic" style:font-weight-complex="normal"/>
    </style:style>
    <style:style style:name="P67" style:family="paragraph" style:parent-style-name="Standard">
      <style:paragraph-properties fo:margin-left="0.635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text-line-through-style="none" style:font-name="Coming Soon" fo:font-size="12pt" fo:font-style="italic" style:text-underline-style="none" fo:font-weight="normal" officeooo:rsid="0021321e" officeooo:paragraph-rsid="0021321e" style:font-name-asian="Coming Soon" style:font-size-asian="12pt" style:font-style-asian="italic" style:font-weight-asian="normal" style:font-name-complex="Coming Soon" style:font-size-complex="12pt" style:font-style-complex="italic" style:font-weight-complex="normal"/>
    </style:style>
    <style:style style:name="P68" style:family="paragraph" style:parent-style-name="Standard">
      <style:paragraph-properties fo:margin-left="0.635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text-line-through-style="none" style:font-name="DejaVu Sans Light" fo:font-size="12pt" fo:font-style="italic" style:text-underline-style="none" fo:font-weight="normal" officeooo:rsid="00242c7f" officeooo:paragraph-rsid="00242c7f" style:font-name-asian="Coming Soon" style:font-size-asian="12pt" style:font-style-asian="italic" style:font-weight-asian="normal" style:font-name-complex="Coming Soon" style:font-size-complex="12pt" style:font-style-complex="italic" style:font-weight-complex="normal"/>
    </style:style>
    <style:style style:name="P69" style:family="paragraph" style:parent-style-name="Standard">
      <style:paragraph-properties fo:margin-left="0.635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text-line-through-style="none" style:font-name="DejaVu Sans Light" fo:font-size="12pt" fo:font-style="italic" style:text-underline-style="none" fo:font-weight="normal" officeooo:rsid="00242c7f" officeooo:paragraph-rsid="00259f9b" style:font-name-asian="Coming Soon" style:font-size-asian="12pt" style:font-style-asian="italic" style:font-weight-asian="normal" style:font-name-complex="Coming Soon" style:font-size-complex="12pt" style:font-style-complex="italic" style:font-weight-complex="normal"/>
    </style:style>
    <style:style style:name="P70" style:family="paragraph" style:parent-style-name="Standard">
      <style:paragraph-properties fo:margin-left="0.635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text-line-through-style="none" style:font-name="DejaVu Sans Light" fo:font-size="12pt" fo:font-style="italic" style:text-underline-style="none" fo:font-weight="normal" style:font-name-asian="Coming Soon" style:font-size-asian="12pt" style:font-style-asian="italic" style:font-weight-asian="normal" style:font-name-complex="Coming Soon" style:font-size-complex="12pt" style:font-style-complex="italic" style:font-weight-complex="normal"/>
    </style:style>
    <style:style style:name="P71" style:family="paragraph" style:parent-style-name="Standard">
      <style:paragraph-properties fo:margin-left="0.635cm" fo:margin-right="0cm" fo:line-height="150%" fo:text-indent="0cm" style:auto-text-indent="false" fo:break-before="auto" fo:break-after="auto" style:writing-mode="lr-tb"/>
      <style:text-properties fo:color="#1155cc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72" style:family="paragraph" style:parent-style-name="Standard">
      <style:paragraph-properties fo:margin-top="0cm" fo:margin-bottom="0cm" style:contextual-spacing="true" fo:break-before="auto" fo:break-after="auto"/>
      <style:text-properties officeooo:paragraph-rsid="0022b042"/>
    </style:style>
    <style:style style:name="P73" style:family="paragraph" style:parent-style-name="Standard">
      <style:paragraph-properties fo:margin-top="0cm" fo:margin-bottom="0cm" style:contextual-spacing="true" fo:break-before="auto" fo:break-after="auto"/>
      <style:text-properties officeooo:paragraph-rsid="00242c7f"/>
    </style:style>
    <style:style style:name="P74" style:family="paragraph" style:parent-style-name="Standard">
      <style:paragraph-properties fo:margin-top="0cm" fo:margin-bottom="0cm" style:contextual-spacing="true" fo:break-before="auto" fo:break-after="auto"/>
      <style:text-properties officeooo:paragraph-rsid="002440d0"/>
    </style:style>
    <style:style style:name="P75" style:family="paragraph" style:parent-style-name="Standard">
      <style:paragraph-properties fo:margin-top="0cm" fo:margin-bottom="0cm" style:contextual-spacing="true" fo:line-height="100%" fo:break-before="auto" fo:break-after="auto"/>
      <style:text-properties officeooo:paragraph-rsid="0025120e"/>
    </style:style>
    <style:style style:name="P76" style:family="paragraph" style:parent-style-name="Standard">
      <style:paragraph-properties fo:margin-top="0cm" fo:margin-bottom="0cm" style:contextual-spacing="true" fo:line-height="100%" fo:break-before="auto" fo:break-after="auto"/>
      <style:text-properties officeooo:paragraph-rsid="00259f9b"/>
    </style:style>
    <style:style style:name="P77" style:family="paragraph" style:parent-style-name="Standard">
      <style:paragraph-properties fo:margin-top="0cm" fo:margin-bottom="0cm" style:contextual-spacing="true" fo:line-height="100%" fo:break-before="auto" fo:break-after="auto"/>
      <style:text-properties officeooo:paragraph-rsid="0026a3b0"/>
    </style:style>
    <style:style style:name="P78" style:family="paragraph" style:parent-style-name="Standard">
      <style:paragraph-properties fo:margin-top="0cm" fo:margin-bottom="0cm" style:contextual-spacing="true" fo:break-before="auto" fo:break-after="auto"/>
      <style:text-properties officeooo:paragraph-rsid="002749cd"/>
    </style:style>
    <style:style style:name="P79" style:family="paragraph" style:parent-style-name="Standard">
      <style:paragraph-properties fo:margin-top="0cm" fo:margin-bottom="0cm" style:contextual-spacing="true"/>
      <style:text-properties officeooo:paragraph-rsid="0022b042"/>
    </style:style>
    <style:style style:name="P80" style:family="paragraph" style:parent-style-name="Standard">
      <style:paragraph-properties fo:margin-top="0cm" fo:margin-bottom="0cm" style:contextual-spacing="true"/>
      <style:text-properties officeooo:paragraph-rsid="00242c7f"/>
    </style:style>
    <style:style style:name="P81" style:family="paragraph" style:parent-style-name="Standard">
      <style:paragraph-properties fo:margin-top="0cm" fo:margin-bottom="0cm" style:contextual-spacing="true"/>
      <style:text-properties officeooo:paragraph-rsid="002440d0"/>
    </style:style>
    <style:style style:name="P82" style:family="paragraph" style:parent-style-name="Standard">
      <style:paragraph-properties fo:margin-top="0cm" fo:margin-bottom="0cm" style:contextual-spacing="true" fo:line-height="100%"/>
      <style:text-properties officeooo:paragraph-rsid="0025120e"/>
    </style:style>
    <style:style style:name="P83" style:family="paragraph" style:parent-style-name="Standard">
      <style:paragraph-properties fo:margin-top="0cm" fo:margin-bottom="0cm" style:contextual-spacing="true" fo:line-height="100%"/>
      <style:text-properties officeooo:paragraph-rsid="00259f9b"/>
    </style:style>
    <style:style style:name="P84" style:family="paragraph" style:parent-style-name="Standard">
      <style:paragraph-properties fo:margin-top="0cm" fo:margin-bottom="0cm" style:contextual-spacing="true" fo:line-height="100%"/>
      <style:text-properties officeooo:paragraph-rsid="0026a3b0"/>
    </style:style>
    <style:style style:name="P85" style:family="paragraph" style:parent-style-name="Standard">
      <style:paragraph-properties fo:margin-top="0cm" fo:margin-bottom="0cm" style:contextual-spacing="true"/>
      <style:text-properties officeooo:paragraph-rsid="002749cd"/>
    </style:style>
    <style:style style:name="P86" style:family="paragraph" style:parent-style-name="Standard">
      <style:paragraph-properties fo:margin-top="0cm" fo:margin-bottom="0cm" style:contextual-spacing="true"/>
      <style:text-properties officeooo:rsid="001356c5" officeooo:paragraph-rsid="0022b042"/>
    </style:style>
    <style:style style:name="P87" style:family="paragraph" style:parent-style-name="Standard">
      <style:paragraph-properties fo:margin-top="0cm" fo:margin-bottom="0cm" style:contextual-spacing="true"/>
      <style:text-properties officeooo:rsid="001356c5" officeooo:paragraph-rsid="00242c7f"/>
    </style:style>
    <style:style style:name="P88" style:family="paragraph" style:parent-style-name="Standard">
      <style:paragraph-properties fo:margin-top="0cm" fo:margin-bottom="0cm" style:contextual-spacing="true"/>
      <style:text-properties officeooo:rsid="001356c5" officeooo:paragraph-rsid="002440d0"/>
    </style:style>
    <style:style style:name="P89" style:family="paragraph" style:parent-style-name="Standard">
      <style:paragraph-properties fo:margin-top="0cm" fo:margin-bottom="0cm" style:contextual-spacing="true" fo:line-height="100%"/>
      <style:text-properties officeooo:rsid="001356c5" officeooo:paragraph-rsid="0025120e"/>
    </style:style>
    <style:style style:name="P90" style:family="paragraph" style:parent-style-name="Standard">
      <style:paragraph-properties fo:margin-top="0cm" fo:margin-bottom="0cm" style:contextual-spacing="true" fo:line-height="100%"/>
      <style:text-properties officeooo:rsid="001356c5" officeooo:paragraph-rsid="00259f9b"/>
    </style:style>
    <style:style style:name="P91" style:family="paragraph" style:parent-style-name="Standard">
      <style:paragraph-properties fo:margin-top="0cm" fo:margin-bottom="0cm" style:contextual-spacing="true" fo:line-height="100%"/>
      <style:text-properties officeooo:rsid="001356c5" officeooo:paragraph-rsid="0026a3b0"/>
    </style:style>
    <style:style style:name="P92" style:family="paragraph" style:parent-style-name="Standard">
      <style:paragraph-properties fo:margin-top="0cm" fo:margin-bottom="0cm" style:contextual-spacing="true"/>
      <style:text-properties officeooo:rsid="001356c5" officeooo:paragraph-rsid="002749cd"/>
    </style:style>
    <style:style style:name="P93" style:family="paragraph" style:parent-style-name="Standard">
      <style:paragraph-properties fo:margin-top="0cm" fo:margin-bottom="0cm" style:contextual-spacing="true"/>
      <style:text-properties fo:color="#000000" style:text-line-through-style="none" style:font-name="Coming Soon" fo:font-style="normal" style:text-underline-style="none" fo:font-weight="normal" officeooo:rsid="001356c5" officeooo:paragraph-rsid="002440d0" style:font-name-asian="Coming Soon" style:font-style-asian="normal" style:font-weight-asian="normal" style:font-name-complex="Coming Soon" style:font-style-complex="normal" style:font-weight-complex="normal"/>
    </style:style>
    <style:style style:name="P94" style:family="paragraph" style:parent-style-name="Standard">
      <style:paragraph-properties fo:margin-left="1.27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Coming Soon" fo:font-size="12pt" fo:font-style="italic" style:text-underline-style="none" fo:font-weight="normal" style:font-name-asian="Coming Soon" style:font-size-asian="12pt" style:font-style-asian="italic" style:font-weight-asian="normal" style:font-name-complex="Coming Soon" style:font-size-complex="12pt" style:font-style-complex="italic" style:font-weight-complex="normal"/>
    </style:style>
    <style:style style:name="P95" style:family="paragraph" style:parent-style-name="Standard">
      <style:paragraph-properties fo:margin-left="1.27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DejaVu Sans Light" fo:font-size="12pt" fo:font-style="italic" style:text-underline-style="none" fo:font-weight="normal" style:font-name-asian="Coming Soon" style:font-size-asian="12pt" style:font-style-asian="italic" style:font-weight-asian="normal" style:font-name-complex="Coming Soon" style:font-size-complex="12pt" style:font-style-complex="italic" style:font-weight-complex="normal"/>
    </style:style>
    <style:style style:name="P96" style:family="paragraph" style:parent-style-name="Standard">
      <style:paragraph-properties fo:margin-top="0cm" fo:margin-bottom="0.101cm" style:contextual-spacing="false" fo:break-before="auto" fo:break-after="auto"/>
      <style:text-properties officeooo:paragraph-rsid="002440d0"/>
    </style:style>
    <style:style style:name="P97" style:family="paragraph" style:parent-style-name="Standard">
      <style:paragraph-properties fo:margin-top="0cm" fo:margin-bottom="0.101cm" style:contextual-spacing="false" fo:line-height="100%" fo:break-before="auto" fo:break-after="auto"/>
      <style:text-properties fo:color="#000000" style:text-line-through-style="none" style:font-name="DejaVu Sans Light" fo:font-style="italic" style:text-underline-style="none" fo:font-weight="normal" officeooo:rsid="0025120e" officeooo:paragraph-rsid="0025120e" style:font-name-asian="Coming Soon" style:font-style-asian="italic" style:font-weight-asian="normal" style:font-name-complex="Coming Soon" style:font-style-complex="italic" style:font-weight-complex="normal"/>
    </style:style>
    <style:style style:name="P98" style:family="paragraph" style:parent-style-name="Standard">
      <style:paragraph-properties fo:margin-top="0cm" fo:margin-bottom="0.101cm" style:contextual-spacing="false"/>
      <style:text-properties officeooo:paragraph-rsid="002440d0"/>
    </style:style>
    <style:style style:name="P99" style:family="paragraph" style:parent-style-name="Standard">
      <style:paragraph-properties fo:margin-top="0cm" fo:margin-bottom="0.101cm" style:contextual-spacing="false" fo:line-height="100%"/>
      <style:text-properties fo:color="#000000" style:text-line-through-style="none" style:font-name="DejaVu Sans Light" fo:font-style="italic" style:text-underline-style="none" fo:font-weight="normal" officeooo:rsid="0025120e" officeooo:paragraph-rsid="0025120e" style:font-name-asian="Coming Soon" style:font-style-asian="italic" style:font-weight-asian="normal" style:font-name-complex="Coming Soon" style:font-style-complex="italic" style:font-weight-complex="normal"/>
    </style:style>
    <style:style style:name="P100" style:family="paragraph" style:parent-style-name="Subtitle">
      <style:paragraph-properties fo:margin-left="0cm" fo:margin-right="0cm" fo:line-height="150%" fo:text-indent="1.111cm" style:auto-text-indent="false" style:writing-mode="lr-tb"/>
      <style:text-properties officeooo:paragraph-rsid="0021321e"/>
    </style:style>
    <style:style style:name="P101" style:family="paragraph" style:parent-style-name="Subtitle">
      <style:paragraph-properties fo:margin-left="0cm" fo:margin-right="0cm" fo:line-height="150%" fo:text-indent="1.111cm" style:auto-text-indent="false" style:writing-mode="lr-tb"/>
      <style:text-properties officeooo:rsid="0021321e" officeooo:paragraph-rsid="0021321e"/>
    </style:style>
    <style:style style:name="P102" style:family="paragraph" style:parent-style-name="Subtitle">
      <style:paragraph-properties fo:margin-left="0cm" fo:margin-right="0cm" fo:line-height="150%" fo:text-indent="1.111cm" style:auto-text-indent="false" fo:break-before="auto" fo:break-after="auto" style:writing-mode="lr-tb"/>
      <style:text-properties officeooo:rsid="0021321e" officeooo:paragraph-rsid="0021321e"/>
    </style:style>
    <style:style style:name="P103" style:family="paragraph" style:parent-style-name="Subtitle">
      <style:paragraph-properties fo:line-height="150%" fo:break-before="auto" fo:break-after="auto" style:writing-mode="lr-tb"/>
    </style:style>
    <style:style style:name="P104" style:family="paragraph" style:parent-style-name="Standard">
      <style:paragraph-properties fo:margin-left="1.27cm" fo:margin-right="0.159cm" fo:margin-top="0cm" fo:margin-bottom="0.101cm" style:contextual-spacing="false" fo:text-indent="0cm" style:auto-text-indent="false"/>
      <style:text-properties style:font-name="DejaVu Sans Light" fo:font-style="italic" officeooo:rsid="002440d0" officeooo:paragraph-rsid="002440d0" style:font-style-asian="italic" style:font-style-complex="italic"/>
    </style:style>
    <style:style style:name="P105" style:family="paragraph" style:parent-style-name="Standard">
      <style:paragraph-properties fo:margin-left="1.27cm" fo:margin-right="0.159cm" fo:margin-top="0cm" fo:margin-bottom="0.101cm" style:contextual-spacing="false" fo:line-height="100%" fo:text-indent="0cm" style:auto-text-indent="false"/>
      <style:text-properties style:font-name="DejaVu Sans Light" fo:font-style="italic" officeooo:rsid="002440d0" officeooo:paragraph-rsid="002440d0" style:font-style-asian="italic" style:font-style-complex="italic"/>
    </style:style>
    <style:style style:name="P10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text-line-through-style="none" style:font-name="Coming Soon" fo:font-size="12pt" fo:font-style="italic" style:text-underline-style="none" fo:font-weight="normal" officeooo:rsid="002eca81" officeooo:paragraph-rsid="002eca81" style:font-name-asian="Coming Soon" style:font-size-asian="12pt" style:font-style-asian="italic" style:font-weight-asian="normal" style:font-name-complex="Coming Soon" style:font-size-complex="12pt" style:font-style-complex="italic" style:font-weight-complex="normal"/>
    </style:style>
    <style:style style:name="P107" style:family="paragraph" style:parent-style-name="Standard" style:list-style-name="LS1">
      <style:paragraph-properties fo:margin-left="0cm" fo:margin-right="0cm" fo:margin-top="0cm" fo:margin-bottom="0cm" style:contextual-spacing="false" fo:line-height="150%" fo:text-indent="0cm" style:auto-text-indent="false" style:writing-mode="lr-tb"/>
      <style:text-properties officeooo:rsid="0026a3b0" officeooo:paragraph-rsid="002749cd"/>
    </style:style>
    <style:style style:name="P108" style:family="paragraph" style:parent-style-name="Standard" style:list-style-name="LS1">
      <style:paragraph-properties fo:margin-left="0cm" fo:margin-right="0cm" fo:margin-top="0cm" fo:margin-bottom="0cm" style:contextual-spacing="false" fo:line-height="150%" fo:text-indent="0cm" style:auto-text-indent="false" style:writing-mode="lr-tb"/>
      <style:text-properties officeooo:rsid="0026a3b0" officeooo:paragraph-rsid="00288464"/>
    </style:style>
    <style:style style:name="P109" style:family="paragraph" style:parent-style-name="Standard" style:list-style-name="LS1">
      <style:paragraph-properties fo:margin-left="0cm" fo:margin-right="0cm" fo:margin-top="0cm" fo:margin-bottom="0cm" style:contextual-spacing="false" fo:line-height="150%" fo:text-indent="0cm" style:auto-text-indent="false" style:writing-mode="lr-tb"/>
      <style:text-properties officeooo:rsid="00288464" officeooo:paragraph-rsid="00288464"/>
    </style:style>
    <style:style style:name="P110" style:family="paragraph" style:parent-style-name="Standard" style:list-style-name="LS1">
      <style:paragraph-properties fo:margin-left="0cm" fo:margin-right="0cm" fo:margin-top="0cm" fo:margin-bottom="0cm" style:contextual-spacing="false" fo:line-height="150%" fo:text-indent="0cm" style:auto-text-indent="false" style:writing-mode="lr-tb"/>
      <style:text-properties officeooo:rsid="00288464" officeooo:paragraph-rsid="002f8908"/>
    </style:style>
    <style:style style:name="P111" style:family="paragraph" style:parent-style-name="Standard" style:list-style-name="LS1">
      <style:paragraph-properties fo:margin-left="0cm" fo:margin-right="0cm" fo:margin-top="0cm" fo:margin-bottom="0cm" style:contextual-spacing="false" fo:line-height="150%" fo:text-indent="0cm" style:auto-text-indent="false" style:writing-mode="lr-tb"/>
      <style:text-properties officeooo:rsid="00288464" officeooo:paragraph-rsid="002eca81"/>
    </style:style>
    <style:style style:name="P112" style:family="paragraph" style:parent-style-name="Standard" style:list-style-name="LS1">
      <style:paragraph-properties fo:margin-left="0cm" fo:margin-right="0cm" fo:margin-top="0cm" fo:margin-bottom="0cm" style:contextual-spacing="false" fo:line-height="150%" fo:text-indent="0cm" style:auto-text-indent="false" style:writing-mode="lr-tb"/>
      <style:text-properties officeooo:rsid="00288464" officeooo:paragraph-rsid="002749cd"/>
    </style:style>
    <style:style style:name="P113" style:family="paragraph" style:parent-style-name="Standard" style:list-style-name="LS1">
      <style:paragraph-properties fo:margin-left="0cm" fo:margin-right="0cm" fo:margin-top="0cm" fo:margin-bottom="0cm" style:contextual-spacing="false" fo:line-height="150%" fo:text-indent="0cm" style:auto-text-indent="false" style:writing-mode="lr-tb"/>
      <style:text-properties officeooo:rsid="002eca81" officeooo:paragraph-rsid="002eca81"/>
    </style:style>
    <style:style style:name="P114" style:family="paragraph" style:parent-style-name="Standard" style:list-style-name="LS1">
      <style:paragraph-properties fo:margin-left="0cm" fo:margin-right="0cm" fo:margin-top="0cm" fo:margin-bottom="0cm" style:contextual-spacing="false" fo:line-height="150%" fo:text-indent="0cm" style:auto-text-indent="false" style:writing-mode="lr-tb"/>
      <style:text-properties officeooo:rsid="002f8908" officeooo:paragraph-rsid="002f8908"/>
    </style:style>
    <style:style style:name="P115" style:family="paragraph" style:parent-style-name="Standard" style:list-style-name="LS1">
      <style:paragraph-properties fo:margin-top="0cm" fo:margin-bottom="0cm" style:contextual-spacing="false" fo:line-height="150%" fo:break-before="auto" fo:break-after="auto" style:writing-mode="lr-tb"/>
      <style:text-properties officeooo:rsid="0022b042" officeooo:paragraph-rsid="0022b042"/>
    </style:style>
    <style:style style:name="P116" style:family="paragraph" style:parent-style-name="Standard" style:list-style-name="LS1">
      <style:paragraph-properties fo:margin-top="0cm" fo:margin-bottom="0cm" style:contextual-spacing="false" fo:line-height="150%" fo:break-before="auto" fo:break-after="auto" style:writing-mode="lr-tb"/>
    </style:style>
    <style:style style:name="P117" style:family="paragraph" style:parent-style-name="Standard" style:list-style-name="LS1">
      <style:paragraph-properties fo:margin-top="0cm" fo:margin-bottom="0cm" style:contextual-spacing="false" fo:line-height="150%" fo:break-before="auto" fo:break-after="auto" style:writing-mode="lr-tb"/>
      <style:text-properties officeooo:paragraph-rsid="002440d0"/>
    </style:style>
    <style:style style:name="P118" style:family="paragraph" style:parent-style-name="Standard" style:list-style-name="LS1">
      <style:paragraph-properties fo:margin-top="0cm" fo:margin-bottom="0cm" style:contextual-spacing="false" fo:line-height="150%" fo:break-before="auto" fo:break-after="auto" style:writing-mode="lr-tb"/>
      <style:text-properties officeooo:paragraph-rsid="00259f9b"/>
    </style:style>
    <style:style style:name="P119" style:family="paragraph" style:parent-style-name="Standard" style:list-style-name="LS1">
      <style:paragraph-properties fo:margin-top="0cm" fo:margin-bottom="0cm" style:contextual-spacing="false" fo:line-height="150%" fo:break-before="auto" fo:break-after="auto" style:writing-mode="lr-tb"/>
      <style:text-properties officeooo:rsid="00242c7f" officeooo:paragraph-rsid="00242c7f"/>
    </style:style>
    <style:style style:name="P120" style:family="paragraph" style:parent-style-name="Standard" style:list-style-name="LS1">
      <style:paragraph-properties fo:margin-top="0cm" fo:margin-bottom="0cm" style:contextual-spacing="false" fo:line-height="150%" fo:break-before="auto" fo:break-after="auto" style:writing-mode="lr-tb"/>
      <style:text-properties officeooo:rsid="00242c7f" officeooo:paragraph-rsid="002440d0"/>
    </style:style>
    <style:style style:name="P121" style:family="paragraph" style:parent-style-name="Standard" style:list-style-name="LS1">
      <style:paragraph-properties fo:margin-top="0cm" fo:margin-bottom="0cm" style:contextual-spacing="false" fo:line-height="150%" fo:break-before="auto" fo:break-after="auto" style:writing-mode="lr-tb"/>
      <style:text-properties officeooo:rsid="00242c7f" officeooo:paragraph-rsid="0025120e"/>
    </style:style>
    <style:style style:name="P122" style:family="paragraph" style:parent-style-name="Standard" style:list-style-name="LS1">
      <style:paragraph-properties fo:margin-top="0cm" fo:margin-bottom="0cm" style:contextual-spacing="false" fo:line-height="150%" fo:break-before="auto" fo:break-after="auto" style:writing-mode="lr-tb"/>
      <style:text-properties officeooo:rsid="00242c7f" officeooo:paragraph-rsid="00259f9b"/>
    </style:style>
    <style:style style:name="P123" style:family="paragraph" style:parent-style-name="Standard" style:list-style-name="LS1">
      <style:paragraph-properties fo:margin-top="0cm" fo:margin-bottom="0cm" style:contextual-spacing="false" fo:line-height="150%" fo:break-before="auto" fo:break-after="auto" style:writing-mode="lr-tb"/>
      <style:text-properties officeooo:rsid="0026a3b0" officeooo:paragraph-rsid="0026a3b0"/>
    </style:style>
    <style:style style:name="P124" style:family="paragraph" style:parent-style-name="Standard" style:list-style-name="LS1">
      <style:paragraph-properties fo:margin-top="0cm" fo:margin-bottom="0cm" style:contextual-spacing="false" fo:line-height="150%" style:writing-mode="lr-tb"/>
      <style:text-properties officeooo:rsid="00242c7f" officeooo:paragraph-rsid="00242c7f"/>
    </style:style>
    <style:style style:name="P125" style:family="paragraph" style:parent-style-name="Standard" style:list-style-name="LS1">
      <style:paragraph-properties fo:margin-top="0cm" fo:margin-bottom="0cm" style:contextual-spacing="false" fo:line-height="150%" style:writing-mode="lr-tb"/>
      <style:text-properties officeooo:rsid="00242c7f" officeooo:paragraph-rsid="0025120e"/>
    </style:style>
    <style:style style:name="P126" style:family="paragraph" style:parent-style-name="Standard" style:list-style-name="LS1">
      <style:paragraph-properties fo:margin-top="0cm" fo:margin-bottom="0cm" style:contextual-spacing="false" fo:line-height="150%" style:writing-mode="lr-tb"/>
      <style:text-properties officeooo:rsid="002440d0" officeooo:paragraph-rsid="002440d0"/>
    </style:style>
    <style:style style:name="P127" style:family="paragraph" style:parent-style-name="Standard" style:list-style-name="LS1">
      <style:paragraph-properties fo:margin-top="0cm" fo:margin-bottom="0cm" style:contextual-spacing="false" fo:line-height="150%" style:writing-mode="lr-tb"/>
      <style:text-properties officeooo:rsid="002440d0" officeooo:paragraph-rsid="00259f9b"/>
    </style:style>
    <style:style style:name="P128" style:family="paragraph" style:parent-style-name="Standard" style:list-style-name="LS1">
      <style:paragraph-properties fo:margin-top="0cm" fo:margin-bottom="0cm" style:contextual-spacing="false" fo:line-height="150%" style:writing-mode="lr-tb"/>
      <style:text-properties officeooo:rsid="0025120e" officeooo:paragraph-rsid="0025120e"/>
    </style:style>
    <style:style style:name="P129" style:family="paragraph" style:parent-style-name="Standard" style:list-style-name="LS1">
      <style:paragraph-properties fo:margin-top="0cm" fo:margin-bottom="0cm" style:contextual-spacing="false" fo:line-height="150%" style:writing-mode="lr-tb"/>
      <style:text-properties officeooo:rsid="00259f9b" officeooo:paragraph-rsid="00259f9b"/>
    </style:style>
    <style:style style:name="P130" style:family="paragraph" style:parent-style-name="Standard" style:list-style-name="LS1">
      <style:paragraph-properties fo:margin-left="0cm" fo:margin-right="0.159cm" fo:margin-top="0cm" fo:margin-bottom="0cm" style:contextual-spacing="false" fo:line-height="150%" fo:text-indent="0cm" style:auto-text-indent="false" style:writing-mode="lr-tb"/>
      <style:text-properties officeooo:rsid="00242c7f" officeooo:paragraph-rsid="0025120e"/>
    </style:style>
    <style:style style:name="P131" style:family="paragraph" style:parent-style-name="Heading_20_1">
      <style:paragraph-properties fo:margin-top="0cm" fo:margin-bottom="0cm" style:contextual-spacing="false" fo:line-height="150%" fo:break-before="auto" fo:break-after="auto" style:writing-mode="lr-tb"/>
    </style:style>
    <style:style style:name="P132" style:family="paragraph" style:parent-style-name="Heading_20_1">
      <style:paragraph-properties fo:margin-top="0cm" fo:margin-bottom="0cm" style:contextual-spacing="false" fo:line-height="100%" fo:break-before="auto" fo:break-after="auto" style:writing-mode="lr-tb"/>
      <style:text-properties officeooo:rsid="002723da" officeooo:paragraph-rsid="002723da"/>
    </style:style>
    <style:style style:name="P133" style:family="paragraph" style:parent-style-name="Heading_20_1">
      <style:paragraph-properties fo:margin-top="0cm" fo:margin-bottom="0cm" style:contextual-spacing="false" fo:line-height="150%" fo:break-before="auto" fo:break-after="auto" fo:padding="0cm" fo:border-left="none" fo:border-right="none" fo:border-top="none" fo:border-bottom="1.5pt solid #808080" style:writing-mode="lr-tb"/>
    </style:style>
    <style:style style:name="P134" style:family="paragraph" style:parent-style-name="Heading_20_1">
      <style:paragraph-properties fo:margin-top="0cm" fo:margin-bottom="0cm" style:contextual-spacing="false" fo:line-height="100%" style:writing-mode="lr-tb"/>
      <style:text-properties officeooo:paragraph-rsid="00288464"/>
    </style:style>
    <style:style style:name="P135" style:family="paragraph" style:parent-style-name="Heading_20_1">
      <style:paragraph-properties fo:margin-top="0cm" fo:margin-bottom="0cm" style:contextual-spacing="false" fo:line-height="100%" style:writing-mode="lr-tb"/>
      <style:text-properties officeooo:rsid="002723da" officeooo:paragraph-rsid="002723da"/>
    </style:style>
    <style:style style:name="P136" style:family="paragraph" style:parent-style-name="Heading_20_1">
      <style:paragraph-properties fo:margin-top="0cm" fo:margin-bottom="0cm" style:contextual-spacing="false" fo:line-height="100%" fo:break-before="page" style:writing-mode="lr-tb"/>
    </style:style>
    <style:style style:name="P137" style:family="paragraph" style:parent-style-name="Heading_20_1">
      <style:paragraph-properties fo:margin-top="0cm" fo:margin-bottom="0cm" style:contextual-spacing="false" fo:line-height="100%" fo:break-before="page" style:writing-mode="lr-tb"/>
      <style:text-properties officeooo:rsid="00259f9b" officeooo:paragraph-rsid="00259f9b"/>
    </style:style>
    <style:style style:name="P138" style:family="paragraph" style:parent-style-name="Heading_20_1">
      <style:paragraph-properties fo:margin-top="0cm" fo:margin-bottom="0cm" style:contextual-spacing="false" fo:line-height="100%" fo:break-before="page" style:writing-mode="lr-tb"/>
      <style:text-properties officeooo:rsid="002749cd" officeooo:paragraph-rsid="002749cd"/>
    </style:style>
    <style:style style:name="P139" style:family="paragraph" style:parent-style-name="Heading_20_1" style:list-style-name="">
      <style:paragraph-properties fo:margin-left="0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fo:break-before="auto" fo:break-after="auto" style:writing-mode="lr-tb"/>
      <style:text-properties officeooo:rsid="00242c7f"/>
    </style:style>
    <style:style style:name="P140" style:family="paragraph" style:parent-style-name="Heading_20_1">
      <style:paragraph-properties fo:margin-left="0cm" fo:margin-right="0cm" fo:margin-top="0cm" fo:margin-bottom="0cm" style:contextual-spacing="false" fo:line-height="100%" fo:text-indent="0cm" style:auto-text-indent="false" fo:break-before="page" style:writing-mode="lr-tb"/>
      <style:text-properties officeooo:rsid="00242c7f" officeooo:paragraph-rsid="00242c7f"/>
    </style:style>
    <style:style style:name="P141" style:family="paragraph" style:parent-style-name="Heading_20_3">
      <style:paragraph-properties fo:margin-top="0cm" fo:margin-bottom="0cm" style:contextual-spacing="false" fo:line-height="150%" fo:break-before="auto" fo:break-after="auto" style:writing-mode="lr-tb"/>
      <style:text-properties officeooo:paragraph-rsid="002a7b71"/>
    </style:style>
    <style:style style:name="P142" style:family="paragraph" style:parent-style-name="Heading_20_3">
      <style:paragraph-properties fo:margin-top="0cm" fo:margin-bottom="0cm" style:contextual-spacing="false" fo:line-height="150%" fo:break-before="auto" fo:break-after="auto" style:writing-mode="lr-tb"/>
      <style:text-properties officeooo:paragraph-rsid="0021321e"/>
    </style:style>
    <style:style style:name="P143" style:family="paragraph" style:parent-style-name="Heading_20_3">
      <style:paragraph-properties fo:margin-top="0cm" fo:margin-bottom="0cm" style:contextual-spacing="false" fo:line-height="150%" fo:break-before="auto" fo:break-after="auto" style:writing-mode="lr-tb"/>
      <style:text-properties officeooo:rsid="002a7b71" officeooo:paragraph-rsid="002a7b71"/>
    </style:style>
    <style:style style:name="P144" style:family="paragraph" style:parent-style-name="Heading_20_3">
      <style:paragraph-properties fo:margin-top="0cm" fo:margin-bottom="0cm" style:contextual-spacing="false" fo:line-height="150%" fo:break-before="auto" fo:break-after="auto" style:writing-mode="lr-tb"/>
      <style:text-properties fo:font-weight="bold" officeooo:rsid="0021321e" officeooo:paragraph-rsid="002a7b71" style:font-weight-asian="bold" style:font-weight-complex="bold"/>
    </style:style>
    <style:style style:name="P145" style:family="paragraph" style:parent-style-name="Heading_20_3">
      <style:paragraph-properties fo:margin-top="0cm" fo:margin-bottom="0cm" style:contextual-spacing="false" fo:line-height="150%" fo:keep-together="always" fo:break-before="auto" fo:break-after="auto" fo:keep-with-next="always" style:writing-mode="lr-tb"/>
      <style:text-properties officeooo:rsid="0022b042" officeooo:paragraph-rsid="0022b042"/>
    </style:style>
    <style:style style:name="P146" style:family="paragraph" style:parent-style-name="Heading_20_3">
      <style:paragraph-properties fo:margin-top="0cm" fo:margin-bottom="0cm" style:contextual-spacing="false" fo:line-height="150%" fo:keep-together="always" fo:break-before="auto" fo:break-after="auto" fo:keep-with-next="always" style:writing-mode="lr-tb"/>
      <style:text-properties officeooo:rsid="0026a3b0" officeooo:paragraph-rsid="0026a3b0"/>
    </style:style>
    <style:style style:name="P147" style:family="paragraph" style:parent-style-name="Heading_20_3">
      <style:paragraph-properties fo:margin-top="0cm" fo:margin-bottom="0cm" style:contextual-spacing="false" fo:line-height="150%" fo:keep-together="always" fo:break-before="auto" fo:break-after="auto" fo:keep-with-next="always" style:writing-mode="lr-tb"/>
      <style:text-properties officeooo:rsid="002723da" officeooo:paragraph-rsid="002723da"/>
    </style:style>
    <style:style style:name="P148" style:family="paragraph" style:parent-style-name="Heading_20_3">
      <style:paragraph-properties fo:margin-top="0cm" fo:margin-bottom="0cm" style:contextual-spacing="false" fo:line-height="150%" style:writing-mode="lr-tb"/>
      <style:text-properties officeooo:paragraph-rsid="002a7b71"/>
    </style:style>
    <style:style style:name="P149" style:family="paragraph" style:parent-style-name="Heading_20_3">
      <style:paragraph-properties fo:margin-top="0cm" fo:margin-bottom="0cm" style:contextual-spacing="false" fo:line-height="150%" style:writing-mode="lr-tb"/>
      <style:text-properties officeooo:paragraph-rsid="002eca81"/>
    </style:style>
    <style:style style:name="P150" style:family="paragraph" style:parent-style-name="Heading_20_3">
      <style:paragraph-properties fo:margin-top="0cm" fo:margin-bottom="0cm" style:contextual-spacing="false" fo:line-height="150%" style:writing-mode="lr-tb"/>
      <style:text-properties officeooo:paragraph-rsid="0021321e"/>
    </style:style>
    <style:style style:name="P151" style:family="paragraph" style:parent-style-name="Heading_20_3">
      <style:paragraph-properties fo:margin-top="0cm" fo:margin-bottom="0cm" style:contextual-spacing="false" fo:line-height="150%" style:writing-mode="lr-tb"/>
      <style:text-properties fo:font-weight="bold" officeooo:rsid="0021321e" officeooo:paragraph-rsid="002a7b71" style:font-weight-asian="bold" style:font-weight-complex="bold"/>
    </style:style>
    <style:style style:name="P152" style:family="paragraph" style:parent-style-name="Heading_20_3">
      <style:paragraph-properties fo:margin-left="0cm" fo:margin-right="0cm" fo:margin-top="0cm" fo:margin-bottom="0cm" style:contextual-spacing="false" fo:line-height="150%" fo:keep-together="always" fo:text-indent="0cm" style:auto-text-indent="false" fo:break-before="auto" fo:break-after="auto" fo:keep-with-next="always" style:writing-mode="lr-tb"/>
    </style:style>
    <style:style style:name="P153" style:family="paragraph" style:parent-style-name="Heading_20_3" style:list-style-name="LS1">
      <style:paragraph-properties fo:margin-left="0cm" fo:margin-right="0cm" fo:margin-top="0cm" fo:margin-bottom="0cm" style:contextual-spacing="false" fo:line-height="150%" fo:keep-together="always" fo:text-indent="0cm" style:auto-text-indent="false" fo:break-before="auto" fo:break-after="auto" fo:keep-with-next="always" style:writing-mode="lr-tb"/>
      <style:text-properties officeooo:paragraph-rsid="00259f9b"/>
    </style:style>
    <style:style style:name="P154" style:family="paragraph" style:parent-style-name="Heading_20_3" style:list-style-name="LS1">
      <style:paragraph-properties fo:margin-left="0cm" fo:margin-right="0cm" fo:margin-top="0cm" fo:margin-bottom="0cm" style:contextual-spacing="false" fo:line-height="150%" fo:keep-together="always" fo:text-indent="0cm" style:auto-text-indent="false" fo:break-before="auto" fo:break-after="auto" fo:keep-with-next="always" style:writing-mode="lr-tb"/>
      <style:text-properties officeooo:rsid="00259f9b" officeooo:paragraph-rsid="00259f9b"/>
    </style:style>
    <style:style style:name="P155" style:family="paragraph" style:parent-style-name="Heading_20_3" style:list-style-name="LS1">
      <style:paragraph-properties fo:margin-left="0cm" fo:margin-right="0cm" fo:margin-top="0cm" fo:margin-bottom="0cm" style:contextual-spacing="false" fo:line-height="150%" fo:text-indent="0cm" style:auto-text-indent="false" fo:break-before="auto" fo:break-after="auto" style:writing-mode="lr-tb"/>
      <style:text-properties officeooo:rsid="00242c7f" officeooo:paragraph-rsid="00259f9b"/>
    </style:style>
    <style:style style:name="P156" style:family="paragraph" style:parent-style-name="Heading_20_3" style:list-style-name="LS1">
      <style:paragraph-properties fo:margin-left="0cm" fo:margin-right="0cm" fo:margin-top="0cm" fo:margin-bottom="0cm" style:contextual-spacing="false" fo:line-height="150%" fo:text-indent="0cm" style:auto-text-indent="false" style:writing-mode="lr-tb"/>
      <style:text-properties officeooo:paragraph-rsid="00259f9b"/>
    </style:style>
    <style:style style:name="P157" style:family="paragraph" style:parent-style-name="Heading_20_2">
      <style:paragraph-properties fo:margin-left="0cm" fo:margin-right="0cm" fo:margin-top="0.353cm" fo:margin-bottom="0cm" style:contextual-spacing="false" fo:line-height="100%" fo:text-indent="0cm" style:auto-text-indent="false" fo:break-before="auto" fo:break-after="auto" fo:padding="0cm" fo:border-left="none" fo:border-right="none" fo:border-top="none" fo:border-bottom="1.5pt solid #808080" style:writing-mode="lr-tb"/>
      <style:text-properties officeooo:paragraph-rsid="00288464"/>
    </style:style>
    <style:style style:name="P158" style:family="paragraph" style:parent-style-name="Heading_20_2">
      <style:paragraph-properties fo:margin-left="0cm" fo:margin-right="0cm" fo:margin-top="0.353cm" fo:margin-bottom="0cm" style:contextual-spacing="false" fo:line-height="100%" fo:text-indent="0cm" style:auto-text-indent="false" fo:break-before="auto" fo:break-after="auto" fo:padding="0cm" fo:border-left="none" fo:border-right="none" fo:border-top="none" fo:border-bottom="1.5pt solid #808080" style:writing-mode="lr-tb"/>
      <style:text-properties officeooo:paragraph-rsid="0021321e"/>
    </style:style>
    <style:style style:name="P159" style:family="paragraph" style:parent-style-name="Heading_20_2">
      <style:paragraph-properties fo:margin-left="0cm" fo:margin-right="0cm" fo:margin-top="0.353cm" fo:margin-bottom="0cm" style:contextual-spacing="false" fo:line-height="100%" fo:text-indent="0cm" style:auto-text-indent="false" fo:break-before="auto" fo:break-after="auto" fo:padding="0cm" fo:border-left="none" fo:border-right="none" fo:border-top="none" fo:border-bottom="1.5pt solid #808080" style:writing-mode="lr-tb"/>
      <style:text-properties officeooo:rsid="00259f9b" officeooo:paragraph-rsid="00259f9b"/>
    </style:style>
    <style:style style:name="P160" style:family="paragraph" style:parent-style-name="Heading_20_2">
      <style:paragraph-properties fo:margin-left="0cm" fo:margin-right="0cm" fo:margin-top="0.353cm" fo:margin-bottom="0cm" style:contextual-spacing="false" fo:line-height="100%" fo:text-indent="0cm" style:auto-text-indent="false" fo:break-before="auto" fo:break-after="auto" fo:padding="0cm" fo:border-left="none" fo:border-right="none" fo:border-top="none" fo:border-bottom="1.5pt solid #808080" style:writing-mode="lr-tb"/>
      <style:text-properties officeooo:rsid="002723da" officeooo:paragraph-rsid="002723da"/>
    </style:style>
    <style:style style:name="P161" style:family="paragraph" style:parent-style-name="Heading_20_2">
      <style:paragraph-properties fo:margin-left="0cm" fo:margin-right="0cm" fo:margin-top="0.353cm" fo:margin-bottom="0cm" style:contextual-spacing="false" fo:line-height="100%" fo:text-indent="0cm" style:auto-text-indent="false" fo:break-before="auto" fo:break-after="auto" fo:padding="0cm" fo:border-left="none" fo:border-right="none" fo:border-top="none" fo:border-bottom="1.5pt solid #808080" style:writing-mode="lr-tb"/>
      <style:text-properties officeooo:rsid="002749cd" officeooo:paragraph-rsid="002749cd"/>
    </style:style>
    <style:style style:name="P162" style:family="paragraph" style:parent-style-name="Heading_20_2" style:list-style-name="LS1">
      <style:paragraph-properties fo:margin-left="0cm" fo:margin-right="0cm" fo:margin-top="0.353cm" fo:margin-bottom="0cm" style:contextual-spacing="false" fo:line-height="100%" fo:text-indent="0cm" style:auto-text-indent="false" fo:break-before="auto" fo:break-after="auto" fo:padding="0cm" fo:border-left="none" fo:border-right="none" fo:border-top="none" fo:border-bottom="1.5pt solid #808080" style:writing-mode="lr-tb"/>
      <style:text-properties officeooo:rsid="002749cd" officeooo:paragraph-rsid="002749cd"/>
    </style:style>
    <style:style style:name="P163" style:family="paragraph" style:parent-style-name="Heading_20_2" style:list-style-name="LS1">
      <style:paragraph-properties fo:margin-left="0cm" fo:margin-right="0cm" fo:margin-top="0.353cm" fo:margin-bottom="0cm" style:contextual-spacing="false" fo:line-height="100%" fo:text-indent="0cm" style:auto-text-indent="false" fo:break-before="auto" fo:break-after="auto" fo:padding="0cm" fo:border-left="none" fo:border-right="none" fo:border-top="none" fo:border-bottom="1.5pt solid #808080" style:writing-mode="lr-tb"/>
      <style:text-properties officeooo:rsid="00288464" officeooo:paragraph-rsid="00288464"/>
    </style:style>
    <style:style style:name="P164" style:family="paragraph" style:parent-style-name="Heading_20_2">
      <style:paragraph-properties fo:margin-left="0cm" fo:margin-right="0cm" fo:margin-top="0.353cm" fo:margin-bottom="0cm" style:contextual-spacing="false" fo:line-height="100%" fo:keep-together="always" fo:text-indent="0cm" style:auto-text-indent="false" fo:break-before="auto" fo:break-after="auto" fo:padding="0cm" fo:border-left="none" fo:border-right="none" fo:border-top="none" fo:border-bottom="1.5pt solid #808080" fo:keep-with-next="always" style:writing-mode="lr-tb"/>
      <style:text-properties officeooo:rsid="00259f9b" officeooo:paragraph-rsid="00259f9b"/>
    </style:style>
    <style:style style:name="P165" style:family="paragraph" style:parent-style-name="Heading_20_2">
      <style:paragraph-properties fo:margin-left="0cm" fo:margin-right="0cm" fo:margin-top="0.353cm" fo:margin-bottom="0cm" style:contextual-spacing="false" fo:line-height="100%" fo:text-indent="0cm" style:auto-text-indent="false" fo:padding="0cm" fo:border-left="none" fo:border-right="none" fo:border-top="none" fo:border-bottom="1.5pt solid #808080" style:writing-mode="lr-tb"/>
      <style:text-properties officeooo:rsid="002a7b71" officeooo:paragraph-rsid="002a7b71"/>
    </style:style>
    <style:style style:name="P166" style:family="paragraph" style:parent-style-name="Heading_20_2">
      <style:paragraph-properties fo:margin-left="0cm" fo:margin-right="0cm" fo:margin-top="0cm" fo:margin-bottom="0cm" style:contextual-spacing="false" fo:line-height="150%" fo:text-indent="0cm" style:auto-text-indent="false" fo:break-before="auto" fo:break-after="auto" style:writing-mode="lr-tb"/>
    </style:style>
    <style:style style:name="P167" style:family="paragraph" style:parent-style-name="Heading_20_2">
      <style:paragraph-properties fo:margin-top="0cm" fo:margin-bottom="0cm" style:contextual-spacing="false" fo:line-height="150%" fo:break-before="auto" fo:break-after="auto" style:writing-mode="lr-tb"/>
    </style:style>
    <style:style style:name="P168" style:family="paragraph" style:parent-style-name="Heading_20_2">
      <style:paragraph-properties fo:margin-top="0cm" fo:margin-bottom="0cm" style:contextual-spacing="false" fo:line-height="150%" fo:break-before="auto" fo:break-after="auto" style:writing-mode="lr-tb"/>
      <style:text-properties fo:font-size="12pt" fo:font-weight="normal" officeooo:rsid="00242c7f" officeooo:paragraph-rsid="00242c7f" style:font-size-asian="12pt" style:font-weight-asian="normal" style:font-size-complex="12pt" style:font-weight-complex="normal"/>
    </style:style>
    <style:style style:name="P169" style:family="paragraph" style:parent-style-name="Heading_20_2">
      <style:paragraph-properties fo:margin-top="0cm" fo:margin-bottom="0cm" style:contextual-spacing="false" fo:line-height="150%" style:writing-mode="lr-tb"/>
      <style:text-properties fo:font-size="12pt" fo:font-weight="normal" officeooo:rsid="00242c7f" officeooo:paragraph-rsid="00242c7f" style:font-size-asian="12pt" style:font-weight-asian="normal" style:font-size-complex="12pt" style:font-weight-complex="normal"/>
    </style:style>
    <style:style style:name="P170" style:family="paragraph" style:parent-style-name="Title" style:master-page-name="Standard">
      <style:paragraph-properties fo:margin-left="0cm" fo:margin-right="0cm" fo:margin-top="0cm" fo:margin-bottom="0.132cm" style:contextual-spacing="false" fo:line-height="179%" fo:text-indent="0cm" style:auto-text-indent="false" style:page-number="auto" fo:break-before="auto" fo:break-after="auto" fo:padding="0cm" fo:border-left="none" fo:border-right="none" fo:border-top="none" fo:border-bottom="1.5pt solid #808080" style:writing-mode="lr-tb"/>
      <style:text-properties fo:font-size="24pt" officeooo:paragraph-rsid="0021321e" style:font-size-asian="24pt" style:font-size-complex="24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fo:font-weight="bold" officeooo:rsid="0021321e" style:font-size-asian="24pt" style:font-weight-asian="bold" style:font-size-complex="24pt" style:font-weight-complex="bold"/>
    </style:style>
    <style:style style:name="T3" style:family="text">
      <style:text-properties fo:color="#000000" style:text-line-through-style="none" style:font-name="Coming Soon" fo:font-style="normal" style:text-underline-style="none" fo:font-weight="normal" officeooo:rsid="001356c5" style:font-name-asian="Coming Soon" style:font-style-asian="normal" style:font-weight-asian="normal" style:font-name-complex="Coming Soon" style:font-style-complex="normal" style:font-weight-complex="normal"/>
    </style:style>
    <style:style style:name="T4" style:family="text">
      <style:text-properties fo:color="#000000" style:text-line-through-style="none" style:font-name="Coming Soon" fo:font-size="12pt" style:text-underline-style="none" fo:font-weight="normal" style:font-name-asian="Coming Soon" style:font-size-asian="12pt" style:font-weight-asian="normal" style:font-name-complex="Coming Soon" style:font-size-complex="12pt" style:font-weight-complex="normal"/>
    </style:style>
    <style:style style:name="T5" style:family="text">
      <style:text-properties fo:color="#000000" style:text-line-through-style="none" style:font-name="Coming Soon" fo:font-size="12pt" style:text-underline-style="none" fo:font-weight="normal" officeooo:rsid="001356c5" style:font-name-asian="Coming Soon" style:font-size-asian="12pt" style:font-weight-asian="normal" style:font-name-complex="Coming Soon" style:font-size-complex="12pt" style:font-weight-complex="normal"/>
    </style:style>
    <style:style style:name="T6" style:family="text">
      <style:text-properties fo:color="#000000" style:text-line-through-style="none" style:font-name="Coming Soon" style:text-underline-style="none" fo:font-weight="normal" style:font-name-asian="Coming Soon" style:font-weight-asian="normal" style:font-name-complex="Coming Soon" style:font-weight-complex="normal"/>
    </style:style>
    <style:style style:name="T7" style:family="text">
      <style:text-properties fo:color="#000000" style:text-line-through-style="none" style:font-name="Coming Soon" style:text-underline-style="none" fo:font-weight="normal" officeooo:rsid="0021321e" style:font-name-asian="Coming Soon" style:font-weight-asian="normal" style:font-name-complex="Coming Soon" style:font-weight-complex="normal"/>
    </style:style>
    <style:style style:name="T8" style:family="text">
      <style:text-properties fo:color="#000000" style:text-line-through-style="none" style:font-name="DejaVu Sans Light" fo:font-style="italic" style:text-underline-style="none" fo:font-weight="normal" officeooo:rsid="002440d0" style:font-name-asian="Coming Soon" style:font-style-asian="italic" style:font-weight-asian="normal" style:font-name-complex="Coming Soon" style:font-style-complex="italic" style:font-weight-complex="normal"/>
    </style:style>
    <style:style style:name="T9" style:family="text">
      <style:text-properties fo:color="#000000" style:text-line-through-style="none" style:text-underline-style="none" fo:font-weight="normal" style:font-name-asian="Coming Soon" style:font-weight-asian="normal" style:font-name-complex="Coming Soon" style:font-weight-complex="normal"/>
    </style:style>
    <style:style style:name="T10" style:family="text">
      <style:text-properties fo:color="#000000" style:text-line-through-style="none" style:text-underline-style="none" fo:font-weight="bold" officeooo:rsid="00242c7f" style:font-name-asian="Coming Soon" style:font-weight-asian="bold" style:font-name-complex="Coming Soon" style:font-weight-complex="bold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242c7f" style:font-size-asian="12pt" style:font-weight-asian="normal" style:font-size-complex="12pt" style:font-weight-complex="normal"/>
    </style:style>
    <style:style style:name="T13" style:family="text">
      <style:text-properties officeooo:rsid="0021321e"/>
    </style:style>
    <style:style style:name="T14" style:family="text">
      <style:text-properties fo:font-weight="normal" officeooo:rsid="002a7b71" style:font-weight-asian="normal" style:font-weight-complex="normal"/>
    </style:style>
    <style:style style:name="T15" style:family="text">
      <style:text-properties fo:font-weight="normal" officeooo:rsid="0021321e" style:font-weight-asian="normal" style:font-weight-complex="normal"/>
    </style:style>
    <style:style style:name="T16" style:family="text">
      <style:text-properties fo:font-weight="normal" officeooo:rsid="002eca81" style:font-weight-asian="normal" style:font-weight-complex="normal"/>
    </style:style>
    <style:style style:name="T17" style:family="text">
      <style:text-properties officeooo:rsid="001356c5"/>
    </style:style>
    <style:style style:name="T18" style:family="text">
      <style:text-properties officeooo:rsid="0022b042"/>
    </style:style>
    <style:style style:name="T19" style:family="text">
      <style:text-properties officeooo:rsid="00242c7f"/>
    </style:style>
    <style:style style:name="T20" style:family="text">
      <style:text-properties officeooo:rsid="002440d0"/>
    </style:style>
    <style:style style:name="T21" style:family="text">
      <style:text-properties style:text-line-through-style="none" style:font-name="Coming Soon" style:text-underline-style="none" officeooo:rsid="001356c5" style:font-name-asian="Coming Soon" style:font-style-asian="normal" style:font-weight-asian="normal" style:font-name-complex="Coming Soon" style:font-style-complex="normal" style:font-weight-complex="normal"/>
    </style:style>
    <style:style style:name="T22" style:family="text">
      <style:text-properties style:text-line-through-style="none" style:font-name="Coming Soon" fo:font-size="12pt" style:text-underline-style="none" officeooo:rsid="001356c5" style:font-name-asian="Coming Soon" style:font-size-asian="12pt" style:font-weight-asian="normal" style:font-name-complex="Coming Soon" style:font-size-complex="12pt" style:font-weight-complex="normal"/>
    </style:style>
    <style:style style:name="T23" style:family="text">
      <style:text-properties officeooo:rsid="00259f9b"/>
    </style:style>
    <style:style style:name="T24" style:family="text">
      <style:text-properties officeooo:rsid="00288464"/>
    </style:style>
    <style:style style:name="T25" style:family="text">
      <style:text-properties officeooo:rsid="002a7b71"/>
    </style:style>
    <style:style style:name="T26" style:family="text">
      <style:text-properties officeooo:rsid="00310c00"/>
    </style:style>
    <style:style style:name="T27" style:family="text">
      <style:text-properties officeooo:rsid="002eca81"/>
    </style:style>
    <style:style style:name="T28" style:family="text">
      <style:text-properties fo:font-weight="bold" officeooo:rsid="002eca81" style:font-weight-asian="bold" style:font-weight-complex="bold"/>
    </style:style>
    <style:style style:name="T29" style:family="text">
      <style:text-properties officeooo:rsid="002f8908"/>
    </style:style>
    <style:style style:name="T30" style:family="text">
      <style:text-properties officeooo:rsid="003003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0"><text:span text:style-name="T13">R</text:span>Pi <text:span text:style-name="T13">dc3dd Duplicator Documentation</text:span></text:p>
      <text:p text:style-name="P1"/>
      <text:p text:style-name="P23"><text:span text:style-name="T2">R</text:span><text:span text:style-name="T1">Pi </text:span><text:span text:style-name="T2">dc3dd Duplicator –</text:span><text:span text:style-name="T1"> D</text:span><text:span text:style-name="T2">evelopment Notes </text:span><text:span text:style-name="T1">(DRAFT)</text:span></text:p>
      <text:p text:style-name="P103"><text:bookmark text:name="h.6ug9ik6vk2ge"/>with reference to:</text:p>
      <text:p text:style-name="P102">Raspberry Pi 2 Model B</text:p>
      <text:p text:style-name="P101">IDLE v3.2.3 (Python v3.2.3, Tkinter v8.5)</text:p>
      <text:p text:style-name="P100"><text:span text:style-name="T13">dc3dd (</text:span><text:span text:style-name="T18">'</text:span><text:span text:style-name="T13">sudo apt-get install dc3dd</text:span><text:span text:style-name="T18">')</text:span><text:span text:style-name="T13"> </text:span><text:span text:style-name="T18">(</text:span><text:span text:style-name="T13">Mar 2015)</text:span></text:p>
      <text:p text:style-name="P1"/>
      <text:p text:style-name="P71"/>
      <text:h text:style-name="P131" text:outline-level="10"><text:bookmark text:name="h.fdyxh3565gjr"/></text:h>
      <text:h text:style-name="P133" text:outline-level="10"><text:bookmark text:name="h.46073f6b7ca6"/>Overview</text:h>
      <text:p text:style-name="P24"/>
      <text:p text:style-name="P26">We wanted to make several copies of files to distribute to members of a <text:span text:style-name="T30">local </text:span>society, and, we wanted to avoid the downside of fat fingered typing when using command line tools.</text:p>
      <text:p text:style-name="P27">Dc3dd allows multiple copies to be made simultaneously so that was the starting point.</text:p>
      <text:p text:style-name="P25"><text:span text:style-name="T13">R</text:span><text:span text:style-name="T24">P</text:span><text:span text:style-name="T13">i dc3dd Duplicator enables the user to</text:span></text:p>
      <text:p text:style-name="P28">1. <text:s/>make copies of a specified directory. <text:s/>It does this recursively so that it can rename any filenames containing spaces (replacing them with the underscore character).</text:p>
      <text:p text:style-name="P29">2. <text:s/>make clones of a specified drive/device. <text:s/><text:span text:style-name="T26">On screen updates include the dc3dd real time 'progress bar'.</text:span></text:p>
      <text:h text:style-name="P134" text:outline-level="10"><text:soft-page-break/><text:span text:style-name="T25">RPi dc3dd</text:span><text:span text:style-name="T24"> Duplicator File </text:span><text:span text:style-name="T25">List</text:span></text:h>
      <text:p text:style-name="P45"/>
      <table:table table:name="Table28" table:style-name="Table28">
        <table:table-column table:style-name="Table28.A"/>
        <table:table-row>
          <table:table-cell table:style-name="Table28.A1" office:value-type="string">
            <text:p text:style-name="P4">Duplicator.py</text:p>
            <text:p text:style-name="P18">Duplicator.desktop</text:p>
            <text:p text:style-name="P18">dup_icon.png</text:p>
            <text:p text:style-name="P18">test_save.py</text:p>
            <text:p text:style-name="P18">test_subprocess.py</text:p>
            <text:p text:style-name="P18">RPi_dc3dd_Duplicator_dev.odt</text:p>
            <text:p text:style-name="P18">Rpi_dc3dd_Duplicator_help.odt</text:p>
            <text:p text:style-name="P106">Duplicator_python_code.odt</text:p>
          </table:table-cell>
        </table:table-row>
      </table:table>
      <text:p text:style-name="P31"/>
      <text:h text:style-name="P157" text:outline-level="10"><text:bookmark text:name="h.z2j0fsqsjf3o2"/>Application <text:span text:style-name="T25">Files</text:span></text:h>
      <text:p text:style-name="P10"/>
      <text:h text:style-name="P141" text:outline-level="10"><text:span text:style-name="T25">Duplicator.py</text:span><text:span text:style-name="T14"> the main file (and the only one actually needed)</text:span></text:h>
      <text:h text:style-name="P141" text:outline-level="10"><text:span text:style-name="T25">Duplicator.desktop</text:span><text:span text:style-name="T14"> desktop item template</text:span></text:h>
      <text:h text:style-name="P148" text:outline-level="10"><text:span text:style-name="T25">dup_icon.png</text:span><text:span text:style-name="T14"> the icon file</text:span></text:h>
      <text:h text:style-name="P143" text:outline-level="10"/>
      <text:h text:style-name="P165" text:outline-level="10">Documentation Files</text:h>
      <text:p text:style-name="P11"/>
      <text:h text:style-name="P141" text:outline-level="10"><text:span text:style-name="T25">RPi_dc3dd_Duplicator_dev.odt</text:span><text:span text:style-name="T14"> this document (development notes)</text:span></text:h>
      <text:h text:style-name="P141" text:outline-level="10"><text:span text:style-name="T25">RPi_dc3dd_Duplicator_help.odt</text:span><text:span text:style-name="T15"> </text:span><text:span text:style-name="T14">various screenshots to illustrate the duplicator in use</text:span></text:h>
      <text:h text:style-name="P149" text:outline-level="10"><text:span text:style-name="T28">Duplicator_python_code.odt</text:span><text:span text:style-name="T16"> a syntax highlighted version of Duplicator.py</text:span></text:h>
      <text:h text:style-name="P151" text:outline-level="10"/>
      <text:h text:style-name="P165" text:outline-level="10">Prototype Files</text:h>
      <text:p text:style-name="P11"/>
      <text:h text:style-name="P141" text:outline-level="10"><text:span text:style-name="T25">test_save.py</text:span><text:span text:style-name="T14"> prototype for walking through subdirectories to recursively save files</text:span></text:h>
      <text:h text:style-name="P141" text:outline-level="10"><text:span text:style-name="T25">test_subprocess.py</text:span><text:span text:style-name="T15"> </text:span><text:span text:style-name="T14">various prototypes for communicating with Subprocess</text:span></text:h>
      <text:h text:style-name="P151" text:outline-level="10"/>
      <text:h text:style-name="P144" text:outline-level="10"/>
      <text:h text:style-name="P136" text:outline-level="10"><text:span text:style-name="T13">The GUI</text:span> Application <text:span text:style-name="T13">Window</text:span></text:h>
      <text:p text:style-name="P44"/>
      <table:table table:name="Table1" table:style-name="Table1">
        <table:table-column table:style-name="Table1.A"/>
        <table:table-row>
          <table:table-cell table:style-name="Table1.A1" office:value-type="string">
            <text:p text:style-name="P5">Import Modules</text:p>
            <text:p text:style-name="P19"/>
            <text:p text:style-name="P16"><text:span text:style-name="T6">Class </text:span><text:span text:style-name="T7">Dup_GUI</text:span></text:p>
            <text:p text:style-name="P62"><text:span text:style-name="T4">Main</text:span><text:span text:style-name="T4"> </text:span><text:span text:style-name="T4">frame</text:span><text:span text:style-name="T4"> </text:span><text:span text:style-name="T4">title</text:span><text:span text:style-name="T4"> &amp; </text:span><text:span text:style-name="T4">geometry</text:span></text:p>
            <text:p text:style-name="P63">Declare &amp; initialise shared variables</text:p>
            <text:p text:style-name="P94"/>
            <text:p text:style-name="P3">Methods</text:p>
            <text:p text:style-name="P64">createMenu</text:p>
            <text:p text:style-name="P64">onResize</text:p>
            <text:p text:style-name="P67">onExit</text:p>
          </table:table-cell>
        </table:table-row>
      </table:table>
      <text:p text:style-name="P30"/>
      <text:h text:style-name="P158" text:outline-level="10"><text:bookmark text:name="h.z2j0fsqsjf3o"/>Application Window</text:h>
      <text:p text:style-name="P7"/>
      <text:h text:style-name="P142" text:outline-level="10">I<text:span text:style-name="T13">mported Modules</text:span></text:h>
      <table:table table:name="Table29" table:style-name="Table29">
        <table:table-column table:style-name="Table29.A"/>
        <table:table-row>
          <table:table-cell table:style-name="Table29.A1" office:value-type="string">
            <text:p text:style-name="P38"><text:span text:style-name="keyword0_5f_python"><text:span text:style-name="T17">from</text:span></text:span><text:span text:style-name="T17"> </text:span><text:span text:style-name="keyword2_5f_python"><text:span text:style-name="T17">tkinter</text:span></text:span><text:span text:style-name="T17"> </text:span><text:span text:style-name="keyword0_5f_python"><text:span text:style-name="T17">import</text:span></text:span><text:span text:style-name="T17"> </text:span><text:span text:style-name="symbol0_5f_python"><text:span text:style-name="T17">*</text:span></text:span></text:p>
            <text:p text:style-name="P40"><text:span text:style-name="keyword0_5f_python"><text:span text:style-name="T17">from</text:span></text:span><text:span text:style-name="T17"> </text:span><text:span text:style-name="keyword2_5f_python"><text:span text:style-name="T17">tkinter</text:span></text:span><text:span text:style-name="T17">.</text:span><text:span text:style-name="member0_5f_python"><text:span text:style-name="T17">scrolledtext</text:span></text:span><text:span text:style-name="T17"> </text:span><text:span text:style-name="keyword0_5f_python"><text:span text:style-name="T17">import</text:span></text:span><text:span text:style-name="T17"> </text:span><text:span text:style-name="symbol0_5f_python"><text:span text:style-name="T17">*</text:span></text:span></text:p>
            <text:p text:style-name="P40"><text:span text:style-name="keyword0_5f_python"><text:span text:style-name="T17">from</text:span></text:span><text:span text:style-name="T17"> </text:span><text:span text:style-name="keyword2_5f_python"><text:span text:style-name="T17">tkinter</text:span></text:span><text:span text:style-name="T17">.</text:span><text:span text:style-name="member0_5f_python"><text:span text:style-name="T17">messagebox</text:span></text:span><text:span text:style-name="T17"> </text:span><text:span text:style-name="keyword0_5f_python"><text:span text:style-name="T17">import</text:span></text:span><text:span text:style-name="T17"> </text:span><text:span text:style-name="symbol0_5f_python"><text:span text:style-name="T17">*</text:span></text:span><text:span text:style-name="T17"> </text:span><text:span text:style-name="comment0_5f_python"><text:span text:style-name="T17"># onExit popup box</text:span></text:span></text:p>
            <text:p text:style-name="P40"><text:span text:style-name="keyword0_5f_python"><text:span text:style-name="T17">from</text:span></text:span><text:span text:style-name="T17"> </text:span><text:span text:style-name="keyword2_5f_python"><text:span text:style-name="T17">tkinter</text:span></text:span><text:span text:style-name="T17">.</text:span><text:span text:style-name="member0_5f_python"><text:span text:style-name="T17">font</text:span></text:span><text:span text:style-name="T17"> </text:span><text:span text:style-name="keyword0_5f_python"><text:span text:style-name="T17">import</text:span></text:span><text:span text:style-name="T17"> Font, nametofont</text:span></text:p>
            <text:p text:style-name="P40"><text:span text:style-name="keyword0_5f_python"><text:span text:style-name="T17">from</text:span></text:span><text:span text:style-name="T17"> </text:span><text:span text:style-name="keyword2_5f_python"><text:span text:style-name="T17">tkinter</text:span></text:span><text:span text:style-name="T17">.</text:span><text:span text:style-name="member0_5f_python"><text:span text:style-name="T17">filedialog</text:span></text:span><text:span text:style-name="T17"> </text:span><text:span text:style-name="keyword0_5f_python"><text:span text:style-name="T17">import</text:span></text:span><text:span text:style-name="T17"> askdirectory</text:span></text:p>
            <text:p text:style-name="P42"/>
            <text:p text:style-name="P40"><text:span text:style-name="keyword0_5f_python"><text:span text:style-name="T17">from</text:span></text:span><text:span text:style-name="T17"> </text:span><text:span text:style-name="keyword2_5f_python"><text:span text:style-name="T17">tkinter</text:span></text:span><text:span text:style-name="T17">.</text:span><text:span text:style-name="member0_5f_python"><text:span text:style-name="T17">ttk</text:span></text:span><text:span text:style-name="T17"> </text:span><text:span text:style-name="keyword0_5f_python"><text:span text:style-name="T17">import</text:span></text:span><text:span text:style-name="T17"> </text:span><text:span text:style-name="symbol0_5f_python"><text:span text:style-name="T17">*</text:span></text:span><text:span text:style-name="T17"> </text:span><text:span text:style-name="comment0_5f_python"><text:span text:style-name="T17"># overwrites any methods also defined by tkinter (above)</text:span></text:span></text:p>
            <text:p text:style-name="P42"/>
            <text:p text:style-name="P40"><text:span text:style-name="keyword0_5f_python"><text:span text:style-name="T17">import</text:span></text:span><text:span text:style-name="T17"> </text:span><text:span text:style-name="keyword2_5f_python"><text:span text:style-name="T17">os</text:span></text:span><text:span text:style-name="T17">, </text:span><text:span text:style-name="keyword2_5f_python"><text:span text:style-name="T17">re</text:span></text:span><text:span text:style-name="T17">, </text:span><text:span text:style-name="keyword2_5f_python"><text:span text:style-name="T17">string</text:span></text:span><text:span text:style-name="T17">, </text:span><text:span text:style-name="keyword2_5f_python"><text:span text:style-name="T17">subprocess</text:span></text:span></text:p>
          </table:table-cell>
        </table:table-row>
      </table:table>
      <text:h text:style-name="P150" text:outline-level="10"/>
      <text:h text:style-name="P150" text:outline-level="10"><text:bookmark text:name="h.dzdcvkb0crm"/>Initialise</text:h>
      <text:h text:style-name="P167" text:outline-level="10"><text:bookmark text:name="h.dcxrhsbhq9jv"/><text:span text:style-name="T11">Create</text:span><text:span text:style-name="T11"> </text:span><text:span text:style-name="T11">Application</text:span><text:span text:style-name="T11"> </text:span><text:span text:style-name="T11">Window</text:span>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72"><text:span text:style-name="keyword0_5f_python"><text:span text:style-name="T17">class</text:span></text:span><text:span text:style-name="T17"> Dup_GUI</text:span><text:span text:style-name="symbol0_5f_python"><text:span text:style-name="T17">(</text:span></text:span><text:span text:style-name="T17">Frame, </text:span><text:span text:style-name="keyword1_5f_python"><text:span text:style-name="T17">object</text:span></text:span><text:span text:style-name="symbol0_5f_python"><text:span text:style-name="T17">)</text:span></text:span><text:span text:style-name="T17">:</text:span></text:p>
            <text:p text:style-name="P79"><text:span text:style-name="T17"><text:s text:c="4"/></text:span><text:span text:style-name="keyword0_5f_python"><text:span text:style-name="T17">def</text:span></text:span><text:span text:style-name="T17"> </text:span><text:span text:style-name="keyword3_5f_python"><text:span text:style-name="T17">__init__</text:span></text:span><text:span text:style-name="symbol0_5f_python"><text:span text:style-name="T17">(</text:span></text:span><text:span text:style-name="keyword1_5f_python"><text:span text:style-name="T17">self</text:span></text:span><text:span text:style-name="T17">, master</text:span><text:span text:style-name="symbol0_5f_python"><text:span text:style-name="T17">)</text:span></text:span><text:span text:style-name="T17">:</text:span></text:p>
            <text:p text:style-name="P79"><text:span text:style-name="T17"><text:s text:c="8"/></text:span><text:span text:style-name="keyword1_5f_python"><text:span text:style-name="T17">super</text:span></text:span><text:span text:style-name="symbol0_5f_python"><text:span text:style-name="T17">(</text:span></text:span><text:span text:style-name="T17">Dup_GUI, </text:span><text:span text:style-name="keyword1_5f_python"><text:span text:style-name="T17">self</text:span></text:span><text:span text:style-name="symbol0_5f_python"><text:span text:style-name="T17">)</text:span></text:span><text:span text:style-name="T17">.</text:span><text:span text:style-name="keyword3_5f_python"><text:span text:style-name="T17">__init__</text:span></text:span><text:span text:style-name="symbol0_5f_python"><text:span text:style-name="T17">(</text:span></text:span><text:span text:style-name="T17">master</text:span><text:span text:style-name="symbol0_5f_python"><text:span text:style-name="T17">)</text:span></text:span></text:p>
            <text:p text:style-name="P86"/>
            <text:p text:style-name="P79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master</text:span></text:span><text:span text:style-name="T17"> = master </text:span><text:span text:style-name="comment0_5f_python"><text:span text:style-name="T17"># master = 'root'</text:span></text:span></text:p>
            <text:p text:style-name="P79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master</text:span></text:span><text:span text:style-name="T17">.</text:span><text:span text:style-name="member0_5f_python"><text:span text:style-name="T17">protocol</text:span></text:span><text:span text:style-name="symbol0_5f_python"><text:span text:style-name="T17">(</text:span></text:span><text:span text:style-name="string_5f_python"><text:span text:style-name="T17">"WM_DELETE_WINDOW"</text:span></text:span><text:span text:style-name="T17">, </text:span><text:span text:style-name="keyword1_5f_python"><text:span text:style-name="T17">self</text:span></text:span><text:span text:style-name="T17">.</text:span><text:span text:style-name="member0_5f_python"><text:span text:style-name="T17">onExit</text:span></text:span><text:span text:style-name="symbol0_5f_python"><text:span text:style-name="T17">)</text:span></text:span></text:p>
            <text:p text:style-name="P79"><text:span text:style-name="symbol0_5f_python"><text:span text:style-name="T17"/></text:span></text:p>
            <text:p text:style-name="P79"><text:span text:style-name="T17"><text:s text:c="8"/></text:span><text:span text:style-name="comment0_5f_python"><text:span text:style-name="T17">#---------------------------------------------------------</text:span></text:span></text:p>
            <text:p text:style-name="P79"><text:span text:style-name="T17"><text:s text:c="8"/></text:span><text:span text:style-name="comment0_5f_python"><text:span text:style-name="T17"># ttk STYLE CONFIGURATION &amp; MAPPING</text:span></text:span></text:p>
            <text:p text:style-name="P79"><text:span text:style-name="T17"><text:s text:c="8"/></text:span><text:span text:style-name="comment0_5f_python"><text:span text:style-name="T17">#---------------------------------------------------------</text:span></text:span></text:p>
            <text:p text:style-name="P79"><text:span text:style-name="T17"><text:s text:c="8"/>Style</text:span><text:span text:style-name="symbol0_5f_python"><text:span text:style-name="T17">()</text:span></text:span><text:span text:style-name="T17">.</text:span><text:span text:style-name="member0_5f_python"><text:span text:style-name="T17">configure</text:span></text:span><text:span text:style-name="symbol0_5f_python"><text:span text:style-name="T17">(</text:span></text:span><text:span text:style-name="string_5f_python"><text:span text:style-name="T17">"TCheckbutton"</text:span></text:span><text:span text:style-name="T17">, indicatordiameter = </text:span><text:span text:style-name="number_5f_python"><text:span text:style-name="T17">20</text:span></text:span><text:span text:style-name="T17">, borderwidth = </text:span><text:span text:style-name="number_5f_python"><text:span text:style-name="T17">4</text:span></text:span><text:span text:style-name="symbol0_5f_python"><text:span text:style-name="T17">)</text:span></text:span></text:p>
            <text:p text:style-name="P79"><text:span text:style-name="T17"><text:s text:c="8"/>Style</text:span><text:span text:style-name="symbol0_5f_python"><text:span text:style-name="T17">()</text:span></text:span><text:span text:style-name="T17">.</text:span><text:span text:style-name="member0_5f_python"><text:span text:style-name="T17">configure</text:span></text:span><text:span text:style-name="symbol0_5f_python"><text:span text:style-name="T17">(</text:span></text:span><text:span text:style-name="string_5f_python"><text:span text:style-name="T17">"TCombobox"</text:span></text:span><text:span text:style-name="T17">, arrowsize = </text:span><text:span text:style-name="number_5f_python"><text:span text:style-name="T17">20</text:span></text:span><text:span text:style-name="symbol0_5f_python"><text:span text:style-name="T17">)</text:span></text:span></text:p>
            <text:p text:style-name="P79"><text:span text:style-name="T17"><text:s text:c="8"/>Style</text:span><text:span text:style-name="symbol0_5f_python"><text:span text:style-name="T17">()</text:span></text:span><text:span text:style-name="T17">.</text:span><text:span text:style-name="member0_5f_python"><text:span text:style-name="T17">map</text:span></text:span><text:span text:style-name="symbol0_5f_python"><text:span text:style-name="T17">(</text:span></text:span><text:span text:style-name="string_5f_python"><text:span text:style-name="T17">"TEntry"</text:span></text:span><text:span text:style-name="T17">, background = </text:span><text:span text:style-name="symbol0_5f_python"><text:span text:style-name="T17">[(</text:span></text:span><text:span text:style-name="string_5f_python"><text:span text:style-name="T17">"disabled"</text:span></text:span><text:span text:style-name="T17">, </text:span><text:span text:style-name="string_5f_python"><text:span text:style-name="T17">"white"</text:span></text:span><text:span text:style-name="symbol0_5f_python"><text:span text:style-name="T17">)]</text:span></text:span><text:span text:style-name="T17">, foreground = </text:span><text:span text:style-name="symbol0_5f_python"><text:span text:style-name="T17">[(</text:span></text:span><text:span text:style-name="string_5f_python"><text:span text:style-name="T17">"disabled"</text:span></text:span><text:span text:style-name="T17">, </text:span><text:span text:style-name="string_5f_python"><text:span text:style-name="T17">"black"</text:span></text:span><text:span text:style-name="symbol0_5f_python"><text:span text:style-name="T17">)])</text:span></text:span></text:p>
            <text:p text:style-name="P86"/>
            <text:p text:style-name="P86"/>
            <text:p text:style-name="P79"><text:span text:style-name="T17"><text:s text:c="8"/></text:span><text:span text:style-name="comment0_5f_python"><text:span text:style-name="T17">#--------------------------------------------------------------------</text:span></text:span></text:p>
            <text:p text:style-name="P79"><text:span text:style-name="T17"><text:s text:c="8"/></text:span><text:span text:style-name="comment0_5f_python"><text:span text:style-name="T17"># GUI SETUP</text:span></text:span></text:p>
            <text:p text:style-name="P79"><text:span text:style-name="T17"><text:s text:c="8"/></text:span><text:span text:style-name="comment0_5f_python"><text:span text:style-name="T17">#--------------------------------------------------------------------</text:span></text:span></text:p>
            <text:p text:style-name="P79"><text:soft-page-break/><text:span text:style-name="T17"><text:s text:c="8"/>SW = </text:span><text:span text:style-name="keyword1_5f_python"><text:span text:style-name="T17">self</text:span></text:span><text:span text:style-name="T17">.</text:span><text:span text:style-name="member0_5f_python"><text:span text:style-name="T17">master</text:span></text:span><text:span text:style-name="T17">.</text:span><text:span text:style-name="member0_5f_python"><text:span text:style-name="T17">winfo_screenwidth</text:span></text:span><text:span text:style-name="symbol0_5f_python"><text:span text:style-name="T17">()</text:span></text:span></text:p>
            <text:p text:style-name="P79"><text:span text:style-name="T17"><text:s text:c="8"/>SH = </text:span><text:span text:style-name="keyword1_5f_python"><text:span text:style-name="T17">self</text:span></text:span><text:span text:style-name="T17">.</text:span><text:span text:style-name="member0_5f_python"><text:span text:style-name="T17">master</text:span></text:span><text:span text:style-name="T17">.</text:span><text:span text:style-name="member0_5f_python"><text:span text:style-name="T17">winfo_screenheight</text:span></text:span><text:span text:style-name="symbol0_5f_python"><text:span text:style-name="T17">()</text:span></text:span></text:p>
            <text:p text:style-name="P86"/>
            <text:p text:style-name="P79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screenWidth</text:span></text:span><text:span text:style-name="T17"> = </text:span><text:span text:style-name="keyword1_5f_python"><text:span text:style-name="T17">int</text:span></text:span><text:span text:style-name="symbol0_5f_python"><text:span text:style-name="T17">(</text:span></text:span><text:span text:style-name="T17">SW </text:span><text:span text:style-name="symbol0_5f_python"><text:span text:style-name="T17">*</text:span></text:span><text:span text:style-name="T17"> </text:span><text:span text:style-name="number_5f_python"><text:span text:style-name="T17">0.60</text:span></text:span><text:span text:style-name="symbol0_5f_python"><text:span text:style-name="T17">)</text:span></text:span></text:p>
            <text:p text:style-name="P79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screenHeight</text:span></text:span><text:span text:style-name="T17"> = </text:span><text:span text:style-name="keyword1_5f_python"><text:span text:style-name="T17">int</text:span></text:span><text:span text:style-name="symbol0_5f_python"><text:span text:style-name="T17">(</text:span></text:span><text:span text:style-name="T17">SH </text:span><text:span text:style-name="symbol0_5f_python"><text:span text:style-name="T17">*</text:span></text:span><text:span text:style-name="T17"> </text:span><text:span text:style-name="number_5f_python"><text:span text:style-name="T17">0.60</text:span></text:span><text:span text:style-name="symbol0_5f_python"><text:span text:style-name="T17">)</text:span></text:span></text:p>
            <text:p text:style-name="P79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widgetscale</text:span></text:span><text:span text:style-name="T17"> = </text:span><text:span text:style-name="keyword1_5f_python"><text:span text:style-name="T17">round</text:span></text:span><text:span text:style-name="symbol0_5f_python"><text:span text:style-name="T17">(</text:span></text:span><text:span text:style-name="T17">SW / </text:span><text:span text:style-name="number_5f_python"><text:span text:style-name="T17">800</text:span></text:span><text:span text:style-name="T17">, </text:span><text:span text:style-name="number_5f_python"><text:span text:style-name="T17">1</text:span></text:span><text:span text:style-name="symbol0_5f_python"><text:span text:style-name="T17">)</text:span></text:span></text:p>
            <text:p text:style-name="P79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fontscale</text:span></text:span><text:span text:style-name="T17"> = </text:span><text:span text:style-name="keyword1_5f_python"><text:span text:style-name="T17">int</text:span></text:span><text:span text:style-name="symbol0_5f_python"><text:span text:style-name="T17">(</text:span></text:span><text:span text:style-name="T17">SW / </text:span><text:span text:style-name="number_5f_python"><text:span text:style-name="T17">80</text:span></text:span><text:span text:style-name="symbol0_5f_python"><text:span text:style-name="T17">)</text:span></text:span></text:p>
            <text:p text:style-name="P86"/>
            <text:p text:style-name="P79"><text:span text:style-name="T17"><text:s text:c="8"/></text:span><text:span text:style-name="keyword0_5f_python"><text:span text:style-name="T17">for</text:span></text:span><text:span text:style-name="T17"> fontname </text:span><text:span text:style-name="keyword0_5f_python"><text:span text:style-name="T17">in</text:span></text:span><text:span text:style-name="T17"> </text:span><text:span text:style-name="symbol0_5f_python"><text:span text:style-name="T17">[</text:span></text:span><text:span text:style-name="string_5f_python"><text:span text:style-name="T17">"TkDefaultFont"</text:span></text:span><text:span text:style-name="T17">, </text:span><text:span text:style-name="string_5f_python"><text:span text:style-name="T17">"TkTextFont"</text:span></text:span><text:span text:style-name="T17">, </text:span><text:span text:style-name="string_5f_python"><text:span text:style-name="T17">"TkMenuFont"</text:span></text:span><text:span text:style-name="symbol0_5f_python"><text:span text:style-name="T17">]</text:span></text:span><text:span text:style-name="T17">:</text:span></text:p>
            <text:p text:style-name="P79"><text:span text:style-name="T17"><text:s text:c="12"/>default_font = nametofont</text:span><text:span text:style-name="symbol0_5f_python"><text:span text:style-name="T17">(</text:span></text:span><text:span text:style-name="T17">fontname</text:span><text:span text:style-name="symbol0_5f_python"><text:span text:style-name="T17">)</text:span></text:span></text:p>
            <text:p text:style-name="P79"><text:span text:style-name="T17"><text:s text:c="12"/>default_font.</text:span><text:span text:style-name="member0_5f_python"><text:span text:style-name="T17">configure</text:span></text:span><text:span text:style-name="symbol0_5f_python"><text:span text:style-name="T17">(</text:span></text:span><text:span text:style-name="T17">size = </text:span><text:span text:style-name="keyword1_5f_python"><text:span text:style-name="T17">int</text:span></text:span><text:span text:style-name="symbol0_5f_python"><text:span text:style-name="T17">(</text:span></text:span><text:span text:style-name="keyword1_5f_python"><text:span text:style-name="T17">self</text:span></text:span><text:span text:style-name="T17">.</text:span><text:span text:style-name="member0_5f_python"><text:span text:style-name="T17">fontscale</text:span></text:span><text:span text:style-name="symbol0_5f_python"><text:span text:style-name="T17">))</text:span></text:span></text:p>
            <text:p text:style-name="P86"/>
            <text:p text:style-name="P79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bind</text:span></text:span><text:span text:style-name="symbol0_5f_python"><text:span text:style-name="T17">(</text:span></text:span><text:span text:style-name="string_5f_python"><text:span text:style-name="T17">"&lt;Configure&gt;"</text:span></text:span><text:span text:style-name="T17">, </text:span><text:span text:style-name="keyword1_5f_python"><text:span text:style-name="T17">self</text:span></text:span><text:span text:style-name="T17">.</text:span><text:span text:style-name="member0_5f_python"><text:span text:style-name="T17">onResize</text:span></text:span><text:span text:style-name="symbol0_5f_python"><text:span text:style-name="T17">)</text:span></text:span></text:p>
            <text:p text:style-name="P86"/>
            <text:p text:style-name="P79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master</text:span></text:span><text:span text:style-name="T17">.</text:span><text:span text:style-name="member0_5f_python"><text:span text:style-name="T17">geometry</text:span></text:span><text:span text:style-name="symbol0_5f_python"><text:span text:style-name="T17">(</text:span></text:span><text:span text:style-name="keyword1_5f_python"><text:span text:style-name="T17">str</text:span></text:span><text:span text:style-name="symbol0_5f_python"><text:span text:style-name="T17">(</text:span></text:span><text:span text:style-name="keyword1_5f_python"><text:span text:style-name="T17">self</text:span></text:span><text:span text:style-name="T17">.</text:span><text:span text:style-name="member0_5f_python"><text:span text:style-name="T17">screenWidth</text:span></text:span><text:span text:style-name="symbol0_5f_python"><text:span text:style-name="T17">)</text:span></text:span><text:span text:style-name="T17"> + </text:span><text:span text:style-name="string_5f_python"><text:span text:style-name="T17">"x"</text:span></text:span><text:span text:style-name="T17"> + </text:span><text:span text:style-name="keyword1_5f_python"><text:span text:style-name="T17">str</text:span></text:span><text:span text:style-name="symbol0_5f_python"><text:span text:style-name="T17">(</text:span></text:span><text:span text:style-name="keyword1_5f_python"><text:span text:style-name="T17">self</text:span></text:span><text:span text:style-name="T17">.</text:span><text:span text:style-name="member0_5f_python"><text:span text:style-name="T17">screenHeight</text:span></text:span><text:span text:style-name="T17"> - </text:span><text:span text:style-name="number_5f_python"><text:span text:style-name="T17">30</text:span></text:span><text:span text:style-name="symbol0_5f_python"><text:span text:style-name="T17">))</text:span></text:span></text:p>
            <text:p text:style-name="P79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master</text:span></text:span><text:span text:style-name="T17">.</text:span><text:span text:style-name="member0_5f_python"><text:span text:style-name="T17">rowconfigure</text:span></text:span><text:span text:style-name="symbol0_5f_python"><text:span text:style-name="T17">(</text:span></text:span><text:span text:style-name="number_5f_python"><text:span text:style-name="T17">0</text:span></text:span><text:span text:style-name="T17">, weight = </text:span><text:span text:style-name="number_5f_python"><text:span text:style-name="T17">1</text:span></text:span><text:span text:style-name="symbol0_5f_python"><text:span text:style-name="T17">)</text:span></text:span></text:p>
            <text:p text:style-name="P79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master</text:span></text:span><text:span text:style-name="T17">.</text:span><text:span text:style-name="member0_5f_python"><text:span text:style-name="T17">columnconfigure</text:span></text:span><text:span text:style-name="symbol0_5f_python"><text:span text:style-name="T17">(</text:span></text:span><text:span text:style-name="number_5f_python"><text:span text:style-name="T17">0</text:span></text:span><text:span text:style-name="T17">, weight = </text:span><text:span text:style-name="number_5f_python"><text:span text:style-name="T17">1</text:span></text:span><text:span text:style-name="symbol0_5f_python"><text:span text:style-name="T17">)</text:span></text:span></text:p>
            <text:p text:style-name="P79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grid</text:span></text:span><text:span text:style-name="symbol0_5f_python"><text:span text:style-name="T17">(</text:span></text:span><text:span text:style-name="T17">column = </text:span><text:span text:style-name="number_5f_python"><text:span text:style-name="T17">0</text:span></text:span><text:span text:style-name="T17">, row = </text:span><text:span text:style-name="number_5f_python"><text:span text:style-name="T17">0</text:span></text:span><text:span text:style-name="T17">, sticky = </text:span><text:span text:style-name="symbol0_5f_python"><text:span text:style-name="T17">(</text:span></text:span><text:span text:style-name="T17">N, S, W, E</text:span><text:span text:style-name="symbol0_5f_python"><text:span text:style-name="T17">))</text:span></text:span></text:p>
            <text:p text:style-name="P86"/>
            <text:p text:style-name="P79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createMenu</text:span></text:span><text:span text:style-name="symbol0_5f_python"><text:span text:style-name="T17">()</text:span></text:span></text:p>
            <text:p text:style-name="P79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mainFrame</text:span></text:span><text:span text:style-name="T17"> = Frame</text:span><text:span text:style-name="symbol0_5f_python"><text:span text:style-name="T17">(</text:span></text:span><text:span text:style-name="keyword1_5f_python"><text:span text:style-name="T17">self</text:span></text:span><text:span text:style-name="symbol0_5f_python"><text:span text:style-name="T17">)</text:span></text:span></text:p>
            <text:p text:style-name="P79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mainFrame</text:span></text:span><text:span text:style-name="T17">.</text:span><text:span text:style-name="member0_5f_python"><text:span text:style-name="T17">grid</text:span></text:span><text:span text:style-name="symbol0_5f_python"><text:span text:style-name="T17">(</text:span></text:span><text:span text:style-name="T17">row = </text:span><text:span text:style-name="number_5f_python"><text:span text:style-name="T17">0</text:span></text:span><text:span text:style-name="T17">, column = </text:span><text:span text:style-name="number_5f_python"><text:span text:style-name="T17">0</text:span></text:span><text:span text:style-name="T17">, sticky = </text:span><text:span text:style-name="symbol0_5f_python"><text:span text:style-name="T17">(</text:span></text:span><text:span text:style-name="T17">N, S, W, E</text:span><text:span text:style-name="symbol0_5f_python"><text:span text:style-name="T17">))</text:span></text:span></text:p>
            <text:p text:style-name="P79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rowconfigure</text:span></text:span><text:span text:style-name="symbol0_5f_python"><text:span text:style-name="T17">(</text:span></text:span><text:span text:style-name="number_5f_python"><text:span text:style-name="T17">0</text:span></text:span><text:span text:style-name="T17">, weight = </text:span><text:span text:style-name="number_5f_python"><text:span text:style-name="T17">1</text:span></text:span><text:span text:style-name="symbol0_5f_python"><text:span text:style-name="T17">)</text:span></text:span></text:p>
            <text:p text:style-name="P79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columnconfigure</text:span></text:span><text:span text:style-name="symbol0_5f_python"><text:span text:style-name="T17">(</text:span></text:span><text:span text:style-name="number_5f_python"><text:span text:style-name="T17">0</text:span></text:span><text:span text:style-name="T17">, weight = </text:span><text:span text:style-name="number_5f_python"><text:span text:style-name="T17">1</text:span></text:span><text:span text:style-name="symbol0_5f_python"><text:span text:style-name="T17">)</text:span></text:span></text:p>
            <text:p text:style-name="P86"/>
            <text:p text:style-name="P79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update_idletasks</text:span></text:span><text:span text:style-name="symbol0_5f_python"><text:span text:style-name="T17">()</text:span></text:span></text:p>
          </table:table-cell>
        </table:table-row>
      </table:table>
      <text:p text:style-name="P46"/>
      <text:h text:style-name="P145" text:outline-level="10">Methods</text:h>
      <text:list xml:id="list12414631821" text:style-name="LS1">
        <text:list-item>
          <text:p text:style-name="P115">Create Menu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72"><text:span text:style-name="T17"><text:s text:c="4"/></text:span><text:span text:style-name="keyword0_5f_python"><text:span text:style-name="T17">def</text:span></text:span><text:span text:style-name="T17"> createMenu</text:span><text:span text:style-name="symbol0_5f_python"><text:span text:style-name="T17">(</text:span></text:span><text:span text:style-name="keyword1_5f_python"><text:span text:style-name="T17">self</text:span></text:span><text:span text:style-name="symbol0_5f_python"><text:span text:style-name="T17">)</text:span></text:span><text:span text:style-name="T17">:</text:span></text:p>
            <text:p text:style-name="P79"><text:span text:style-name="T17"><text:s text:c="8"/></text:span><text:span text:style-name="keyword0_5f_python"><text:span text:style-name="T17">try</text:span></text:span><text:span text:style-name="T17">:</text:span></text:p>
            <text:p text:style-name="P79"><text:span text:style-name="T17"><text:s text:c="12"/></text:span><text:span text:style-name="keyword1_5f_python"><text:span text:style-name="T17">self</text:span></text:span><text:span text:style-name="T17">.</text:span><text:span text:style-name="member0_5f_python"><text:span text:style-name="T17">menubar</text:span></text:span><text:span text:style-name="T17"> = Menu</text:span><text:span text:style-name="symbol0_5f_python"><text:span text:style-name="T17">(</text:span></text:span><text:span text:style-name="keyword1_5f_python"><text:span text:style-name="T17">self</text:span></text:span><text:span text:style-name="T17">.</text:span><text:span text:style-name="member0_5f_python"><text:span text:style-name="T17">master</text:span></text:span><text:span text:style-name="symbol0_5f_python"><text:span text:style-name="T17">)</text:span></text:span></text:p>
            <text:p text:style-name="P79"><text:span text:style-name="T17"><text:s text:c="12"/></text:span><text:span text:style-name="keyword1_5f_python"><text:span text:style-name="T17">self</text:span></text:span><text:span text:style-name="T17">.</text:span><text:span text:style-name="member0_5f_python"><text:span text:style-name="T17">master</text:span></text:span><text:span text:style-name="T17">.</text:span><text:span text:style-name="member0_5f_python"><text:span text:style-name="T17">configure</text:span></text:span><text:span text:style-name="symbol0_5f_python"><text:span text:style-name="T17">(</text:span></text:span><text:span text:style-name="T17">menu = </text:span><text:span text:style-name="keyword1_5f_python"><text:span text:style-name="T17">self</text:span></text:span><text:span text:style-name="T17">.</text:span><text:span text:style-name="member0_5f_python"><text:span text:style-name="T17">menubar</text:span></text:span><text:span text:style-name="symbol0_5f_python"><text:span text:style-name="T17">)</text:span></text:span></text:p>
            <text:p text:style-name="P86"/>
            <text:p text:style-name="P79"><text:span text:style-name="T17"><text:s text:c="12"/></text:span><text:span text:style-name="keyword1_5f_python"><text:span text:style-name="T17">self</text:span></text:span><text:span text:style-name="T17">.</text:span><text:span text:style-name="member0_5f_python"><text:span text:style-name="T17">menubar</text:span></text:span><text:span text:style-name="T17">.</text:span><text:span text:style-name="member0_5f_python"><text:span text:style-name="T17">add_command</text:span></text:span><text:span text:style-name="symbol0_5f_python"><text:span text:style-name="T17">(</text:span></text:span><text:span text:style-name="T17">label = </text:span><text:span text:style-name="string_5f_python"><text:span text:style-name="T17">"Exit"</text:span></text:span><text:span text:style-name="T17">, command = </text:span><text:span text:style-name="keyword0_5f_python"><text:span text:style-name="T17">lambda</text:span></text:span><text:span text:style-name="T17">: </text:span><text:span text:style-name="keyword1_5f_python"><text:span text:style-name="T17">self</text:span></text:span><text:span text:style-name="T17">.</text:span><text:span text:style-name="member0_5f_python"><text:span text:style-name="T17">onExit</text:span></text:span><text:span text:style-name="symbol0_5f_python"><text:span text:style-name="T17">())</text:span></text:span></text:p>
            <text:p text:style-name="P86"/>
            <text:p text:style-name="P79"><text:span text:style-name="T17"><text:s text:c="12"/></text:span><text:span text:style-name="keyword0_5f_python"><text:span text:style-name="T17">if</text:span></text:span><text:span text:style-name="T17"> </text:span><text:span text:style-name="keyword1_5f_python"><text:span text:style-name="T17">self</text:span></text:span><text:span text:style-name="T17">.</text:span><text:span text:style-name="member0_5f_python"><text:span text:style-name="T17">debugMode</text:span></text:span><text:span text:style-name="T17"> </text:span><text:span text:style-name="symbol0_5f_python"><text:span text:style-name="T17">&gt;</text:span></text:span><text:span text:style-name="T17"> </text:span><text:span text:style-name="number_5f_python"><text:span text:style-name="T17">0</text:span></text:span><text:span text:style-name="T17">:</text:span></text:p>
            <text:p text:style-name="P79"><text:span text:style-name="T17"><text:s text:c="16"/></text:span><text:span text:style-name="keyword0_5f_python"><text:span text:style-name="T17">print</text:span></text:span><text:span text:style-name="symbol0_5f_python"><text:span text:style-name="T17">(</text:span></text:span><text:span text:style-name="string_5f_python"><text:span text:style-name="T17">"CreateMenu: Ok"</text:span></text:span><text:span text:style-name="symbol0_5f_python"><text:span text:style-name="T17">)</text:span></text:span></text:p>
            <text:p text:style-name="P86"/>
            <text:p text:style-name="P79"><text:span text:style-name="T17"><text:s text:c="8"/></text:span><text:span text:style-name="keyword0_5f_python"><text:span text:style-name="T17">except</text:span></text:span><text:span text:style-name="T17">:</text:span></text:p>
            <text:p text:style-name="P79"><text:span text:style-name="T17"><text:s text:c="12"/></text:span><text:span text:style-name="keyword0_5f_python"><text:span text:style-name="T17">if</text:span></text:span><text:span text:style-name="T17"> </text:span><text:span text:style-name="keyword1_5f_python"><text:span text:style-name="T17">self</text:span></text:span><text:span text:style-name="T17">.</text:span><text:span text:style-name="member0_5f_python"><text:span text:style-name="T17">debugMode</text:span></text:span><text:span text:style-name="T17"> </text:span><text:span text:style-name="symbol0_5f_python"><text:span text:style-name="T17">&gt;</text:span></text:span><text:span text:style-name="T17"> </text:span><text:span text:style-name="number_5f_python"><text:span text:style-name="T17">0</text:span></text:span><text:span text:style-name="T17">:</text:span></text:p>
            <text:p text:style-name="P79"><text:span text:style-name="T17"><text:s text:c="16"/></text:span><text:span text:style-name="keyword0_5f_python"><text:span text:style-name="T17">print</text:span></text:span><text:span text:style-name="symbol0_5f_python"><text:span text:style-name="T17">(</text:span></text:span><text:span text:style-name="string_5f_python"><text:span text:style-name="T17">"CreateMenu: Error"</text:span></text:span><text:span text:style-name="symbol0_5f_python"><text:span text:style-name="T17">)</text:span></text:span></text:p>
          </table:table-cell>
        </table:table-row>
      </table:table>
      <text:p text:style-name="P7"/>
      <text:list xml:id="list2" text:style-name="LS1">
        <text:list-item>
          <text:p text:style-name="P115">Resize widgets with window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72"><text:span text:style-name="T17"><text:s text:c="4"/></text:span><text:span text:style-name="keyword0_5f_python"><text:span text:style-name="T17">def</text:span></text:span><text:span text:style-name="T17"> onResize</text:span><text:span text:style-name="symbol0_5f_python"><text:span text:style-name="T17">(</text:span></text:span><text:span text:style-name="keyword1_5f_python"><text:span text:style-name="T17">self</text:span></text:span><text:span text:style-name="T17">, event</text:span><text:span text:style-name="symbol0_5f_python"><text:span text:style-name="T17">)</text:span></text:span><text:span text:style-name="T17">:</text:span></text:p>
            <text:p text:style-name="P79"><text:span text:style-name="T17"><text:s text:c="8"/>SW = </text:span><text:span text:style-name="keyword1_5f_python"><text:span text:style-name="T17">self</text:span></text:span><text:span text:style-name="T17">.</text:span><text:span text:style-name="member0_5f_python"><text:span text:style-name="T17">winfo_width</text:span></text:span><text:span text:style-name="symbol0_5f_python"><text:span text:style-name="T17">()</text:span></text:span></text:p>
            <text:p text:style-name="P79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fontscale</text:span></text:span><text:span text:style-name="T17"> = </text:span><text:span text:style-name="keyword1_5f_python"><text:span text:style-name="T17">int</text:span></text:span><text:span text:style-name="symbol0_5f_python"><text:span text:style-name="T17">(</text:span></text:span><text:span text:style-name="T17">SW / </text:span><text:span text:style-name="number_5f_python"><text:span text:style-name="T17">80</text:span></text:span><text:span text:style-name="symbol0_5f_python"><text:span text:style-name="T17">)</text:span></text:span></text:p>
            <text:p text:style-name="P79"><text:soft-page-break/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widgetscale</text:span></text:span><text:span text:style-name="T17"> = </text:span><text:span text:style-name="keyword1_5f_python"><text:span text:style-name="T17">round</text:span></text:span><text:span text:style-name="symbol0_5f_python"><text:span text:style-name="T17">(</text:span></text:span><text:span text:style-name="T17">SW / </text:span><text:span text:style-name="number_5f_python"><text:span text:style-name="T17">800</text:span></text:span><text:span text:style-name="T17">, </text:span><text:span text:style-name="number_5f_python"><text:span text:style-name="T17">1</text:span></text:span><text:span text:style-name="symbol0_5f_python"><text:span text:style-name="T17">)</text:span></text:span><text:span text:style-name="T17"> </text:span></text:p>
            <text:p text:style-name="P86"/>
            <text:p text:style-name="P79"><text:span text:style-name="T17"><text:s text:c="8"/></text:span><text:span text:style-name="keyword0_5f_python"><text:span text:style-name="T17">if</text:span></text:span><text:span text:style-name="T17"> </text:span><text:span text:style-name="keyword1_5f_python"><text:span text:style-name="T17">self</text:span></text:span><text:span text:style-name="T17">.</text:span><text:span text:style-name="member0_5f_python"><text:span text:style-name="T17">fontscale</text:span></text:span><text:span text:style-name="T17"> </text:span><text:span text:style-name="symbol0_5f_python"><text:span text:style-name="T17">&lt;</text:span></text:span><text:span text:style-name="T17"> </text:span><text:span text:style-name="number_5f_python"><text:span text:style-name="T17">8</text:span></text:span><text:span text:style-name="T17">: </text:span><text:span text:style-name="keyword1_5f_python"><text:span text:style-name="T17">self</text:span></text:span><text:span text:style-name="T17">.</text:span><text:span text:style-name="member0_5f_python"><text:span text:style-name="T17">fontscale</text:span></text:span><text:span text:style-name="T17"> = </text:span><text:span text:style-name="number_5f_python"><text:span text:style-name="T17">8</text:span></text:span></text:p>
            <text:p text:style-name="P86"/>
            <text:p text:style-name="P79"><text:span text:style-name="T17"><text:s text:c="8"/></text:span><text:span text:style-name="keyword0_5f_python"><text:span text:style-name="T17">for</text:span></text:span><text:span text:style-name="T17"> fontname </text:span><text:span text:style-name="keyword0_5f_python"><text:span text:style-name="T17">in</text:span></text:span><text:span text:style-name="T17"> </text:span><text:span text:style-name="symbol0_5f_python"><text:span text:style-name="T17">[</text:span></text:span><text:span text:style-name="string_5f_python"><text:span text:style-name="T17">"TkDefaultFont"</text:span></text:span><text:span text:style-name="T17">, </text:span><text:span text:style-name="string_5f_python"><text:span text:style-name="T17">"TkTextFont"</text:span></text:span><text:span text:style-name="T17">, </text:span><text:span text:style-name="string_5f_python"><text:span text:style-name="T17">"TkMenuFont"</text:span></text:span><text:span text:style-name="T17">,</text:span></text:p>
            <text:p text:style-name="P79"><text:span text:style-name="T17"><text:s text:c="25"/></text:span><text:span text:style-name="string_5f_python"><text:span text:style-name="T17">"TkCaptionFont"</text:span></text:span><text:span text:style-name="T17">, </text:span><text:span text:style-name="string_5f_python"><text:span text:style-name="T17">"TkFixedFont"</text:span></text:span><text:span text:style-name="T17">, </text:span><text:span text:style-name="string_5f_python"><text:span text:style-name="T17">"TkIconFont"</text:span></text:span><text:span text:style-name="T17"> </text:span><text:span text:style-name="symbol0_5f_python"><text:span text:style-name="T17">]</text:span></text:span><text:span text:style-name="T17">:</text:span></text:p>
            <text:p text:style-name="P79"><text:span text:style-name="T17"><text:s text:c="12"/>default_font = nametofont</text:span><text:span text:style-name="symbol0_5f_python"><text:span text:style-name="T17">(</text:span></text:span><text:span text:style-name="T17">fontname</text:span><text:span text:style-name="symbol0_5f_python"><text:span text:style-name="T17">)</text:span></text:span></text:p>
            <text:p text:style-name="P79"><text:span text:style-name="T17"><text:s text:c="12"/>default_font.</text:span><text:span text:style-name="member0_5f_python"><text:span text:style-name="T17">configure</text:span></text:span><text:span text:style-name="symbol0_5f_python"><text:span text:style-name="T17">(</text:span></text:span><text:span text:style-name="T17">size = </text:span><text:span text:style-name="keyword1_5f_python"><text:span text:style-name="T17">self</text:span></text:span><text:span text:style-name="T17">.</text:span><text:span text:style-name="member0_5f_python"><text:span text:style-name="T17">fontscale</text:span></text:span><text:span text:style-name="symbol0_5f_python"><text:span text:style-name="T17">)</text:span></text:span></text:p>
            <text:p text:style-name="P86"/>
            <text:p text:style-name="P79"><text:span text:style-name="T17"><text:s text:c="8"/>Style</text:span><text:span text:style-name="symbol0_5f_python"><text:span text:style-name="T17">()</text:span></text:span><text:span text:style-name="T17">.</text:span><text:span text:style-name="member0_5f_python"><text:span text:style-name="T17">configure</text:span></text:span><text:span text:style-name="symbol0_5f_python"><text:span text:style-name="T17">(</text:span></text:span><text:span text:style-name="string_5f_python"><text:span text:style-name="T17">"TCheckbutton"</text:span></text:span><text:span text:style-name="T17">, indicatordiameter = </text:span><text:span text:style-name="keyword1_5f_python"><text:span text:style-name="T17">int</text:span></text:span><text:span text:style-name="symbol0_5f_python"><text:span text:style-name="T17">(</text:span></text:span><text:span text:style-name="number_5f_python"><text:span text:style-name="T17">1.5</text:span></text:span><text:span text:style-name="T17"> </text:span><text:span text:style-name="symbol0_5f_python"><text:span text:style-name="T17">*</text:span></text:span><text:span text:style-name="T17"> </text:span><text:span text:style-name="keyword1_5f_python"><text:span text:style-name="T17">self</text:span></text:span><text:span text:style-name="T17">.</text:span><text:span text:style-name="member0_5f_python"><text:span text:style-name="T17">fontscale</text:span></text:span><text:span text:style-name="symbol0_5f_python"><text:span text:style-name="T17">)</text:span></text:span><text:span text:style-name="T17">, borderwidth = </text:span><text:span text:style-name="number_5f_python"><text:span text:style-name="T17">4</text:span></text:span><text:span text:style-name="symbol0_5f_python"><text:span text:style-name="T17">)</text:span></text:span></text:p>
            <text:p text:style-name="P79"><text:span text:style-name="T17"><text:s text:c="8"/>Style</text:span><text:span text:style-name="symbol0_5f_python"><text:span text:style-name="T17">()</text:span></text:span><text:span text:style-name="T17">.</text:span><text:span text:style-name="member0_5f_python"><text:span text:style-name="T17">configure</text:span></text:span><text:span text:style-name="symbol0_5f_python"><text:span text:style-name="T17">(</text:span></text:span><text:span text:style-name="string_5f_python"><text:span text:style-name="T17">"TCombobox"</text:span></text:span><text:span text:style-name="T17">, arrowsize = </text:span><text:span text:style-name="keyword1_5f_python"><text:span text:style-name="T17">int</text:span></text:span><text:span text:style-name="symbol0_5f_python"><text:span text:style-name="T17">(</text:span></text:span><text:span text:style-name="number_5f_python"><text:span text:style-name="T17">1.5</text:span></text:span><text:span text:style-name="T17"> </text:span><text:span text:style-name="symbol0_5f_python"><text:span text:style-name="T17">*</text:span></text:span><text:span text:style-name="T17"> </text:span><text:span text:style-name="keyword1_5f_python"><text:span text:style-name="T17">self</text:span></text:span><text:span text:style-name="T17">.</text:span><text:span text:style-name="member0_5f_python"><text:span text:style-name="T17">fontscale</text:span></text:span><text:span text:style-name="symbol0_5f_python"><text:span text:style-name="T17">))</text:span></text:span></text:p>
            <text:p text:style-name="P86"><text:s text:c="8"/></text:p>
            <text:p text:style-name="P79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update_idletasks</text:span></text:span><text:span text:style-name="symbol0_5f_python"><text:span text:style-name="T17">()</text:span></text:span></text:p>
          </table:table-cell>
        </table:table-row>
      </table:table>
      <text:p text:style-name="P13"/>
      <text:list xml:id="list5" text:style-name="LS1">
        <text:list-item>
          <text:p text:style-name="P116"><text:span text:style-name="T18">Respond to </text:span>Exit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72"><text:span text:style-name="T17"><text:s text:c="4"/></text:span><text:span text:style-name="keyword0_5f_python"><text:span text:style-name="T17">def</text:span></text:span><text:span text:style-name="T17"> onExit</text:span><text:span text:style-name="symbol0_5f_python"><text:span text:style-name="T17">(</text:span></text:span><text:span text:style-name="keyword1_5f_python"><text:span text:style-name="T17">self</text:span></text:span><text:span text:style-name="symbol0_5f_python"><text:span text:style-name="T17">)</text:span></text:span><text:span text:style-name="T17">:</text:span></text:p>
            <text:p text:style-name="P79"><text:span text:style-name="T17"><text:s text:c="8"/></text:span><text:span text:style-name="keyword0_5f_python"><text:span text:style-name="T17">try</text:span></text:span><text:span text:style-name="T17">:</text:span></text:p>
            <text:p text:style-name="P79"><text:span text:style-name="T17"><text:s text:c="12"/></text:span><text:span text:style-name="keyword0_5f_python"><text:span text:style-name="T17">if</text:span></text:span><text:span text:style-name="T17"> askokcancel</text:span><text:span text:style-name="symbol0_5f_python"><text:span text:style-name="T17">(</text:span></text:span><text:span text:style-name="string_5f_python"><text:span text:style-name="T17">"Just Checking"</text:span></text:span><text:span text:style-name="T17">, </text:span><text:span text:style-name="string_5f_python"><text:span text:style-name="T17">"Do you want to close now?"</text:span></text:span><text:span text:style-name="symbol0_5f_python"><text:span text:style-name="T17">)</text:span></text:span><text:span text:style-name="T17">:</text:span></text:p>
            <text:p text:style-name="P79"><text:span text:style-name="T17"><text:s text:c="16"/></text:span><text:span text:style-name="keyword1_5f_python"><text:span text:style-name="T17">self</text:span></text:span><text:span text:style-name="T17">.</text:span><text:span text:style-name="member0_5f_python"><text:span text:style-name="T17">master</text:span></text:span><text:span text:style-name="T17">.</text:span><text:span text:style-name="member0_5f_python"><text:span text:style-name="T17">destroy</text:span></text:span><text:span text:style-name="symbol0_5f_python"><text:span text:style-name="T17">()</text:span></text:span></text:p>
            <text:p text:style-name="P86"/>
            <text:p text:style-name="P79"><text:span text:style-name="T17"><text:s text:c="12"/></text:span><text:span text:style-name="keyword0_5f_python"><text:span text:style-name="T17">if</text:span></text:span><text:span text:style-name="T17"> </text:span><text:span text:style-name="keyword1_5f_python"><text:span text:style-name="T17">self</text:span></text:span><text:span text:style-name="T17">.</text:span><text:span text:style-name="member0_5f_python"><text:span text:style-name="T17">debugMode</text:span></text:span><text:span text:style-name="T17"> </text:span><text:span text:style-name="symbol0_5f_python"><text:span text:style-name="T17">&gt;</text:span></text:span><text:span text:style-name="T17"> </text:span><text:span text:style-name="number_5f_python"><text:span text:style-name="T17">0</text:span></text:span><text:span text:style-name="T17">: </text:span><text:span text:style-name="keyword0_5f_python"><text:span text:style-name="T17">print</text:span></text:span><text:span text:style-name="symbol0_5f_python"><text:span text:style-name="T17">(</text:span></text:span><text:span text:style-name="string_5f_python"><text:span text:style-name="T17">"on Exit: Ok"</text:span></text:span><text:span text:style-name="symbol0_5f_python"><text:span text:style-name="T17">)</text:span></text:span></text:p>
            <text:p text:style-name="P86"/>
            <text:p text:style-name="P79"><text:span text:style-name="T17"><text:s text:c="8"/></text:span><text:span text:style-name="keyword0_5f_python"><text:span text:style-name="T17">except</text:span></text:span><text:span text:style-name="T17">:</text:span></text:p>
            <text:p text:style-name="P79"><text:span text:style-name="T17"><text:s text:c="12"/></text:span><text:span text:style-name="keyword0_5f_python"><text:span text:style-name="T17">if</text:span></text:span><text:span text:style-name="T17"> </text:span><text:span text:style-name="keyword1_5f_python"><text:span text:style-name="T17">self</text:span></text:span><text:span text:style-name="T17">.</text:span><text:span text:style-name="member0_5f_python"><text:span text:style-name="T17">debugMode</text:span></text:span><text:span text:style-name="T17"> </text:span><text:span text:style-name="symbol0_5f_python"><text:span text:style-name="T17">&gt;</text:span></text:span><text:span text:style-name="T17"> </text:span><text:span text:style-name="number_5f_python"><text:span text:style-name="T17">0</text:span></text:span><text:span text:style-name="T17">:</text:span></text:p>
            <text:p text:style-name="P79"><text:span text:style-name="T17"><text:s text:c="16"/></text:span><text:span text:style-name="keyword0_5f_python"><text:span text:style-name="T17">print</text:span></text:span><text:span text:style-name="symbol0_5f_python"><text:span text:style-name="T17">(</text:span></text:span><text:span text:style-name="string_5f_python"><text:span text:style-name="T17">"on Exit: Error"</text:span></text:span><text:span text:style-name="symbol0_5f_python"><text:span text:style-name="T17">)</text:span></text:span></text:p>
            <text:p text:style-name="P33"/>
          </table:table-cell>
        </table:table-row>
      </table:table>
      <text:p text:style-name="P7"/>
      <text:h text:style-name="P139" text:outline-level="10"/>
      <text:h text:style-name="P140" text:outline-level="10">Duplicator</text:h>
      <text:p text:style-name="P44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2"><text:span text:style-name="T9">Class </text:span><text:span text:style-name="T10">Duplicator</text:span></text:p>
            <text:p text:style-name="P65">Create Frame</text:p>
            <text:p text:style-name="P65">Declare &amp; initialise variables</text:p>
            <text:p text:style-name="P68">Create widgets</text:p>
            <text:p text:style-name="P95"/>
            <text:p text:style-name="P6">Methods</text:p>
            <text:p text:style-name="P65">create widgets</text:p>
            <text:p text:style-name="P70"/>
            <text:p text:style-name="P66">-- Helper Methods --</text:p>
            <text:p text:style-name="P69">buttonHandler</text:p>
            <text:p text:style-name="P68">onResize</text:p>
            <text:p text:style-name="P68">delayedResize</text:p>
            <text:p text:style-name="P68">reset</text:p>
            <text:p text:style-name="P68"/>
            <text:p text:style-name="P68">-- Core Methods --</text:p>
            <text:p text:style-name="P68">talk_to_dc3dd</text:p>
            <text:p text:style-name="P68">post_info</text:p>
            <text:p text:style-name="P68"/>
            <text:p text:style-name="P68">-- Directory Copier --</text:p>
            <text:p text:style-name="P68">goDirCopy</text:p>
            <text:p text:style-name="P68">get_src_filelist</text:p>
            <text:p text:style-name="P68">duplicate_file</text:p>
            <text:p text:style-name="P68"/>
            <text:p text:style-name="P68">-- Drive Cloner –</text:p>
            <text:p text:style-name="P68">identifyDrives</text:p>
            <text:p text:style-name="P68">createDriveList</text:p>
            <text:p text:style-name="P68">comboSelected</text:p>
            <text:p text:style-name="P68">startDriveClone</text:p>
          </table:table-cell>
        </table:table-row>
      </table:table>
      <text:p text:style-name="P30"/>
      <text:p text:style-name="P44"/>
      <text:h text:style-name="P164" text:outline-level="10">Duplicator: Directory Copy &amp; Drive/Device Clone</text:h>
      <text:p text:style-name="P7"/>
      <text:h text:style-name="P152" text:outline-level="10"><text:bookmark text:name="h.y00hrb2k5sla"/>Initialise</text:h>
      <text:h text:style-name="P166" text:outline-level="10"><text:bookmark text:name="h.dfi1efcuou55"/><text:span text:style-name="T11">Create </text:span><text:span text:style-name="T12">Duplicator</text:span><text:span text:style-name="T11"> Frame</text:span></text:h>
      <table:table table:name="Table14" table:style-name="Table14">
        <table:table-column table:style-name="Table14.A"/>
        <table:table-row>
          <table:table-cell table:style-name="Table14.A1" office:value-type="string">
            <text:p text:style-name="P73"><text:span text:style-name="keyword0_5f_python"><text:span text:style-name="T17">class</text:span></text:span><text:span text:style-name="T17"> Duplicator</text:span><text:span text:style-name="symbol0_5f_python"><text:span text:style-name="T17">(</text:span></text:span><text:span text:style-name="T17">Frame</text:span><text:span text:style-name="symbol0_5f_python"><text:span text:style-name="T17">)</text:span></text:span><text:span text:style-name="T17">:</text:span></text:p>
            <text:p text:style-name="P80"><text:span text:style-name="T17"><text:s text:c="4"/></text:span><text:span text:style-name="keyword0_5f_python"><text:span text:style-name="T17">def</text:span></text:span><text:span text:style-name="T17"> </text:span><text:span text:style-name="keyword3_5f_python"><text:span text:style-name="T17">__init__</text:span></text:span><text:span text:style-name="symbol0_5f_python"><text:span text:style-name="T17">(</text:span></text:span><text:span text:style-name="keyword1_5f_python"><text:span text:style-name="T17">self</text:span></text:span><text:span text:style-name="T17">, master, app, no_of_dest_drives</text:span><text:span text:style-name="symbol0_5f_python"><text:span text:style-name="T17">)</text:span></text:span><text:span text:style-name="T17">:</text:span></text:p>
            <text:p text:style-name="P80"><text:span text:style-name="T17"><text:s text:c="8"/>Frame.</text:span><text:span text:style-name="keyword3_5f_python"><text:span text:style-name="T17">__init__</text:span></text:span><text:span text:style-name="symbol0_5f_python"><text:span text:style-name="T17">(</text:span></text:span><text:span text:style-name="keyword1_5f_python"><text:span text:style-name="T17">self</text:span></text:span><text:span text:style-name="T17">, master = master</text:span><text:span text:style-name="symbol0_5f_python"><text:span text:style-name="T17">)</text:span></text:span></text:p>
            <text:p text:style-name="P87"/>
            <text:p text:style-name="P80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app</text:span></text:span><text:span text:style-name="T17"> = app</text:span></text:p>
            <text:p text:style-name="P80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app</text:span></text:span><text:span text:style-name="T17">.</text:span><text:span text:style-name="member0_5f_python"><text:span text:style-name="T17">apps</text:span></text:span><text:span text:style-name="T17">.</text:span><text:span text:style-name="member0_5f_python"><text:span text:style-name="T17">append</text:span></text:span><text:span text:style-name="symbol0_5f_python"><text:span text:style-name="T17">(</text:span></text:span><text:span text:style-name="keyword1_5f_python"><text:span text:style-name="T17">self</text:span></text:span><text:span text:style-name="T17">.__class__.__name__</text:span><text:span text:style-name="symbol0_5f_python"><text:span text:style-name="T17">)</text:span></text:span></text:p>
            <text:p text:style-name="P80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monitorMode</text:span></text:span><text:span text:style-name="T17"> = </text:span><text:span text:style-name="string_5f_python"><text:span text:style-name="T17">"Insert"</text:span></text:span><text:span text:style-name="T17"> </text:span><text:span text:style-name="comment0_5f_python"><text:span text:style-name="T17"># options: Insert, Overtype</text:span></text:span></text:p>
            <text:p text:style-name="P80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bind</text:span></text:span><text:span text:style-name="symbol0_5f_python"><text:span text:style-name="T17">(</text:span></text:span><text:span text:style-name="string_5f_python"><text:span text:style-name="T17">"&lt;Configure&gt;"</text:span></text:span><text:span text:style-name="T17">, </text:span><text:span text:style-name="keyword1_5f_python"><text:span text:style-name="T17">self</text:span></text:span><text:span text:style-name="T17">.</text:span><text:span text:style-name="member0_5f_python"><text:span text:style-name="T17">onResize</text:span></text:span><text:span text:style-name="symbol0_5f_python"><text:span text:style-name="T17">)</text:span></text:span></text:p>
            <text:p text:style-name="P34"/>
          </table:table-cell>
        </table:table-row>
      </table:table>
      <text:p text:style-name="P7"/>
      <text:h text:style-name="P168" text:outline-level="10"><text:soft-page-break/>Declare Variables</text:h>
      <table:table table:name="Table15" table:style-name="Table15">
        <table:table-column table:style-name="Table15.A"/>
        <table:table-row>
          <table:table-cell table:style-name="Table15.A1" office:value-type="string">
            <text:p text:style-name="P73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no_of_dest_drives</text:span></text:span><text:span text:style-name="T17"> = no_of_dest_drives</text:span></text:p>
            <text:p text:style-name="P80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err</text:span></text:span><text:span text:style-name="T17"> = </text:span><text:span text:style-name="number_5f_python"><text:span text:style-name="T17">0</text:span></text:span></text:p>
            <text:p text:style-name="P87"><text:s text:c="8"/></text:p>
            <text:p text:style-name="P80"><text:span text:style-name="T17"><text:s text:c="8"/></text:span><text:span text:style-name="comment0_5f_python"><text:span text:style-name="T17">##</text:span></text:span></text:p>
            <text:p text:style-name="P80"><text:span text:style-name="T17"><text:s text:c="8"/></text:span><text:span text:style-name="comment0_5f_python"><text:span text:style-name="T17"># Directory Copier items</text:span></text:span></text:p>
            <text:p text:style-name="P80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src_dir_path</text:span></text:span><text:span text:style-name="T17"> = StringVar</text:span><text:span text:style-name="symbol0_5f_python"><text:span text:style-name="T17">()</text:span></text:span></text:p>
            <text:p text:style-name="P80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src_dir_path</text:span></text:span><text:span text:style-name="T17">.</text:span><text:span text:style-name="member0_5f_python"><text:span text:style-name="T17">set</text:span></text:span><text:span text:style-name="symbol0_5f_python"><text:span text:style-name="T17">(</text:span></text:span><text:span text:style-name="string_5f_python"><text:span text:style-name="T17">""</text:span></text:span><text:span text:style-name="symbol0_5f_python"><text:span text:style-name="T17">)</text:span></text:span></text:p>
            <text:p text:style-name="P80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src_fldr</text:span></text:span><text:span text:style-name="T17"> = StringVar</text:span><text:span text:style-name="symbol0_5f_python"><text:span text:style-name="T17">()</text:span></text:span></text:p>
            <text:p text:style-name="P80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src_fldr</text:span></text:span><text:span text:style-name="T17">.</text:span><text:span text:style-name="member0_5f_python"><text:span text:style-name="T17">set</text:span></text:span><text:span text:style-name="symbol0_5f_python"><text:span text:style-name="T17">(</text:span></text:span><text:span text:style-name="string_5f_python"><text:span text:style-name="T17">""</text:span></text:span><text:span text:style-name="symbol0_5f_python"><text:span text:style-name="T17">)</text:span></text:span></text:p>
            <text:p text:style-name="P87"/>
            <text:p text:style-name="P80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dest_fldr</text:span></text:span><text:span text:style-name="T17"> = </text:span><text:span text:style-name="symbol0_5f_python"><text:span text:style-name="T17">[]</text:span></text:span></text:p>
            <text:p text:style-name="P80"><text:span text:style-name="T17"><text:s text:c="8"/></text:span><text:span text:style-name="keyword0_5f_python"><text:span text:style-name="T17">for</text:span></text:span><text:span text:style-name="T17"> count </text:span><text:span text:style-name="keyword0_5f_python"><text:span text:style-name="T17">in</text:span></text:span><text:span text:style-name="T17"> </text:span><text:span text:style-name="keyword1_5f_python"><text:span text:style-name="T17">range</text:span></text:span><text:span text:style-name="T17"> </text:span><text:span text:style-name="symbol0_5f_python"><text:span text:style-name="T17">(</text:span></text:span><text:span text:style-name="keyword1_5f_python"><text:span text:style-name="T17">self</text:span></text:span><text:span text:style-name="T17">.</text:span><text:span text:style-name="member0_5f_python"><text:span text:style-name="T17">no_of_dest_drives</text:span></text:span><text:span text:style-name="symbol0_5f_python"><text:span text:style-name="T17">)</text:span></text:span><text:span text:style-name="T17">:</text:span></text:p>
            <text:p text:style-name="P80"><text:span text:style-name="T17"><text:s text:c="12"/></text:span><text:span text:style-name="keyword1_5f_python"><text:span text:style-name="T17">self</text:span></text:span><text:span text:style-name="T17">.</text:span><text:span text:style-name="member0_5f_python"><text:span text:style-name="T17">dest_fldr</text:span></text:span><text:span text:style-name="T17">.</text:span><text:span text:style-name="member0_5f_python"><text:span text:style-name="T17">append</text:span></text:span><text:span text:style-name="symbol0_5f_python"><text:span text:style-name="T17">(</text:span></text:span><text:span text:style-name="T17">StringVar</text:span><text:span text:style-name="symbol0_5f_python"><text:span text:style-name="T17">())</text:span></text:span></text:p>
            <text:p text:style-name="P80"><text:span text:style-name="T17"><text:s text:c="12"/></text:span><text:span text:style-name="keyword1_5f_python"><text:span text:style-name="T17">self</text:span></text:span><text:span text:style-name="T17">.</text:span><text:span text:style-name="member0_5f_python"><text:span text:style-name="T17">dest_fldr</text:span></text:span><text:span text:style-name="symbol0_5f_python"><text:span text:style-name="T17">[</text:span></text:span><text:span text:style-name="T17">count</text:span><text:span text:style-name="symbol0_5f_python"><text:span text:style-name="T17">]</text:span></text:span><text:span text:style-name="T17">.</text:span><text:span text:style-name="member0_5f_python"><text:span text:style-name="T17">set</text:span></text:span><text:span text:style-name="symbol0_5f_python"><text:span text:style-name="T17">(</text:span></text:span><text:span text:style-name="string_5f_python"><text:span text:style-name="T17">""</text:span></text:span><text:span text:style-name="symbol0_5f_python"><text:span text:style-name="T17">)</text:span></text:span></text:p>
            <text:p text:style-name="P87"/>
            <text:p text:style-name="P80"><text:span text:style-name="T17"><text:s text:c="8"/></text:span><text:span text:style-name="comment0_5f_python"><text:span text:style-name="T17">##</text:span></text:span></text:p>
            <text:p text:style-name="P80"><text:span text:style-name="T17"><text:s text:c="8"/></text:span><text:span text:style-name="comment0_5f_python"><text:span text:style-name="T17"># Drive Cloner items</text:span></text:span></text:p>
            <text:p text:style-name="P80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device_list</text:span></text:span><text:span text:style-name="T17"> = </text:span><text:span text:style-name="symbol0_5f_python"><text:span text:style-name="T17">[]</text:span></text:span><text:span text:style-name="T17"> </text:span><text:span text:style-name="comment0_5f_python"><text:span text:style-name="T17"># all devices discovered by 'lsblk' (name, mountpoint)</text:span></text:span></text:p>
            <text:p text:style-name="P80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drive_locks</text:span></text:span><text:span text:style-name="T17"> = </text:span><text:span text:style-name="symbol0_5f_python"><text:span text:style-name="T17">[]</text:span></text:span><text:span text:style-name="T17"> </text:span><text:span text:style-name="comment0_5f_python"><text:span text:style-name="T17"># boolean value True if 'locked'</text:span></text:span></text:p>
            <text:p text:style-name="P80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drive_list</text:span></text:span><text:span text:style-name="T17"> = </text:span><text:span text:style-name="symbol0_5f_python"><text:span text:style-name="T17">[]</text:span></text:span><text:span text:style-name="T17"> </text:span><text:span text:style-name="comment0_5f_python"><text:span text:style-name="T17"># only those drives which are NOT 'locked' (used by Comboboxes)</text:span></text:span></text:p>
            <text:p text:style-name="P80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dest</text:span></text:span><text:span text:style-name="T17"> = </text:span><text:span text:style-name="symbol0_5f_python"><text:span text:style-name="T17">[]</text:span></text:span><text:span text:style-name="T17"> </text:span><text:span text:style-name="comment0_5f_python"><text:span text:style-name="T17"># a list of StringVar</text:span></text:span></text:p>
            <text:p text:style-name="P87"><text:s text:c="8"/></text:p>
            <text:p text:style-name="P80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default_tab_spacing</text:span></text:span><text:span text:style-name="T17"> = <text:s/></text:span><text:span text:style-name="symbol0_5f_python"><text:span text:style-name="T17">[</text:span></text:span><text:span text:style-name="number_5f_python"><text:span text:style-name="T17">4.0</text:span></text:span><text:span text:style-name="T17">, </text:span><text:span text:style-name="number_5f_python"><text:span text:style-name="T17">7.0</text:span></text:span><text:span text:style-name="T17">, </text:span><text:span text:style-name="number_5f_python"><text:span text:style-name="T17">9.0</text:span></text:span><text:span text:style-name="T17">, </text:span><text:span text:style-name="number_5f_python"><text:span text:style-name="T17">11.0</text:span></text:span><text:span text:style-name="T17">, </text:span><text:span text:style-name="number_5f_python"><text:span text:style-name="T17">13.0</text:span></text:span><text:span text:style-name="T17">, </text:span><text:span text:style-name="number_5f_python"><text:span text:style-name="T17">14.0</text:span></text:span><text:span text:style-name="symbol0_5f_python"><text:span text:style-name="T17">]</text:span></text:span></text:p>
            <text:p text:style-name="P80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driveList_tabsL</text:span></text:span><text:span text:style-name="T17"> = </text:span><text:span text:style-name="symbol0_5f_python"><text:span text:style-name="T17">[]</text:span></text:span></text:p>
            <text:p text:style-name="P80"><text:span text:style-name="T17"><text:s text:c="8"/></text:span><text:span text:style-name="keyword0_5f_python"><text:span text:style-name="T17">for</text:span></text:span><text:span text:style-name="T17"> i </text:span><text:span text:style-name="keyword0_5f_python"><text:span text:style-name="T17">in</text:span></text:span><text:span text:style-name="T17"> </text:span><text:span text:style-name="keyword1_5f_python"><text:span text:style-name="T17">range</text:span></text:span><text:span text:style-name="symbol0_5f_python"><text:span text:style-name="T17">(</text:span></text:span><text:span text:style-name="keyword1_5f_python"><text:span text:style-name="T17">len</text:span></text:span><text:span text:style-name="symbol0_5f_python"><text:span text:style-name="T17">(</text:span></text:span><text:span text:style-name="keyword1_5f_python"><text:span text:style-name="T17">self</text:span></text:span><text:span text:style-name="T17">.</text:span><text:span text:style-name="member0_5f_python"><text:span text:style-name="T17">default_tab_spacing</text:span></text:span><text:span text:style-name="symbol0_5f_python"><text:span text:style-name="T17">))</text:span></text:span><text:span text:style-name="T17">:</text:span></text:p>
            <text:p text:style-name="P80"><text:span text:style-name="T17"><text:s text:c="12"/></text:span><text:span text:style-name="keyword1_5f_python"><text:span text:style-name="T17">self</text:span></text:span><text:span text:style-name="T17">.</text:span><text:span text:style-name="member0_5f_python"><text:span text:style-name="T17">driveList_tabsL</text:span></text:span><text:span text:style-name="T17">.</text:span><text:span text:style-name="member0_5f_python"><text:span text:style-name="T17">append</text:span></text:span><text:span text:style-name="symbol0_5f_python"><text:span text:style-name="T17">(</text:span></text:span><text:span text:style-name="keyword1_5f_python"><text:span text:style-name="T17">round</text:span></text:span><text:span text:style-name="symbol0_5f_python"><text:span text:style-name="T17">(</text:span></text:span><text:span text:style-name="keyword1_5f_python"><text:span text:style-name="T17">self</text:span></text:span><text:span text:style-name="T17">.</text:span><text:span text:style-name="member0_5f_python"><text:span text:style-name="T17">default_tab_spacing</text:span></text:span><text:span text:style-name="symbol0_5f_python"><text:span text:style-name="T17">[</text:span></text:span><text:span text:style-name="T17">i</text:span><text:span text:style-name="symbol0_5f_python"><text:span text:style-name="T17">]</text:span></text:span><text:span text:style-name="T17"> </text:span><text:span text:style-name="symbol0_5f_python"><text:span text:style-name="T17">*</text:span></text:span><text:span text:style-name="T17"> </text:span><text:span text:style-name="keyword1_5f_python"><text:span text:style-name="T17">self</text:span></text:span><text:span text:style-name="T17">.</text:span><text:span text:style-name="member0_5f_python"><text:span text:style-name="T17">app</text:span></text:span><text:span text:style-name="T17">.</text:span><text:span text:style-name="member0_5f_python"><text:span text:style-name="T17">widgetscale</text:span></text:span><text:span text:style-name="T17">, </text:span><text:span text:style-name="number_5f_python"><text:span text:style-name="T17">1</text:span></text:span><text:span text:style-name="symbol0_5f_python"><text:span text:style-name="T17">))</text:span></text:span></text:p>
            <text:p text:style-name="P80"><text:span text:style-name="T17"><text:s text:c="8"/>d = </text:span><text:span text:style-name="keyword1_5f_python"><text:span text:style-name="T17">self</text:span></text:span><text:span text:style-name="T17">.</text:span><text:span text:style-name="member0_5f_python"><text:span text:style-name="T17">driveList_tabsL</text:span></text:span></text:p>
            <text:p text:style-name="P80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driveList_tabs</text:span></text:span><text:span text:style-name="T17"> = </text:span><text:span text:style-name="keyword1_5f_python"><text:span text:style-name="T17">str</text:span></text:span><text:span text:style-name="symbol0_5f_python"><text:span text:style-name="T17">(</text:span></text:span><text:span text:style-name="T17">d</text:span><text:span text:style-name="symbol0_5f_python"><text:span text:style-name="T17">[</text:span></text:span><text:span text:style-name="number_5f_python"><text:span text:style-name="T17">0</text:span></text:span><text:span text:style-name="symbol0_5f_python"><text:span text:style-name="T17">])</text:span></text:span><text:span text:style-name="T17">+</text:span><text:span text:style-name="string_5f_python"><text:span text:style-name="T17">"c "</text:span></text:span><text:span text:style-name="T17">+</text:span><text:span text:style-name="keyword1_5f_python"><text:span text:style-name="T17">str</text:span></text:span><text:span text:style-name="symbol0_5f_python"><text:span text:style-name="T17">(</text:span></text:span><text:span text:style-name="T17">d</text:span><text:span text:style-name="symbol0_5f_python"><text:span text:style-name="T17">[</text:span></text:span><text:span text:style-name="number_5f_python"><text:span text:style-name="T17">1</text:span></text:span><text:span text:style-name="symbol0_5f_python"><text:span text:style-name="T17">])</text:span></text:span><text:span text:style-name="T17">+</text:span><text:span text:style-name="string_5f_python"><text:span text:style-name="T17">"c r "</text:span></text:span><text:span text:style-name="T17">+</text:span><text:span text:style-name="keyword1_5f_python"><text:span text:style-name="T17">str</text:span></text:span><text:span text:style-name="symbol0_5f_python"><text:span text:style-name="T17">(</text:span></text:span><text:span text:style-name="T17">d</text:span><text:span text:style-name="symbol0_5f_python"><text:span text:style-name="T17">[</text:span></text:span><text:span text:style-name="number_5f_python"><text:span text:style-name="T17">2</text:span></text:span><text:span text:style-name="symbol0_5f_python"><text:span text:style-name="T17">])</text:span></text:span><text:span text:style-name="T17">+</text:span><text:span text:style-name="string_5f_python"><text:span text:style-name="T17">"c r "</text:span></text:span><text:span text:style-name="T17">+</text:span><text:span text:style-name="keyword1_5f_python"><text:span text:style-name="T17">str</text:span></text:span><text:span text:style-name="symbol0_5f_python"><text:span text:style-name="T17">(</text:span></text:span><text:span text:style-name="T17">d</text:span><text:span text:style-name="symbol0_5f_python"><text:span text:style-name="T17">[</text:span></text:span><text:span text:style-name="number_5f_python"><text:span text:style-name="T17">3</text:span></text:span><text:span text:style-name="symbol0_5f_python"><text:span text:style-name="T17">])</text:span></text:span><text:span text:style-name="T17">+</text:span><text:span text:style-name="string_5f_python"><text:span text:style-name="T17">"c r "</text:span></text:span><text:span text:style-name="T17">+</text:span><text:span text:style-name="keyword1_5f_python"><text:span text:style-name="T17">str</text:span></text:span><text:span text:style-name="symbol0_5f_python"><text:span text:style-name="T17">(</text:span></text:span><text:span text:style-name="T17">d</text:span><text:span text:style-name="symbol0_5f_python"><text:span text:style-name="T17">[</text:span></text:span><text:span text:style-name="number_5f_python"><text:span text:style-name="T17">4</text:span></text:span><text:span text:style-name="symbol0_5f_python"><text:span text:style-name="T17">])</text:span></text:span><text:span text:style-name="T17">+</text:span><text:span text:style-name="string_5f_python"><text:span text:style-name="T17">"c r "</text:span></text:span><text:span text:style-name="T17">+</text:span><text:span text:style-name="keyword1_5f_python"><text:span text:style-name="T17">str</text:span></text:span><text:span text:style-name="symbol0_5f_python"><text:span text:style-name="T17">(</text:span></text:span><text:span text:style-name="T17">d</text:span><text:span text:style-name="symbol0_5f_python"><text:span text:style-name="T17">[</text:span></text:span><text:span text:style-name="number_5f_python"><text:span text:style-name="T17">5</text:span></text:span><text:span text:style-name="symbol0_5f_python"><text:span text:style-name="T17">])</text:span></text:span><text:span text:style-name="T17">+</text:span><text:span text:style-name="string_5f_python"><text:span text:style-name="T17">"c"</text:span></text:span></text:p>
            <text:p text:style-name="P35"/>
            <text:p text:style-name="P2"/>
          </table:table-cell>
        </table:table-row>
      </table:table>
      <text:h text:style-name="P168" text:outline-level="10"/>
      <text:h text:style-name="P169" text:outline-level="10">Add Widgets</text:h>
      <table:table table:name="Table5" table:style-name="Table5">
        <table:table-column table:style-name="Table5.A"/>
        <table:table-row>
          <table:table-cell table:style-name="Table5.A1" office:value-type="string">
            <text:p text:style-name="P73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createWidgets</text:span></text:span><text:span text:style-name="symbol0_5f_python"><text:span text:style-name="T17">()</text:span></text:span></text:p>
            <text:p text:style-name="P87"/>
            <text:p text:style-name="P80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master</text:span></text:span><text:span text:style-name="T17">.</text:span><text:span text:style-name="member0_5f_python"><text:span text:style-name="T17">rowconfigure</text:span></text:span><text:span text:style-name="symbol0_5f_python"><text:span text:style-name="T17">(</text:span></text:span><text:span text:style-name="number_5f_python"><text:span text:style-name="T17">0</text:span></text:span><text:span text:style-name="T17">, weight = </text:span><text:span text:style-name="number_5f_python"><text:span text:style-name="T17">1</text:span></text:span><text:span text:style-name="symbol0_5f_python"><text:span text:style-name="T17">)</text:span></text:span></text:p>
            <text:p text:style-name="P80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master</text:span></text:span><text:span text:style-name="T17">.</text:span><text:span text:style-name="member0_5f_python"><text:span text:style-name="T17">columnconfigure</text:span></text:span><text:span text:style-name="symbol0_5f_python"><text:span text:style-name="T17">(</text:span></text:span><text:span text:style-name="number_5f_python"><text:span text:style-name="T17">0</text:span></text:span><text:span text:style-name="T17">, weight = </text:span><text:span text:style-name="number_5f_python"><text:span text:style-name="T17">1</text:span></text:span><text:span text:style-name="symbol0_5f_python"><text:span text:style-name="T17">)</text:span></text:span></text:p>
            <text:p text:style-name="P80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grid</text:span></text:span><text:span text:style-name="symbol0_5f_python"><text:span text:style-name="T17">(</text:span></text:span><text:span text:style-name="T17">column = </text:span><text:span text:style-name="number_5f_python"><text:span text:style-name="T17">0</text:span></text:span><text:span text:style-name="T17">, row = </text:span><text:span text:style-name="number_5f_python"><text:span text:style-name="T17">0</text:span></text:span><text:span text:style-name="T17">, sticky = </text:span><text:span text:style-name="symbol0_5f_python"><text:span text:style-name="T17">(</text:span></text:span><text:span text:style-name="T17">N, S, W, E</text:span><text:span text:style-name="symbol0_5f_python"><text:span text:style-name="T17">))</text:span></text:span></text:p>
          </table:table-cell>
        </table:table-row>
      </table:table>
      <text:p text:style-name="P47"/>
      <text:list xml:id="list13" text:style-name="LS1">
        <text:list-item>
          <text:p text:style-name="P119">Create Widgets</text:p>
        </text:list-item>
      </text:list>
      <table:table table:name="Table16" table:style-name="Table16">
        <table:table-column table:style-name="Table16.A"/>
        <table:table-row>
          <table:table-cell table:style-name="Table16.A1" office:value-type="string">
            <text:p text:style-name="P73"><text:span text:style-name="keyword0_5f_python"><text:span text:style-name="T17">def</text:span></text:span><text:span text:style-name="T17"> createWidgets</text:span><text:span text:style-name="symbol0_5f_python"><text:span text:style-name="T17">(</text:span></text:span><text:span text:style-name="keyword1_5f_python"><text:span text:style-name="T17">self</text:span></text:span><text:span text:style-name="symbol0_5f_python"><text:span text:style-name="T17">)</text:span></text:span><text:span text:style-name="T17">:</text:span></text:p>
            <text:p text:style-name="P80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nBook</text:span></text:span><text:span text:style-name="T17"> = Notebook</text:span><text:span text:style-name="symbol0_5f_python"><text:span text:style-name="T17">(</text:span></text:span><text:span text:style-name="keyword1_5f_python"><text:span text:style-name="T17">self</text:span></text:span><text:span text:style-name="symbol0_5f_python"><text:span text:style-name="T17">)</text:span></text:span></text:p>
            <text:p text:style-name="P80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nBook</text:span></text:span><text:span text:style-name="T17">.</text:span><text:span text:style-name="member0_5f_python"><text:span text:style-name="T17">grid</text:span></text:span><text:span text:style-name="symbol0_5f_python"><text:span text:style-name="T17">(</text:span></text:span><text:span text:style-name="T17">row = </text:span><text:span text:style-name="number_5f_python"><text:span text:style-name="T17">0</text:span></text:span><text:span text:style-name="T17">, column = </text:span><text:span text:style-name="number_5f_python"><text:span text:style-name="T17">0</text:span></text:span><text:span text:style-name="T17">, padx = </text:span><text:span text:style-name="number_5f_python"><text:span text:style-name="T17">5</text:span></text:span><text:span text:style-name="T17">, pady = </text:span><text:span text:style-name="number_5f_python"><text:span text:style-name="T17">5</text:span></text:span><text:span text:style-name="T17">, sticky = </text:span><text:span text:style-name="symbol0_5f_python"><text:span text:style-name="T17">(</text:span></text:span><text:span text:style-name="T17">N, S, W, E</text:span><text:span text:style-name="symbol0_5f_python"><text:span text:style-name="T17">))</text:span></text:span></text:p>
            <text:p text:style-name="P49"/>
            <text:p text:style-name="P80"><text:soft-page-break/><text:span text:style-name="T17"><text:s text:c="8"/></text:span><text:span text:style-name="comment0_5f_python"><text:span text:style-name="T17">## DIRECTORY COPIER</text:span></text:span></text:p>
            <text:p text:style-name="P80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directoryCopy</text:span></text:span><text:span text:style-name="T17"> = Frame</text:span><text:span text:style-name="symbol0_5f_python"><text:span text:style-name="T17">(</text:span></text:span><text:span text:style-name="keyword1_5f_python"><text:span text:style-name="T17">self</text:span></text:span><text:span text:style-name="T17">.</text:span><text:span text:style-name="member0_5f_python"><text:span text:style-name="T17">nBook</text:span></text:span><text:span text:style-name="T17">, padding = </text:span><text:span text:style-name="symbol0_5f_python"><text:span text:style-name="T17">(</text:span></text:span><text:span text:style-name="number_5f_python"><text:span text:style-name="T17">5</text:span></text:span><text:span text:style-name="T17">, </text:span><text:span text:style-name="number_5f_python"><text:span text:style-name="T17">5</text:span></text:span><text:span text:style-name="T17">, </text:span><text:span text:style-name="number_5f_python"><text:span text:style-name="T17">5</text:span></text:span><text:span text:style-name="T17">, </text:span><text:span text:style-name="number_5f_python"><text:span text:style-name="T17">5</text:span></text:span><text:span text:style-name="symbol0_5f_python"><text:span text:style-name="T17">))</text:span></text:span></text:p>
            <text:p text:style-name="P80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nBook</text:span></text:span><text:span text:style-name="T17">.</text:span><text:span text:style-name="member0_5f_python"><text:span text:style-name="T17">add</text:span></text:span><text:span text:style-name="symbol0_5f_python"><text:span text:style-name="T17">(</text:span></text:span><text:span text:style-name="keyword1_5f_python"><text:span text:style-name="T17">self</text:span></text:span><text:span text:style-name="T17">.</text:span><text:span text:style-name="member0_5f_python"><text:span text:style-name="T17">directoryCopy</text:span></text:span><text:span text:style-name="T17">, text = </text:span><text:span text:style-name="string_5f_python"><text:span text:style-name="T17">"Directory Copier"</text:span></text:span><text:span text:style-name="symbol0_5f_python"><text:span text:style-name="T17">)</text:span></text:span></text:p>
            <text:p text:style-name="P87"><text:s text:c="8"/></text:p>
            <text:p text:style-name="P80"><text:span text:style-name="T17"><text:s text:c="8"/>r = </text:span><text:span text:style-name="number_5f_python"><text:span text:style-name="T17">0</text:span></text:span></text:p>
            <text:p text:style-name="P80"><text:span text:style-name="T17"><text:s text:c="8"/>c = </text:span><text:span text:style-name="number_5f_python"><text:span text:style-name="T17">0</text:span></text:span></text:p>
            <text:p text:style-name="P80"><text:span text:style-name="T17"><text:s text:c="8"/></text:span><text:span text:style-name="comment0_5f_python"><text:span text:style-name="T17"># Source Directory Selection</text:span></text:span></text:p>
            <text:p text:style-name="P80"><text:span text:style-name="T17"><text:s text:c="8"/>Label</text:span><text:span text:style-name="symbol0_5f_python"><text:span text:style-name="T17">(</text:span></text:span><text:span text:style-name="keyword1_5f_python"><text:span text:style-name="T17">self</text:span></text:span><text:span text:style-name="T17">.</text:span><text:span text:style-name="member0_5f_python"><text:span text:style-name="T17">directoryCopy</text:span></text:span><text:span text:style-name="T17">, text = </text:span><text:span text:style-name="string_5f_python"><text:span text:style-name="T17">"Source"</text:span></text:span><text:span text:style-name="symbol0_5f_python"><text:span text:style-name="T17">)</text:span></text:span><text:span text:style-name="T17">.</text:span><text:span text:style-name="member0_5f_python"><text:span text:style-name="T17">grid</text:span></text:span><text:span text:style-name="symbol0_5f_python"><text:span text:style-name="T17">(</text:span></text:span><text:span text:style-name="T17">row = r, column = c, columnspan = </text:span><text:span text:style-name="number_5f_python"><text:span text:style-name="T17">3</text:span></text:span><text:span text:style-name="T17">, pady = </text:span><text:span text:style-name="symbol0_5f_python"><text:span text:style-name="T17">(</text:span></text:span><text:span text:style-name="number_5f_python"><text:span text:style-name="T17">5</text:span></text:span><text:span text:style-name="T17">, </text:span><text:span text:style-name="number_5f_python"><text:span text:style-name="T17">0</text:span></text:span><text:span text:style-name="symbol0_5f_python"><text:span text:style-name="T17">))</text:span></text:span></text:p>
            <text:p text:style-name="P80"><text:span text:style-name="T17"><text:s text:c="8"/>Label</text:span><text:span text:style-name="symbol0_5f_python"><text:span text:style-name="T17">(</text:span></text:span><text:span text:style-name="keyword1_5f_python"><text:span text:style-name="T17">self</text:span></text:span><text:span text:style-name="T17">.</text:span><text:span text:style-name="member0_5f_python"><text:span text:style-name="T17">directoryCopy</text:span></text:span><text:span text:style-name="T17">, text = </text:span><text:span text:style-name="string_5f_python"><text:span text:style-name="T17">"Root Path"</text:span></text:span><text:span text:style-name="symbol0_5f_python"><text:span text:style-name="T17">)</text:span></text:span><text:span text:style-name="T17">.</text:span><text:span text:style-name="member0_5f_python"><text:span text:style-name="T17">grid</text:span></text:span><text:span text:style-name="symbol0_5f_python"><text:span text:style-name="T17">(</text:span></text:span><text:span text:style-name="T17">row = r + </text:span><text:span text:style-name="number_5f_python"><text:span text:style-name="T17">1</text:span></text:span><text:span text:style-name="T17">, column = c</text:span><text:span text:style-name="symbol0_5f_python"><text:span text:style-name="T17">)</text:span></text:span></text:p>
            <text:p text:style-name="P80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src_dir_path_entry</text:span></text:span><text:span text:style-name="T17"> = Entry</text:span><text:span text:style-name="symbol0_5f_python"><text:span text:style-name="T17">(</text:span></text:span><text:span text:style-name="keyword1_5f_python"><text:span text:style-name="T17">self</text:span></text:span><text:span text:style-name="T17">.</text:span><text:span text:style-name="member0_5f_python"><text:span text:style-name="T17">directoryCopy</text:span></text:span><text:span text:style-name="T17">, textvariable = </text:span><text:span text:style-name="keyword1_5f_python"><text:span text:style-name="T17">self</text:span></text:span><text:span text:style-name="T17">.</text:span><text:span text:style-name="member0_5f_python"><text:span text:style-name="T17">src_dir_path</text:span></text:span><text:span text:style-name="T17">, width = </text:span><text:span text:style-name="number_5f_python"><text:span text:style-name="T17">30</text:span></text:span><text:span text:style-name="symbol0_5f_python"><text:span text:style-name="T17">)</text:span></text:span></text:p>
            <text:p text:style-name="P80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src_dir_path_entry</text:span></text:span><text:span text:style-name="T17">.</text:span><text:span text:style-name="member0_5f_python"><text:span text:style-name="T17">configure</text:span></text:span><text:span text:style-name="symbol0_5f_python"><text:span text:style-name="T17">(</text:span></text:span><text:span text:style-name="T17">state = </text:span><text:span text:style-name="string_5f_python"><text:span text:style-name="T17">"disabled"</text:span></text:span><text:span text:style-name="symbol0_5f_python"><text:span text:style-name="T17">)</text:span></text:span></text:p>
            <text:p text:style-name="P80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src_dir_path_entry</text:span></text:span><text:span text:style-name="T17">.</text:span><text:span text:style-name="member0_5f_python"><text:span text:style-name="T17">grid</text:span></text:span><text:span text:style-name="symbol0_5f_python"><text:span text:style-name="T17">(</text:span></text:span><text:span text:style-name="T17">row = r + </text:span><text:span text:style-name="number_5f_python"><text:span text:style-name="T17">1</text:span></text:span><text:span text:style-name="T17">, column = c + </text:span><text:span text:style-name="number_5f_python"><text:span text:style-name="T17">1</text:span></text:span><text:span text:style-name="T17">, padx = </text:span><text:span text:style-name="number_5f_python"><text:span text:style-name="T17">5</text:span></text:span><text:span text:style-name="T17">, pady = </text:span><text:span text:style-name="number_5f_python"><text:span text:style-name="T17">5</text:span></text:span><text:span text:style-name="symbol0_5f_python"><text:span text:style-name="T17">)</text:span></text:span></text:p>
            <text:p text:style-name="P80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src_dir_butt</text:span></text:span><text:span text:style-name="T17"> = Button</text:span><text:span text:style-name="symbol0_5f_python"><text:span text:style-name="T17">(</text:span></text:span><text:span text:style-name="keyword1_5f_python"><text:span text:style-name="T17">self</text:span></text:span><text:span text:style-name="T17">.</text:span><text:span text:style-name="member0_5f_python"><text:span text:style-name="T17">directoryCopy</text:span></text:span><text:span text:style-name="T17">, text = </text:span><text:span text:style-name="string_5f_python"><text:span text:style-name="T17">"Browse"</text:span></text:span><text:span text:style-name="T17">, command = </text:span><text:span text:style-name="keyword0_5f_python"><text:span text:style-name="T17">lambda</text:span></text:span><text:span text:style-name="T17">: </text:span><text:span text:style-name="keyword1_5f_python"><text:span text:style-name="T17">self</text:span></text:span><text:span text:style-name="T17">.</text:span><text:span text:style-name="member0_5f_python"><text:span text:style-name="T17">buttonHandler</text:span></text:span><text:span text:style-name="symbol0_5f_python"><text:span text:style-name="T17">(</text:span></text:span><text:span text:style-name="string_5f_python"><text:span text:style-name="T17">'src_fldr'</text:span></text:span><text:span text:style-name="symbol0_5f_python"><text:span text:style-name="T17">))</text:span></text:span></text:p>
            <text:p text:style-name="P80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src_dir_butt</text:span></text:span><text:span text:style-name="T17">.</text:span><text:span text:style-name="member0_5f_python"><text:span text:style-name="T17">grid</text:span></text:span><text:span text:style-name="symbol0_5f_python"><text:span text:style-name="T17">(</text:span></text:span><text:span text:style-name="T17">row = r + </text:span><text:span text:style-name="number_5f_python"><text:span text:style-name="T17">1</text:span></text:span><text:span text:style-name="T17">, column = c + </text:span><text:span text:style-name="number_5f_python"><text:span text:style-name="T17">2</text:span></text:span><text:span text:style-name="T17">, padx = </text:span><text:span text:style-name="number_5f_python"><text:span text:style-name="T17">5</text:span></text:span><text:span text:style-name="T17">, pady = </text:span><text:span text:style-name="number_5f_python"><text:span text:style-name="T17">5</text:span></text:span><text:span text:style-name="symbol0_5f_python"><text:span text:style-name="T17">)</text:span></text:span></text:p>
            <text:p text:style-name="P87"/>
            <text:p text:style-name="P80"><text:span text:style-name="T17"><text:s text:c="8"/>Label</text:span><text:span text:style-name="symbol0_5f_python"><text:span text:style-name="T17">(</text:span></text:span><text:span text:style-name="keyword1_5f_python"><text:span text:style-name="T17">self</text:span></text:span><text:span text:style-name="T17">.</text:span><text:span text:style-name="member0_5f_python"><text:span text:style-name="T17">directoryCopy</text:span></text:span><text:span text:style-name="T17">, text = </text:span><text:span text:style-name="string_5f_python"><text:span text:style-name="T17">"Copy folder"</text:span></text:span><text:span text:style-name="symbol0_5f_python"><text:span text:style-name="T17">)</text:span></text:span><text:span text:style-name="T17">.</text:span><text:span text:style-name="member0_5f_python"><text:span text:style-name="T17">grid</text:span></text:span><text:span text:style-name="symbol0_5f_python"><text:span text:style-name="T17">(</text:span></text:span><text:span text:style-name="T17">row = r + </text:span><text:span text:style-name="number_5f_python"><text:span text:style-name="T17">2</text:span></text:span><text:span text:style-name="T17">, column = c</text:span><text:span text:style-name="symbol0_5f_python"><text:span text:style-name="T17">)</text:span></text:span></text:p>
            <text:p text:style-name="P80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src_fldr_entry</text:span></text:span><text:span text:style-name="T17"> = Entry</text:span><text:span text:style-name="symbol0_5f_python"><text:span text:style-name="T17">(</text:span></text:span><text:span text:style-name="keyword1_5f_python"><text:span text:style-name="T17">self</text:span></text:span><text:span text:style-name="T17">.</text:span><text:span text:style-name="member0_5f_python"><text:span text:style-name="T17">directoryCopy</text:span></text:span><text:span text:style-name="T17">, textvariable = </text:span><text:span text:style-name="keyword1_5f_python"><text:span text:style-name="T17">self</text:span></text:span><text:span text:style-name="T17">.</text:span><text:span text:style-name="member0_5f_python"><text:span text:style-name="T17">src_fldr</text:span></text:span><text:span text:style-name="T17">, width = </text:span><text:span text:style-name="number_5f_python"><text:span text:style-name="T17">30</text:span></text:span><text:span text:style-name="symbol0_5f_python"><text:span text:style-name="T17">)</text:span></text:span></text:p>
            <text:p text:style-name="P80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src_fldr_entry</text:span></text:span><text:span text:style-name="T17">.</text:span><text:span text:style-name="member0_5f_python"><text:span text:style-name="T17">configure</text:span></text:span><text:span text:style-name="symbol0_5f_python"><text:span text:style-name="T17">(</text:span></text:span><text:span text:style-name="T17">state = </text:span><text:span text:style-name="string_5f_python"><text:span text:style-name="T17">"disabled"</text:span></text:span><text:span text:style-name="symbol0_5f_python"><text:span text:style-name="T17">)</text:span></text:span></text:p>
            <text:p text:style-name="P80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src_fldr_entry</text:span></text:span><text:span text:style-name="T17">.</text:span><text:span text:style-name="member0_5f_python"><text:span text:style-name="T17">grid</text:span></text:span><text:span text:style-name="symbol0_5f_python"><text:span text:style-name="T17">(</text:span></text:span><text:span text:style-name="T17">row = r + </text:span><text:span text:style-name="number_5f_python"><text:span text:style-name="T17">2</text:span></text:span><text:span text:style-name="T17">, column = c + </text:span><text:span text:style-name="number_5f_python"><text:span text:style-name="T17">1</text:span></text:span><text:span text:style-name="T17">, padx = </text:span><text:span text:style-name="number_5f_python"><text:span text:style-name="T17">5</text:span></text:span><text:span text:style-name="T17">, pady = </text:span><text:span text:style-name="number_5f_python"><text:span text:style-name="T17">5</text:span></text:span><text:span text:style-name="symbol0_5f_python"><text:span text:style-name="T17">)</text:span></text:span></text:p>
            <text:p text:style-name="P87"/>
            <text:p text:style-name="P80"><text:span text:style-name="T17"><text:s text:c="8"/>Button</text:span><text:span text:style-name="symbol0_5f_python"><text:span text:style-name="T17">(</text:span></text:span><text:span text:style-name="keyword1_5f_python"><text:span text:style-name="T17">self</text:span></text:span><text:span text:style-name="T17">.</text:span><text:span text:style-name="member0_5f_python"><text:span text:style-name="T17">directoryCopy</text:span></text:span><text:span text:style-name="T17">, text = </text:span><text:span text:style-name="string_5f_python"><text:span text:style-name="T17">"Reset"</text:span></text:span><text:span text:style-name="T17">, command = </text:span><text:span text:style-name="keyword0_5f_python"><text:span text:style-name="T17">lambda</text:span></text:span><text:span text:style-name="T17">: </text:span><text:span text:style-name="keyword1_5f_python"><text:span text:style-name="T17">self</text:span></text:span><text:span text:style-name="T17">.</text:span><text:span text:style-name="member0_5f_python"><text:span text:style-name="T17">reset</text:span></text:span><text:span text:style-name="symbol0_5f_python"><text:span text:style-name="T17">())</text:span></text:span><text:span text:style-name="T17">.</text:span><text:span text:style-name="member0_5f_python"><text:span text:style-name="T17">grid</text:span></text:span><text:span text:style-name="symbol0_5f_python"><text:span text:style-name="T17">(</text:span></text:span><text:span text:style-name="T17">row = r + </text:span><text:span text:style-name="number_5f_python"><text:span text:style-name="T17">4</text:span></text:span><text:span text:style-name="T17">, column = c</text:span><text:span text:style-name="symbol0_5f_python"><text:span text:style-name="T17">)</text:span></text:span></text:p>
            <text:p text:style-name="P80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go_butt</text:span></text:span><text:span text:style-name="T17"> = Button</text:span><text:span text:style-name="symbol0_5f_python"><text:span text:style-name="T17">(</text:span></text:span><text:span text:style-name="keyword1_5f_python"><text:span text:style-name="T17">self</text:span></text:span><text:span text:style-name="T17">.</text:span><text:span text:style-name="member0_5f_python"><text:span text:style-name="T17">directoryCopy</text:span></text:span><text:span text:style-name="T17">, text = </text:span><text:span text:style-name="string_5f_python"><text:span text:style-name="T17">"GO !"</text:span></text:span><text:span text:style-name="T17">, command = </text:span><text:span text:style-name="keyword0_5f_python"><text:span text:style-name="T17">lambda</text:span></text:span><text:span text:style-name="T17">: </text:span><text:span text:style-name="keyword1_5f_python"><text:span text:style-name="T17">self</text:span></text:span><text:span text:style-name="T17">.</text:span><text:span text:style-name="member0_5f_python"><text:span text:style-name="T17">goDirCopy</text:span></text:span><text:span text:style-name="symbol0_5f_python"><text:span text:style-name="T17">()</text:span></text:span><text:span text:style-name="T17">, state = </text:span><text:span text:style-name="string_5f_python"><text:span text:style-name="T17">"disabled"</text:span></text:span><text:span text:style-name="symbol0_5f_python"><text:span text:style-name="T17">)</text:span></text:span></text:p>
            <text:p text:style-name="P80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go_butt</text:span></text:span><text:span text:style-name="T17">.</text:span><text:span text:style-name="member0_5f_python"><text:span text:style-name="T17">grid</text:span></text:span><text:span text:style-name="symbol0_5f_python"><text:span text:style-name="T17">(</text:span></text:span><text:span text:style-name="T17">row = r + </text:span><text:span text:style-name="number_5f_python"><text:span text:style-name="T17">4</text:span></text:span><text:span text:style-name="T17">, column = c + </text:span><text:span text:style-name="number_5f_python"><text:span text:style-name="T17">1</text:span></text:span><text:span text:style-name="symbol0_5f_python"><text:span text:style-name="T17">)</text:span></text:span></text:p>
            <text:p text:style-name="P87"/>
            <text:p text:style-name="P80"><text:span text:style-name="T17"><text:s text:c="8"/>c = </text:span><text:span text:style-name="number_5f_python"><text:span text:style-name="T17">4</text:span></text:span></text:p>
            <text:p text:style-name="P80"><text:span text:style-name="T17"><text:s text:c="8"/></text:span><text:span text:style-name="comment0_5f_python"><text:span text:style-name="T17"># Destination Directory Selections</text:span></text:span></text:p>
            <text:p text:style-name="P80"><text:span text:style-name="T17"><text:s text:c="8"/>Label</text:span><text:span text:style-name="symbol0_5f_python"><text:span text:style-name="T17">(</text:span></text:span><text:span text:style-name="keyword1_5f_python"><text:span text:style-name="T17">self</text:span></text:span><text:span text:style-name="T17">.</text:span><text:span text:style-name="member0_5f_python"><text:span text:style-name="T17">directoryCopy</text:span></text:span><text:span text:style-name="T17">, text = </text:span><text:span text:style-name="string_5f_python"><text:span text:style-name="T17">"Destination"</text:span></text:span><text:span text:style-name="symbol0_5f_python"><text:span text:style-name="T17">)</text:span></text:span><text:span text:style-name="T17">.</text:span><text:span text:style-name="member0_5f_python"><text:span text:style-name="T17">grid</text:span></text:span><text:span text:style-name="symbol0_5f_python"><text:span text:style-name="T17">(</text:span></text:span><text:span text:style-name="T17">row = r, column = c, columnspan = </text:span><text:span text:style-name="number_5f_python"><text:span text:style-name="T17">3</text:span></text:span><text:span text:style-name="T17">, pady = </text:span><text:span text:style-name="symbol0_5f_python"><text:span text:style-name="T17">(</text:span></text:span><text:span text:style-name="number_5f_python"><text:span text:style-name="T17">5</text:span></text:span><text:span text:style-name="T17">, </text:span><text:span text:style-name="number_5f_python"><text:span text:style-name="T17">0</text:span></text:span><text:span text:style-name="symbol0_5f_python"><text:span text:style-name="T17">))</text:span></text:span></text:p>
            <text:p text:style-name="P87"/>
            <text:p text:style-name="P80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dest_fldr_butt</text:span></text:span><text:span text:style-name="T17"> = </text:span><text:span text:style-name="symbol0_5f_python"><text:span text:style-name="T17">[]</text:span></text:span></text:p>
            <text:p text:style-name="P80"><text:span text:style-name="T17"><text:s text:c="8"/></text:span><text:span text:style-name="keyword0_5f_python"><text:span text:style-name="T17">for</text:span></text:span><text:span text:style-name="T17"> count </text:span><text:span text:style-name="keyword0_5f_python"><text:span text:style-name="T17">in</text:span></text:span><text:span text:style-name="T17"> </text:span><text:span text:style-name="keyword1_5f_python"><text:span text:style-name="T17">range</text:span></text:span><text:span text:style-name="symbol0_5f_python"><text:span text:style-name="T17">(</text:span></text:span><text:span text:style-name="keyword1_5f_python"><text:span text:style-name="T17">self</text:span></text:span><text:span text:style-name="T17">.</text:span><text:span text:style-name="member0_5f_python"><text:span text:style-name="T17">no_of_dest_drives</text:span></text:span><text:span text:style-name="symbol0_5f_python"><text:span text:style-name="T17">)</text:span></text:span><text:span text:style-name="T17">:</text:span></text:p>
            <text:p text:style-name="P80"><text:span text:style-name="T17"><text:s text:c="12"/>r += </text:span><text:span text:style-name="number_5f_python"><text:span text:style-name="T17">1</text:span></text:span></text:p>
            <text:p text:style-name="P80"><text:span text:style-name="T17"><text:s text:c="12"/>Browse_Label</text:span><text:span text:style-name="symbol0_5f_python"><text:span text:style-name="T17">(</text:span></text:span><text:span text:style-name="keyword1_5f_python"><text:span text:style-name="T17">self</text:span></text:span><text:span text:style-name="T17">.</text:span><text:span text:style-name="member0_5f_python"><text:span text:style-name="T17">directoryCopy</text:span></text:span><text:span text:style-name="T17">, </text:span><text:span text:style-name="string_5f_python"><text:span text:style-name="T17">"Dest "</text:span></text:span><text:span text:style-name="T17"> + </text:span><text:span text:style-name="keyword1_5f_python"><text:span text:style-name="T17">str</text:span></text:span><text:span text:style-name="symbol0_5f_python"><text:span text:style-name="T17">(</text:span></text:span><text:span text:style-name="T17">count + </text:span><text:span text:style-name="number_5f_python"><text:span text:style-name="T17">1</text:span></text:span><text:span text:style-name="symbol0_5f_python"><text:span text:style-name="T17">)</text:span></text:span><text:span text:style-name="T17">, </text:span><text:span text:style-name="symbol0_5f_python"><text:span text:style-name="T17">[</text:span></text:span><text:span text:style-name="T17">r, c</text:span><text:span text:style-name="symbol0_5f_python"><text:span text:style-name="T17">])</text:span></text:span></text:p>
            <text:p text:style-name="P80"><text:span text:style-name="T17"><text:s text:c="12"/>Browse_Entry</text:span><text:span text:style-name="symbol0_5f_python"><text:span text:style-name="T17">(</text:span></text:span><text:span text:style-name="keyword1_5f_python"><text:span text:style-name="T17">self</text:span></text:span><text:span text:style-name="T17">.</text:span><text:span text:style-name="member0_5f_python"><text:span text:style-name="T17">directoryCopy</text:span></text:span><text:span text:style-name="T17">, </text:span><text:span text:style-name="keyword1_5f_python"><text:span text:style-name="T17">self</text:span></text:span><text:span text:style-name="T17">.</text:span><text:span text:style-name="member0_5f_python"><text:span text:style-name="T17">dest_fldr</text:span></text:span><text:span text:style-name="symbol0_5f_python"><text:span text:style-name="T17">[</text:span></text:span><text:span text:style-name="T17">count</text:span><text:span text:style-name="symbol0_5f_python"><text:span text:style-name="T17">]</text:span></text:span><text:span text:style-name="T17">, </text:span><text:span text:style-name="symbol0_5f_python"><text:span text:style-name="T17">[</text:span></text:span><text:span text:style-name="T17">r, c + </text:span><text:span text:style-name="number_5f_python"><text:span text:style-name="T17">1</text:span></text:span><text:span text:style-name="symbol0_5f_python"><text:span text:style-name="T17">])</text:span></text:span></text:p>
            <text:p text:style-name="P80"><text:span text:style-name="T17"><text:s text:c="12"/></text:span><text:span text:style-name="keyword1_5f_python"><text:span text:style-name="T17">self</text:span></text:span><text:span text:style-name="T17">.</text:span><text:span text:style-name="member0_5f_python"><text:span text:style-name="T17">dest_fldr_butt</text:span></text:span><text:span text:style-name="T17">.</text:span><text:span text:style-name="member0_5f_python"><text:span text:style-name="T17">append</text:span></text:span><text:span text:style-name="symbol0_5f_python"><text:span text:style-name="T17">(</text:span></text:span><text:span text:style-name="T17">Browse_Button</text:span><text:span text:style-name="symbol0_5f_python"><text:span text:style-name="T17">(</text:span></text:span><text:span text:style-name="keyword1_5f_python"><text:span text:style-name="T17">self</text:span></text:span><text:span text:style-name="T17">.</text:span><text:span text:style-name="member0_5f_python"><text:span text:style-name="T17">directoryCopy</text:span></text:span><text:span text:style-name="T17">, </text:span><text:span text:style-name="keyword1_5f_python"><text:span text:style-name="T17">self</text:span></text:span><text:span text:style-name="T17">, </text:span><text:span text:style-name="string_5f_python"><text:span text:style-name="T17">"dest_fldr"</text:span></text:span><text:span text:style-name="T17"> + </text:span><text:span text:style-name="keyword1_5f_python"><text:span text:style-name="T17">str</text:span></text:span><text:span text:style-name="symbol0_5f_python"><text:span text:style-name="T17">(</text:span></text:span><text:span text:style-name="T17">count + </text:span><text:span text:style-name="number_5f_python"><text:span text:style-name="T17">1</text:span></text:span><text:span text:style-name="symbol0_5f_python"><text:span text:style-name="T17">)</text:span></text:span><text:span text:style-name="T17">, </text:span><text:span text:style-name="symbol0_5f_python"><text:span text:style-name="T17">[</text:span></text:span><text:span text:style-name="T17">r, c + </text:span><text:span text:style-name="number_5f_python"><text:span text:style-name="T17">2</text:span></text:span><text:span text:style-name="symbol0_5f_python"><text:span text:style-name="T17">]))</text:span></text:span></text:p>
            <text:p text:style-name="P87"/>
            <text:p text:style-name="P80"><text:span text:style-name="T17"><text:s text:c="8"/>r += </text:span><text:span text:style-name="number_5f_python"><text:span text:style-name="T17">1</text:span></text:span></text:p>
            <text:p text:style-name="P80"><text:span text:style-name="T17"><text:s text:c="8"/>c = </text:span><text:span text:style-name="number_5f_python"><text:span text:style-name="T17">0</text:span></text:span></text:p>
            <text:p text:style-name="P80"><text:span text:style-name="T17"><text:s text:c="8"/></text:span><text:span text:style-name="comment0_5f_python"><text:span text:style-name="T17"># Monitor</text:span></text:span></text:p>
            <text:p text:style-name="P80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monitor</text:span></text:span><text:span text:style-name="T17"> = </text:span><text:span text:style-name="keyword2_5f_python"><text:span text:style-name="T17">ScrolledText</text:span></text:span><text:span text:style-name="symbol0_5f_python"><text:span text:style-name="T17">(</text:span></text:span><text:span text:style-name="keyword1_5f_python"><text:span text:style-name="T17">self</text:span></text:span><text:span text:style-name="T17">.</text:span><text:span text:style-name="member0_5f_python"><text:span text:style-name="T17">directoryCopy</text:span></text:span><text:span text:style-name="T17">, width = </text:span><text:span text:style-name="number_5f_python"><text:span text:style-name="T17">10</text:span></text:span><text:span text:style-name="T17">, height = </text:span><text:span text:style-name="number_5f_python"><text:span text:style-name="T17">10</text:span></text:span><text:span text:style-name="T17">, font = </text:span><text:span text:style-name="string_5f_python"><text:span text:style-name="T17">"TkTextFont"</text:span></text:span><text:span text:style-name="T17">, state = </text:span><text:span text:style-name="string_5f_python"><text:span text:style-name="T17">"disabled"</text:span></text:span><text:span text:style-name="symbol0_5f_python"><text:span text:style-name="T17">)</text:span></text:span></text:p>
            <text:p text:style-name="P80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monitor</text:span></text:span><text:span text:style-name="T17">.</text:span><text:span text:style-name="member0_5f_python"><text:span text:style-name="T17">vbar</text:span></text:span><text:span text:style-name="T17">.</text:span><text:span text:style-name="member0_5f_python"><text:span text:style-name="T17">configure</text:span></text:span><text:span text:style-name="symbol0_5f_python"><text:span text:style-name="T17">(</text:span></text:span><text:span text:style-name="T17">width = </text:span><text:span text:style-name="number_5f_python"><text:span text:style-name="T17">2</text:span></text:span><text:span text:style-name="T17"> </text:span><text:span text:style-name="symbol0_5f_python"><text:span text:style-name="T17">*</text:span></text:span><text:span text:style-name="T17"> </text:span><text:span text:style-name="keyword1_5f_python"><text:span text:style-name="T17">self</text:span></text:span><text:span text:style-name="T17">.</text:span><text:span text:style-name="member0_5f_python"><text:span text:style-name="T17">app</text:span></text:span><text:span text:style-name="T17">.</text:span><text:span text:style-name="member0_5f_python"><text:span text:style-name="T17">fontscale</text:span></text:span><text:span text:style-name="symbol0_5f_python"><text:span text:style-name="T17">)</text:span></text:span></text:p>
            <text:p text:style-name="P80"><text:soft-page-break/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monitor</text:span></text:span><text:span text:style-name="T17">.</text:span><text:span text:style-name="member0_5f_python"><text:span text:style-name="T17">grid</text:span></text:span><text:span text:style-name="symbol0_5f_python"><text:span text:style-name="T17">(</text:span></text:span><text:span text:style-name="T17">row = r, column = c, columnspan = </text:span><text:span text:style-name="number_5f_python"><text:span text:style-name="T17">7</text:span></text:span><text:span text:style-name="T17">, padx = </text:span><text:span text:style-name="number_5f_python"><text:span text:style-name="T17">10</text:span></text:span><text:span text:style-name="T17">, pady = </text:span><text:span text:style-name="number_5f_python"><text:span text:style-name="T17">10</text:span></text:span><text:span text:style-name="T17">, sticky = </text:span><text:span text:style-name="symbol0_5f_python"><text:span text:style-name="T17">(</text:span></text:span><text:span text:style-name="T17">N, S, W, E</text:span><text:span text:style-name="symbol0_5f_python"><text:span text:style-name="T17">))</text:span></text:span></text:p>
            <text:p text:style-name="P80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columnconfigure</text:span></text:span><text:span text:style-name="symbol0_5f_python"><text:span text:style-name="T17">(</text:span></text:span><text:span text:style-name="number_5f_python"><text:span text:style-name="T17">3</text:span></text:span><text:span text:style-name="T17">, weight = </text:span><text:span text:style-name="number_5f_python"><text:span text:style-name="T17">1</text:span></text:span><text:span text:style-name="symbol0_5f_python"><text:span text:style-name="T17">)</text:span></text:span></text:p>
            <text:p text:style-name="P80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rowconfigure</text:span></text:span><text:span text:style-name="symbol0_5f_python"><text:span text:style-name="T17">(</text:span></text:span><text:span text:style-name="T17">r, weight = </text:span><text:span text:style-name="number_5f_python"><text:span text:style-name="T17">1</text:span></text:span><text:span text:style-name="symbol0_5f_python"><text:span text:style-name="T17">)</text:span></text:span></text:p>
            <text:p text:style-name="P87"/>
            <text:p text:style-name="P80"><text:span text:style-name="T17"><text:s text:c="8"/></text:span><text:span text:style-name="comment0_5f_python"><text:span text:style-name="T17">## DRIVE CLONER ##</text:span></text:span></text:p>
            <text:p text:style-name="P80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driveCloner</text:span></text:span><text:span text:style-name="T17"> = Frame</text:span><text:span text:style-name="symbol0_5f_python"><text:span text:style-name="T17">(</text:span></text:span><text:span text:style-name="keyword1_5f_python"><text:span text:style-name="T17">self</text:span></text:span><text:span text:style-name="T17">.</text:span><text:span text:style-name="member0_5f_python"><text:span text:style-name="T17">nBook</text:span></text:span><text:span text:style-name="T17">, padding = </text:span><text:span text:style-name="symbol0_5f_python"><text:span text:style-name="T17">(</text:span></text:span><text:span text:style-name="number_5f_python"><text:span text:style-name="T17">5</text:span></text:span><text:span text:style-name="T17">, </text:span><text:span text:style-name="number_5f_python"><text:span text:style-name="T17">5</text:span></text:span><text:span text:style-name="T17">, </text:span><text:span text:style-name="number_5f_python"><text:span text:style-name="T17">5</text:span></text:span><text:span text:style-name="T17">, </text:span><text:span text:style-name="number_5f_python"><text:span text:style-name="T17">5</text:span></text:span><text:span text:style-name="symbol0_5f_python"><text:span text:style-name="T17">))</text:span></text:span></text:p>
            <text:p text:style-name="P80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nBook</text:span></text:span><text:span text:style-name="T17">.</text:span><text:span text:style-name="member0_5f_python"><text:span text:style-name="T17">add</text:span></text:span><text:span text:style-name="symbol0_5f_python"><text:span text:style-name="T17">(</text:span></text:span><text:span text:style-name="keyword1_5f_python"><text:span text:style-name="T17">self</text:span></text:span><text:span text:style-name="T17">.</text:span><text:span text:style-name="member0_5f_python"><text:span text:style-name="T17">driveCloner</text:span></text:span><text:span text:style-name="T17">, text = </text:span><text:span text:style-name="string_5f_python"><text:span text:style-name="T17">"Drive Cloner"</text:span></text:span><text:span text:style-name="symbol0_5f_python"><text:span text:style-name="T17">)</text:span></text:span></text:p>
            <text:p text:style-name="P87"/>
            <text:p text:style-name="P80"><text:span text:style-name="T17"><text:s text:c="8"/>r = </text:span><text:span text:style-name="number_5f_python"><text:span text:style-name="T17">0</text:span></text:span></text:p>
            <text:p text:style-name="P80"><text:span text:style-name="T17"><text:s text:c="8"/>c = </text:span><text:span text:style-name="number_5f_python"><text:span text:style-name="T17">0</text:span></text:span></text:p>
            <text:p text:style-name="P80"><text:span text:style-name="T17"><text:s text:c="8"/></text:span><text:span text:style-name="comment0_5f_python"><text:span text:style-name="T17"># Source Drive Selection</text:span></text:span></text:p>
            <text:p text:style-name="P80"><text:span text:style-name="T17"><text:s text:c="8"/>Label</text:span><text:span text:style-name="symbol0_5f_python"><text:span text:style-name="T17">(</text:span></text:span><text:span text:style-name="keyword1_5f_python"><text:span text:style-name="T17">self</text:span></text:span><text:span text:style-name="T17">.</text:span><text:span text:style-name="member0_5f_python"><text:span text:style-name="T17">driveCloner</text:span></text:span><text:span text:style-name="T17">, text = </text:span><text:span text:style-name="string_5f_python"><text:span text:style-name="T17">"Source"</text:span></text:span><text:span text:style-name="symbol0_5f_python"><text:span text:style-name="T17">)</text:span></text:span><text:span text:style-name="T17">.</text:span><text:span text:style-name="member0_5f_python"><text:span text:style-name="T17">grid</text:span></text:span><text:span text:style-name="symbol0_5f_python"><text:span text:style-name="T17">(</text:span></text:span><text:span text:style-name="T17">row = r, column = c, columnspan = </text:span><text:span text:style-name="number_5f_python"><text:span text:style-name="T17">3</text:span></text:span><text:span text:style-name="T17">, pady = </text:span><text:span text:style-name="symbol0_5f_python"><text:span text:style-name="T17">(</text:span></text:span><text:span text:style-name="number_5f_python"><text:span text:style-name="T17">5</text:span></text:span><text:span text:style-name="T17">, </text:span><text:span text:style-name="number_5f_python"><text:span text:style-name="T17">0</text:span></text:span><text:span text:style-name="symbol0_5f_python"><text:span text:style-name="T17">))</text:span></text:span></text:p>
            <text:p text:style-name="P80"><text:span text:style-name="T17"><text:s text:c="8"/>Label</text:span><text:span text:style-name="symbol0_5f_python"><text:span text:style-name="T17">(</text:span></text:span><text:span text:style-name="keyword1_5f_python"><text:span text:style-name="T17">self</text:span></text:span><text:span text:style-name="T17">.</text:span><text:span text:style-name="member0_5f_python"><text:span text:style-name="T17">driveCloner</text:span></text:span><text:span text:style-name="T17">, text = </text:span><text:span text:style-name="string_5f_python"><text:span text:style-name="T17">"Drive"</text:span></text:span><text:span text:style-name="symbol0_5f_python"><text:span text:style-name="T17">)</text:span></text:span><text:span text:style-name="T17">.</text:span><text:span text:style-name="member0_5f_python"><text:span text:style-name="T17">grid</text:span></text:span><text:span text:style-name="symbol0_5f_python"><text:span text:style-name="T17">(</text:span></text:span><text:span text:style-name="T17">row = r + </text:span><text:span text:style-name="number_5f_python"><text:span text:style-name="T17">1</text:span></text:span><text:span text:style-name="T17">, column = c</text:span><text:span text:style-name="symbol0_5f_python"><text:span text:style-name="T17">)</text:span></text:span></text:p>
            <text:p text:style-name="P80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src_combo</text:span></text:span><text:span text:style-name="T17"> = Browse_Combo</text:span><text:span text:style-name="symbol0_5f_python"><text:span text:style-name="T17">(</text:span></text:span><text:span text:style-name="keyword1_5f_python"><text:span text:style-name="T17">self</text:span></text:span><text:span text:style-name="T17">.</text:span><text:span text:style-name="member0_5f_python"><text:span text:style-name="T17">driveCloner</text:span></text:span><text:span text:style-name="T17">, </text:span><text:span text:style-name="keyword1_5f_python"><text:span text:style-name="T17">self</text:span></text:span><text:span text:style-name="T17">, </text:span><text:span text:style-name="string_5f_python"><text:span text:style-name="T17">"src"</text:span></text:span><text:span text:style-name="T17">, </text:span><text:span text:style-name="symbol0_5f_python"><text:span text:style-name="T17">[</text:span></text:span><text:span text:style-name="T17">r + </text:span><text:span text:style-name="number_5f_python"><text:span text:style-name="T17">1</text:span></text:span><text:span text:style-name="T17">, c + </text:span><text:span text:style-name="number_5f_python"><text:span text:style-name="T17">1</text:span></text:span><text:span text:style-name="symbol0_5f_python"><text:span text:style-name="T17">])</text:span></text:span></text:p>
            <text:p text:style-name="P87"/>
            <text:p text:style-name="P80"><text:span text:style-name="T17"><text:s text:c="8"/>Button</text:span><text:span text:style-name="symbol0_5f_python"><text:span text:style-name="T17">(</text:span></text:span><text:span text:style-name="keyword1_5f_python"><text:span text:style-name="T17">self</text:span></text:span><text:span text:style-name="T17">.</text:span><text:span text:style-name="member0_5f_python"><text:span text:style-name="T17">driveCloner</text:span></text:span><text:span text:style-name="T17">, text = </text:span><text:span text:style-name="string_5f_python"><text:span text:style-name="T17">"Reset"</text:span></text:span><text:span text:style-name="T17">, command = </text:span><text:span text:style-name="keyword0_5f_python"><text:span text:style-name="T17">lambda</text:span></text:span><text:span text:style-name="T17">: </text:span><text:span text:style-name="keyword1_5f_python"><text:span text:style-name="T17">self</text:span></text:span><text:span text:style-name="T17">.</text:span><text:span text:style-name="member0_5f_python"><text:span text:style-name="T17">reset</text:span></text:span><text:span text:style-name="symbol0_5f_python"><text:span text:style-name="T17">())</text:span></text:span><text:span text:style-name="T17">.</text:span><text:span text:style-name="member0_5f_python"><text:span text:style-name="T17">grid</text:span></text:span><text:span text:style-name="symbol0_5f_python"><text:span text:style-name="T17">(</text:span></text:span><text:span text:style-name="T17">row = r + </text:span><text:span text:style-name="number_5f_python"><text:span text:style-name="T17">4</text:span></text:span><text:span text:style-name="T17">, column = c</text:span><text:span text:style-name="symbol0_5f_python"><text:span text:style-name="T17">)</text:span></text:span></text:p>
            <text:p text:style-name="P80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start_butt</text:span></text:span><text:span text:style-name="T17"> = Button</text:span><text:span text:style-name="symbol0_5f_python"><text:span text:style-name="T17">(</text:span></text:span><text:span text:style-name="keyword1_5f_python"><text:span text:style-name="T17">self</text:span></text:span><text:span text:style-name="T17">.</text:span><text:span text:style-name="member0_5f_python"><text:span text:style-name="T17">driveCloner</text:span></text:span><text:span text:style-name="T17">, text = </text:span><text:span text:style-name="string_5f_python"><text:span text:style-name="T17">"START !"</text:span></text:span><text:span text:style-name="T17">, command = </text:span><text:span text:style-name="keyword0_5f_python"><text:span text:style-name="T17">lambda</text:span></text:span><text:span text:style-name="T17">: </text:span><text:span text:style-name="keyword1_5f_python"><text:span text:style-name="T17">self</text:span></text:span><text:span text:style-name="T17">.</text:span><text:span text:style-name="member0_5f_python"><text:span text:style-name="T17">startDriveClone</text:span></text:span><text:span text:style-name="symbol0_5f_python"><text:span text:style-name="T17">()</text:span></text:span><text:span text:style-name="T17">, state = </text:span><text:span text:style-name="string_5f_python"><text:span text:style-name="T17">"disabled"</text:span></text:span><text:span text:style-name="symbol0_5f_python"><text:span text:style-name="T17">)</text:span></text:span></text:p>
            <text:p text:style-name="P80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start_butt</text:span></text:span><text:span text:style-name="T17">.</text:span><text:span text:style-name="member0_5f_python"><text:span text:style-name="T17">grid</text:span></text:span><text:span text:style-name="symbol0_5f_python"><text:span text:style-name="T17">(</text:span></text:span><text:span text:style-name="T17">row = r + </text:span><text:span text:style-name="number_5f_python"><text:span text:style-name="T17">4</text:span></text:span><text:span text:style-name="T17">, column = c + </text:span><text:span text:style-name="number_5f_python"><text:span text:style-name="T17">1</text:span></text:span><text:span text:style-name="symbol0_5f_python"><text:span text:style-name="T17">)</text:span></text:span></text:p>
            <text:p text:style-name="P87"/>
            <text:p text:style-name="P80"><text:span text:style-name="T17"><text:s text:c="8"/>c = </text:span><text:span text:style-name="number_5f_python"><text:span text:style-name="T17">4</text:span></text:span></text:p>
            <text:p text:style-name="P80"><text:span text:style-name="T17"><text:s text:c="8"/></text:span><text:span text:style-name="comment0_5f_python"><text:span text:style-name="T17"># Destination Drive Selections</text:span></text:span></text:p>
            <text:p text:style-name="P80"><text:span text:style-name="T17"><text:s text:c="8"/>Label</text:span><text:span text:style-name="symbol0_5f_python"><text:span text:style-name="T17">(</text:span></text:span><text:span text:style-name="keyword1_5f_python"><text:span text:style-name="T17">self</text:span></text:span><text:span text:style-name="T17">.</text:span><text:span text:style-name="member0_5f_python"><text:span text:style-name="T17">driveCloner</text:span></text:span><text:span text:style-name="T17">, text = </text:span><text:span text:style-name="string_5f_python"><text:span text:style-name="T17">"Destination"</text:span></text:span><text:span text:style-name="symbol0_5f_python"><text:span text:style-name="T17">)</text:span></text:span><text:span text:style-name="T17">.</text:span><text:span text:style-name="member0_5f_python"><text:span text:style-name="T17">grid</text:span></text:span><text:span text:style-name="symbol0_5f_python"><text:span text:style-name="T17">(</text:span></text:span><text:span text:style-name="T17">row = r, column = c, columnspan = </text:span><text:span text:style-name="number_5f_python"><text:span text:style-name="T17">3</text:span></text:span><text:span text:style-name="T17">, pady = </text:span><text:span text:style-name="symbol0_5f_python"><text:span text:style-name="T17">(</text:span></text:span><text:span text:style-name="number_5f_python"><text:span text:style-name="T17">5</text:span></text:span><text:span text:style-name="T17">, </text:span><text:span text:style-name="number_5f_python"><text:span text:style-name="T17">0</text:span></text:span><text:span text:style-name="symbol0_5f_python"><text:span text:style-name="T17">))</text:span></text:span></text:p>
            <text:p text:style-name="P87"/>
            <text:p text:style-name="P80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dest_combo</text:span></text:span><text:span text:style-name="T17"> = </text:span><text:span text:style-name="symbol0_5f_python"><text:span text:style-name="T17">[]</text:span></text:span></text:p>
            <text:p text:style-name="P80"><text:span text:style-name="T17"><text:s text:c="8"/></text:span><text:span text:style-name="keyword0_5f_python"><text:span text:style-name="T17">for</text:span></text:span><text:span text:style-name="T17"> count </text:span><text:span text:style-name="keyword0_5f_python"><text:span text:style-name="T17">in</text:span></text:span><text:span text:style-name="T17"> </text:span><text:span text:style-name="keyword1_5f_python"><text:span text:style-name="T17">range</text:span></text:span><text:span text:style-name="symbol0_5f_python"><text:span text:style-name="T17">(</text:span></text:span><text:span text:style-name="keyword1_5f_python"><text:span text:style-name="T17">self</text:span></text:span><text:span text:style-name="T17">.</text:span><text:span text:style-name="member0_5f_python"><text:span text:style-name="T17">no_of_dest_drives</text:span></text:span><text:span text:style-name="symbol0_5f_python"><text:span text:style-name="T17">)</text:span></text:span><text:span text:style-name="T17">:</text:span></text:p>
            <text:p text:style-name="P80"><text:span text:style-name="T17"><text:s text:c="12"/>r += </text:span><text:span text:style-name="number_5f_python"><text:span text:style-name="T17">1</text:span></text:span></text:p>
            <text:p text:style-name="P80"><text:span text:style-name="T17"><text:s text:c="12"/>Browse_Label</text:span><text:span text:style-name="symbol0_5f_python"><text:span text:style-name="T17">(</text:span></text:span><text:span text:style-name="keyword1_5f_python"><text:span text:style-name="T17">self</text:span></text:span><text:span text:style-name="T17">.</text:span><text:span text:style-name="member0_5f_python"><text:span text:style-name="T17">driveCloner</text:span></text:span><text:span text:style-name="T17">, </text:span><text:span text:style-name="string_5f_python"><text:span text:style-name="T17">"Dest "</text:span></text:span><text:span text:style-name="T17"> + </text:span><text:span text:style-name="keyword1_5f_python"><text:span text:style-name="T17">str</text:span></text:span><text:span text:style-name="symbol0_5f_python"><text:span text:style-name="T17">(</text:span></text:span><text:span text:style-name="T17">count + </text:span><text:span text:style-name="number_5f_python"><text:span text:style-name="T17">1</text:span></text:span><text:span text:style-name="symbol0_5f_python"><text:span text:style-name="T17">)</text:span></text:span><text:span text:style-name="T17">, </text:span><text:span text:style-name="symbol0_5f_python"><text:span text:style-name="T17">[</text:span></text:span><text:span text:style-name="T17">r, c</text:span><text:span text:style-name="symbol0_5f_python"><text:span text:style-name="T17">])</text:span></text:span></text:p>
            <text:p text:style-name="P80"><text:span text:style-name="T17"><text:s text:c="12"/></text:span><text:span text:style-name="keyword1_5f_python"><text:span text:style-name="T17">self</text:span></text:span><text:span text:style-name="T17">.</text:span><text:span text:style-name="member0_5f_python"><text:span text:style-name="T17">dest_combo</text:span></text:span><text:span text:style-name="T17">.</text:span><text:span text:style-name="member0_5f_python"><text:span text:style-name="T17">append</text:span></text:span><text:span text:style-name="symbol0_5f_python"><text:span text:style-name="T17">(</text:span></text:span><text:span text:style-name="T17">Browse_Combo</text:span><text:span text:style-name="symbol0_5f_python"><text:span text:style-name="T17">(</text:span></text:span><text:span text:style-name="keyword1_5f_python"><text:span text:style-name="T17">self</text:span></text:span><text:span text:style-name="T17">.</text:span><text:span text:style-name="member0_5f_python"><text:span text:style-name="T17">driveCloner</text:span></text:span><text:span text:style-name="T17">, </text:span><text:span text:style-name="keyword1_5f_python"><text:span text:style-name="T17">self</text:span></text:span><text:span text:style-name="T17">, </text:span><text:span text:style-name="string_5f_python"><text:span text:style-name="T17">"dest "</text:span></text:span><text:span text:style-name="T17"> + </text:span><text:span text:style-name="keyword1_5f_python"><text:span text:style-name="T17">str</text:span></text:span><text:span text:style-name="symbol0_5f_python"><text:span text:style-name="T17">(</text:span></text:span><text:span text:style-name="T17">count + </text:span><text:span text:style-name="number_5f_python"><text:span text:style-name="T17">1</text:span></text:span><text:span text:style-name="symbol0_5f_python"><text:span text:style-name="T17">)</text:span></text:span><text:span text:style-name="T17">, </text:span><text:span text:style-name="symbol0_5f_python"><text:span text:style-name="T17">[</text:span></text:span><text:span text:style-name="T17">r, c + </text:span><text:span text:style-name="number_5f_python"><text:span text:style-name="T17">1</text:span></text:span><text:span text:style-name="symbol0_5f_python"><text:span text:style-name="T17">]))</text:span></text:span></text:p>
            <text:p text:style-name="P87"/>
            <text:p text:style-name="P80"><text:span text:style-name="T17"><text:s text:c="8"/>r += </text:span><text:span text:style-name="number_5f_python"><text:span text:style-name="T17">1</text:span></text:span></text:p>
            <text:p text:style-name="P80"><text:span text:style-name="T17"><text:s text:c="8"/>c = </text:span><text:span text:style-name="number_5f_python"><text:span text:style-name="T17">0</text:span></text:span></text:p>
            <text:p text:style-name="P80"><text:span text:style-name="T17"><text:s text:c="8"/></text:span><text:span text:style-name="comment0_5f_python"><text:span text:style-name="T17"># Monitor</text:span></text:span></text:p>
            <text:p text:style-name="P80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monitor2</text:span></text:span><text:span text:style-name="T17"> = </text:span><text:span text:style-name="keyword2_5f_python"><text:span text:style-name="T17">ScrolledText</text:span></text:span><text:span text:style-name="symbol0_5f_python"><text:span text:style-name="T17">(</text:span></text:span><text:span text:style-name="keyword1_5f_python"><text:span text:style-name="T17">self</text:span></text:span><text:span text:style-name="T17">.</text:span><text:span text:style-name="member0_5f_python"><text:span text:style-name="T17">driveCloner</text:span></text:span><text:span text:style-name="T17">, width = </text:span><text:span text:style-name="number_5f_python"><text:span text:style-name="T17">10</text:span></text:span><text:span text:style-name="T17">, height = </text:span><text:span text:style-name="number_5f_python"><text:span text:style-name="T17">10</text:span></text:span><text:span text:style-name="T17">, font = </text:span><text:span text:style-name="string_5f_python"><text:span text:style-name="T17">"TkTextFont"</text:span></text:span><text:span text:style-name="T17">, state = </text:span><text:span text:style-name="string_5f_python"><text:span text:style-name="T17">"disabled"</text:span></text:span><text:span text:style-name="symbol0_5f_python"><text:span text:style-name="T17">)</text:span></text:span></text:p>
            <text:p text:style-name="P80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monitor2</text:span></text:span><text:span text:style-name="T17">.</text:span><text:span text:style-name="member0_5f_python"><text:span text:style-name="T17">vbar</text:span></text:span><text:span text:style-name="T17">.</text:span><text:span text:style-name="member0_5f_python"><text:span text:style-name="T17">configure</text:span></text:span><text:span text:style-name="symbol0_5f_python"><text:span text:style-name="T17">(</text:span></text:span><text:span text:style-name="T17">width = </text:span><text:span text:style-name="number_5f_python"><text:span text:style-name="T17">2</text:span></text:span><text:span text:style-name="T17"> </text:span><text:span text:style-name="symbol0_5f_python"><text:span text:style-name="T17">*</text:span></text:span><text:span text:style-name="T17"> </text:span><text:span text:style-name="keyword1_5f_python"><text:span text:style-name="T17">self</text:span></text:span><text:span text:style-name="T17">.</text:span><text:span text:style-name="member0_5f_python"><text:span text:style-name="T17">app</text:span></text:span><text:span text:style-name="T17">.</text:span><text:span text:style-name="member0_5f_python"><text:span text:style-name="T17">fontscale</text:span></text:span><text:span text:style-name="symbol0_5f_python"><text:span text:style-name="T17">)</text:span></text:span></text:p>
            <text:p text:style-name="P80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monitor2</text:span></text:span><text:span text:style-name="T17">.</text:span><text:span text:style-name="member0_5f_python"><text:span text:style-name="T17">grid</text:span></text:span><text:span text:style-name="symbol0_5f_python"><text:span text:style-name="T17">(</text:span></text:span><text:span text:style-name="T17">row = r, column = c, columnspan = </text:span><text:span text:style-name="number_5f_python"><text:span text:style-name="T17">6</text:span></text:span><text:span text:style-name="T17">, padx = </text:span><text:span text:style-name="number_5f_python"><text:span text:style-name="T17">10</text:span></text:span><text:span text:style-name="T17">, pady = </text:span><text:span text:style-name="number_5f_python"><text:span text:style-name="T17">10</text:span></text:span><text:span text:style-name="T17">, sticky = </text:span><text:span text:style-name="symbol0_5f_python"><text:span text:style-name="T17">(</text:span></text:span><text:span text:style-name="T17">N, S, W, E</text:span><text:span text:style-name="symbol0_5f_python"><text:span text:style-name="T17">))</text:span></text:span></text:p>
            <text:p text:style-name="P80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columnconfigure</text:span></text:span><text:span text:style-name="symbol0_5f_python"><text:span text:style-name="T17">(</text:span></text:span><text:span text:style-name="number_5f_python"><text:span text:style-name="T17">3</text:span></text:span><text:span text:style-name="T17">, weight = </text:span><text:span text:style-name="number_5f_python"><text:span text:style-name="T17">1</text:span></text:span><text:span text:style-name="symbol0_5f_python"><text:span text:style-name="T17">)</text:span></text:span></text:p>
            <text:p text:style-name="P80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rowconfigure</text:span></text:span><text:span text:style-name="symbol0_5f_python"><text:span text:style-name="T17">(</text:span></text:span><text:span text:style-name="T17">r, weight = </text:span><text:span text:style-name="number_5f_python"><text:span text:style-name="T17">1</text:span></text:span><text:span text:style-name="symbol0_5f_python"><text:span text:style-name="T17">)</text:span></text:span></text:p>
            <text:p text:style-name="P87"/>
            <text:p text:style-name="P87"/>
            <text:p text:style-name="P80"><text:span text:style-name="T17"><text:s text:c="8"/></text:span><text:span text:style-name="comment0_5f_python"><text:span text:style-name="T17"># IDENTIFY DRIVES</text:span></text:span></text:p>
            <text:p text:style-name="P80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driveIdentify</text:span></text:span><text:span text:style-name="T17"> = Frame</text:span><text:span text:style-name="symbol0_5f_python"><text:span text:style-name="T17">(</text:span></text:span><text:span text:style-name="keyword1_5f_python"><text:span text:style-name="T17">self</text:span></text:span><text:span text:style-name="T17">.</text:span><text:span text:style-name="member0_5f_python"><text:span text:style-name="T17">nBook</text:span></text:span><text:span text:style-name="T17">, padding = </text:span><text:span text:style-name="symbol0_5f_python"><text:span text:style-name="T17">(</text:span></text:span><text:span text:style-name="number_5f_python"><text:span text:style-name="T17">5</text:span></text:span><text:span text:style-name="T17">, </text:span><text:span text:style-name="number_5f_python"><text:span text:style-name="T17">5</text:span></text:span><text:span text:style-name="T17">, </text:span><text:span text:style-name="number_5f_python"><text:span text:style-name="T17">5</text:span></text:span><text:span text:style-name="T17">, </text:span><text:span text:style-name="number_5f_python"><text:span text:style-name="T17">5</text:span></text:span><text:span text:style-name="symbol0_5f_python"><text:span text:style-name="T17">))</text:span></text:span></text:p>
            <text:p text:style-name="P80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nBook</text:span></text:span><text:span text:style-name="T17">.</text:span><text:span text:style-name="member0_5f_python"><text:span text:style-name="T17">add</text:span></text:span><text:span text:style-name="symbol0_5f_python"><text:span text:style-name="T17">(</text:span></text:span><text:span text:style-name="keyword1_5f_python"><text:span text:style-name="T17">self</text:span></text:span><text:span text:style-name="T17">.</text:span><text:span text:style-name="member0_5f_python"><text:span text:style-name="T17">driveIdentify</text:span></text:span><text:span text:style-name="T17">, text = </text:span><text:span text:style-name="string_5f_python"><text:span text:style-name="T17">"Identify Drives"</text:span></text:span><text:span text:style-name="T17">, sticky = </text:span><text:span text:style-name="string_5f_python"><text:span text:style-name="T17">'nswe'</text:span></text:span><text:span text:style-name="symbol0_5f_python"><text:span text:style-name="T17">)</text:span></text:span></text:p>
            <text:p text:style-name="P87"><text:s text:c="8"/></text:p>
            <text:p text:style-name="P80"><text:soft-page-break/><text:span text:style-name="T17"><text:s text:c="8"/>r = </text:span><text:span text:style-name="number_5f_python"><text:span text:style-name="T17">0</text:span></text:span></text:p>
            <text:p text:style-name="P80"><text:span text:style-name="T17"><text:s text:c="8"/>c = </text:span><text:span text:style-name="number_5f_python"><text:span text:style-name="T17">0</text:span></text:span></text:p>
            <text:p text:style-name="P80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identify_butt</text:span></text:span><text:span text:style-name="T17"> = Button</text:span><text:span text:style-name="symbol0_5f_python"><text:span text:style-name="T17">(</text:span></text:span><text:span text:style-name="keyword1_5f_python"><text:span text:style-name="T17">self</text:span></text:span><text:span text:style-name="T17">.</text:span><text:span text:style-name="member0_5f_python"><text:span text:style-name="T17">driveIdentify</text:span></text:span><text:span text:style-name="T17">, text = </text:span><text:span text:style-name="string_5f_python"><text:span text:style-name="T17">"Get Drives"</text:span></text:span><text:span text:style-name="T17">, command = </text:span><text:span text:style-name="keyword0_5f_python"><text:span text:style-name="T17">lambda</text:span></text:span><text:span text:style-name="T17">: </text:span><text:span text:style-name="keyword1_5f_python"><text:span text:style-name="T17">self</text:span></text:span><text:span text:style-name="T17">.</text:span><text:span text:style-name="member0_5f_python"><text:span text:style-name="T17">buttonHandler</text:span></text:span><text:span text:style-name="symbol0_5f_python"><text:span text:style-name="T17">(</text:span></text:span><text:span text:style-name="string_5f_python"><text:span text:style-name="T17">'identify'</text:span></text:span><text:span text:style-name="symbol0_5f_python"><text:span text:style-name="T17">))</text:span></text:span></text:p>
            <text:p text:style-name="P80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identify_butt</text:span></text:span><text:span text:style-name="T17">.</text:span><text:span text:style-name="member0_5f_python"><text:span text:style-name="T17">grid</text:span></text:span><text:span text:style-name="symbol0_5f_python"><text:span text:style-name="T17">(</text:span></text:span><text:span text:style-name="T17">row = r, column = c, padx = </text:span><text:span text:style-name="number_5f_python"><text:span text:style-name="T17">5</text:span></text:span><text:span text:style-name="T17">, pady = </text:span><text:span text:style-name="number_5f_python"><text:span text:style-name="T17">5</text:span></text:span><text:span text:style-name="symbol0_5f_python"><text:span text:style-name="T17">)</text:span></text:span></text:p>
            <text:p text:style-name="P87"/>
            <text:p text:style-name="P80"><text:span text:style-name="T17"><text:s text:c="8"/></text:span><text:span text:style-name="comment0_5f_python"><text:span text:style-name="T17"># Monitor</text:span></text:span></text:p>
            <text:p text:style-name="P80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monitorID</text:span></text:span><text:span text:style-name="T17"> = </text:span><text:span text:style-name="keyword2_5f_python"><text:span text:style-name="T17">ScrolledText</text:span></text:span><text:span text:style-name="symbol0_5f_python"><text:span text:style-name="T17">(</text:span></text:span><text:span text:style-name="keyword1_5f_python"><text:span text:style-name="T17">self</text:span></text:span><text:span text:style-name="T17">.</text:span><text:span text:style-name="member0_5f_python"><text:span text:style-name="T17">driveIdentify</text:span></text:span><text:span text:style-name="T17">, width = </text:span><text:span text:style-name="number_5f_python"><text:span text:style-name="T17">10</text:span></text:span><text:span text:style-name="T17">, height = </text:span><text:span text:style-name="number_5f_python"><text:span text:style-name="T17">5</text:span></text:span><text:span text:style-name="T17">, font = </text:span><text:span text:style-name="string_5f_python"><text:span text:style-name="T17">"TkTextFont"</text:span></text:span><text:span text:style-name="T17">,</text:span></text:p>
            <text:p text:style-name="P80"><text:span text:style-name="T17"><text:s text:c="38"/>state = </text:span><text:span text:style-name="string_5f_python"><text:span text:style-name="T17">"disabled"</text:span></text:span><text:span text:style-name="T17">, tabs = </text:span><text:span text:style-name="keyword1_5f_python"><text:span text:style-name="T17">self</text:span></text:span><text:span text:style-name="T17">.</text:span><text:span text:style-name="member0_5f_python"><text:span text:style-name="T17">driveList_tabs</text:span></text:span><text:span text:style-name="symbol0_5f_python"><text:span text:style-name="T17">)</text:span></text:span></text:p>
            <text:p text:style-name="P80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monitorID</text:span></text:span><text:span text:style-name="T17">.</text:span><text:span text:style-name="member0_5f_python"><text:span text:style-name="T17">vbar</text:span></text:span><text:span text:style-name="T17">.</text:span><text:span text:style-name="member0_5f_python"><text:span text:style-name="T17">configure</text:span></text:span><text:span text:style-name="symbol0_5f_python"><text:span text:style-name="T17">(</text:span></text:span><text:span text:style-name="T17">width = </text:span><text:span text:style-name="number_5f_python"><text:span text:style-name="T17">2</text:span></text:span><text:span text:style-name="T17"> </text:span><text:span text:style-name="symbol0_5f_python"><text:span text:style-name="T17">*</text:span></text:span><text:span text:style-name="T17"> </text:span><text:span text:style-name="keyword1_5f_python"><text:span text:style-name="T17">self</text:span></text:span><text:span text:style-name="T17">.</text:span><text:span text:style-name="member0_5f_python"><text:span text:style-name="T17">app</text:span></text:span><text:span text:style-name="T17">.</text:span><text:span text:style-name="member0_5f_python"><text:span text:style-name="T17">fontscale</text:span></text:span><text:span text:style-name="symbol0_5f_python"><text:span text:style-name="T17">)</text:span></text:span></text:p>
            <text:p text:style-name="P80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monitorID</text:span></text:span><text:span text:style-name="T17">.</text:span><text:span text:style-name="member0_5f_python"><text:span text:style-name="T17">grid</text:span></text:span><text:span text:style-name="symbol0_5f_python"><text:span text:style-name="T17">(</text:span></text:span><text:span text:style-name="T17">row = r + </text:span><text:span text:style-name="number_5f_python"><text:span text:style-name="T17">1</text:span></text:span><text:span text:style-name="T17">, column = c, columnspan = </text:span><text:span text:style-name="number_5f_python"><text:span text:style-name="T17">2</text:span></text:span><text:span text:style-name="T17">, padx = </text:span><text:span text:style-name="number_5f_python"><text:span text:style-name="T17">10</text:span></text:span><text:span text:style-name="T17">, pady = </text:span><text:span text:style-name="number_5f_python"><text:span text:style-name="T17">10</text:span></text:span><text:span text:style-name="T17">, sticky = </text:span><text:span text:style-name="symbol0_5f_python"><text:span text:style-name="T17">(</text:span></text:span><text:span text:style-name="T17">N, S, W, E</text:span><text:span text:style-name="symbol0_5f_python"><text:span text:style-name="T17">))</text:span></text:span></text:p>
            <text:p text:style-name="P87"/>
            <text:p text:style-name="P80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driveIdentify</text:span></text:span><text:span text:style-name="T17">.</text:span><text:span text:style-name="member0_5f_python"><text:span text:style-name="T17">columnconfigure</text:span></text:span><text:span text:style-name="symbol0_5f_python"><text:span text:style-name="T17">(</text:span></text:span><text:span text:style-name="number_5f_python"><text:span text:style-name="T17">1</text:span></text:span><text:span text:style-name="T17">, weight = </text:span><text:span text:style-name="number_5f_python"><text:span text:style-name="T17">1</text:span></text:span><text:span text:style-name="symbol0_5f_python"><text:span text:style-name="T17">)</text:span></text:span></text:p>
            <text:p text:style-name="P80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driveIdentify</text:span></text:span><text:span text:style-name="T17">.</text:span><text:span text:style-name="member0_5f_python"><text:span text:style-name="T17">rowconfigure</text:span></text:span><text:span text:style-name="symbol0_5f_python"><text:span text:style-name="T17">(</text:span></text:span><text:span text:style-name="T17">r + </text:span><text:span text:style-name="number_5f_python"><text:span text:style-name="T17">1</text:span></text:span><text:span text:style-name="T17">, weight = </text:span><text:span text:style-name="number_5f_python"><text:span text:style-name="T17">1</text:span></text:span><text:span text:style-name="symbol0_5f_python"><text:span text:style-name="T17">)</text:span></text:span></text:p>
            <text:p text:style-name="P34"/>
          </table:table-cell>
        </table:table-row>
      </table:table>
      <text:p text:style-name="P7"/>
      <text:list xml:id="list14" text:style-name="LS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h text:style-name="P153" text:outline-level="10"><text:span text:style-name="T23">Helper</text:span><text:span text:style-name="T19"> methods</text:span></text:h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4">Button Handler</text:p>
        </text:list-item>
      </text:list>
      <table:table table:name="Table17" table:style-name="Table17">
        <table:table-column table:style-name="Table17.A"/>
        <table:table-row>
          <table:table-cell table:style-name="Table17.A1" office:value-type="string">
            <text:p text:style-name="P74"><text:span text:style-name="keyword0_5f_python"><text:span text:style-name="T17">def</text:span></text:span><text:span text:style-name="T17"> buttonHandler</text:span><text:span text:style-name="symbol0_5f_python"><text:span text:style-name="T17">(</text:span></text:span><text:span text:style-name="keyword1_5f_python"><text:span text:style-name="T17">self</text:span></text:span><text:span text:style-name="T17">, button</text:span><text:span text:style-name="symbol0_5f_python"><text:span text:style-name="T17">)</text:span></text:span><text:span text:style-name="T17">:</text:span></text:p>
            <text:p text:style-name="P81"><text:span text:style-name="T17"><text:s text:c="8"/></text:span><text:span text:style-name="keyword0_5f_python"><text:span text:style-name="T17">if</text:span></text:span><text:span text:style-name="T17"> button == </text:span><text:span text:style-name="string_5f_python"><text:span text:style-name="T17">'src_fldr'</text:span></text:span><text:span text:style-name="T17">:</text:span></text:p>
            <text:p text:style-name="P81"><text:span text:style-name="T17"><text:s text:c="12"/>directory = askdirectory</text:span><text:span text:style-name="symbol0_5f_python"><text:span text:style-name="T17">()</text:span></text:span></text:p>
            <text:p text:style-name="P81"><text:span text:style-name="T17"><text:s text:c="12"/></text:span><text:span text:style-name="keyword0_5f_python"><text:span text:style-name="T17">if</text:span></text:span><text:span text:style-name="T17"> directory:</text:span></text:p>
            <text:p text:style-name="P81"><text:span text:style-name="T17"><text:s text:c="16"/></text:span><text:span text:style-name="symbol0_5f_python"><text:span text:style-name="T17">(</text:span></text:span><text:span text:style-name="T17">filepath, dirname</text:span><text:span text:style-name="symbol0_5f_python"><text:span text:style-name="T17">)</text:span></text:span><text:span text:style-name="T17"> = </text:span><text:span text:style-name="keyword2_5f_python"><text:span text:style-name="T17">os</text:span></text:span><text:span text:style-name="T17">.</text:span><text:span text:style-name="member0_5f_python"><text:span text:style-name="T17">path</text:span></text:span><text:span text:style-name="T17">.</text:span><text:span text:style-name="member0_5f_python"><text:span text:style-name="T17">split</text:span></text:span><text:span text:style-name="symbol0_5f_python"><text:span text:style-name="T17">(</text:span></text:span><text:span text:style-name="T17">directory</text:span><text:span text:style-name="symbol0_5f_python"><text:span text:style-name="T17">)</text:span></text:span></text:p>
            <text:p text:style-name="P81"><text:span text:style-name="T17"><text:s text:c="16"/></text:span><text:span text:style-name="keyword1_5f_python"><text:span text:style-name="T17">self</text:span></text:span><text:span text:style-name="T17">.</text:span><text:span text:style-name="member0_5f_python"><text:span text:style-name="T17">src_dir_path</text:span></text:span><text:span text:style-name="T17">.</text:span><text:span text:style-name="member0_5f_python"><text:span text:style-name="T17">set</text:span></text:span><text:span text:style-name="symbol0_5f_python"><text:span text:style-name="T17">(</text:span></text:span><text:span text:style-name="T17">filepath + </text:span><text:span text:style-name="string_5f_python"><text:span text:style-name="T17">'/'</text:span></text:span><text:span text:style-name="symbol0_5f_python"><text:span text:style-name="T17">)</text:span></text:span></text:p>
            <text:p text:style-name="P81"><text:span text:style-name="T17"><text:s text:c="16"/></text:span><text:span text:style-name="keyword1_5f_python"><text:span text:style-name="T17">self</text:span></text:span><text:span text:style-name="T17">.</text:span><text:span text:style-name="member0_5f_python"><text:span text:style-name="T17">src_fldr</text:span></text:span><text:span text:style-name="T17">.</text:span><text:span text:style-name="member0_5f_python"><text:span text:style-name="T17">set</text:span></text:span><text:span text:style-name="symbol0_5f_python"><text:span text:style-name="T17">(</text:span></text:span><text:span text:style-name="T17">dirname</text:span><text:span text:style-name="symbol0_5f_python"><text:span text:style-name="T17">)</text:span></text:span></text:p>
            <text:p text:style-name="P81"><text:span text:style-name="T17"><text:s text:c="16"/></text:span><text:span text:style-name="keyword1_5f_python"><text:span text:style-name="T17">self</text:span></text:span><text:span text:style-name="T17">.</text:span><text:span text:style-name="member0_5f_python"><text:span text:style-name="T17">dest_fldr_butt</text:span></text:span><text:span text:style-name="symbol0_5f_python"><text:span text:style-name="T17">[</text:span></text:span><text:span text:style-name="number_5f_python"><text:span text:style-name="T17">0</text:span></text:span><text:span text:style-name="symbol0_5f_python"><text:span text:style-name="T17">]</text:span></text:span><text:span text:style-name="T17">.</text:span><text:span text:style-name="member0_5f_python"><text:span text:style-name="T17">configure</text:span></text:span><text:span text:style-name="symbol0_5f_python"><text:span text:style-name="T17">(</text:span></text:span><text:span text:style-name="T17">state = </text:span><text:span text:style-name="string_5f_python"><text:span text:style-name="T17">"normal"</text:span></text:span><text:span text:style-name="symbol0_5f_python"><text:span text:style-name="T17">)</text:span></text:span></text:p>
            <text:p text:style-name="P88"/>
            <text:p text:style-name="P81"><text:span text:style-name="T17"><text:s text:c="8"/></text:span><text:span text:style-name="keyword0_5f_python"><text:span text:style-name="T17">elif</text:span></text:span><text:span text:style-name="T17"> button</text:span><text:span text:style-name="symbol0_5f_python"><text:span text:style-name="T17">[</text:span></text:span><text:span text:style-name="T17">:</text:span><text:span text:style-name="number_5f_python"><text:span text:style-name="T17">9</text:span></text:span><text:span text:style-name="symbol0_5f_python"><text:span text:style-name="T17">]</text:span></text:span><text:span text:style-name="T17"> == </text:span><text:span text:style-name="string_5f_python"><text:span text:style-name="T17">"dest_fldr"</text:span></text:span><text:span text:style-name="T17">:</text:span></text:p>
            <text:p text:style-name="P81"><text:span text:style-name="T17"><text:s text:c="12"/>directory = askdirectory</text:span><text:span text:style-name="symbol0_5f_python"><text:span text:style-name="T17">()</text:span></text:span></text:p>
            <text:p text:style-name="P81"><text:span text:style-name="T17"><text:s text:c="12"/></text:span><text:span text:style-name="keyword0_5f_python"><text:span text:style-name="T17">if</text:span></text:span><text:span text:style-name="T17"> directory:</text:span></text:p>
            <text:p text:style-name="P81"><text:span text:style-name="T17"><text:s text:c="16"/>x = </text:span><text:span text:style-name="keyword1_5f_python"><text:span text:style-name="T17">int</text:span></text:span><text:span text:style-name="symbol0_5f_python"><text:span text:style-name="T17">(</text:span></text:span><text:span text:style-name="T17">button</text:span><text:span text:style-name="symbol0_5f_python"><text:span text:style-name="T17">[</text:span></text:span><text:span text:style-name="number_5f_python"><text:span text:style-name="T17">9</text:span></text:span><text:span text:style-name="T17">:</text:span><text:span text:style-name="symbol0_5f_python"><text:span text:style-name="T17">])</text:span></text:span><text:span text:style-name="T17"> </text:span><text:span text:style-name="comment0_5f_python"><text:span text:style-name="T17"># drives numbered 1 to X, array elements are 0 to X-1</text:span></text:span></text:p>
            <text:p text:style-name="P81"><text:span text:style-name="T17"><text:s text:c="16"/></text:span><text:span text:style-name="keyword1_5f_python"><text:span text:style-name="T17">self</text:span></text:span><text:span text:style-name="T17">.</text:span><text:span text:style-name="member0_5f_python"><text:span text:style-name="T17">dest_fldr</text:span></text:span><text:span text:style-name="symbol0_5f_python"><text:span text:style-name="T17">[</text:span></text:span><text:span text:style-name="T17">x - </text:span><text:span text:style-name="number_5f_python"><text:span text:style-name="T17">1</text:span></text:span><text:span text:style-name="symbol0_5f_python"><text:span text:style-name="T17">]</text:span></text:span><text:span text:style-name="T17">.</text:span><text:span text:style-name="member0_5f_python"><text:span text:style-name="T17">set</text:span></text:span><text:span text:style-name="symbol0_5f_python"><text:span text:style-name="T17">(</text:span></text:span><text:span text:style-name="T17">directory</text:span><text:span text:style-name="symbol0_5f_python"><text:span text:style-name="T17">)</text:span></text:span></text:p>
            <text:p text:style-name="P81"><text:span text:style-name="T17"><text:s text:c="16"/></text:span><text:span text:style-name="keyword0_5f_python"><text:span text:style-name="T17">if</text:span></text:span><text:span text:style-name="T17"> x == </text:span><text:span text:style-name="number_5f_python"><text:span text:style-name="T17">1</text:span></text:span><text:span text:style-name="T17">:</text:span></text:p>
            <text:p text:style-name="P81"><text:span text:style-name="T17"><text:s text:c="20"/></text:span><text:span text:style-name="keyword1_5f_python"><text:span text:style-name="T17">self</text:span></text:span><text:span text:style-name="T17">.</text:span><text:span text:style-name="member0_5f_python"><text:span text:style-name="T17">go_butt</text:span></text:span><text:span text:style-name="T17">.</text:span><text:span text:style-name="member0_5f_python"><text:span text:style-name="T17">configure</text:span></text:span><text:span text:style-name="symbol0_5f_python"><text:span text:style-name="T17">(</text:span></text:span><text:span text:style-name="T17">state = </text:span><text:span text:style-name="string_5f_python"><text:span text:style-name="T17">"normal"</text:span></text:span><text:span text:style-name="symbol0_5f_python"><text:span text:style-name="T17">)</text:span></text:span></text:p>
            <text:p text:style-name="P81"><text:span text:style-name="T17"><text:s text:c="16"/></text:span><text:span text:style-name="keyword0_5f_python"><text:span text:style-name="T17">if</text:span></text:span><text:span text:style-name="T17"> x </text:span><text:span text:style-name="symbol0_5f_python"><text:span text:style-name="T17">&lt;</text:span></text:span><text:span text:style-name="T17"> </text:span><text:span text:style-name="keyword1_5f_python"><text:span text:style-name="T17">self</text:span></text:span><text:span text:style-name="T17">.</text:span><text:span text:style-name="member0_5f_python"><text:span text:style-name="T17">no_of_dest_drives</text:span></text:span><text:span text:style-name="T17">:</text:span></text:p>
            <text:p text:style-name="P81"><text:span text:style-name="T17"><text:s text:c="20"/></text:span><text:span text:style-name="keyword1_5f_python"><text:span text:style-name="T17">self</text:span></text:span><text:span text:style-name="T17">.</text:span><text:span text:style-name="member0_5f_python"><text:span text:style-name="T17">dest_fldr_butt</text:span></text:span><text:span text:style-name="symbol0_5f_python"><text:span text:style-name="T17">[</text:span></text:span><text:span text:style-name="T17">x</text:span><text:span text:style-name="symbol0_5f_python"><text:span text:style-name="T17">]</text:span></text:span><text:span text:style-name="T17">.</text:span><text:span text:style-name="member0_5f_python"><text:span text:style-name="T17">configure</text:span></text:span><text:span text:style-name="symbol0_5f_python"><text:span text:style-name="T17">(</text:span></text:span><text:span text:style-name="T17">state = </text:span><text:span text:style-name="string_5f_python"><text:span text:style-name="T17">"normal"</text:span></text:span><text:span text:style-name="symbol0_5f_python"><text:span text:style-name="T17">)</text:span></text:span></text:p>
            <text:p text:style-name="P88"/>
            <text:p text:style-name="P81"><text:span text:style-name="T17"><text:s text:c="8"/></text:span><text:span text:style-name="keyword0_5f_python"><text:span text:style-name="T17">elif</text:span></text:span><text:span text:style-name="T17"> button == </text:span><text:span text:style-name="string_5f_python"><text:span text:style-name="T17">"identify"</text:span></text:span><text:span text:style-name="T17">:</text:span></text:p>
            <text:p text:style-name="P81"><text:span text:style-name="T17"><text:s text:c="12"/></text:span><text:span text:style-name="keyword1_5f_python"><text:span text:style-name="T17">self</text:span></text:span><text:span text:style-name="T17">.</text:span><text:span text:style-name="member0_5f_python"><text:span text:style-name="T17">identifyDrives</text:span></text:span><text:span text:style-name="symbol0_5f_python"><text:span text:style-name="T17">()</text:span></text:span></text:p>
            <text:p text:style-name="P88"/>
            <text:p text:style-name="P81"><text:span text:style-name="T17"><text:s text:c="8"/></text:span><text:span text:style-name="keyword0_5f_python"><text:span text:style-name="T17">elif</text:span></text:span><text:span text:style-name="T17"> button == </text:span><text:span text:style-name="string_5f_python"><text:span text:style-name="T17">"src"</text:span></text:span><text:span text:style-name="T17">:</text:span></text:p>
            <text:p text:style-name="P81"><text:span text:style-name="T17"><text:s text:c="12"/></text:span><text:span text:style-name="keyword0_5f_python"><text:span text:style-name="T17">pass</text:span></text:span></text:p>
            <text:p text:style-name="P88"/>
            <text:p text:style-name="P81"><text:span text:style-name="T17"><text:s text:c="8"/></text:span><text:span text:style-name="keyword0_5f_python"><text:span text:style-name="T17">elif</text:span></text:span><text:span text:style-name="T17"> button</text:span><text:span text:style-name="symbol0_5f_python"><text:span text:style-name="T17">[</text:span></text:span><text:span text:style-name="T17">:</text:span><text:span text:style-name="number_5f_python"><text:span text:style-name="T17">4</text:span></text:span><text:span text:style-name="symbol0_5f_python"><text:span text:style-name="T17">]</text:span></text:span><text:span text:style-name="T17"> == </text:span><text:span text:style-name="string_5f_python"><text:span text:style-name="T17">"dest"</text:span></text:span><text:span text:style-name="T17">:</text:span></text:p>
            <text:p text:style-name="P81"><text:span text:style-name="T17"><text:s text:c="12"/></text:span><text:span text:style-name="keyword0_5f_python"><text:span text:style-name="T17">pass</text:span></text:span></text:p>
            <text:p text:style-name="P36"/>
          </table:table-cell>
        </table:table-row>
      </table:table>
      <text:list xml:id="list495697002" text:continue-numbering="true" text:style-name="LS1">
        <text:list-item>
          <text:p text:style-name="P117"><text:span text:style-name="T20">Resize</text:span><text:span text:style-name="T19"> Handler</text:span><text:span text:style-name="T20">s</text:span></text:p>
        </text:list-item>
      </text:list>
      <table:table table:name="Table6" table:style-name="Table6">
        <table:table-column table:style-name="Table6.A"/>
        <text:soft-page-break/>
        <table:table-row>
          <table:table-cell table:style-name="Table6.A1" office:value-type="string">
            <text:p text:style-name="P74"><text:span text:style-name="T17"><text:s text:c="4"/></text:span><text:span text:style-name="keyword0_5f_python"><text:span text:style-name="T17">def</text:span></text:span><text:span text:style-name="T17"> onResize</text:span><text:span text:style-name="symbol0_5f_python"><text:span text:style-name="T17">(</text:span></text:span><text:span text:style-name="keyword1_5f_python"><text:span text:style-name="T17">self</text:span></text:span><text:span text:style-name="T17">, event</text:span><text:span text:style-name="symbol0_5f_python"><text:span text:style-name="T17">)</text:span></text:span><text:span text:style-name="T17">:</text:span></text:p>
            <text:p text:style-name="P81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after</text:span></text:span><text:span text:style-name="symbol0_5f_python"><text:span text:style-name="T17">(</text:span></text:span><text:span text:style-name="number_5f_python"><text:span text:style-name="T17">100</text:span></text:span><text:span text:style-name="T17">, </text:span><text:span text:style-name="keyword1_5f_python"><text:span text:style-name="T17">self</text:span></text:span><text:span text:style-name="T17">.</text:span><text:span text:style-name="member0_5f_python"><text:span text:style-name="T17">delayedResize</text:span></text:span><text:span text:style-name="symbol0_5f_python"><text:span text:style-name="T17">)</text:span></text:span></text:p>
            <text:p text:style-name="P81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update_idletasks</text:span></text:span><text:span text:style-name="symbol0_5f_python"><text:span text:style-name="T17">()</text:span></text:span></text:p>
            <text:p text:style-name="P88"/>
            <text:p text:style-name="P81"><text:span text:style-name="T17"><text:s text:c="4"/></text:span><text:span text:style-name="keyword0_5f_python"><text:span text:style-name="T17">def</text:span></text:span><text:span text:style-name="T17"> delayedResize</text:span><text:span text:style-name="symbol0_5f_python"><text:span text:style-name="T17">(</text:span></text:span><text:span text:style-name="keyword1_5f_python"><text:span text:style-name="T17">self</text:span></text:span><text:span text:style-name="symbol0_5f_python"><text:span text:style-name="T17">)</text:span></text:span><text:span text:style-name="T17">:</text:span></text:p>
            <text:p text:style-name="P81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monitor</text:span></text:span><text:span text:style-name="T17">.</text:span><text:span text:style-name="member0_5f_python"><text:span text:style-name="T17">vbar</text:span></text:span><text:span text:style-name="T17">.</text:span><text:span text:style-name="member0_5f_python"><text:span text:style-name="T17">configure</text:span></text:span><text:span text:style-name="symbol0_5f_python"><text:span text:style-name="T17">(</text:span></text:span><text:span text:style-name="T17">width = </text:span><text:span text:style-name="keyword1_5f_python"><text:span text:style-name="T17">int</text:span></text:span><text:span text:style-name="symbol0_5f_python"><text:span text:style-name="T17">(</text:span></text:span><text:span text:style-name="number_5f_python"><text:span text:style-name="T17">1.5</text:span></text:span><text:span text:style-name="T17"> </text:span><text:span text:style-name="symbol0_5f_python"><text:span text:style-name="T17">*</text:span></text:span><text:span text:style-name="T17"> </text:span><text:span text:style-name="keyword1_5f_python"><text:span text:style-name="T17">self</text:span></text:span><text:span text:style-name="T17">.</text:span><text:span text:style-name="member0_5f_python"><text:span text:style-name="T17">app</text:span></text:span><text:span text:style-name="T17">.</text:span><text:span text:style-name="member0_5f_python"><text:span text:style-name="T17">fontscale</text:span></text:span><text:span text:style-name="symbol0_5f_python"><text:span text:style-name="T17">))</text:span></text:span></text:p>
            <text:p text:style-name="P81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monitor2</text:span></text:span><text:span text:style-name="T17">.</text:span><text:span text:style-name="member0_5f_python"><text:span text:style-name="T17">vbar</text:span></text:span><text:span text:style-name="T17">.</text:span><text:span text:style-name="member0_5f_python"><text:span text:style-name="T17">configure</text:span></text:span><text:span text:style-name="symbol0_5f_python"><text:span text:style-name="T17">(</text:span></text:span><text:span text:style-name="T17">width = </text:span><text:span text:style-name="keyword1_5f_python"><text:span text:style-name="T17">int</text:span></text:span><text:span text:style-name="symbol0_5f_python"><text:span text:style-name="T17">(</text:span></text:span><text:span text:style-name="number_5f_python"><text:span text:style-name="T17">1.5</text:span></text:span><text:span text:style-name="T17"> </text:span><text:span text:style-name="symbol0_5f_python"><text:span text:style-name="T17">*</text:span></text:span><text:span text:style-name="T17"> </text:span><text:span text:style-name="keyword1_5f_python"><text:span text:style-name="T17">self</text:span></text:span><text:span text:style-name="T17">.</text:span><text:span text:style-name="member0_5f_python"><text:span text:style-name="T17">app</text:span></text:span><text:span text:style-name="T17">.</text:span><text:span text:style-name="member0_5f_python"><text:span text:style-name="T17">fontscale</text:span></text:span><text:span text:style-name="symbol0_5f_python"><text:span text:style-name="T17">))</text:span></text:span></text:p>
            <text:p text:style-name="P81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monitorID</text:span></text:span><text:span text:style-name="T17">.</text:span><text:span text:style-name="member0_5f_python"><text:span text:style-name="T17">vbar</text:span></text:span><text:span text:style-name="T17">.</text:span><text:span text:style-name="member0_5f_python"><text:span text:style-name="T17">configure</text:span></text:span><text:span text:style-name="symbol0_5f_python"><text:span text:style-name="T17">(</text:span></text:span><text:span text:style-name="T17">width = </text:span><text:span text:style-name="keyword1_5f_python"><text:span text:style-name="T17">int</text:span></text:span><text:span text:style-name="symbol0_5f_python"><text:span text:style-name="T17">(</text:span></text:span><text:span text:style-name="number_5f_python"><text:span text:style-name="T17">1.5</text:span></text:span><text:span text:style-name="T17"> </text:span><text:span text:style-name="symbol0_5f_python"><text:span text:style-name="T17">*</text:span></text:span><text:span text:style-name="T17"> </text:span><text:span text:style-name="keyword1_5f_python"><text:span text:style-name="T17">self</text:span></text:span><text:span text:style-name="T17">.</text:span><text:span text:style-name="member0_5f_python"><text:span text:style-name="T17">app</text:span></text:span><text:span text:style-name="T17">.</text:span><text:span text:style-name="member0_5f_python"><text:span text:style-name="T17">fontscale</text:span></text:span><text:span text:style-name="symbol0_5f_python"><text:span text:style-name="T17">))</text:span></text:span></text:p>
            <text:p text:style-name="P88"/>
            <text:p text:style-name="P81"><text:span text:style-name="T17"><text:s text:c="8"/></text:span><text:span text:style-name="keyword0_5f_python"><text:span text:style-name="T17">for</text:span></text:span><text:span text:style-name="T17"> i </text:span><text:span text:style-name="keyword0_5f_python"><text:span text:style-name="T17">in</text:span></text:span><text:span text:style-name="T17"> </text:span><text:span text:style-name="keyword1_5f_python"><text:span text:style-name="T17">range</text:span></text:span><text:span text:style-name="symbol0_5f_python"><text:span text:style-name="T17">(</text:span></text:span><text:span text:style-name="keyword1_5f_python"><text:span text:style-name="T17">len</text:span></text:span><text:span text:style-name="symbol0_5f_python"><text:span text:style-name="T17">(</text:span></text:span><text:span text:style-name="keyword1_5f_python"><text:span text:style-name="T17">self</text:span></text:span><text:span text:style-name="T17">.</text:span><text:span text:style-name="member0_5f_python"><text:span text:style-name="T17">default_tab_spacing</text:span></text:span><text:span text:style-name="symbol0_5f_python"><text:span text:style-name="T17">))</text:span></text:span><text:span text:style-name="T17">:</text:span></text:p>
            <text:p text:style-name="P81"><text:span text:style-name="T17"><text:s text:c="12"/></text:span><text:span text:style-name="keyword1_5f_python"><text:span text:style-name="T17">self</text:span></text:span><text:span text:style-name="T17">.</text:span><text:span text:style-name="member0_5f_python"><text:span text:style-name="T17">driveList_tabsL</text:span></text:span><text:span text:style-name="symbol0_5f_python"><text:span text:style-name="T17">[</text:span></text:span><text:span text:style-name="T17">i</text:span><text:span text:style-name="symbol0_5f_python"><text:span text:style-name="T17">]</text:span></text:span><text:span text:style-name="T17"> = </text:span><text:span text:style-name="keyword1_5f_python"><text:span text:style-name="T17">round</text:span></text:span><text:span text:style-name="symbol0_5f_python"><text:span text:style-name="T17">(</text:span></text:span><text:span text:style-name="keyword1_5f_python"><text:span text:style-name="T17">self</text:span></text:span><text:span text:style-name="T17">.</text:span><text:span text:style-name="member0_5f_python"><text:span text:style-name="T17">default_tab_spacing</text:span></text:span><text:span text:style-name="symbol0_5f_python"><text:span text:style-name="T17">[</text:span></text:span><text:span text:style-name="T17">i</text:span><text:span text:style-name="symbol0_5f_python"><text:span text:style-name="T17">]</text:span></text:span><text:span text:style-name="T17"> </text:span><text:span text:style-name="symbol0_5f_python"><text:span text:style-name="T17">*</text:span></text:span><text:span text:style-name="T17"> </text:span><text:span text:style-name="keyword1_5f_python"><text:span text:style-name="T17">self</text:span></text:span><text:span text:style-name="T17">.</text:span><text:span text:style-name="member0_5f_python"><text:span text:style-name="T17">app</text:span></text:span><text:span text:style-name="T17">.</text:span><text:span text:style-name="member0_5f_python"><text:span text:style-name="T17">widgetscale</text:span></text:span><text:span text:style-name="T17">, </text:span><text:span text:style-name="number_5f_python"><text:span text:style-name="T17">1</text:span></text:span><text:span text:style-name="symbol0_5f_python"><text:span text:style-name="T17">)</text:span></text:span></text:p>
            <text:p text:style-name="P88"><text:s text:c="12"/></text:p>
            <text:p text:style-name="P81"><text:span text:style-name="T17"><text:s text:c="8"/>d = </text:span><text:span text:style-name="keyword1_5f_python"><text:span text:style-name="T17">self</text:span></text:span><text:span text:style-name="T17">.</text:span><text:span text:style-name="member0_5f_python"><text:span text:style-name="T17">driveList_tabsL</text:span></text:span></text:p>
            <text:p text:style-name="P81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driveList_tabs</text:span></text:span><text:span text:style-name="T17"> = </text:span><text:span text:style-name="keyword1_5f_python"><text:span text:style-name="T17">str</text:span></text:span><text:span text:style-name="symbol0_5f_python"><text:span text:style-name="T17">(</text:span></text:span><text:span text:style-name="T17">d</text:span><text:span text:style-name="symbol0_5f_python"><text:span text:style-name="T17">[</text:span></text:span><text:span text:style-name="number_5f_python"><text:span text:style-name="T17">0</text:span></text:span><text:span text:style-name="symbol0_5f_python"><text:span text:style-name="T17">])</text:span></text:span><text:span text:style-name="T17">+</text:span><text:span text:style-name="string_5f_python"><text:span text:style-name="T17">"c "</text:span></text:span><text:span text:style-name="T17">+</text:span><text:span text:style-name="keyword1_5f_python"><text:span text:style-name="T17">str</text:span></text:span><text:span text:style-name="symbol0_5f_python"><text:span text:style-name="T17">(</text:span></text:span><text:span text:style-name="T17">d</text:span><text:span text:style-name="symbol0_5f_python"><text:span text:style-name="T17">[</text:span></text:span><text:span text:style-name="number_5f_python"><text:span text:style-name="T17">1</text:span></text:span><text:span text:style-name="symbol0_5f_python"><text:span text:style-name="T17">])</text:span></text:span><text:span text:style-name="T17">+</text:span><text:span text:style-name="string_5f_python"><text:span text:style-name="T17">"c r "</text:span></text:span><text:span text:style-name="T17">+</text:span><text:span text:style-name="keyword1_5f_python"><text:span text:style-name="T17">str</text:span></text:span><text:span text:style-name="symbol0_5f_python"><text:span text:style-name="T17">(</text:span></text:span><text:span text:style-name="T17">d</text:span><text:span text:style-name="symbol0_5f_python"><text:span text:style-name="T17">[</text:span></text:span><text:span text:style-name="number_5f_python"><text:span text:style-name="T17">2</text:span></text:span><text:span text:style-name="symbol0_5f_python"><text:span text:style-name="T17">])</text:span></text:span><text:span text:style-name="T17">+</text:span><text:span text:style-name="string_5f_python"><text:span text:style-name="T17">"c r "</text:span></text:span><text:span text:style-name="T17">+</text:span><text:span text:style-name="keyword1_5f_python"><text:span text:style-name="T17">str</text:span></text:span><text:span text:style-name="symbol0_5f_python"><text:span text:style-name="T17">(</text:span></text:span><text:span text:style-name="T17">d</text:span><text:span text:style-name="symbol0_5f_python"><text:span text:style-name="T17">[</text:span></text:span><text:span text:style-name="number_5f_python"><text:span text:style-name="T17">3</text:span></text:span><text:span text:style-name="symbol0_5f_python"><text:span text:style-name="T17">])</text:span></text:span><text:span text:style-name="T17">+</text:span><text:span text:style-name="string_5f_python"><text:span text:style-name="T17">"c r "</text:span></text:span><text:span text:style-name="T17">+</text:span><text:span text:style-name="keyword1_5f_python"><text:span text:style-name="T17">str</text:span></text:span><text:span text:style-name="symbol0_5f_python"><text:span text:style-name="T17">(</text:span></text:span><text:span text:style-name="T17">d</text:span><text:span text:style-name="symbol0_5f_python"><text:span text:style-name="T17">[</text:span></text:span><text:span text:style-name="number_5f_python"><text:span text:style-name="T17">4</text:span></text:span><text:span text:style-name="symbol0_5f_python"><text:span text:style-name="T17">])</text:span></text:span><text:span text:style-name="T17">+</text:span><text:span text:style-name="string_5f_python"><text:span text:style-name="T17">"c r "</text:span></text:span><text:span text:style-name="T17">+</text:span><text:span text:style-name="keyword1_5f_python"><text:span text:style-name="T17">str</text:span></text:span><text:span text:style-name="symbol0_5f_python"><text:span text:style-name="T17">(</text:span></text:span><text:span text:style-name="T17">d</text:span><text:span text:style-name="symbol0_5f_python"><text:span text:style-name="T17">[</text:span></text:span><text:span text:style-name="number_5f_python"><text:span text:style-name="T17">5</text:span></text:span><text:span text:style-name="symbol0_5f_python"><text:span text:style-name="T17">])</text:span></text:span><text:span text:style-name="T17">+</text:span><text:span text:style-name="string_5f_python"><text:span text:style-name="T17">"c"</text:span></text:span></text:p>
            <text:p text:style-name="P81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monitorID</text:span></text:span><text:span text:style-name="T17">.</text:span><text:span text:style-name="member0_5f_python"><text:span text:style-name="T17">configure</text:span></text:span><text:span text:style-name="symbol0_5f_python"><text:span text:style-name="T17">(</text:span></text:span><text:span text:style-name="T17">tabs = </text:span><text:span text:style-name="keyword1_5f_python"><text:span text:style-name="T17">self</text:span></text:span><text:span text:style-name="T17">.</text:span><text:span text:style-name="member0_5f_python"><text:span text:style-name="T17">driveList_tabs</text:span></text:span><text:span text:style-name="symbol0_5f_python"><text:span text:style-name="T17">)</text:span></text:span></text:p>
            <text:p text:style-name="P93"/>
          </table:table-cell>
        </table:table-row>
      </table:table>
      <text:list xml:id="list2026321254" text:continue-numbering="true" text:style-name="LS1">
        <text:list-header>
          <text:p text:style-name="P120"/>
        </text:list-header>
        <text:list-item>
          <text:p text:style-name="P126">Reset Variables and Widgets</text:p>
        </text:list-item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P74"><text:span text:style-name="keyword0_5f_python"><text:span text:style-name="T17">def</text:span></text:span><text:span text:style-name="T17"> reset</text:span><text:span text:style-name="symbol0_5f_python"><text:span text:style-name="T17">(</text:span></text:span><text:span text:style-name="keyword1_5f_python"><text:span text:style-name="T17">self</text:span></text:span><text:span text:style-name="symbol0_5f_python"><text:span text:style-name="T17">)</text:span></text:span><text:span text:style-name="T17">:</text:span></text:p>
            <text:p text:style-name="P81"><text:span text:style-name="T17"><text:s text:c="8"/></text:span><text:span text:style-name="comment0_5f_python"><text:span text:style-name="T17"># <text:s/>reset Directory Copier</text:span></text:span></text:p>
            <text:p text:style-name="P81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src_dir_path</text:span></text:span><text:span text:style-name="T17">.</text:span><text:span text:style-name="member0_5f_python"><text:span text:style-name="T17">set</text:span></text:span><text:span text:style-name="symbol0_5f_python"><text:span text:style-name="T17">(</text:span></text:span><text:span text:style-name="string_5f_python"><text:span text:style-name="T17">""</text:span></text:span><text:span text:style-name="symbol0_5f_python"><text:span text:style-name="T17">)</text:span></text:span></text:p>
            <text:p text:style-name="P81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src_fldr</text:span></text:span><text:span text:style-name="T17">.</text:span><text:span text:style-name="member0_5f_python"><text:span text:style-name="T17">set</text:span></text:span><text:span text:style-name="symbol0_5f_python"><text:span text:style-name="T17">(</text:span></text:span><text:span text:style-name="string_5f_python"><text:span text:style-name="T17">""</text:span></text:span><text:span text:style-name="symbol0_5f_python"><text:span text:style-name="T17">)</text:span></text:span></text:p>
            <text:p text:style-name="P88"/>
            <text:p text:style-name="P81"><text:span text:style-name="T17"><text:s text:c="8"/></text:span><text:span text:style-name="keyword0_5f_python"><text:span text:style-name="T17">for</text:span></text:span><text:span text:style-name="T17"> count </text:span><text:span text:style-name="keyword0_5f_python"><text:span text:style-name="T17">in</text:span></text:span><text:span text:style-name="T17"> </text:span><text:span text:style-name="keyword1_5f_python"><text:span text:style-name="T17">range</text:span></text:span><text:span text:style-name="symbol0_5f_python"><text:span text:style-name="T17">(</text:span></text:span><text:span text:style-name="keyword1_5f_python"><text:span text:style-name="T17">self</text:span></text:span><text:span text:style-name="T17">.</text:span><text:span text:style-name="member0_5f_python"><text:span text:style-name="T17">no_of_dest_drives</text:span></text:span><text:span text:style-name="symbol0_5f_python"><text:span text:style-name="T17">)</text:span></text:span><text:span text:style-name="T17">:</text:span></text:p>
            <text:p text:style-name="P81"><text:span text:style-name="T17"><text:s text:c="12"/></text:span><text:span text:style-name="keyword1_5f_python"><text:span text:style-name="T17">self</text:span></text:span><text:span text:style-name="T17">.</text:span><text:span text:style-name="member0_5f_python"><text:span text:style-name="T17">dest_fldr</text:span></text:span><text:span text:style-name="symbol0_5f_python"><text:span text:style-name="T17">[</text:span></text:span><text:span text:style-name="T17">count</text:span><text:span text:style-name="symbol0_5f_python"><text:span text:style-name="T17">]</text:span></text:span><text:span text:style-name="T17">.</text:span><text:span text:style-name="member0_5f_python"><text:span text:style-name="T17">set</text:span></text:span><text:span text:style-name="symbol0_5f_python"><text:span text:style-name="T17">(</text:span></text:span><text:span text:style-name="string_5f_python"><text:span text:style-name="T17">""</text:span></text:span><text:span text:style-name="symbol0_5f_python"><text:span text:style-name="T17">)</text:span></text:span></text:p>
            <text:p text:style-name="P81"><text:span text:style-name="T17"><text:s text:c="12"/></text:span><text:span text:style-name="keyword1_5f_python"><text:span text:style-name="T17">self</text:span></text:span><text:span text:style-name="T17">.</text:span><text:span text:style-name="member0_5f_python"><text:span text:style-name="T17">dest_fldr_butt</text:span></text:span><text:span text:style-name="symbol0_5f_python"><text:span text:style-name="T17">[</text:span></text:span><text:span text:style-name="T17">count</text:span><text:span text:style-name="symbol0_5f_python"><text:span text:style-name="T17">]</text:span></text:span><text:span text:style-name="T17">.</text:span><text:span text:style-name="member0_5f_python"><text:span text:style-name="T17">configure</text:span></text:span><text:span text:style-name="symbol0_5f_python"><text:span text:style-name="T17">(</text:span></text:span><text:span text:style-name="T17">state = </text:span><text:span text:style-name="string_5f_python"><text:span text:style-name="T17">"disabled"</text:span></text:span><text:span text:style-name="symbol0_5f_python"><text:span text:style-name="T17">)</text:span></text:span></text:p>
            <text:p text:style-name="P88"/>
            <text:p text:style-name="P81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go_butt</text:span></text:span><text:span text:style-name="T17">.</text:span><text:span text:style-name="member0_5f_python"><text:span text:style-name="T17">configure</text:span></text:span><text:span text:style-name="symbol0_5f_python"><text:span text:style-name="T17">(</text:span></text:span><text:span text:style-name="T17">state = </text:span><text:span text:style-name="string_5f_python"><text:span text:style-name="T17">"disabled"</text:span></text:span><text:span text:style-name="symbol0_5f_python"><text:span text:style-name="T17">)</text:span></text:span></text:p>
            <text:p text:style-name="P88"/>
            <text:p text:style-name="P81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monitor</text:span></text:span><text:span text:style-name="T17">.</text:span><text:span text:style-name="member0_5f_python"><text:span text:style-name="T17">configure</text:span></text:span><text:span text:style-name="symbol0_5f_python"><text:span text:style-name="T17">(</text:span></text:span><text:span text:style-name="T17">state = </text:span><text:span text:style-name="string_5f_python"><text:span text:style-name="T17">"normal"</text:span></text:span><text:span text:style-name="symbol0_5f_python"><text:span text:style-name="T17">)</text:span></text:span></text:p>
            <text:p text:style-name="P81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monitor</text:span></text:span><text:span text:style-name="T17">.</text:span><text:span text:style-name="member0_5f_python"><text:span text:style-name="T17">delete</text:span></text:span><text:span text:style-name="symbol0_5f_python"><text:span text:style-name="T17">(</text:span></text:span><text:span text:style-name="number_5f_python"><text:span text:style-name="T17">0.0</text:span></text:span><text:span text:style-name="T17">, END</text:span><text:span text:style-name="symbol0_5f_python"><text:span text:style-name="T17">)</text:span></text:span></text:p>
            <text:p text:style-name="P81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monitor</text:span></text:span><text:span text:style-name="T17">.</text:span><text:span text:style-name="member0_5f_python"><text:span text:style-name="T17">configure</text:span></text:span><text:span text:style-name="symbol0_5f_python"><text:span text:style-name="T17">(</text:span></text:span><text:span text:style-name="T17">state = </text:span><text:span text:style-name="string_5f_python"><text:span text:style-name="T17">"disabled"</text:span></text:span><text:span text:style-name="symbol0_5f_python"><text:span text:style-name="T17">)</text:span></text:span></text:p>
            <text:p text:style-name="P88"/>
            <text:p text:style-name="P81"><text:span text:style-name="T17"><text:s text:c="8"/></text:span><text:span text:style-name="comment0_5f_python"><text:span text:style-name="T17"># <text:s/>reset Drive Cloner</text:span></text:span></text:p>
            <text:p text:style-name="P81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devs</text:span></text:span><text:span text:style-name="T17"> = </text:span><text:span text:style-name="number_5f_python"><text:span text:style-name="T17">0</text:span></text:span></text:p>
            <text:p text:style-name="P81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drive_list</text:span></text:span><text:span text:style-name="T17"> = </text:span><text:span text:style-name="symbol0_5f_python"><text:span text:style-name="T17">[]</text:span></text:span></text:p>
            <text:p text:style-name="P81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dest</text:span></text:span><text:span text:style-name="T17"> = </text:span><text:span text:style-name="symbol0_5f_python"><text:span text:style-name="T17">[]</text:span></text:span></text:p>
            <text:p text:style-name="P88"><text:s text:c="8"/></text:p>
            <text:p text:style-name="P81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src_combo</text:span></text:span><text:span text:style-name="T17">.</text:span><text:span text:style-name="member0_5f_python"><text:span text:style-name="T17">set</text:span></text:span><text:span text:style-name="symbol0_5f_python"><text:span text:style-name="T17">(</text:span></text:span><text:span text:style-name="string_5f_python"><text:span text:style-name="T17">""</text:span></text:span><text:span text:style-name="symbol0_5f_python"><text:span text:style-name="T17">)</text:span></text:span></text:p>
            <text:p text:style-name="P81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src_combo</text:span></text:span><text:span text:style-name="T17">.</text:span><text:span text:style-name="member0_5f_python"><text:span text:style-name="T17">configure</text:span></text:span><text:span text:style-name="symbol0_5f_python"><text:span text:style-name="T17">(</text:span></text:span><text:span text:style-name="T17">values = </text:span><text:span text:style-name="keyword1_5f_python"><text:span text:style-name="T17">self</text:span></text:span><text:span text:style-name="T17">.</text:span><text:span text:style-name="member0_5f_python"><text:span text:style-name="T17">drive_list</text:span></text:span><text:span text:style-name="symbol0_5f_python"><text:span text:style-name="T17">)</text:span></text:span></text:p>
            <text:p text:style-name="P88"/>
            <text:p text:style-name="P81"><text:span text:style-name="T17"><text:s text:c="8"/></text:span><text:span text:style-name="keyword0_5f_python"><text:span text:style-name="T17">for</text:span></text:span><text:span text:style-name="T17"> i </text:span><text:span text:style-name="keyword0_5f_python"><text:span text:style-name="T17">in</text:span></text:span><text:span text:style-name="T17"> </text:span><text:span text:style-name="keyword1_5f_python"><text:span text:style-name="T17">range</text:span></text:span><text:span text:style-name="symbol0_5f_python"><text:span text:style-name="T17">(</text:span></text:span><text:span text:style-name="keyword1_5f_python"><text:span text:style-name="T17">self</text:span></text:span><text:span text:style-name="T17">.</text:span><text:span text:style-name="member0_5f_python"><text:span text:style-name="T17">no_of_dest_drives</text:span></text:span><text:span text:style-name="symbol0_5f_python"><text:span text:style-name="T17">)</text:span></text:span><text:span text:style-name="T17">:</text:span></text:p>
            <text:p text:style-name="P81"><text:span text:style-name="T17"><text:s text:c="12"/></text:span><text:span text:style-name="keyword1_5f_python"><text:span text:style-name="T17">self</text:span></text:span><text:span text:style-name="T17">.</text:span><text:span text:style-name="member0_5f_python"><text:span text:style-name="T17">dest_combo</text:span></text:span><text:span text:style-name="symbol0_5f_python"><text:span text:style-name="T17">[</text:span></text:span><text:span text:style-name="T17">i</text:span><text:span text:style-name="symbol0_5f_python"><text:span text:style-name="T17">]</text:span></text:span><text:span text:style-name="T17">.</text:span><text:span text:style-name="member0_5f_python"><text:span text:style-name="T17">set</text:span></text:span><text:span text:style-name="symbol0_5f_python"><text:span text:style-name="T17">(</text:span></text:span><text:span text:style-name="string_5f_python"><text:span text:style-name="T17">""</text:span></text:span><text:span text:style-name="symbol0_5f_python"><text:span text:style-name="T17">)</text:span></text:span></text:p>
            <text:p text:style-name="P81"><text:span text:style-name="T17"><text:s text:c="12"/></text:span><text:span text:style-name="keyword1_5f_python"><text:span text:style-name="T17">self</text:span></text:span><text:span text:style-name="T17">.</text:span><text:span text:style-name="member0_5f_python"><text:span text:style-name="T17">dest_combo</text:span></text:span><text:span text:style-name="symbol0_5f_python"><text:span text:style-name="T17">[</text:span></text:span><text:span text:style-name="T17">i</text:span><text:span text:style-name="symbol0_5f_python"><text:span text:style-name="T17">]</text:span></text:span><text:span text:style-name="T17">.</text:span><text:span text:style-name="member0_5f_python"><text:span text:style-name="T17">configure</text:span></text:span><text:span text:style-name="symbol0_5f_python"><text:span text:style-name="T17">(</text:span></text:span><text:span text:style-name="T17">values = </text:span><text:span text:style-name="keyword1_5f_python"><text:span text:style-name="T17">self</text:span></text:span><text:span text:style-name="T17">.</text:span><text:span text:style-name="member0_5f_python"><text:span text:style-name="T17">drive_list</text:span></text:span><text:span text:style-name="T17">, state = </text:span><text:span text:style-name="string_5f_python"><text:span text:style-name="T17">"disabled"</text:span></text:span><text:span text:style-name="symbol0_5f_python"><text:span text:style-name="T17">)</text:span></text:span></text:p>
            <text:p text:style-name="P88"/>
            <text:p text:style-name="P81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monitor2</text:span></text:span><text:span text:style-name="T17">.</text:span><text:span text:style-name="member0_5f_python"><text:span text:style-name="T17">configure</text:span></text:span><text:span text:style-name="symbol0_5f_python"><text:span text:style-name="T17">(</text:span></text:span><text:span text:style-name="T17">state = </text:span><text:span text:style-name="string_5f_python"><text:span text:style-name="T17">"normal"</text:span></text:span><text:span text:style-name="symbol0_5f_python"><text:span text:style-name="T17">)</text:span></text:span></text:p>
            <text:p text:style-name="P81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monitor2</text:span></text:span><text:span text:style-name="T17">.</text:span><text:span text:style-name="member0_5f_python"><text:span text:style-name="T17">delete</text:span></text:span><text:span text:style-name="symbol0_5f_python"><text:span text:style-name="T17">(</text:span></text:span><text:span text:style-name="number_5f_python"><text:span text:style-name="T17">0.0</text:span></text:span><text:span text:style-name="T17">, END</text:span><text:span text:style-name="symbol0_5f_python"><text:span text:style-name="T17">)</text:span></text:span></text:p>
            <text:p text:style-name="P81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monitor2</text:span></text:span><text:span text:style-name="T17">.</text:span><text:span text:style-name="member0_5f_python"><text:span text:style-name="T17">configure</text:span></text:span><text:span text:style-name="symbol0_5f_python"><text:span text:style-name="T17">(</text:span></text:span><text:span text:style-name="T17">state = </text:span><text:span text:style-name="string_5f_python"><text:span text:style-name="T17">"disabled"</text:span></text:span><text:span text:style-name="symbol0_5f_python"><text:span text:style-name="T17">)</text:span></text:span></text:p>
            <text:p text:style-name="P88"/>
            <text:p text:style-name="P81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monitorID</text:span></text:span><text:span text:style-name="T17">.</text:span><text:span text:style-name="member0_5f_python"><text:span text:style-name="T17">configure</text:span></text:span><text:span text:style-name="symbol0_5f_python"><text:span text:style-name="T17">(</text:span></text:span><text:span text:style-name="T17">state = </text:span><text:span text:style-name="string_5f_python"><text:span text:style-name="T17">"normal"</text:span></text:span><text:span text:style-name="symbol0_5f_python"><text:span text:style-name="T17">)</text:span></text:span></text:p>
            <text:p text:style-name="P81"><text:soft-page-break/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monitorID</text:span></text:span><text:span text:style-name="T17">.</text:span><text:span text:style-name="member0_5f_python"><text:span text:style-name="T17">delete</text:span></text:span><text:span text:style-name="symbol0_5f_python"><text:span text:style-name="T17">(</text:span></text:span><text:span text:style-name="number_5f_python"><text:span text:style-name="T17">0.0</text:span></text:span><text:span text:style-name="T17">, END</text:span><text:span text:style-name="symbol0_5f_python"><text:span text:style-name="T17">)</text:span></text:span></text:p>
            <text:p text:style-name="P81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monitorID</text:span></text:span><text:span text:style-name="T17">.</text:span><text:span text:style-name="member0_5f_python"><text:span text:style-name="T17">configure</text:span></text:span><text:span text:style-name="symbol0_5f_python"><text:span text:style-name="T17">(</text:span></text:span><text:span text:style-name="T17">state = </text:span><text:span text:style-name="string_5f_python"><text:span text:style-name="T17">"disabled"</text:span></text:span><text:span text:style-name="symbol0_5f_python"><text:span text:style-name="T17">)</text:span></text:span></text:p>
            <text:p text:style-name="P88"><text:s text:c="8"/></text:p>
            <text:p text:style-name="P81"><text:span text:style-name="T17"><text:s text:c="8"/></text:span><text:span text:style-name="keyword0_5f_python"><text:span text:style-name="T17">try</text:span></text:span><text:span text:style-name="T17">:</text:span></text:p>
            <text:p text:style-name="P81"><text:span text:style-name="T17"><text:s text:c="12"/></text:span><text:span text:style-name="keyword0_5f_python"><text:span text:style-name="T17">if</text:span></text:span><text:span text:style-name="T17"> </text:span><text:span text:style-name="keyword1_5f_python"><text:span text:style-name="T17">self</text:span></text:span><text:span text:style-name="T17">.</text:span><text:span text:style-name="member0_5f_python"><text:span text:style-name="T17">lockdrives</text:span></text:span><text:span text:style-name="T17">.</text:span><text:span text:style-name="member0_5f_python"><text:span text:style-name="T17">winfo_exists</text:span></text:span><text:span text:style-name="symbol0_5f_python"><text:span text:style-name="T17">()</text:span></text:span><text:span text:style-name="T17">: </text:span><text:span text:style-name="keyword1_5f_python"><text:span text:style-name="T17">self</text:span></text:span><text:span text:style-name="T17">.</text:span><text:span text:style-name="member0_5f_python"><text:span text:style-name="T17">lockdrives</text:span></text:span><text:span text:style-name="T17">.</text:span><text:span text:style-name="member0_5f_python"><text:span text:style-name="T17">destroy</text:span></text:span><text:span text:style-name="symbol0_5f_python"><text:span text:style-name="T17">()</text:span></text:span></text:p>
            <text:p text:style-name="P81"><text:span text:style-name="T17"><text:s text:c="8"/></text:span><text:span text:style-name="keyword0_5f_python"><text:span text:style-name="T17">except</text:span></text:span><text:span text:style-name="T17">: </text:span><text:span text:style-name="keyword0_5f_python"><text:span text:style-name="T17">pass</text:span></text:span></text:p>
            <text:p text:style-name="P93"/>
          </table:table-cell>
        </table:table-row>
      </table:table>
      <text:list xml:id="list677240872" text:continue-numbering="true" text:style-name="LS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h text:style-name="P154" text:outline-level="10"/>
                                              <text:h text:style-name="P156" text:outline-level="10"><text:span text:style-name="T19">Cor</text:span><text:span text:style-name="T23">e</text:span><text:span text:style-name="T19"> methods</text:span></text:h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7">Talk to dc3dd</text:p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96"><text:span text:style-name="keyword0_5f_python"><text:span text:style-name="T8">Start a subprocess to run the command line action</text:span></text:span></text:p>
            <text:p text:style-name="P98"><text:span text:style-name="keyword0_5f_python"><text:span text:style-name="T8">While responses from the subprocess are received:</text:span></text:span></text:p>
            <text:p text:style-name="P104">check for end of line characters \n &amp; \r</text:p>
            <text:p text:style-name="P105">where they are found toggle the monitor mode to insert or overtype (progress bar) <text:s/>the responses received</text:p>
          </table:table-cell>
        </table:table-row>
      </table:table>
      <text:p text:style-name="P20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74"><text:span text:style-name="T17"><text:s text:c="4"/></text:span><text:span text:style-name="keyword0_5f_python"><text:span text:style-name="T17">def</text:span></text:span><text:span text:style-name="T17"> talk_to_dc3dd</text:span><text:span text:style-name="symbol0_5f_python"><text:span text:style-name="T17">(</text:span></text:span><text:span text:style-name="keyword1_5f_python"><text:span text:style-name="T17">self</text:span></text:span><text:span text:style-name="T17">, src_file, </text:span><text:span text:style-name="keyword2_5f_python"><text:span text:style-name="T17">cmd</text:span></text:span><text:span text:style-name="T17">, monitor</text:span><text:span text:style-name="symbol0_5f_python"><text:span text:style-name="T17">)</text:span></text:span><text:span text:style-name="T17">:</text:span></text:p>
            <text:p text:style-name="P81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dup_process</text:span></text:span><text:span text:style-name="T17"> = </text:span><text:span text:style-name="keyword2_5f_python"><text:span text:style-name="T17">subprocess</text:span></text:span><text:span text:style-name="T17">.</text:span><text:span text:style-name="member0_5f_python"><text:span text:style-name="T17">Popen</text:span></text:span><text:span text:style-name="symbol0_5f_python"><text:span text:style-name="T17">(</text:span></text:span><text:span text:style-name="keyword2_5f_python"><text:span text:style-name="T17">cmd</text:span></text:span><text:span text:style-name="T17">, stderr=</text:span><text:span text:style-name="keyword2_5f_python"><text:span text:style-name="T17">subprocess</text:span></text:span><text:span text:style-name="T17">.</text:span><text:span text:style-name="member0_5f_python"><text:span text:style-name="T17">PIPE</text:span></text:span><text:span text:style-name="T17">, preexec_fn=</text:span><text:span text:style-name="keyword2_5f_python"><text:span text:style-name="T17">os</text:span></text:span><text:span text:style-name="T17">.</text:span><text:span text:style-name="member0_5f_python"><text:span text:style-name="T17">setpgrp</text:span></text:span><text:span text:style-name="symbol0_5f_python"><text:span text:style-name="T17">)</text:span></text:span><text:span text:style-name="T17"> </text:span><text:span text:style-name="comment0_5f_python"><text:span text:style-name="T17"># note STDERR!!</text:span></text:span></text:p>
            <text:p text:style-name="P81"><text:span text:style-name="T17"><text:s text:c="8"/>output = </text:span><text:span text:style-name="string_5f_python"><text:span text:style-name="T17">""</text:span></text:span></text:p>
            <text:p text:style-name="P88"/>
            <text:p text:style-name="P81"><text:span text:style-name="T17"><text:s text:c="8"/></text:span><text:span text:style-name="keyword0_5f_python"><text:span text:style-name="T17">while</text:span></text:span><text:span text:style-name="T17"> </text:span><text:span text:style-name="keyword1_5f_python"><text:span text:style-name="T17">True</text:span></text:span><text:span text:style-name="T17">:</text:span></text:p>
            <text:p text:style-name="P81"><text:span text:style-name="T17"><text:s text:c="12"/></text:span><text:span text:style-name="keyword1_5f_python"><text:span text:style-name="T17">self</text:span></text:span><text:span text:style-name="T17">.</text:span><text:span text:style-name="member0_5f_python"><text:span text:style-name="T17">update</text:span></text:span><text:span text:style-name="symbol0_5f_python"><text:span text:style-name="T17">()</text:span></text:span></text:p>
            <text:p text:style-name="P81"><text:span text:style-name="T17"><text:s text:c="12"/>char = </text:span><text:span text:style-name="keyword1_5f_python"><text:span text:style-name="T17">self</text:span></text:span><text:span text:style-name="T17">.</text:span><text:span text:style-name="member0_5f_python"><text:span text:style-name="T17">dup_process</text:span></text:span><text:span text:style-name="T17">.</text:span><text:span text:style-name="member0_5f_python"><text:span text:style-name="T17">stderr</text:span></text:span><text:span text:style-name="T17">.</text:span><text:span text:style-name="member0_5f_python"><text:span text:style-name="T17">read</text:span></text:span><text:span text:style-name="symbol0_5f_python"><text:span text:style-name="T17">(</text:span></text:span><text:span text:style-name="number_5f_python"><text:span text:style-name="T17">1</text:span></text:span><text:span text:style-name="symbol0_5f_python"><text:span text:style-name="T17">)</text:span></text:span><text:span text:style-name="T17">.</text:span><text:span text:style-name="member0_5f_python"><text:span text:style-name="T17">decode</text:span></text:span><text:span text:style-name="symbol0_5f_python"><text:span text:style-name="T17">(</text:span></text:span><text:span text:style-name="T17">encoding = </text:span><text:span text:style-name="string_5f_python"><text:span text:style-name="T17">"ascii"</text:span></text:span><text:span text:style-name="T17">, errors = </text:span><text:span text:style-name="string_5f_python"><text:span text:style-name="T17">"ignore"</text:span></text:span><text:span text:style-name="symbol0_5f_python"><text:span text:style-name="T17">)</text:span></text:span></text:p>
            <text:p text:style-name="P81"><text:span text:style-name="T17"><text:s text:c="12"/></text:span><text:span text:style-name="keyword0_5f_python"><text:span text:style-name="T17">if</text:span></text:span><text:span text:style-name="T17"> char == </text:span><text:span text:style-name="string_5f_python"><text:span text:style-name="T17">""</text:span></text:span><text:span text:style-name="T17"> </text:span><text:span text:style-name="keyword0_5f_python"><text:span text:style-name="T17">and</text:span></text:span><text:span text:style-name="T17"> </text:span><text:span text:style-name="keyword1_5f_python"><text:span text:style-name="T17">self</text:span></text:span><text:span text:style-name="T17">.</text:span><text:span text:style-name="member0_5f_python"><text:span text:style-name="T17">dup_process</text:span></text:span><text:span text:style-name="T17">.</text:span><text:span text:style-name="member0_5f_python"><text:span text:style-name="T17">poll</text:span></text:span><text:span text:style-name="symbol0_5f_python"><text:span text:style-name="T17">()</text:span></text:span><text:span text:style-name="T17"> </text:span><text:span text:style-name="symbol0_5f_python"><text:span text:style-name="T17">!</text:span></text:span><text:span text:style-name="T17">= </text:span><text:span text:style-name="keyword1_5f_python"><text:span text:style-name="T17">None</text:span></text:span><text:span text:style-name="T17">: </text:span><text:span text:style-name="comment0_5f_python"><text:span text:style-name="T17"># 'None' indicates subprocess is still running</text:span></text:span></text:p>
            <text:p text:style-name="P81"><text:span text:style-name="T17"><text:s text:c="16"/></text:span><text:span text:style-name="keyword0_5f_python"><text:span text:style-name="T17">if</text:span></text:span><text:span text:style-name="T17"> </text:span><text:span text:style-name="keyword1_5f_python"><text:span text:style-name="T17">self</text:span></text:span><text:span text:style-name="T17">.</text:span><text:span text:style-name="member0_5f_python"><text:span text:style-name="T17">err</text:span></text:span><text:span text:style-name="T17"> == </text:span><text:span text:style-name="number_5f_python"><text:span text:style-name="T17">0</text:span></text:span><text:span text:style-name="T17">:</text:span></text:p>
            <text:p text:style-name="P81"><text:span text:style-name="T17"><text:s text:c="20"/>info = </text:span><text:span text:style-name="string_5f_python"><text:span text:style-name="T17">"## <text:s text:c="3"/>"</text:span></text:span><text:span text:style-name="T17"> + src_file + </text:span><text:span text:style-name="string_5f_python"><text:span text:style-name="T17">" <text:s/>--Ok-- <text:s text:c="3"/>##</text:span></text:span><text:span text:style-name="escaped_5f_python"><text:span text:style-name="T17">\n\n</text:span></text:span><text:span text:style-name="string_5f_python"><text:span text:style-name="T17">"</text:span></text:span></text:p>
            <text:p text:style-name="P81"><text:span text:style-name="T17"><text:s text:c="16"/></text:span><text:span text:style-name="keyword0_5f_python"><text:span text:style-name="T17">else</text:span></text:span><text:span text:style-name="T17">:</text:span></text:p>
            <text:p text:style-name="P81"><text:span text:style-name="T17"><text:s text:c="20"/>info = </text:span><text:span text:style-name="string_5f_python"><text:span text:style-name="T17">"## <text:s text:c="3"/>"</text:span></text:span><text:span text:style-name="T17"> + src_file + </text:span><text:span text:style-name="string_5f_python"><text:span text:style-name="T17">" <text:s/>--Error-- <text:s text:c="3"/>##</text:span></text:span><text:span text:style-name="escaped_5f_python"><text:span text:style-name="T17">\n\n</text:span></text:span><text:span text:style-name="string_5f_python"><text:span text:style-name="T17">"</text:span></text:span></text:p>
            <text:p text:style-name="P81"><text:span text:style-name="T17"><text:s text:c="16"/></text:span><text:span text:style-name="keyword1_5f_python"><text:span text:style-name="T17">self</text:span></text:span><text:span text:style-name="T17">.</text:span><text:span text:style-name="member0_5f_python"><text:span text:style-name="T17">post_info</text:span></text:span><text:span text:style-name="symbol0_5f_python"><text:span text:style-name="T17">(</text:span></text:span><text:span text:style-name="T17">monitor, info</text:span><text:span text:style-name="symbol0_5f_python"><text:span text:style-name="T17">)</text:span></text:span></text:p>
            <text:p text:style-name="P81"><text:span text:style-name="T17"><text:s text:c="16"/></text:span><text:span text:style-name="keyword0_5f_python"><text:span text:style-name="T17">return</text:span></text:span></text:p>
            <text:p text:style-name="P88"/>
            <text:p text:style-name="P88"><text:s text:c="12"/>output += char</text:p>
            <text:p text:style-name="P81"><text:span text:style-name="T17"><text:s text:c="12"/></text:span><text:span text:style-name="keyword0_5f_python"><text:span text:style-name="T17">if</text:span></text:span><text:span text:style-name="T17"> output.</text:span><text:span text:style-name="member0_5f_python"><text:span text:style-name="T17">find</text:span></text:span><text:span text:style-name="symbol0_5f_python"><text:span text:style-name="T17">(</text:span></text:span><text:span text:style-name="string_5f_python"><text:span text:style-name="T17">'</text:span></text:span><text:span text:style-name="escaped_5f_python"><text:span text:style-name="T17">\r</text:span></text:span><text:span text:style-name="string_5f_python"><text:span text:style-name="T17">'</text:span></text:span><text:span text:style-name="symbol0_5f_python"><text:span text:style-name="T17">)</text:span></text:span><text:span text:style-name="T17"> </text:span><text:span text:style-name="symbol0_5f_python"><text:span text:style-name="T17">&gt;</text:span></text:span><text:span text:style-name="T17">= </text:span><text:span text:style-name="number_5f_python"><text:span text:style-name="T17">0</text:span></text:span><text:span text:style-name="T17">:</text:span></text:p>
            <text:p text:style-name="P81"><text:span text:style-name="T17"><text:s text:c="16"/>info = output.</text:span><text:span text:style-name="member0_5f_python"><text:span text:style-name="T17">strip</text:span></text:span><text:span text:style-name="symbol0_5f_python"><text:span text:style-name="T17">(</text:span></text:span><text:span text:style-name="string_5f_python"><text:span text:style-name="T17">'</text:span></text:span><text:span text:style-name="escaped_5f_python"><text:span text:style-name="T17">\r</text:span></text:span><text:span text:style-name="string_5f_python"><text:span text:style-name="T17">'</text:span></text:span><text:span text:style-name="symbol0_5f_python"><text:span text:style-name="T17">)</text:span></text:span></text:p>
            <text:p text:style-name="P81"><text:span text:style-name="T17"><text:s text:c="16"/>output = </text:span><text:span text:style-name="string_5f_python"><text:span text:style-name="T17">""</text:span></text:span></text:p>
            <text:p text:style-name="P81"><text:span text:style-name="T17"><text:s text:c="16"/></text:span><text:span text:style-name="keyword0_5f_python"><text:span text:style-name="T17">if</text:span></text:span><text:span text:style-name="T17"> </text:span><text:span text:style-name="keyword0_5f_python"><text:span text:style-name="T17">not</text:span></text:span><text:span text:style-name="T17"> info.</text:span><text:span text:style-name="member0_5f_python"><text:span text:style-name="T17">isspace</text:span></text:span><text:span text:style-name="symbol0_5f_python"><text:span text:style-name="T17">()</text:span></text:span><text:span text:style-name="T17">:</text:span></text:p>
            <text:p text:style-name="P81"><text:span text:style-name="T17"><text:s text:c="20"/></text:span><text:span text:style-name="keyword1_5f_python"><text:span text:style-name="T17">self</text:span></text:span><text:span text:style-name="T17">.</text:span><text:span text:style-name="member0_5f_python"><text:span text:style-name="T17">post_info</text:span></text:span><text:span text:style-name="symbol0_5f_python"><text:span text:style-name="T17">(</text:span></text:span><text:span text:style-name="T17">monitor, info + </text:span><text:span text:style-name="string_5f_python"><text:span text:style-name="T17">'</text:span></text:span><text:span text:style-name="escaped_5f_python"><text:span text:style-name="T17">\n</text:span></text:span><text:span text:style-name="string_5f_python"><text:span text:style-name="T17">'</text:span></text:span><text:span text:style-name="symbol0_5f_python"><text:span text:style-name="T17">)</text:span></text:span></text:p>
            <text:p text:style-name="P81"><text:span text:style-name="T17"><text:s text:c="20"/></text:span><text:span text:style-name="keyword1_5f_python"><text:span text:style-name="T17">self</text:span></text:span><text:span text:style-name="T17">.</text:span><text:span text:style-name="member0_5f_python"><text:span text:style-name="T17">monitorMode</text:span></text:span><text:span text:style-name="T17"> = </text:span><text:span text:style-name="string_5f_python"><text:span text:style-name="T17">"Overtype"</text:span></text:span></text:p>
            <text:p text:style-name="P81"><text:span text:style-name="T17"><text:s text:c="12"/></text:span><text:span text:style-name="keyword0_5f_python"><text:span text:style-name="T17">elif</text:span></text:span><text:span text:style-name="T17"> output.</text:span><text:span text:style-name="member0_5f_python"><text:span text:style-name="T17">find</text:span></text:span><text:span text:style-name="symbol0_5f_python"><text:span text:style-name="T17">(</text:span></text:span><text:span text:style-name="string_5f_python"><text:span text:style-name="T17">'</text:span></text:span><text:span text:style-name="escaped_5f_python"><text:span text:style-name="T17">\n</text:span></text:span><text:span text:style-name="string_5f_python"><text:span text:style-name="T17">'</text:span></text:span><text:span text:style-name="symbol0_5f_python"><text:span text:style-name="T17">)&gt;</text:span></text:span><text:span text:style-name="T17">= </text:span><text:span text:style-name="number_5f_python"><text:span text:style-name="T17">0</text:span></text:span><text:span text:style-name="T17">:</text:span></text:p>
            <text:p text:style-name="P81"><text:span text:style-name="T17"><text:s text:c="16"/></text:span><text:span text:style-name="keyword1_5f_python"><text:span text:style-name="T17">self</text:span></text:span><text:span text:style-name="T17">.</text:span><text:span text:style-name="member0_5f_python"><text:span text:style-name="T17">monitorMode</text:span></text:span><text:span text:style-name="T17"> = </text:span><text:span text:style-name="string_5f_python"><text:span text:style-name="T17">"Insert"</text:span></text:span></text:p>
            <text:p text:style-name="P81"><text:span text:style-name="T17"><text:s text:c="16"/>info = output.</text:span><text:span text:style-name="member0_5f_python"><text:span text:style-name="T17">replace</text:span></text:span><text:span text:style-name="symbol0_5f_python"><text:span text:style-name="T17">(</text:span></text:span><text:span text:style-name="string_5f_python"><text:span text:style-name="T17">' <text:s/>'</text:span></text:span><text:span text:style-name="T17">, </text:span><text:span text:style-name="string_5f_python"><text:span text:style-name="T17">''</text:span></text:span><text:span text:style-name="symbol0_5f_python"><text:span text:style-name="T17">)</text:span></text:span></text:p>
            <text:p text:style-name="P81"><text:span text:style-name="T17"><text:s text:c="16"/></text:span><text:span text:style-name="keyword1_5f_python"><text:span text:style-name="T17">self</text:span></text:span><text:span text:style-name="T17">.</text:span><text:span text:style-name="member0_5f_python"><text:span text:style-name="T17">post_info</text:span></text:span><text:span text:style-name="symbol0_5f_python"><text:span text:style-name="T17">(</text:span></text:span><text:span text:style-name="T17">monitor, info</text:span><text:span text:style-name="symbol0_5f_python"><text:span text:style-name="T17">)</text:span></text:span></text:p>
            <text:p text:style-name="P81"><text:span text:style-name="T17"><text:s text:c="16"/></text:span><text:span text:style-name="keyword0_5f_python"><text:span text:style-name="T17">if</text:span></text:span><text:span text:style-name="T17"> output.</text:span><text:span text:style-name="member0_5f_python"><text:span text:style-name="T17">find</text:span></text:span><text:span text:style-name="symbol0_5f_python"><text:span text:style-name="T17">(</text:span></text:span><text:span text:style-name="string_5f_python"><text:span text:style-name="T17">"[!!]"</text:span></text:span><text:span text:style-name="symbol0_5f_python"><text:span text:style-name="T17">)</text:span></text:span><text:span text:style-name="T17"> </text:span><text:span text:style-name="symbol0_5f_python"><text:span text:style-name="T17">&gt;</text:span></text:span><text:span text:style-name="T17">= </text:span><text:span text:style-name="number_5f_python"><text:span text:style-name="T17">0</text:span></text:span><text:span text:style-name="T17">:</text:span></text:p>
            <text:p text:style-name="P81"><text:span text:style-name="T17"><text:s text:c="20"/></text:span><text:span text:style-name="keyword1_5f_python"><text:span text:style-name="T17">self</text:span></text:span><text:span text:style-name="T17">.</text:span><text:span text:style-name="member0_5f_python"><text:span text:style-name="T17">err</text:span></text:span><text:span text:style-name="T17"> += </text:span><text:span text:style-name="number_5f_python"><text:span text:style-name="T17">1</text:span></text:span></text:p>
            <text:p text:style-name="P81"><text:soft-page-break/><text:span text:style-name="T17"><text:s text:c="16"/>output = </text:span><text:span text:style-name="string_5f_python"><text:span text:style-name="T17">""</text:span></text:span></text:p>
            <text:p text:style-name="P81"><text:span text:style-name="T17"><text:s text:c="12"/></text:span><text:span text:style-name="keyword0_5f_python"><text:span text:style-name="T17">else</text:span></text:span><text:span text:style-name="T17">:</text:span></text:p>
            <text:p text:style-name="P81"><text:span text:style-name="T17"><text:s text:c="16"/></text:span><text:span text:style-name="keyword0_5f_python"><text:span text:style-name="T17">pass</text:span></text:span></text:p>
            <text:p text:style-name="P81"><text:span text:style-name="T17"><text:s text:c="16"/></text:span><text:span text:style-name="comment0_5f_python"><text:span text:style-name="T17">#print(char, end = "")</text:span></text:span></text:p>
            <text:p text:style-name="P36"/>
          </table:table-cell>
        </table:table-row>
      </table:table>
      <text:list xml:id="list1453533448" text:continue-numbering="true" text:style-name="LS1">
        <text:list-header>
          <text:p text:style-name="P120"/>
        </text:list-header>
        <text:list-item>
          <text:p text:style-name="P126">Post information to the monitor/bulletin board</text:p>
        </text:list-item>
      </text:list>
      <table:table table:name="Table11" table:style-name="Table11">
        <table:table-column table:style-name="Table11.A"/>
        <table:table-row>
          <table:table-cell table:style-name="Table11.A1" office:value-type="string">
            <text:p text:style-name="P39"><text:span text:style-name="T17"><text:s text:c="4"/></text:span><text:span text:style-name="keyword0_5f_python"><text:span text:style-name="T17">def</text:span></text:span><text:span text:style-name="T17"> post_info</text:span><text:span text:style-name="symbol0_5f_python"><text:span text:style-name="T17">(</text:span></text:span><text:span text:style-name="keyword1_5f_python"><text:span text:style-name="T17">self</text:span></text:span><text:span text:style-name="T17">, monitor, info</text:span><text:span text:style-name="symbol0_5f_python"><text:span text:style-name="T17">)</text:span></text:span><text:span text:style-name="T17">:</text:span></text:p>
            <text:p text:style-name="P41"><text:span text:style-name="T17"><text:s text:c="8"/>monitor.</text:span><text:span text:style-name="member0_5f_python"><text:span text:style-name="T17">configure</text:span></text:span><text:span text:style-name="symbol0_5f_python"><text:span text:style-name="T17">(</text:span></text:span><text:span text:style-name="T17">state = </text:span><text:span text:style-name="string_5f_python"><text:span text:style-name="T17">"normal"</text:span></text:span><text:span text:style-name="symbol0_5f_python"><text:span text:style-name="T17">)</text:span></text:span></text:p>
            <text:p text:style-name="P43"><text:s text:c="8"/></text:p>
            <text:p text:style-name="P41"><text:span text:style-name="T17"><text:s text:c="8"/></text:span><text:span text:style-name="keyword0_5f_python"><text:span text:style-name="T17">if</text:span></text:span><text:span text:style-name="T17"> </text:span><text:span text:style-name="keyword1_5f_python"><text:span text:style-name="T17">self</text:span></text:span><text:span text:style-name="T17">.</text:span><text:span text:style-name="member0_5f_python"><text:span text:style-name="T17">monitorMode</text:span></text:span><text:span text:style-name="T17"> == </text:span><text:span text:style-name="string_5f_python"><text:span text:style-name="T17">"Overtype"</text:span></text:span><text:span text:style-name="T17">:</text:span></text:p>
            <text:p text:style-name="P41"><text:span text:style-name="T17"><text:s text:c="12"/>end = monitor.</text:span><text:span text:style-name="member0_5f_python"><text:span text:style-name="T17">index</text:span></text:span><text:span text:style-name="symbol0_5f_python"><text:span text:style-name="T17">(</text:span></text:span><text:span text:style-name="string_5f_python"><text:span text:style-name="T17">"insert"</text:span></text:span><text:span text:style-name="symbol0_5f_python"><text:span text:style-name="T17">)</text:span></text:span></text:p>
            <text:p text:style-name="P41"><text:span text:style-name="T17"><text:s text:c="12"/>start = monitor.</text:span><text:span text:style-name="member0_5f_python"><text:span text:style-name="T17">index</text:span></text:span><text:span text:style-name="symbol0_5f_python"><text:span text:style-name="T17">(</text:span></text:span><text:span text:style-name="string_5f_python"><text:span text:style-name="T17">"insert -1 lines"</text:span></text:span><text:span text:style-name="symbol0_5f_python"><text:span text:style-name="T17">)</text:span></text:span></text:p>
            <text:p text:style-name="P41"><text:span text:style-name="T17"><text:s text:c="12"/>monitor.</text:span><text:span text:style-name="member0_5f_python"><text:span text:style-name="T17">delete</text:span></text:span><text:span text:style-name="symbol0_5f_python"><text:span text:style-name="T17">(</text:span></text:span><text:span text:style-name="T17">start, end</text:span><text:span text:style-name="symbol0_5f_python"><text:span text:style-name="T17">)</text:span></text:span></text:p>
            <text:p text:style-name="P43"><text:s text:c="12"/></text:p>
            <text:p text:style-name="P41"><text:span text:style-name="T17"><text:s text:c="8"/>monitor.</text:span><text:span text:style-name="member0_5f_python"><text:span text:style-name="T17">insert</text:span></text:span><text:span text:style-name="symbol0_5f_python"><text:span text:style-name="T17">(</text:span></text:span><text:span text:style-name="T17">END, info</text:span><text:span text:style-name="symbol0_5f_python"><text:span text:style-name="T17">)</text:span></text:span></text:p>
            <text:p text:style-name="P41"><text:span text:style-name="T17"><text:s text:c="8"/>monitor.</text:span><text:span text:style-name="member0_5f_python"><text:span text:style-name="T17">configure</text:span></text:span><text:span text:style-name="symbol0_5f_python"><text:span text:style-name="T17">(</text:span></text:span><text:span text:style-name="T17">state = </text:span><text:span text:style-name="string_5f_python"><text:span text:style-name="T17">"disabled"</text:span></text:span><text:span text:style-name="symbol0_5f_python"><text:span text:style-name="T17">)</text:span></text:span></text:p>
            <text:p text:style-name="P41"><text:span text:style-name="T17"><text:s text:c="8"/>monitor.</text:span><text:span text:style-name="member0_5f_python"><text:span text:style-name="T17">see</text:span></text:span><text:span text:style-name="symbol0_5f_python"><text:span text:style-name="T17">(</text:span></text:span><text:span text:style-name="T17">END</text:span><text:span text:style-name="symbol0_5f_python"><text:span text:style-name="T17">)</text:span></text:span></text:p>
            <text:p text:style-name="P41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update</text:span></text:span><text:span text:style-name="symbol0_5f_python"><text:span text:style-name="T17">()</text:span></text:span></text:p>
          </table:table-cell>
        </table:table-row>
      </table:table>
      <text:list xml:id="list1585880158" text:continue-numbering="true" text:style-name="LS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h text:style-name="P155" text:outline-level="10"/>
                                              <text:h text:style-name="P156" text:outline-level="10"><text:span text:style-name="T23">Directory Copy</text:span><text:span text:style-name="T19"> methods</text:span></text:h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8">Directory Copy (goDirCopy)</text:p>
        </text:list-item>
      </text:list>
      <table:table table:name="Table12" table:style-name="Table12">
        <table:table-column table:style-name="Table12.A"/>
        <table:table-row>
          <table:table-cell table:style-name="Table12.A1" office:value-type="string">
            <text:p text:style-name="P97">Update button text</text:p>
            <text:p text:style-name="P99">Set Variables</text:p>
            <text:p text:style-name="P99">Walk through source directories and replicate them in destination directory</text:p>
            <text:p text:style-name="P99">Start process to create list of source files</text:p>
          </table:table-cell>
        </table:table-row>
      </table:table>
      <text:list xml:id="list433914561" text:continue-numbering="true" text:style-name="LS1">
        <text:list-header>
          <text:p text:style-name="P120"/>
        </text:list-header>
      </text:list>
      <table:table table:name="Table20" table:style-name="Table20">
        <table:table-column table:style-name="Table20.A"/>
        <table:table-row>
          <table:table-cell table:style-name="Table20.A1" office:value-type="string">
            <text:p text:style-name="P75"><text:span text:style-name="keyword0_5f_python"><text:span text:style-name="T17">def</text:span></text:span><text:span text:style-name="T17"> goDirCopy</text:span><text:span text:style-name="symbol0_5f_python"><text:span text:style-name="T17">(</text:span></text:span><text:span text:style-name="keyword1_5f_python"><text:span text:style-name="T17">self</text:span></text:span><text:span text:style-name="symbol0_5f_python"><text:span text:style-name="T17">)</text:span></text:span><text:span text:style-name="T17">:</text:span></text:p>
            <text:p text:style-name="P82"><text:span text:style-name="T17"><text:s text:c="8"/></text:span><text:span text:style-name="keyword0_5f_python"><text:span text:style-name="T17">if</text:span></text:span><text:span text:style-name="T17"> </text:span><text:span text:style-name="keyword1_5f_python"><text:span text:style-name="T17">self</text:span></text:span><text:span text:style-name="T17">.</text:span><text:span text:style-name="member0_5f_python"><text:span text:style-name="T17">go_butt</text:span></text:span><text:span text:style-name="symbol0_5f_python"><text:span text:style-name="T17">[</text:span></text:span><text:span text:style-name="string_5f_python"><text:span text:style-name="T17">"text"</text:span></text:span><text:span text:style-name="symbol0_5f_python"><text:span text:style-name="T17">]</text:span></text:span><text:span text:style-name="T17"> == </text:span><text:span text:style-name="string_5f_python"><text:span text:style-name="T17">"GO !"</text:span></text:span><text:span text:style-name="T17">:</text:span></text:p>
            <text:p text:style-name="P82"><text:span text:style-name="T17"><text:s text:c="12"/></text:span><text:span text:style-name="keyword1_5f_python"><text:span text:style-name="T17">self</text:span></text:span><text:span text:style-name="T17">.</text:span><text:span text:style-name="member0_5f_python"><text:span text:style-name="T17">go_butt</text:span></text:span><text:span text:style-name="T17">.</text:span><text:span text:style-name="member0_5f_python"><text:span text:style-name="T17">configure</text:span></text:span><text:span text:style-name="symbol0_5f_python"><text:span text:style-name="T17">(</text:span></text:span><text:span text:style-name="T17">text = </text:span><text:span text:style-name="string_5f_python"><text:span text:style-name="T17">"CANCEL !!!"</text:span></text:span><text:span text:style-name="symbol0_5f_python"><text:span text:style-name="T17">)</text:span></text:span></text:p>
            <text:p text:style-name="P89"/>
            <text:p text:style-name="P82"><text:span text:style-name="T17"><text:s text:c="12"/></text:span><text:span text:style-name="keyword1_5f_python"><text:span text:style-name="T17">self</text:span></text:span><text:span text:style-name="T17">.</text:span><text:span text:style-name="member0_5f_python"><text:span text:style-name="T17">src_root</text:span></text:span><text:span text:style-name="T17"> = </text:span><text:span text:style-name="keyword1_5f_python"><text:span text:style-name="T17">self</text:span></text:span><text:span text:style-name="T17">.</text:span><text:span text:style-name="member0_5f_python"><text:span text:style-name="T17">src_dir_path</text:span></text:span><text:span text:style-name="T17">.</text:span><text:span text:style-name="member0_5f_python"><text:span text:style-name="T17">get</text:span></text:span><text:span text:style-name="symbol0_5f_python"><text:span text:style-name="T17">()</text:span></text:span></text:p>
            <text:p text:style-name="P82"><text:span text:style-name="T17"><text:s text:c="12"/></text:span><text:span text:style-name="keyword1_5f_python"><text:span text:style-name="T17">self</text:span></text:span><text:span text:style-name="T17">.</text:span><text:span text:style-name="member0_5f_python"><text:span text:style-name="T17">cpy_fldr</text:span></text:span><text:span text:style-name="T17"> = </text:span><text:span text:style-name="keyword1_5f_python"><text:span text:style-name="T17">self</text:span></text:span><text:span text:style-name="T17">.</text:span><text:span text:style-name="member0_5f_python"><text:span text:style-name="T17">src_fldr</text:span></text:span><text:span text:style-name="T17">.</text:span><text:span text:style-name="member0_5f_python"><text:span text:style-name="T17">get</text:span></text:span><text:span text:style-name="symbol0_5f_python"><text:span text:style-name="T17">()</text:span></text:span></text:p>
            <text:p text:style-name="P82"><text:span text:style-name="T17"><text:s text:c="12"/></text:span><text:span text:style-name="keyword1_5f_python"><text:span text:style-name="T17">self</text:span></text:span><text:span text:style-name="T17">.</text:span><text:span text:style-name="member0_5f_python"><text:span text:style-name="T17">src_longpath</text:span></text:span><text:span text:style-name="T17"> = </text:span><text:span text:style-name="keyword2_5f_python"><text:span text:style-name="T17">os</text:span></text:span><text:span text:style-name="T17">.</text:span><text:span text:style-name="member0_5f_python"><text:span text:style-name="T17">path</text:span></text:span><text:span text:style-name="T17">.</text:span><text:span text:style-name="member0_5f_python"><text:span text:style-name="T17">join</text:span></text:span><text:span text:style-name="symbol0_5f_python"><text:span text:style-name="T17">(</text:span></text:span><text:span text:style-name="keyword1_5f_python"><text:span text:style-name="T17">self</text:span></text:span><text:span text:style-name="T17">.</text:span><text:span text:style-name="member0_5f_python"><text:span text:style-name="T17">src_root</text:span></text:span><text:span text:style-name="T17">, </text:span><text:span text:style-name="keyword1_5f_python"><text:span text:style-name="T17">self</text:span></text:span><text:span text:style-name="T17">.</text:span><text:span text:style-name="member0_5f_python"><text:span text:style-name="T17">cpy_fldr</text:span></text:span><text:span text:style-name="symbol0_5f_python"><text:span text:style-name="T17">)</text:span></text:span></text:p>
            <text:p text:style-name="P89"/>
            <text:p text:style-name="P82"><text:span text:style-name="T17"><text:s text:c="12"/></text:span><text:span text:style-name="keyword1_5f_python"><text:span text:style-name="T17">self</text:span></text:span><text:span text:style-name="T17">.</text:span><text:span text:style-name="member0_5f_python"><text:span text:style-name="T17">dest_fldr_list</text:span></text:span><text:span text:style-name="T17"> = </text:span><text:span text:style-name="symbol0_5f_python"><text:span text:style-name="T17">[]</text:span></text:span></text:p>
            <text:p text:style-name="P82"><text:span text:style-name="T17"><text:s text:c="12"/></text:span><text:span text:style-name="keyword0_5f_python"><text:span text:style-name="T17">for</text:span></text:span><text:span text:style-name="T17"> count </text:span><text:span text:style-name="keyword0_5f_python"><text:span text:style-name="T17">in</text:span></text:span><text:span text:style-name="T17"> </text:span><text:span text:style-name="keyword1_5f_python"><text:span text:style-name="T17">range</text:span></text:span><text:span text:style-name="symbol0_5f_python"><text:span text:style-name="T17">(</text:span></text:span><text:span text:style-name="keyword1_5f_python"><text:span text:style-name="T17">self</text:span></text:span><text:span text:style-name="T17">.</text:span><text:span text:style-name="member0_5f_python"><text:span text:style-name="T17">no_of_dest_drives</text:span></text:span><text:span text:style-name="symbol0_5f_python"><text:span text:style-name="T17">)</text:span></text:span><text:span text:style-name="T17">:</text:span></text:p>
            <text:p text:style-name="P82"><text:span text:style-name="T17"><text:s text:c="16"/></text:span><text:span text:style-name="keyword0_5f_python"><text:span text:style-name="T17">if</text:span></text:span><text:span text:style-name="T17"> </text:span><text:span text:style-name="keyword1_5f_python"><text:span text:style-name="T17">self</text:span></text:span><text:span text:style-name="T17">.</text:span><text:span text:style-name="member0_5f_python"><text:span text:style-name="T17">dest_fldr</text:span></text:span><text:span text:style-name="symbol0_5f_python"><text:span text:style-name="T17">[</text:span></text:span><text:span text:style-name="T17">count</text:span><text:span text:style-name="symbol0_5f_python"><text:span text:style-name="T17">]</text:span></text:span><text:span text:style-name="T17">.</text:span><text:span text:style-name="member0_5f_python"><text:span text:style-name="T17">get</text:span></text:span><text:span text:style-name="symbol0_5f_python"><text:span text:style-name="T17">()</text:span></text:span><text:span text:style-name="T17">:</text:span></text:p>
            <text:p text:style-name="P82"><text:span text:style-name="T17"><text:s text:c="20"/></text:span><text:span text:style-name="keyword1_5f_python"><text:span text:style-name="T17">self</text:span></text:span><text:span text:style-name="T17">.</text:span><text:span text:style-name="member0_5f_python"><text:span text:style-name="T17">dest_fldr_list</text:span></text:span><text:span text:style-name="T17">.</text:span><text:span text:style-name="member0_5f_python"><text:span text:style-name="T17">append</text:span></text:span><text:span text:style-name="symbol0_5f_python"><text:span text:style-name="T17">(</text:span></text:span><text:span text:style-name="keyword1_5f_python"><text:span text:style-name="T17">self</text:span></text:span><text:span text:style-name="T17">.</text:span><text:span text:style-name="member0_5f_python"><text:span text:style-name="T17">dest_fldr</text:span></text:span><text:span text:style-name="symbol0_5f_python"><text:span text:style-name="T17">[</text:span></text:span><text:span text:style-name="T17">count</text:span><text:span text:style-name="symbol0_5f_python"><text:span text:style-name="T17">]</text:span></text:span><text:span text:style-name="T17">.</text:span><text:span text:style-name="member0_5f_python"><text:span text:style-name="T17">get</text:span></text:span><text:span text:style-name="symbol0_5f_python"><text:span text:style-name="T17">())</text:span></text:span></text:p>
            <text:p text:style-name="P89"/>
            <text:p text:style-name="P82"><text:span text:style-name="T17"><text:s text:c="12"/></text:span><text:span text:style-name="keyword1_5f_python"><text:span text:style-name="T17">self</text:span></text:span><text:span text:style-name="T17">.</text:span><text:span text:style-name="member0_5f_python"><text:span text:style-name="T17">err</text:span></text:span><text:span text:style-name="T17"> = </text:span><text:span text:style-name="number_5f_python"><text:span text:style-name="T17">0</text:span></text:span></text:p>
            <text:p text:style-name="P89"/>
            <text:p text:style-name="P82"><text:span text:style-name="T17"><text:s text:c="12"/></text:span><text:span text:style-name="comment0_5f_python"><text:span text:style-name="T17"># create destination directories</text:span></text:span></text:p>
            <text:p text:style-name="P82"><text:span text:style-name="T17"><text:s text:c="12"/></text:span><text:span text:style-name="keyword0_5f_python"><text:span text:style-name="T17">for</text:span></text:span><text:span text:style-name="T17"> root, dirs, files </text:span><text:span text:style-name="keyword0_5f_python"><text:span text:style-name="T17">in</text:span></text:span><text:span text:style-name="T17"> </text:span><text:span text:style-name="keyword2_5f_python"><text:span text:style-name="T17">os</text:span></text:span><text:span text:style-name="T17">.</text:span><text:span text:style-name="member0_5f_python"><text:span text:style-name="T17">walk</text:span></text:span><text:span text:style-name="symbol0_5f_python"><text:span text:style-name="T17">(</text:span></text:span><text:span text:style-name="keyword1_5f_python"><text:span text:style-name="T17">self</text:span></text:span><text:span text:style-name="T17">.</text:span><text:span text:style-name="member0_5f_python"><text:span text:style-name="T17">src_root</text:span></text:span><text:span text:style-name="symbol0_5f_python"><text:span text:style-name="T17">)</text:span></text:span><text:span text:style-name="T17">:</text:span></text:p>
            <text:p text:style-name="P82"><text:span text:style-name="T17"><text:s text:c="16"/></text:span><text:span text:style-name="keyword0_5f_python"><text:span text:style-name="T17">for</text:span></text:span><text:span text:style-name="T17"> src_d </text:span><text:span text:style-name="keyword0_5f_python"><text:span text:style-name="T17">in</text:span></text:span><text:span text:style-name="T17"> dirs:</text:span></text:p>
            <text:p text:style-name="P82"><text:span text:style-name="T17"><text:s text:c="20"/>src_d_full = </text:span><text:span text:style-name="keyword2_5f_python"><text:span text:style-name="T17">os</text:span></text:span><text:span text:style-name="T17">.</text:span><text:span text:style-name="member0_5f_python"><text:span text:style-name="T17">path</text:span></text:span><text:span text:style-name="T17">.</text:span><text:span text:style-name="member0_5f_python"><text:span text:style-name="T17">join</text:span></text:span><text:span text:style-name="symbol0_5f_python"><text:span text:style-name="T17">(</text:span></text:span><text:span text:style-name="T17">root, src_d</text:span><text:span text:style-name="symbol0_5f_python"><text:span text:style-name="T17">)</text:span></text:span></text:p>
            <text:p text:style-name="P82"><text:span text:style-name="T17"><text:s text:c="20"/></text:span><text:span text:style-name="keyword0_5f_python"><text:span text:style-name="T17">if</text:span></text:span><text:span text:style-name="T17"> </text:span><text:span text:style-name="keyword1_5f_python"><text:span text:style-name="T17">len</text:span></text:span><text:span text:style-name="symbol0_5f_python"><text:span text:style-name="T17">(</text:span></text:span><text:span text:style-name="T17">src_d_full</text:span><text:span text:style-name="symbol0_5f_python"><text:span text:style-name="T17">)</text:span></text:span><text:span text:style-name="T17"> </text:span><text:span text:style-name="symbol0_5f_python"><text:span text:style-name="T17">&gt;</text:span></text:span><text:span text:style-name="T17">= </text:span><text:span text:style-name="keyword1_5f_python"><text:span text:style-name="T17">len</text:span></text:span><text:span text:style-name="symbol0_5f_python"><text:span text:style-name="T17">(</text:span></text:span><text:span text:style-name="keyword1_5f_python"><text:span text:style-name="T17">self</text:span></text:span><text:span text:style-name="T17">.</text:span><text:span text:style-name="member0_5f_python"><text:span text:style-name="T17">src_longpath</text:span></text:span><text:span text:style-name="symbol0_5f_python"><text:span text:style-name="T17">)</text:span></text:span><text:span text:style-name="T17"> </text:span><text:span text:style-name="keyword0_5f_python"><text:span text:style-name="T17">and</text:span></text:span><text:span text:style-name="T17"> </text:span><text:soft-page-break/><text:span text:style-name="T17">src_d_full.</text:span><text:span text:style-name="member0_5f_python"><text:span text:style-name="T17">find</text:span></text:span><text:span text:style-name="symbol0_5f_python"><text:span text:style-name="T17">(</text:span></text:span><text:span text:style-name="keyword1_5f_python"><text:span text:style-name="T17">self</text:span></text:span><text:span text:style-name="T17">.</text:span><text:span text:style-name="member0_5f_python"><text:span text:style-name="T17">src_longpath</text:span></text:span><text:span text:style-name="symbol0_5f_python"><text:span text:style-name="T17">)</text:span></text:span><text:span text:style-name="T17"> </text:span><text:span text:style-name="symbol0_5f_python"><text:span text:style-name="T17">&gt;</text:span></text:span><text:span text:style-name="T17">= </text:span><text:span text:style-name="number_5f_python"><text:span text:style-name="T17">0</text:span></text:span><text:span text:style-name="T17">: </text:span><text:span text:style-name="comment0_5f_python"><text:span text:style-name="T17"># ie found a cpy_fldr &amp; its subfolders</text:span></text:span></text:p>
            <text:p text:style-name="P82"><text:span text:style-name="T17"><text:s text:c="24"/></text:span><text:span text:style-name="keyword0_5f_python"><text:span text:style-name="T17">for</text:span></text:span><text:span text:style-name="T17"> dest_fldr </text:span><text:span text:style-name="keyword0_5f_python"><text:span text:style-name="T17">in</text:span></text:span><text:span text:style-name="T17"> </text:span><text:span text:style-name="keyword1_5f_python"><text:span text:style-name="T17">self</text:span></text:span><text:span text:style-name="T17">.</text:span><text:span text:style-name="member0_5f_python"><text:span text:style-name="T17">dest_fldr_list</text:span></text:span><text:span text:style-name="T17">:</text:span></text:p>
            <text:p text:style-name="P82"><text:span text:style-name="T17"><text:s text:c="28"/>dest_path = </text:span><text:span text:style-name="keyword2_5f_python"><text:span text:style-name="T17">os</text:span></text:span><text:span text:style-name="T17">.</text:span><text:span text:style-name="member0_5f_python"><text:span text:style-name="T17">path</text:span></text:span><text:span text:style-name="T17">.</text:span><text:span text:style-name="member0_5f_python"><text:span text:style-name="T17">join</text:span></text:span><text:span text:style-name="symbol0_5f_python"><text:span text:style-name="T17">(</text:span></text:span><text:span text:style-name="T17">dest_fldr +</text:span><text:span text:style-name="string_5f_python"><text:span text:style-name="T17">'/'</text:span></text:span><text:span text:style-name="T17">, src_d_full.</text:span><text:span text:style-name="member0_5f_python"><text:span text:style-name="T17">replace</text:span></text:span><text:span text:style-name="symbol0_5f_python"><text:span text:style-name="T17">(</text:span></text:span><text:span text:style-name="keyword1_5f_python"><text:span text:style-name="T17">self</text:span></text:span><text:span text:style-name="T17">.</text:span><text:span text:style-name="member0_5f_python"><text:span text:style-name="T17">src_root</text:span></text:span><text:span text:style-name="T17">, </text:span><text:span text:style-name="string_5f_python"><text:span text:style-name="T17">""</text:span></text:span><text:span text:style-name="symbol0_5f_python"><text:span text:style-name="T17">))</text:span></text:span></text:p>
            <text:p text:style-name="P82"><text:span text:style-name="T17"><text:s text:c="28"/></text:span><text:span text:style-name="keyword0_5f_python"><text:span text:style-name="T17">if</text:span></text:span><text:span text:style-name="T17"> </text:span><text:span text:style-name="keyword0_5f_python"><text:span text:style-name="T17">not</text:span></text:span><text:span text:style-name="T17"> </text:span><text:span text:style-name="keyword2_5f_python"><text:span text:style-name="T17">os</text:span></text:span><text:span text:style-name="T17">.</text:span><text:span text:style-name="member0_5f_python"><text:span text:style-name="T17">path</text:span></text:span><text:span text:style-name="T17">.</text:span><text:span text:style-name="member0_5f_python"><text:span text:style-name="T17">exists</text:span></text:span><text:span text:style-name="symbol0_5f_python"><text:span text:style-name="T17">(</text:span></text:span><text:span text:style-name="T17">dest_path</text:span><text:span text:style-name="symbol0_5f_python"><text:span text:style-name="T17">)</text:span></text:span><text:span text:style-name="T17">:</text:span></text:p>
            <text:p text:style-name="P82"><text:span text:style-name="T17"><text:s text:c="32"/></text:span><text:span text:style-name="keyword2_5f_python"><text:span text:style-name="T17">os</text:span></text:span><text:span text:style-name="T17">.</text:span><text:span text:style-name="member0_5f_python"><text:span text:style-name="T17">mkdir</text:span></text:span><text:span text:style-name="symbol0_5f_python"><text:span text:style-name="T17">(</text:span></text:span><text:span text:style-name="T17">dest_path</text:span><text:span text:style-name="symbol0_5f_python"><text:span text:style-name="T17">)</text:span></text:span></text:p>
            <text:p text:style-name="P89"/>
            <text:p text:style-name="P82"><text:span text:style-name="T17"><text:s text:c="12"/></text:span><text:span text:style-name="keyword1_5f_python"><text:span text:style-name="T17">self</text:span></text:span><text:span text:style-name="T17">.</text:span><text:span text:style-name="member0_5f_python"><text:span text:style-name="T17">walk_results</text:span></text:span><text:span text:style-name="T17"> = </text:span><text:span text:style-name="keyword2_5f_python"><text:span text:style-name="T17">os</text:span></text:span><text:span text:style-name="T17">.</text:span><text:span text:style-name="member0_5f_python"><text:span text:style-name="T17">walk</text:span></text:span><text:span text:style-name="symbol0_5f_python"><text:span text:style-name="T17">(</text:span></text:span><text:span text:style-name="keyword1_5f_python"><text:span text:style-name="T17">self</text:span></text:span><text:span text:style-name="T17">.</text:span><text:span text:style-name="member0_5f_python"><text:span text:style-name="T17">src_root</text:span></text:span><text:span text:style-name="symbol0_5f_python"><text:span text:style-name="T17">)</text:span></text:span></text:p>
            <text:p text:style-name="P82"><text:span text:style-name="T17"><text:s text:c="12"/></text:span><text:span text:style-name="keyword1_5f_python"><text:span text:style-name="T17">self</text:span></text:span><text:span text:style-name="T17">.</text:span><text:span text:style-name="member0_5f_python"><text:span text:style-name="T17">get_src_filelist</text:span></text:span><text:span text:style-name="symbol0_5f_python"><text:span text:style-name="T17">()</text:span></text:span></text:p>
            <text:p text:style-name="P89"/>
            <text:p text:style-name="P82"><text:span text:style-name="T17"><text:s text:c="8"/></text:span><text:span text:style-name="keyword0_5f_python"><text:span text:style-name="T17">else</text:span></text:span><text:span text:style-name="T17">:</text:span></text:p>
            <text:p text:style-name="P82"><text:span text:style-name="T17"><text:s text:c="12"/></text:span><text:span text:style-name="keyword1_5f_python"><text:span text:style-name="T17">self</text:span></text:span><text:span text:style-name="T17">.</text:span><text:span text:style-name="member0_5f_python"><text:span text:style-name="T17">go_butt</text:span></text:span><text:span text:style-name="T17">.</text:span><text:span text:style-name="member0_5f_python"><text:span text:style-name="T17">configure</text:span></text:span><text:span text:style-name="symbol0_5f_python"><text:span text:style-name="T17">(</text:span></text:span><text:span text:style-name="T17">text = </text:span><text:span text:style-name="string_5f_python"><text:span text:style-name="T17">"GO !"</text:span></text:span><text:span text:style-name="symbol0_5f_python"><text:span text:style-name="T17">)</text:span></text:span></text:p>
            <text:p text:style-name="P82"><text:span text:style-name="T17"><text:s text:c="12"/></text:span><text:span text:style-name="keyword1_5f_python"><text:span text:style-name="T17">self</text:span></text:span><text:span text:style-name="T17">.</text:span><text:span text:style-name="member0_5f_python"><text:span text:style-name="T17">after_cancel</text:span></text:span><text:span text:style-name="symbol0_5f_python"><text:span text:style-name="T17">(</text:span></text:span><text:span text:style-name="keyword1_5f_python"><text:span text:style-name="T17">self</text:span></text:span><text:span text:style-name="T17">.</text:span><text:span text:style-name="member0_5f_python"><text:span text:style-name="T17">next_dup</text:span></text:span><text:span text:style-name="symbol0_5f_python"><text:span text:style-name="T17">)</text:span></text:span><text:span text:style-name="T17"> </text:span><text:span text:style-name="comment0_5f_python"><text:span text:style-name="T17"># cancel the next iteration of next_dup</text:span></text:span></text:p>
            <text:p text:style-name="P82"><text:span text:style-name="T17"><text:s text:c="12"/></text:span><text:span text:style-name="keyword0_5f_python"><text:span text:style-name="T17">print</text:span></text:span><text:span text:style-name="symbol0_5f_python"><text:span text:style-name="T17">(</text:span></text:span><text:span text:style-name="string_5f_python"><text:span text:style-name="T17">"Attempting to CANCEL"</text:span></text:span><text:span text:style-name="symbol0_5f_python"><text:span text:style-name="T17">)</text:span></text:span></text:p>
            <text:p text:style-name="P82"><text:span text:style-name="T17"><text:s text:c="12"/></text:span><text:span text:style-name="keyword2_5f_python"><text:span text:style-name="T17">os</text:span></text:span><text:span text:style-name="T17">.</text:span><text:span text:style-name="member0_5f_python"><text:span text:style-name="T17">system</text:span></text:span><text:span text:style-name="symbol0_5f_python"><text:span text:style-name="T17">(</text:span></text:span><text:span text:style-name="string_5f_python"><text:span text:style-name="T17">"sudo kill %s"</text:span></text:span><text:span text:style-name="T17"> </text:span><text:span text:style-name="symbol0_5f_python"><text:span text:style-name="T17">%</text:span></text:span><text:span text:style-name="T17"> </text:span><text:span text:style-name="symbol0_5f_python"><text:span text:style-name="T17">(</text:span></text:span><text:span text:style-name="keyword1_5f_python"><text:span text:style-name="T17">self</text:span></text:span><text:span text:style-name="T17">.</text:span><text:span text:style-name="member0_5f_python"><text:span text:style-name="T17">dup_process</text:span></text:span><text:span text:style-name="T17">.</text:span><text:span text:style-name="member0_5f_python"><text:span text:style-name="T17">pid</text:span></text:span><text:span text:style-name="T17">, </text:span><text:span text:style-name="symbol0_5f_python"><text:span text:style-name="T17">))</text:span></text:span></text:p>
            <text:p text:style-name="P89"/>
            <text:p text:style-name="P82"><text:span text:style-name="T17"><text:s text:c="12"/>info = </text:span><text:span text:style-name="string_5f_python"><text:span text:style-name="T17">"</text:span></text:span><text:span text:style-name="escaped_5f_python"><text:span text:style-name="T17">\n\n</text:span></text:span><text:span text:style-name="string_5f_python"><text:span text:style-name="T17"> <text:s/>FILE COPY CANCELLED with "</text:span></text:span><text:span text:style-name="T17"> + </text:span><text:span text:style-name="keyword1_5f_python"><text:span text:style-name="T17">str</text:span></text:span><text:span text:style-name="symbol0_5f_python"><text:span text:style-name="T17">(</text:span></text:span><text:span text:style-name="keyword1_5f_python"><text:span text:style-name="T17">self</text:span></text:span><text:span text:style-name="T17">.</text:span><text:span text:style-name="member0_5f_python"><text:span text:style-name="T17">err</text:span></text:span><text:span text:style-name="symbol0_5f_python"><text:span text:style-name="T17">)</text:span></text:span><text:span text:style-name="T17"> + </text:span><text:span text:style-name="string_5f_python"><text:span text:style-name="T17">" errors"</text:span></text:span></text:p>
            <text:p text:style-name="P82"><text:span text:style-name="T17"><text:s text:c="12"/></text:span><text:span text:style-name="keyword1_5f_python"><text:span text:style-name="T17">self</text:span></text:span><text:span text:style-name="T17">.</text:span><text:span text:style-name="member0_5f_python"><text:span text:style-name="T17">monitor</text:span></text:span><text:span text:style-name="T17">.</text:span><text:span text:style-name="member0_5f_python"><text:span text:style-name="T17">configure</text:span></text:span><text:span text:style-name="symbol0_5f_python"><text:span text:style-name="T17">(</text:span></text:span><text:span text:style-name="T17">state = </text:span><text:span text:style-name="string_5f_python"><text:span text:style-name="T17">"normal"</text:span></text:span><text:span text:style-name="symbol0_5f_python"><text:span text:style-name="T17">)</text:span></text:span></text:p>
            <text:p text:style-name="P82"><text:span text:style-name="T17"><text:s text:c="12"/></text:span><text:span text:style-name="keyword1_5f_python"><text:span text:style-name="T17">self</text:span></text:span><text:span text:style-name="T17">.</text:span><text:span text:style-name="member0_5f_python"><text:span text:style-name="T17">monitor</text:span></text:span><text:span text:style-name="T17">.</text:span><text:span text:style-name="member0_5f_python"><text:span text:style-name="T17">insert</text:span></text:span><text:span text:style-name="symbol0_5f_python"><text:span text:style-name="T17">(</text:span></text:span><text:span text:style-name="T17">END, info</text:span><text:span text:style-name="symbol0_5f_python"><text:span text:style-name="T17">)</text:span></text:span></text:p>
            <text:p text:style-name="P82"><text:span text:style-name="T17"><text:s text:c="12"/></text:span><text:span text:style-name="keyword1_5f_python"><text:span text:style-name="T17">self</text:span></text:span><text:span text:style-name="T17">.</text:span><text:span text:style-name="member0_5f_python"><text:span text:style-name="T17">monitor</text:span></text:span><text:span text:style-name="T17">.</text:span><text:span text:style-name="member0_5f_python"><text:span text:style-name="T17">configure</text:span></text:span><text:span text:style-name="symbol0_5f_python"><text:span text:style-name="T17">(</text:span></text:span><text:span text:style-name="T17">state = </text:span><text:span text:style-name="string_5f_python"><text:span text:style-name="T17">"disabled"</text:span></text:span><text:span text:style-name="symbol0_5f_python"><text:span text:style-name="T17">)</text:span></text:span></text:p>
            <text:p text:style-name="P50"><text:span text:style-name="T3"><text:s text:c="12"/></text:span><text:span text:style-name="keyword1_5f_python"><text:span text:style-name="T21">self</text:span></text:span><text:span text:style-name="T3">.</text:span><text:span text:style-name="member0_5f_python"><text:span text:style-name="T21">monitor</text:span></text:span><text:span text:style-name="T3">.</text:span><text:span text:style-name="member0_5f_python"><text:span text:style-name="T21">see</text:span></text:span><text:span text:style-name="symbol0_5f_python"><text:span text:style-name="T21">(</text:span></text:span><text:span text:style-name="T3">END</text:span><text:span text:style-name="symbol0_5f_python"><text:span text:style-name="T21">)</text:span></text:span></text:p>
          </table:table-cell>
        </table:table-row>
      </table:table>
      <text:list xml:id="list507923195" text:continue-numbering="true" text:style-name="LS1">
        <text:list-header>
          <text:p text:style-name="P125"/>
        </text:list-header>
        <text:list-item>
          <text:p text:style-name="P128">Get source file list</text:p>
        </text:list-item>
      </text:list>
      <table:table table:name="Table18" table:style-name="Table18">
        <table:table-column table:style-name="Table18.A"/>
        <table:table-row>
          <table:table-cell table:style-name="Table18.A1" office:value-type="string">
            <text:p text:style-name="P75"><text:span text:style-name="T17"><text:s text:c="4"/></text:span><text:span text:style-name="keyword0_5f_python"><text:span text:style-name="T17">def</text:span></text:span><text:span text:style-name="T17"> get_src_filelist</text:span><text:span text:style-name="symbol0_5f_python"><text:span text:style-name="T17">(</text:span></text:span><text:span text:style-name="keyword1_5f_python"><text:span text:style-name="T17">self</text:span></text:span><text:span text:style-name="symbol0_5f_python"><text:span text:style-name="T17">)</text:span></text:span><text:span text:style-name="T17">:</text:span></text:p>
            <text:p text:style-name="P82"><text:span text:style-name="T17"><text:s text:c="8"/></text:span><text:span text:style-name="keyword0_5f_python"><text:span text:style-name="T17">try</text:span></text:span><text:span text:style-name="T17">:</text:span></text:p>
            <text:p text:style-name="P82"><text:span text:style-name="T17"><text:s text:c="12"/>root, dirs, files = next</text:span><text:span text:style-name="symbol0_5f_python"><text:span text:style-name="T17">(</text:span></text:span><text:span text:style-name="keyword1_5f_python"><text:span text:style-name="T17">self</text:span></text:span><text:span text:style-name="T17">.</text:span><text:span text:style-name="member0_5f_python"><text:span text:style-name="T17">walk_results</text:span></text:span><text:span text:style-name="symbol0_5f_python"><text:span text:style-name="T17">)</text:span></text:span></text:p>
            <text:p text:style-name="P82"><text:span text:style-name="T17"><text:s text:c="12"/></text:span><text:span text:style-name="keyword1_5f_python"><text:span text:style-name="T17">self</text:span></text:span><text:span text:style-name="T17">.</text:span><text:span text:style-name="member0_5f_python"><text:span text:style-name="T17">walk_root</text:span></text:span><text:span text:style-name="T17"> = root</text:span></text:p>
            <text:p text:style-name="P82"><text:span text:style-name="T17"><text:s text:c="12"/></text:span><text:span text:style-name="keyword1_5f_python"><text:span text:style-name="T17">self</text:span></text:span><text:span text:style-name="T17">.</text:span><text:span text:style-name="member0_5f_python"><text:span text:style-name="T17">walk_filelist</text:span></text:span><text:span text:style-name="T17"> = </text:span><text:span text:style-name="symbol0_5f_python"><text:span text:style-name="T17">[]</text:span></text:span></text:p>
            <text:p text:style-name="P82"><text:span text:style-name="T17"><text:s text:c="12"/></text:span><text:span text:style-name="keyword1_5f_python"><text:span text:style-name="T17">self</text:span></text:span><text:span text:style-name="T17">.</text:span><text:span text:style-name="member0_5f_python"><text:span text:style-name="T17">walk_filelist</text:span></text:span><text:span text:style-name="T17">.</text:span><text:span text:style-name="member0_5f_python"><text:span text:style-name="T17">extend</text:span></text:span><text:span text:style-name="symbol0_5f_python"><text:span text:style-name="T17">(</text:span></text:span><text:span text:style-name="T17">files</text:span><text:span text:style-name="symbol0_5f_python"><text:span text:style-name="T17">)</text:span></text:span></text:p>
            <text:p text:style-name="P82"><text:span text:style-name="T17"><text:s text:c="12"/></text:span><text:span text:style-name="keyword1_5f_python"><text:span text:style-name="T17">self</text:span></text:span><text:span text:style-name="T17">.</text:span><text:span text:style-name="member0_5f_python"><text:span text:style-name="T17">walk_filecount</text:span></text:span><text:span text:style-name="T17"> = </text:span><text:span text:style-name="keyword1_5f_python"><text:span text:style-name="T17">len</text:span></text:span><text:span text:style-name="symbol0_5f_python"><text:span text:style-name="T17">(</text:span></text:span><text:span text:style-name="keyword1_5f_python"><text:span text:style-name="T17">self</text:span></text:span><text:span text:style-name="T17">.</text:span><text:span text:style-name="member0_5f_python"><text:span text:style-name="T17">walk_filelist</text:span></text:span><text:span text:style-name="symbol0_5f_python"><text:span text:style-name="T17">)</text:span></text:span></text:p>
            <text:p text:style-name="P82"><text:span text:style-name="T17"><text:s text:c="12"/></text:span><text:span text:style-name="keyword1_5f_python"><text:span text:style-name="T17">self</text:span></text:span><text:span text:style-name="T17">.</text:span><text:span text:style-name="member0_5f_python"><text:span text:style-name="T17">walk_counter</text:span></text:span><text:span text:style-name="T17"> = </text:span><text:span text:style-name="number_5f_python"><text:span text:style-name="T17">0</text:span></text:span></text:p>
            <text:p text:style-name="P89"/>
            <text:p text:style-name="P82"><text:span text:style-name="T17"><text:s text:c="12"/></text:span><text:span text:style-name="keyword1_5f_python"><text:span text:style-name="T17">self</text:span></text:span><text:span text:style-name="T17">.</text:span><text:span text:style-name="member0_5f_python"><text:span text:style-name="T17">duplicate_file</text:span></text:span><text:span text:style-name="symbol0_5f_python"><text:span text:style-name="T17">()</text:span></text:span></text:p>
            <text:p text:style-name="P89"/>
            <text:p text:style-name="P82"><text:span text:style-name="T17"><text:s text:c="8"/></text:span><text:span text:style-name="keyword0_5f_python"><text:span text:style-name="T17">except</text:span></text:span><text:span text:style-name="T17">:</text:span></text:p>
            <text:p text:style-name="P82"><text:span text:style-name="T17"><text:s text:c="12"/>info = </text:span><text:span text:style-name="string_5f_python"><text:span text:style-name="T17">"</text:span></text:span><text:span text:style-name="escaped_5f_python"><text:span text:style-name="T17">\n</text:span></text:span><text:span text:style-name="string_5f_python"><text:span text:style-name="T17">#### <text:s text:c="3"/>FILE COPY COMPLETE with "</text:span></text:span><text:span text:style-name="T17"> + </text:span><text:span text:style-name="keyword1_5f_python"><text:span text:style-name="T17">str</text:span></text:span><text:span text:style-name="symbol0_5f_python"><text:span text:style-name="T17">(</text:span></text:span><text:span text:style-name="keyword1_5f_python"><text:span text:style-name="T17">self</text:span></text:span><text:span text:style-name="T17">.</text:span><text:span text:style-name="member0_5f_python"><text:span text:style-name="T17">err</text:span></text:span><text:span text:style-name="symbol0_5f_python"><text:span text:style-name="T17">)</text:span></text:span><text:span text:style-name="T17"> + </text:span><text:span text:style-name="string_5f_python"><text:span text:style-name="T17">" errors <text:s text:c="3"/>####</text:span></text:span><text:span text:style-name="escaped_5f_python"><text:span text:style-name="T17">\n\n</text:span></text:span><text:span text:style-name="string_5f_python"><text:span text:style-name="T17">"</text:span></text:span></text:p>
            <text:p text:style-name="P82"><text:span text:style-name="T17"><text:s text:c="12"/></text:span><text:span text:style-name="keyword1_5f_python"><text:span text:style-name="T17">self</text:span></text:span><text:span text:style-name="T17">.</text:span><text:span text:style-name="member0_5f_python"><text:span text:style-name="T17">monitor</text:span></text:span><text:span text:style-name="T17">.</text:span><text:span text:style-name="member0_5f_python"><text:span text:style-name="T17">configure</text:span></text:span><text:span text:style-name="symbol0_5f_python"><text:span text:style-name="T17">(</text:span></text:span><text:span text:style-name="T17">state = </text:span><text:span text:style-name="string_5f_python"><text:span text:style-name="T17">"normal"</text:span></text:span><text:span text:style-name="symbol0_5f_python"><text:span text:style-name="T17">)</text:span></text:span></text:p>
            <text:p text:style-name="P82"><text:span text:style-name="T17"><text:s text:c="12"/></text:span><text:span text:style-name="keyword1_5f_python"><text:span text:style-name="T17">self</text:span></text:span><text:span text:style-name="T17">.</text:span><text:span text:style-name="member0_5f_python"><text:span text:style-name="T17">monitor</text:span></text:span><text:span text:style-name="T17">.</text:span><text:span text:style-name="member0_5f_python"><text:span text:style-name="T17">insert</text:span></text:span><text:span text:style-name="symbol0_5f_python"><text:span text:style-name="T17">(</text:span></text:span><text:span text:style-name="T17">END, info</text:span><text:span text:style-name="symbol0_5f_python"><text:span text:style-name="T17">)</text:span></text:span></text:p>
            <text:p text:style-name="P82"><text:span text:style-name="T17"><text:s text:c="12"/></text:span><text:span text:style-name="keyword1_5f_python"><text:span text:style-name="T17">self</text:span></text:span><text:span text:style-name="T17">.</text:span><text:span text:style-name="member0_5f_python"><text:span text:style-name="T17">monitor</text:span></text:span><text:span text:style-name="T17">.</text:span><text:span text:style-name="member0_5f_python"><text:span text:style-name="T17">configure</text:span></text:span><text:span text:style-name="symbol0_5f_python"><text:span text:style-name="T17">(</text:span></text:span><text:span text:style-name="T17">state = </text:span><text:span text:style-name="string_5f_python"><text:span text:style-name="T17">"disabled"</text:span></text:span><text:span text:style-name="symbol0_5f_python"><text:span text:style-name="T17">)</text:span></text:span></text:p>
            <text:p text:style-name="P82"><text:span text:style-name="T17"><text:s text:c="12"/></text:span><text:span text:style-name="keyword1_5f_python"><text:span text:style-name="T17">self</text:span></text:span><text:span text:style-name="T17">.</text:span><text:span text:style-name="member0_5f_python"><text:span text:style-name="T17">monitor</text:span></text:span><text:span text:style-name="T17">.</text:span><text:span text:style-name="member0_5f_python"><text:span text:style-name="T17">see</text:span></text:span><text:span text:style-name="symbol0_5f_python"><text:span text:style-name="T17">(</text:span></text:span><text:span text:style-name="T17">END</text:span><text:span text:style-name="symbol0_5f_python"><text:span text:style-name="T17">)</text:span></text:span></text:p>
            <text:p text:style-name="P89"/>
            <text:p text:style-name="P82"><text:span text:style-name="T17"><text:s text:c="12"/></text:span><text:span text:style-name="keyword1_5f_python"><text:span text:style-name="T17">self</text:span></text:span><text:span text:style-name="T17">.</text:span><text:span text:style-name="member0_5f_python"><text:span text:style-name="T17">go_butt</text:span></text:span><text:span text:style-name="T17">.</text:span><text:span text:style-name="member0_5f_python"><text:span text:style-name="T17">configure</text:span></text:span><text:span text:style-name="symbol0_5f_python"><text:span text:style-name="T17">(</text:span></text:span><text:span text:style-name="T17">text = </text:span><text:span text:style-name="string_5f_python"><text:span text:style-name="T17">"GO !"</text:span></text:span><text:span text:style-name="symbol0_5f_python"><text:span text:style-name="T17">)</text:span></text:span></text:p>
          </table:table-cell>
        </table:table-row>
      </table:table>
      <text:list xml:id="list1580267908" text:continue-numbering="true" text:style-name="LS1">
        <text:list-header>
          <text:p text:style-name="P120"/>
        </text:list-header>
        <text:list-item>
          <text:p text:style-name="P128">Duplicate File</text:p>
        </text:list-item>
      </text:list>
      <table:table table:name="Table19" table:style-name="Table19">
        <table:table-column table:style-name="Table19.A"/>
        <table:table-row>
          <table:table-cell table:style-name="Table19.A1" office:value-type="string">
            <text:p text:style-name="P75"><text:span text:style-name="keyword0_5f_python"><text:span text:style-name="T17">def</text:span></text:span><text:span text:style-name="T17"> duplicate_file</text:span><text:span text:style-name="symbol0_5f_python"><text:span text:style-name="T17">(</text:span></text:span><text:span text:style-name="keyword1_5f_python"><text:span text:style-name="T17">self</text:span></text:span><text:span text:style-name="symbol0_5f_python"><text:span text:style-name="T17">)</text:span></text:span><text:span text:style-name="T17">:</text:span></text:p>
            <text:p text:style-name="P82"><text:span text:style-name="T17"><text:s text:c="8"/></text:span><text:span text:style-name="keyword0_5f_python"><text:span text:style-name="T17">if</text:span></text:span><text:span text:style-name="T17"> </text:span><text:span text:style-name="keyword1_5f_python"><text:span text:style-name="T17">self</text:span></text:span><text:span text:style-name="T17">.</text:span><text:span text:style-name="member0_5f_python"><text:span text:style-name="T17">walk_root</text:span></text:span><text:span text:style-name="T17">.</text:span><text:span text:style-name="member0_5f_python"><text:span text:style-name="T17">find</text:span></text:span><text:span text:style-name="symbol0_5f_python"><text:span text:style-name="T17">(</text:span></text:span><text:span text:style-name="keyword1_5f_python"><text:span text:style-name="T17">self</text:span></text:span><text:span text:style-name="T17">.</text:span><text:span text:style-name="member0_5f_python"><text:span text:style-name="T17">src_longpath</text:span></text:span><text:span text:style-name="symbol0_5f_python"><text:span text:style-name="T17">)</text:span></text:span><text:span text:style-name="T17"> </text:span><text:span text:style-name="symbol0_5f_python"><text:span text:style-name="T17">&gt;</text:span></text:span><text:span text:style-name="T17">= </text:span><text:span text:style-name="number_5f_python"><text:span text:style-name="T17">0</text:span></text:span><text:span text:style-name="T17"> </text:span><text:span text:style-name="keyword0_5f_python"><text:span text:style-name="T17">and</text:span></text:span><text:span text:style-name="T17"> </text:span><text:span text:style-name="keyword1_5f_python"><text:span text:style-name="T17">self</text:span></text:span><text:span text:style-name="T17">.</text:span><text:span text:style-name="member0_5f_python"><text:span text:style-name="T17">walk_filecount</text:span></text:span><text:span text:style-name="T17"> </text:span><text:span text:style-name="symbol0_5f_python"><text:span text:style-name="T17">&gt;</text:span></text:span><text:span text:style-name="T17"> </text:span><text:span text:style-name="number_5f_python"><text:span text:style-name="T17">0</text:span></text:span><text:span text:style-name="T17">:</text:span></text:p>
            <text:p text:style-name="P82"><text:span text:style-name="T17"><text:s text:c="12"/>item = </text:span><text:span text:style-name="keyword1_5f_python"><text:span text:style-name="T17">self</text:span></text:span><text:span text:style-name="T17">.</text:span><text:span text:style-name="member0_5f_python"><text:span text:style-name="T17">walk_filelist</text:span></text:span><text:span text:style-name="symbol0_5f_python"><text:span text:style-name="T17">[</text:span></text:span><text:span text:style-name="keyword1_5f_python"><text:span text:style-name="T17">self</text:span></text:span><text:span text:style-name="T17">.</text:span><text:span text:style-name="member0_5f_python"><text:span text:style-name="T17">walk_counter</text:span></text:span><text:span text:style-name="symbol0_5f_python"><text:span text:style-name="T17">]</text:span></text:span></text:p>
            <text:p text:style-name="P89"/>
            <text:p text:style-name="P82"><text:span text:style-name="T17"><text:s text:c="12"/></text:span><text:span text:style-name="comment0_5f_python"><text:span text:style-name="T17"># replace spaces with underscore in source directory filenames</text:span></text:span></text:p>
            <text:p text:style-name="P82"><text:span text:style-name="T17"><text:s text:c="12"/></text:span><text:span text:style-name="keyword0_5f_python"><text:span text:style-name="T17">if</text:span></text:span><text:span text:style-name="T17"> item.</text:span><text:span text:style-name="member0_5f_python"><text:span text:style-name="T17">find</text:span></text:span><text:span text:style-name="symbol0_5f_python"><text:span text:style-name="T17">(</text:span></text:span><text:span text:style-name="string_5f_python"><text:span text:style-name="T17">" "</text:span></text:span><text:span text:style-name="symbol0_5f_python"><text:span text:style-name="T17">)</text:span></text:span><text:span text:style-name="T17"> </text:span><text:span text:style-name="symbol0_5f_python"><text:span text:style-name="T17">&gt;</text:span></text:span><text:span text:style-name="T17">= </text:span><text:span text:style-name="number_5f_python"><text:span text:style-name="T17">0</text:span></text:span><text:span text:style-name="T17">:</text:span></text:p>
            <text:p text:style-name="P82"><text:soft-page-break/><text:span text:style-name="T17"><text:s text:c="16"/>item_cln = item.</text:span><text:span text:style-name="member0_5f_python"><text:span text:style-name="T17">replace</text:span></text:span><text:span text:style-name="symbol0_5f_python"><text:span text:style-name="T17">(</text:span></text:span><text:span text:style-name="string_5f_python"><text:span text:style-name="T17">" "</text:span></text:span><text:span text:style-name="T17">, </text:span><text:span text:style-name="string_5f_python"><text:span text:style-name="T17">"_"</text:span></text:span><text:span text:style-name="symbol0_5f_python"><text:span text:style-name="T17">)</text:span></text:span></text:p>
            <text:p text:style-name="P82"><text:span text:style-name="T17"><text:s text:c="16"/></text:span><text:span text:style-name="keyword2_5f_python"><text:span text:style-name="T17">os</text:span></text:span><text:span text:style-name="T17">.</text:span><text:span text:style-name="member0_5f_python"><text:span text:style-name="T17">rename</text:span></text:span><text:span text:style-name="symbol0_5f_python"><text:span text:style-name="T17">(</text:span></text:span><text:span text:style-name="keyword2_5f_python"><text:span text:style-name="T17">os</text:span></text:span><text:span text:style-name="T17">.</text:span><text:span text:style-name="member0_5f_python"><text:span text:style-name="T17">path</text:span></text:span><text:span text:style-name="T17">.</text:span><text:span text:style-name="member0_5f_python"><text:span text:style-name="T17">join</text:span></text:span><text:span text:style-name="symbol0_5f_python"><text:span text:style-name="T17">(</text:span></text:span><text:span text:style-name="keyword1_5f_python"><text:span text:style-name="T17">self</text:span></text:span><text:span text:style-name="T17">.</text:span><text:span text:style-name="member0_5f_python"><text:span text:style-name="T17">walk_root</text:span></text:span><text:span text:style-name="T17">, item</text:span><text:span text:style-name="symbol0_5f_python"><text:span text:style-name="T17">)</text:span></text:span><text:span text:style-name="T17">, </text:span><text:span text:style-name="keyword2_5f_python"><text:span text:style-name="T17">os</text:span></text:span><text:span text:style-name="T17">.</text:span><text:span text:style-name="member0_5f_python"><text:span text:style-name="T17">path</text:span></text:span><text:span text:style-name="T17">.</text:span><text:span text:style-name="member0_5f_python"><text:span text:style-name="T17">join</text:span></text:span><text:span text:style-name="symbol0_5f_python"><text:span text:style-name="T17">(</text:span></text:span><text:span text:style-name="keyword1_5f_python"><text:span text:style-name="T17">self</text:span></text:span><text:span text:style-name="T17">.</text:span><text:span text:style-name="member0_5f_python"><text:span text:style-name="T17">walk_root</text:span></text:span><text:span text:style-name="T17">, item_cln</text:span><text:span text:style-name="symbol0_5f_python"><text:span text:style-name="T17">))</text:span></text:span></text:p>
            <text:p text:style-name="P82"><text:span text:style-name="T17"><text:s text:c="12"/></text:span><text:span text:style-name="keyword0_5f_python"><text:span text:style-name="T17">else</text:span></text:span><text:span text:style-name="T17">:</text:span></text:p>
            <text:p text:style-name="P89"><text:s text:c="16"/>item_cln = item</text:p>
            <text:p text:style-name="P89"/>
            <text:p text:style-name="P82"><text:span text:style-name="T17"><text:s text:c="12"/></text:span><text:span text:style-name="comment0_5f_python"><text:span text:style-name="T17"># start duplicating file</text:span></text:span></text:p>
            <text:p text:style-name="P82"><text:span text:style-name="T17"><text:s text:c="12"/>src_file = </text:span><text:span text:style-name="keyword2_5f_python"><text:span text:style-name="T17">os</text:span></text:span><text:span text:style-name="T17">.</text:span><text:span text:style-name="member0_5f_python"><text:span text:style-name="T17">path</text:span></text:span><text:span text:style-name="T17">.</text:span><text:span text:style-name="member0_5f_python"><text:span text:style-name="T17">join</text:span></text:span><text:span text:style-name="symbol0_5f_python"><text:span text:style-name="T17">(</text:span></text:span><text:span text:style-name="keyword1_5f_python"><text:span text:style-name="T17">self</text:span></text:span><text:span text:style-name="T17">.</text:span><text:span text:style-name="member0_5f_python"><text:span text:style-name="T17">walk_root</text:span></text:span><text:span text:style-name="T17">, item_cln</text:span><text:span text:style-name="symbol0_5f_python"><text:span text:style-name="T17">)</text:span></text:span></text:p>
            <text:p text:style-name="P82"><text:span text:style-name="T17"><text:s text:c="12"/></text:span><text:span text:style-name="keyword2_5f_python"><text:span text:style-name="T17">cmd</text:span></text:span><text:span text:style-name="T17"> = </text:span><text:span text:style-name="symbol0_5f_python"><text:span text:style-name="T17">[]</text:span></text:span></text:p>
            <text:p text:style-name="P82"><text:span text:style-name="T17"><text:s text:c="12"/></text:span><text:span text:style-name="keyword2_5f_python"><text:span text:style-name="T17">cmd</text:span></text:span><text:span text:style-name="T17">.</text:span><text:span text:style-name="member0_5f_python"><text:span text:style-name="T17">append</text:span></text:span><text:span text:style-name="symbol0_5f_python"><text:span text:style-name="T17">(</text:span></text:span><text:span text:style-name="string_5f_python"><text:span text:style-name="T17">"dc3dd"</text:span></text:span><text:span text:style-name="symbol0_5f_python"><text:span text:style-name="T17">)</text:span></text:span></text:p>
            <text:p text:style-name="P82"><text:span text:style-name="T17"><text:s text:c="12"/></text:span><text:span text:style-name="keyword2_5f_python"><text:span text:style-name="T17">cmd</text:span></text:span><text:span text:style-name="T17">.</text:span><text:span text:style-name="member0_5f_python"><text:span text:style-name="T17">append</text:span></text:span><text:span text:style-name="symbol0_5f_python"><text:span text:style-name="T17">(</text:span></text:span><text:span text:style-name="string_5f_python"><text:span text:style-name="T17">"if="</text:span></text:span><text:span text:style-name="T17"> + src_file</text:span><text:span text:style-name="symbol0_5f_python"><text:span text:style-name="T17">)</text:span></text:span></text:p>
            <text:p text:style-name="P82"><text:span text:style-name="T17"><text:s text:c="12"/></text:span><text:span text:style-name="keyword0_5f_python"><text:span text:style-name="T17">for</text:span></text:span><text:span text:style-name="T17"> dest_fldr </text:span><text:span text:style-name="keyword0_5f_python"><text:span text:style-name="T17">in</text:span></text:span><text:span text:style-name="T17"> </text:span><text:span text:style-name="keyword1_5f_python"><text:span text:style-name="T17">self</text:span></text:span><text:span text:style-name="T17">.</text:span><text:span text:style-name="member0_5f_python"><text:span text:style-name="T17">dest_fldr_list</text:span></text:span><text:span text:style-name="T17">:</text:span></text:p>
            <text:p text:style-name="P82"><text:span text:style-name="T17"><text:s text:c="16"/>dest_file = </text:span><text:span text:style-name="keyword2_5f_python"><text:span text:style-name="T17">os</text:span></text:span><text:span text:style-name="T17">.</text:span><text:span text:style-name="member0_5f_python"><text:span text:style-name="T17">path</text:span></text:span><text:span text:style-name="T17">.</text:span><text:span text:style-name="member0_5f_python"><text:span text:style-name="T17">join</text:span></text:span><text:span text:style-name="symbol0_5f_python"><text:span text:style-name="T17">(</text:span></text:span><text:span text:style-name="T17">dest_fldr, src_file.</text:span><text:span text:style-name="member0_5f_python"><text:span text:style-name="T17">replace</text:span></text:span><text:span text:style-name="symbol0_5f_python"><text:span text:style-name="T17">(</text:span></text:span><text:span text:style-name="keyword1_5f_python"><text:span text:style-name="T17">self</text:span></text:span><text:span text:style-name="T17">.</text:span><text:span text:style-name="member0_5f_python"><text:span text:style-name="T17">src_root</text:span></text:span><text:span text:style-name="T17">, </text:span><text:span text:style-name="string_5f_python"><text:span text:style-name="T17">""</text:span></text:span><text:span text:style-name="symbol0_5f_python"><text:span text:style-name="T17">))</text:span></text:span></text:p>
            <text:p text:style-name="P82"><text:span text:style-name="T17"><text:s text:c="16"/></text:span><text:span text:style-name="keyword2_5f_python"><text:span text:style-name="T17">cmd</text:span></text:span><text:span text:style-name="T17">.</text:span><text:span text:style-name="member0_5f_python"><text:span text:style-name="T17">append</text:span></text:span><text:span text:style-name="symbol0_5f_python"><text:span text:style-name="T17">(</text:span></text:span><text:span text:style-name="string_5f_python"><text:span text:style-name="T17">"of="</text:span></text:span><text:span text:style-name="T17"> + dest_file</text:span><text:span text:style-name="symbol0_5f_python"><text:span text:style-name="T17">)</text:span></text:span></text:p>
            <text:p text:style-name="P89"/>
            <text:p text:style-name="P82"><text:span text:style-name="T17"><text:s text:c="12"/></text:span><text:span text:style-name="keyword1_5f_python"><text:span text:style-name="T17">self</text:span></text:span><text:span text:style-name="T17">.</text:span><text:span text:style-name="member0_5f_python"><text:span text:style-name="T17">talk_to_dc3dd</text:span></text:span><text:span text:style-name="symbol0_5f_python"><text:span text:style-name="T17">(</text:span></text:span><text:span text:style-name="T17">src_file, </text:span><text:span text:style-name="keyword2_5f_python"><text:span text:style-name="T17">cmd</text:span></text:span><text:span text:style-name="T17">, </text:span><text:span text:style-name="keyword1_5f_python"><text:span text:style-name="T17">self</text:span></text:span><text:span text:style-name="T17">.</text:span><text:span text:style-name="member0_5f_python"><text:span text:style-name="T17">monitor</text:span></text:span><text:span text:style-name="symbol0_5f_python"><text:span text:style-name="T17">)</text:span></text:span></text:p>
            <text:p text:style-name="P82"><text:span text:style-name="T17"><text:s text:c="12"/></text:span><text:span text:style-name="keyword1_5f_python"><text:span text:style-name="T17">self</text:span></text:span><text:span text:style-name="T17">.</text:span><text:span text:style-name="member0_5f_python"><text:span text:style-name="T17">walk_counter</text:span></text:span><text:span text:style-name="T17"> += </text:span><text:span text:style-name="number_5f_python"><text:span text:style-name="T17">1</text:span></text:span></text:p>
            <text:p text:style-name="P82"><text:span text:style-name="T17"><text:s text:c="12"/></text:span><text:span text:style-name="keyword0_5f_python"><text:span text:style-name="T17">if</text:span></text:span><text:span text:style-name="T17"> </text:span><text:span text:style-name="keyword1_5f_python"><text:span text:style-name="T17">self</text:span></text:span><text:span text:style-name="T17">.</text:span><text:span text:style-name="member0_5f_python"><text:span text:style-name="T17">walk_counter</text:span></text:span><text:span text:style-name="T17"> </text:span><text:span text:style-name="symbol0_5f_python"><text:span text:style-name="T17">&lt;</text:span></text:span><text:span text:style-name="T17"> </text:span><text:span text:style-name="keyword1_5f_python"><text:span text:style-name="T17">self</text:span></text:span><text:span text:style-name="T17">.</text:span><text:span text:style-name="member0_5f_python"><text:span text:style-name="T17">walk_filecount</text:span></text:span><text:span text:style-name="T17">:</text:span></text:p>
            <text:p text:style-name="P82"><text:span text:style-name="T17"><text:s text:c="16"/></text:span><text:span text:style-name="keyword1_5f_python"><text:span text:style-name="T17">self</text:span></text:span><text:span text:style-name="T17">.</text:span><text:span text:style-name="member0_5f_python"><text:span text:style-name="T17">next_dup</text:span></text:span><text:span text:style-name="T17"> = </text:span><text:span text:style-name="keyword1_5f_python"><text:span text:style-name="T17">self</text:span></text:span><text:span text:style-name="T17">.</text:span><text:span text:style-name="member0_5f_python"><text:span text:style-name="T17">after</text:span></text:span><text:span text:style-name="symbol0_5f_python"><text:span text:style-name="T17">(</text:span></text:span><text:span text:style-name="number_5f_python"><text:span text:style-name="T17">500</text:span></text:span><text:span text:style-name="T17">, </text:span><text:span text:style-name="keyword1_5f_python"><text:span text:style-name="T17">self</text:span></text:span><text:span text:style-name="T17">.</text:span><text:span text:style-name="member0_5f_python"><text:span text:style-name="T17">duplicate_file</text:span></text:span><text:span text:style-name="symbol0_5f_python"><text:span text:style-name="T17">)</text:span></text:span><text:span text:style-name="T17"> </text:span><text:span text:style-name="comment0_5f_python"><text:span text:style-name="T17"># schedule next file, named to enable 'cancel'</text:span></text:span></text:p>
            <text:p text:style-name="P89"/>
            <text:p text:style-name="P82"><text:span text:style-name="T17"><text:s text:c="12"/></text:span><text:span text:style-name="keyword0_5f_python"><text:span text:style-name="T17">else</text:span></text:span><text:span text:style-name="T17">:</text:span></text:p>
            <text:p text:style-name="P82"><text:span text:style-name="T17"><text:s text:c="16"/></text:span><text:span text:style-name="keyword1_5f_python"><text:span text:style-name="T17">self</text:span></text:span><text:span text:style-name="T17">.</text:span><text:span text:style-name="member0_5f_python"><text:span text:style-name="T17">next_dup</text:span></text:span><text:span text:style-name="T17"> = </text:span><text:span text:style-name="keyword1_5f_python"><text:span text:style-name="T17">self</text:span></text:span><text:span text:style-name="T17">.</text:span><text:span text:style-name="member0_5f_python"><text:span text:style-name="T17">get_src_filelist</text:span></text:span><text:span text:style-name="symbol0_5f_python"><text:span text:style-name="T17">()</text:span></text:span></text:p>
            <text:p text:style-name="P89"/>
            <text:p text:style-name="P82"><text:span text:style-name="T17"><text:s text:c="8"/></text:span><text:span text:style-name="keyword0_5f_python"><text:span text:style-name="T17">else</text:span></text:span><text:span text:style-name="T17">:</text:span></text:p>
            <text:p text:style-name="P82"><text:span text:style-name="T17"><text:s text:c="12"/></text:span><text:span text:style-name="keyword1_5f_python"><text:span text:style-name="T17">self</text:span></text:span><text:span text:style-name="T17">.</text:span><text:span text:style-name="member0_5f_python"><text:span text:style-name="T17">next_dup</text:span></text:span><text:span text:style-name="T17"> = </text:span><text:span text:style-name="keyword1_5f_python"><text:span text:style-name="T17">self</text:span></text:span><text:span text:style-name="T17">.</text:span><text:span text:style-name="member0_5f_python"><text:span text:style-name="T17">get_src_filelist</text:span></text:span><text:span text:style-name="symbol0_5f_python"><text:span text:style-name="T17">()</text:span></text:span><text:span text:style-name="T17"> </text:span><text:span text:style-name="comment0_5f_python"><text:span text:style-name="T17"># next step in os.walk</text:span></text:span></text:p>
            <text:p text:style-name="P82"><text:span text:style-name="keyword0_5f_python"><text:span text:style-name="T17"/></text:span></text:p>
            <text:p text:style-name="P36"/>
          </table:table-cell>
        </table:table-row>
      </table:table>
      <text:list xml:id="list1993474441" text:continue-numbering="true" text:style-name="LS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h text:style-name="P155" text:outline-level="10"/>
                                              <text:h text:style-name="P156" text:outline-level="10"><text:span text:style-name="T23">Drive/Device Clone</text:span><text:span text:style-name="T19"> methods</text:span></text:h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8">Identify Drives/Devices</text:p>
        </text:list-item>
      </text:list>
      <table:table table:name="Table21" table:style-name="Table21">
        <table:table-column table:style-name="Table21.A"/>
        <table:table-row>
          <table:table-cell table:style-name="Table21.A1" office:value-type="string">
            <text:p text:style-name="P54">Use subprocess to run command line 'lsblk'</text:p>
            <text:p text:style-name="P55">Show responses in a bulletin board</text:p>
            <text:p text:style-name="P55">List devices on a separate notebook tab so that the user can 'lock' any that they wish to avoid selecting accidentally, apply initial locks</text:p>
            <text:p text:style-name="P55">Create initial list of drives for selection</text:p>
          </table:table-cell>
        </table:table-row>
      </table:table>
      <text:list xml:id="list840833146" text:continue-numbering="true" text:style-name="LS1">
        <text:list-header>
          <text:p text:style-name="P121"/>
        </text:list-header>
      </text:list>
      <table:table table:name="Table24" table:style-name="Table24">
        <table:table-column table:style-name="Table24.A"/>
        <table:table-row>
          <table:table-cell table:style-name="Table24.A1" office:value-type="string">
            <text:p text:style-name="P76"><text:span text:style-name="keyword0_5f_python"><text:span text:style-name="T17">def</text:span></text:span><text:span text:style-name="T17"> identifyDrives</text:span><text:span text:style-name="symbol0_5f_python"><text:span text:style-name="T17">(</text:span></text:span><text:span text:style-name="keyword1_5f_python"><text:span text:style-name="T17">self</text:span></text:span><text:span text:style-name="symbol0_5f_python"><text:span text:style-name="T17">)</text:span></text:span><text:span text:style-name="T17">:</text:span></text:p>
            <text:p text:style-name="P83"><text:span text:style-name="T17"><text:s text:c="8"/>lsblk_results = </text:span><text:span text:style-name="symbol0_5f_python"><text:span text:style-name="T17">[]</text:span></text:span></text:p>
            <text:p text:style-name="P83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device_list</text:span></text:span><text:span text:style-name="T17"> = </text:span><text:span text:style-name="symbol0_5f_python"><text:span text:style-name="T17">[]</text:span></text:span></text:p>
            <text:p text:style-name="P83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drive_locks</text:span></text:span><text:span text:style-name="T17"> = </text:span><text:span text:style-name="symbol0_5f_python"><text:span text:style-name="T17">[]</text:span></text:span></text:p>
            <text:p text:style-name="P83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devs</text:span></text:span><text:span text:style-name="T17"> = </text:span><text:span text:style-name="number_5f_python"><text:span text:style-name="T17">0</text:span></text:span></text:p>
            <text:p text:style-name="P83"><text:span text:style-name="T17"><text:s text:c="8"/>lsblk = </text:span><text:span text:style-name="keyword2_5f_python"><text:span text:style-name="T17">subprocess</text:span></text:span><text:span text:style-name="T17">.</text:span><text:span text:style-name="member0_5f_python"><text:span text:style-name="T17">Popen</text:span></text:span><text:span text:style-name="symbol0_5f_python"><text:span text:style-name="T17">([</text:span></text:span><text:span text:style-name="string_5f_python"><text:span text:style-name="T17">'lsblk'</text:span></text:span><text:span text:style-name="symbol0_5f_python"><text:span text:style-name="T17">]</text:span></text:span><text:span text:style-name="T17">, stdout=</text:span><text:span text:style-name="keyword2_5f_python"><text:span text:style-name="T17">subprocess</text:span></text:span><text:span text:style-name="T17">.</text:span><text:span text:style-name="member0_5f_python"><text:span text:style-name="T17">PIPE</text:span></text:span><text:span text:style-name="T17">, stderr=</text:span><text:span text:style-name="keyword2_5f_python"><text:span text:style-name="T17">subprocess</text:span></text:span><text:span text:style-name="T17">.</text:span><text:span text:style-name="member0_5f_python"><text:span text:style-name="T17">STDOUT</text:span></text:span><text:span text:style-name="symbol0_5f_python"><text:span text:style-name="T17">)</text:span></text:span></text:p>
            <text:p text:style-name="P83"><text:span text:style-name="T17"><text:s text:c="8"/></text:span><text:span text:style-name="keyword0_5f_python"><text:span text:style-name="T17">for</text:span></text:span><text:span text:style-name="T17"> line </text:span><text:span text:style-name="keyword0_5f_python"><text:span text:style-name="T17">in</text:span></text:span><text:span text:style-name="T17"> lsblk.</text:span><text:span text:style-name="member0_5f_python"><text:span text:style-name="T17">stdout</text:span></text:span><text:span text:style-name="T17">:</text:span></text:p>
            <text:p text:style-name="P83"><text:span text:style-name="T17"><text:s text:c="12"/></text:span><text:span text:style-name="keyword1_5f_python"><text:span text:style-name="T17">self</text:span></text:span><text:span text:style-name="T17">.</text:span><text:span text:style-name="member0_5f_python"><text:span text:style-name="T17">devs</text:span></text:span><text:span text:style-name="T17"> += </text:span><text:span text:style-name="number_5f_python"><text:span text:style-name="T17">1</text:span></text:span></text:p>
            <text:p text:style-name="P83"><text:span text:style-name="T17"><text:s text:c="12"/>line = line.</text:span><text:span text:style-name="member0_5f_python"><text:span text:style-name="T17">decode</text:span></text:span><text:span text:style-name="symbol0_5f_python"><text:span text:style-name="T17">(</text:span></text:span><text:span text:style-name="string_5f_python"><text:span text:style-name="T17">'ascii'</text:span></text:span><text:span text:style-name="T17">, </text:span><text:span text:style-name="string_5f_python"><text:span text:style-name="T17">'ignore'</text:span></text:span><text:span text:style-name="symbol0_5f_python"><text:span text:style-name="T17">)</text:span></text:span><text:span text:style-name="T17"> </text:span><text:span text:style-name="comment0_5f_python"><text:span text:style-name="T17"># 'ascii' or 'utf-8', 'ignore' errors in the decoding</text:span></text:span></text:p>
            <text:p text:style-name="P83"><text:span text:style-name="T17"><text:s text:c="12"/>parts = </text:span><text:span text:style-name="keyword2_5f_python"><text:span text:style-name="T17">re</text:span></text:span><text:span text:style-name="T17">.</text:span><text:span text:style-name="member0_5f_python"><text:span text:style-name="T17">split</text:span></text:span><text:span text:style-name="symbol0_5f_python"><text:span text:style-name="T17">(</text:span></text:span><text:span text:style-name="T17">r</text:span><text:span text:style-name="string_5f_python"><text:span text:style-name="T17">'</text:span></text:span><text:span text:style-name="escaped_5f_python"><text:span text:style-name="T17">\s</text:span></text:span><text:span text:style-name="string_5f_python"><text:span text:style-name="T17">+'</text:span></text:span><text:span text:style-name="T17">, line.</text:span><text:span text:style-name="member0_5f_python"><text:span text:style-name="T17">strip</text:span></text:span><text:span text:style-name="symbol0_5f_python"><text:span text:style-name="T17">())</text:span></text:span></text:p>
            <text:p text:style-name="P83"><text:soft-page-break/><text:span text:style-name="T17"><text:s text:c="12"/>name, majmin, rm, size, ro, devtype = parts</text:span><text:span text:style-name="symbol0_5f_python"><text:span text:style-name="T17">[</text:span></text:span><text:span text:style-name="T17">:</text:span><text:span text:style-name="number_5f_python"><text:span text:style-name="T17">6</text:span></text:span><text:span text:style-name="symbol0_5f_python"><text:span text:style-name="T17">]</text:span></text:span></text:p>
            <text:p text:style-name="P83"><text:span text:style-name="T17"><text:s text:c="12"/></text:span><text:span text:style-name="keyword0_5f_python"><text:span text:style-name="T17">if</text:span></text:span><text:span text:style-name="T17"> </text:span><text:span text:style-name="keyword1_5f_python"><text:span text:style-name="T17">len</text:span></text:span><text:span text:style-name="symbol0_5f_python"><text:span text:style-name="T17">(</text:span></text:span><text:span text:style-name="T17">parts</text:span><text:span text:style-name="symbol0_5f_python"><text:span text:style-name="T17">)</text:span></text:span><text:span text:style-name="T17"> </text:span><text:span text:style-name="symbol0_5f_python"><text:span text:style-name="T17">&gt;</text:span></text:span><text:span text:style-name="T17"> </text:span><text:span text:style-name="number_5f_python"><text:span text:style-name="T17">6</text:span></text:span><text:span text:style-name="T17">:</text:span></text:p>
            <text:p text:style-name="P83"><text:span text:style-name="T17"><text:s text:c="16"/>mountpoint = parts</text:span><text:span text:style-name="symbol0_5f_python"><text:span text:style-name="T17">[</text:span></text:span><text:span text:style-name="number_5f_python"><text:span text:style-name="T17">6</text:span></text:span><text:span text:style-name="symbol0_5f_python"><text:span text:style-name="T17">]</text:span></text:span></text:p>
            <text:p text:style-name="P83"><text:span text:style-name="T17"><text:s text:c="12"/></text:span><text:span text:style-name="keyword0_5f_python"><text:span text:style-name="T17">else</text:span></text:span><text:span text:style-name="T17">:</text:span></text:p>
            <text:p text:style-name="P83"><text:span text:style-name="T17"><text:s text:c="16"/>mountpoint = </text:span><text:span text:style-name="keyword1_5f_python"><text:span text:style-name="T17">None</text:span></text:span></text:p>
            <text:p text:style-name="P90"/>
            <text:p text:style-name="P83"><text:span text:style-name="T17"><text:s text:c="12"/>lsblk_results.</text:span><text:span text:style-name="member0_5f_python"><text:span text:style-name="T17">append</text:span></text:span><text:span text:style-name="symbol0_5f_python"><text:span text:style-name="T17">([</text:span></text:span><text:span text:style-name="T17">name, majmin, rm, size, ro, devtype, mountpoint</text:span><text:span text:style-name="symbol0_5f_python"><text:span text:style-name="T17">])</text:span></text:span></text:p>
            <text:p text:style-name="P83"><text:span text:style-name="T17"><text:s text:c="12"/></text:span><text:span text:style-name="keyword1_5f_python"><text:span text:style-name="T17">self</text:span></text:span><text:span text:style-name="T17">.</text:span><text:span text:style-name="member0_5f_python"><text:span text:style-name="T17">device_list</text:span></text:span><text:span text:style-name="T17">.</text:span><text:span text:style-name="member0_5f_python"><text:span text:style-name="T17">append</text:span></text:span><text:span text:style-name="symbol0_5f_python"><text:span text:style-name="T17">([</text:span></text:span><text:span text:style-name="T17">name, mountpoint</text:span><text:span text:style-name="symbol0_5f_python"><text:span text:style-name="T17">])</text:span></text:span></text:p>
            <text:p text:style-name="P90"/>
            <text:p text:style-name="P83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monitorID</text:span></text:span><text:span text:style-name="T17">.</text:span><text:span text:style-name="member0_5f_python"><text:span text:style-name="T17">configure</text:span></text:span><text:span text:style-name="symbol0_5f_python"><text:span text:style-name="T17">(</text:span></text:span><text:span text:style-name="T17">state = </text:span><text:span text:style-name="string_5f_python"><text:span text:style-name="T17">"normal"</text:span></text:span><text:span text:style-name="symbol0_5f_python"><text:span text:style-name="T17">)</text:span></text:span></text:p>
            <text:p text:style-name="P83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monitorID</text:span></text:span><text:span text:style-name="T17">.</text:span><text:span text:style-name="member0_5f_python"><text:span text:style-name="T17">insert</text:span></text:span><text:span text:style-name="symbol0_5f_python"><text:span text:style-name="T17">(</text:span></text:span><text:span text:style-name="T17">END, </text:span><text:span text:style-name="string_5f_python"><text:span text:style-name="T17">"</text:span></text:span><text:span text:style-name="escaped_5f_python"><text:span text:style-name="T17">\t</text:span></text:span><text:span text:style-name="string_5f_python"><text:span text:style-name="T17">*** <text:s text:c="2"/>System Devices Report (command line: lsblk) <text:s text:c="2"/>***</text:span></text:span><text:span text:style-name="escaped_5f_python"><text:span text:style-name="T17">\n</text:span></text:span><text:span text:style-name="string_5f_python"><text:span text:style-name="T17">"</text:span></text:span><text:span text:style-name="symbol0_5f_python"><text:span text:style-name="T17">)</text:span></text:span></text:p>
            <text:p text:style-name="P90"><text:s text:c="8"/></text:p>
            <text:p text:style-name="P83"><text:span text:style-name="T17"><text:s text:c="8"/></text:span><text:span text:style-name="keyword0_5f_python"><text:span text:style-name="T17">for</text:span></text:span><text:span text:style-name="T17"> i </text:span><text:span text:style-name="keyword0_5f_python"><text:span text:style-name="T17">in</text:span></text:span><text:span text:style-name="T17"> </text:span><text:span text:style-name="keyword1_5f_python"><text:span text:style-name="T17">range</text:span></text:span><text:span text:style-name="symbol0_5f_python"><text:span text:style-name="T17">(</text:span></text:span><text:span text:style-name="number_5f_python"><text:span text:style-name="T17">7</text:span></text:span><text:span text:style-name="symbol0_5f_python"><text:span text:style-name="T17">)</text:span></text:span><text:span text:style-name="T17">: </text:span><text:span text:style-name="keyword1_5f_python"><text:span text:style-name="T17">self</text:span></text:span><text:span text:style-name="T17">.</text:span><text:span text:style-name="member0_5f_python"><text:span text:style-name="T17">monitorID</text:span></text:span><text:span text:style-name="T17">.</text:span><text:span text:style-name="member0_5f_python"><text:span text:style-name="T17">insert</text:span></text:span><text:span text:style-name="symbol0_5f_python"><text:span text:style-name="T17">(</text:span></text:span><text:span text:style-name="T17">END, lsblk_results</text:span><text:span text:style-name="symbol0_5f_python"><text:span text:style-name="T17">[</text:span></text:span><text:span text:style-name="number_5f_python"><text:span text:style-name="T17">0</text:span></text:span><text:span text:style-name="symbol0_5f_python"><text:span text:style-name="T17">][</text:span></text:span><text:span text:style-name="T17">i</text:span><text:span text:style-name="symbol0_5f_python"><text:span text:style-name="T17">]</text:span></text:span><text:span text:style-name="T17"> + </text:span><text:span text:style-name="string_5f_python"><text:span text:style-name="T17">"</text:span></text:span><text:span text:style-name="escaped_5f_python"><text:span text:style-name="T17">\t</text:span></text:span><text:span text:style-name="string_5f_python"><text:span text:style-name="T17">"</text:span></text:span><text:span text:style-name="symbol0_5f_python"><text:span text:style-name="T17">)</text:span></text:span></text:p>
            <text:p text:style-name="P83"><text:span text:style-name="T17"><text:s text:c="8"/></text:span><text:span text:style-name="keyword0_5f_python"><text:span text:style-name="T17">for</text:span></text:span><text:span text:style-name="T17"> d </text:span><text:span text:style-name="keyword0_5f_python"><text:span text:style-name="T17">in</text:span></text:span><text:span text:style-name="T17"> </text:span><text:span text:style-name="keyword1_5f_python"><text:span text:style-name="T17">range</text:span></text:span><text:span text:style-name="symbol0_5f_python"><text:span text:style-name="T17">(</text:span></text:span><text:span text:style-name="number_5f_python"><text:span text:style-name="T17">1</text:span></text:span><text:span text:style-name="T17">, </text:span><text:span text:style-name="keyword1_5f_python"><text:span text:style-name="T17">self</text:span></text:span><text:span text:style-name="T17">.</text:span><text:span text:style-name="member0_5f_python"><text:span text:style-name="T17">devs</text:span></text:span><text:span text:style-name="symbol0_5f_python"><text:span text:style-name="T17">)</text:span></text:span><text:span text:style-name="T17">:</text:span></text:p>
            <text:p text:style-name="P83"><text:span text:style-name="T17"><text:s text:c="12"/></text:span><text:span text:style-name="keyword1_5f_python"><text:span text:style-name="T17">self</text:span></text:span><text:span text:style-name="T17">.</text:span><text:span text:style-name="member0_5f_python"><text:span text:style-name="T17">monitorID</text:span></text:span><text:span text:style-name="T17">.</text:span><text:span text:style-name="member0_5f_python"><text:span text:style-name="T17">insert</text:span></text:span><text:span text:style-name="symbol0_5f_python"><text:span text:style-name="T17">(</text:span></text:span><text:span text:style-name="T17">END, </text:span><text:span text:style-name="string_5f_python"><text:span text:style-name="T17">"</text:span></text:span><text:span text:style-name="escaped_5f_python"><text:span text:style-name="T17">\n</text:span></text:span><text:span text:style-name="string_5f_python"><text:span text:style-name="T17">"</text:span></text:span><text:span text:style-name="symbol0_5f_python"><text:span text:style-name="T17">)</text:span></text:span></text:p>
            <text:p text:style-name="P83"><text:span text:style-name="T17"><text:s text:c="12"/></text:span><text:span text:style-name="keyword0_5f_python"><text:span text:style-name="T17">for</text:span></text:span><text:span text:style-name="T17"> i </text:span><text:span text:style-name="keyword0_5f_python"><text:span text:style-name="T17">in</text:span></text:span><text:span text:style-name="T17"> </text:span><text:span text:style-name="keyword1_5f_python"><text:span text:style-name="T17">range</text:span></text:span><text:span text:style-name="symbol0_5f_python"><text:span text:style-name="T17">(</text:span></text:span><text:span text:style-name="number_5f_python"><text:span text:style-name="T17">7</text:span></text:span><text:span text:style-name="symbol0_5f_python"><text:span text:style-name="T17">)</text:span></text:span><text:span text:style-name="T17">:</text:span></text:p>
            <text:p text:style-name="P83"><text:span text:style-name="T17"><text:s text:c="16"/></text:span><text:span text:style-name="keyword0_5f_python"><text:span text:style-name="T17">if</text:span></text:span><text:span text:style-name="T17"> lsblk_results</text:span><text:span text:style-name="symbol0_5f_python"><text:span text:style-name="T17">[</text:span></text:span><text:span text:style-name="T17">d</text:span><text:span text:style-name="symbol0_5f_python"><text:span text:style-name="T17">][</text:span></text:span><text:span text:style-name="T17">i</text:span><text:span text:style-name="symbol0_5f_python"><text:span text:style-name="T17">]</text:span></text:span><text:span text:style-name="T17"> </text:span><text:span text:style-name="symbol0_5f_python"><text:span text:style-name="T17">!</text:span></text:span><text:span text:style-name="T17">= </text:span><text:span text:style-name="keyword1_5f_python"><text:span text:style-name="T17">None</text:span></text:span><text:span text:style-name="T17">:</text:span></text:p>
            <text:p text:style-name="P83"><text:span text:style-name="T17"><text:s text:c="20"/></text:span><text:span text:style-name="keyword1_5f_python"><text:span text:style-name="T17">self</text:span></text:span><text:span text:style-name="T17">.</text:span><text:span text:style-name="member0_5f_python"><text:span text:style-name="T17">monitorID</text:span></text:span><text:span text:style-name="T17">.</text:span><text:span text:style-name="member0_5f_python"><text:span text:style-name="T17">insert</text:span></text:span><text:span text:style-name="symbol0_5f_python"><text:span text:style-name="T17">(</text:span></text:span><text:span text:style-name="T17">END, lsblk_results</text:span><text:span text:style-name="symbol0_5f_python"><text:span text:style-name="T17">[</text:span></text:span><text:span text:style-name="T17">d</text:span><text:span text:style-name="symbol0_5f_python"><text:span text:style-name="T17">][</text:span></text:span><text:span text:style-name="T17">i</text:span><text:span text:style-name="symbol0_5f_python"><text:span text:style-name="T17">]</text:span></text:span><text:span text:style-name="T17"> + </text:span><text:span text:style-name="string_5f_python"><text:span text:style-name="T17">"</text:span></text:span><text:span text:style-name="escaped_5f_python"><text:span text:style-name="T17">\t</text:span></text:span><text:span text:style-name="string_5f_python"><text:span text:style-name="T17">"</text:span></text:span><text:span text:style-name="symbol0_5f_python"><text:span text:style-name="T17">)</text:span></text:span></text:p>
            <text:p text:style-name="P83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monitorID</text:span></text:span><text:span text:style-name="T17">.</text:span><text:span text:style-name="member0_5f_python"><text:span text:style-name="T17">configure</text:span></text:span><text:span text:style-name="symbol0_5f_python"><text:span text:style-name="T17">(</text:span></text:span><text:span text:style-name="T17">state = </text:span><text:span text:style-name="string_5f_python"><text:span text:style-name="T17">"disabled"</text:span></text:span><text:span text:style-name="symbol0_5f_python"><text:span text:style-name="T17">)</text:span></text:span></text:p>
            <text:p text:style-name="P90"/>
            <text:p text:style-name="P83"><text:span text:style-name="T17"><text:s text:c="8"/></text:span><text:span text:style-name="comment0_5f_python"><text:span text:style-name="T17">## <text:s/>LOCK DRIVES</text:span></text:span></text:p>
            <text:p text:style-name="P83"><text:span text:style-name="T17"><text:s text:c="8"/></text:span><text:span text:style-name="keyword0_5f_python"><text:span text:style-name="T17">try</text:span></text:span><text:span text:style-name="T17">:</text:span></text:p>
            <text:p text:style-name="P83"><text:span text:style-name="T17"><text:s text:c="12"/></text:span><text:span text:style-name="keyword0_5f_python"><text:span text:style-name="T17">if</text:span></text:span><text:span text:style-name="T17"> </text:span><text:span text:style-name="keyword1_5f_python"><text:span text:style-name="T17">self</text:span></text:span><text:span text:style-name="T17">.</text:span><text:span text:style-name="member0_5f_python"><text:span text:style-name="T17">lockdrives</text:span></text:span><text:span text:style-name="T17">.</text:span><text:span text:style-name="member0_5f_python"><text:span text:style-name="T17">winfo_exists</text:span></text:span><text:span text:style-name="symbol0_5f_python"><text:span text:style-name="T17">()</text:span></text:span><text:span text:style-name="T17">: </text:span><text:span text:style-name="keyword1_5f_python"><text:span text:style-name="T17">self</text:span></text:span><text:span text:style-name="T17">.</text:span><text:span text:style-name="member0_5f_python"><text:span text:style-name="T17">lockdrives</text:span></text:span><text:span text:style-name="T17">.</text:span><text:span text:style-name="member0_5f_python"><text:span text:style-name="T17">destroy</text:span></text:span><text:span text:style-name="symbol0_5f_python"><text:span text:style-name="T17">()</text:span></text:span></text:p>
            <text:p text:style-name="P83"><text:span text:style-name="T17"><text:s text:c="8"/></text:span><text:span text:style-name="keyword0_5f_python"><text:span text:style-name="T17">except</text:span></text:span><text:span text:style-name="T17">: </text:span><text:span text:style-name="keyword0_5f_python"><text:span text:style-name="T17">pass</text:span></text:span></text:p>
            <text:p text:style-name="P90"><text:s text:c="8"/></text:p>
            <text:p text:style-name="P83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lockdrives</text:span></text:span><text:span text:style-name="T17"> = Frame</text:span><text:span text:style-name="symbol0_5f_python"><text:span text:style-name="T17">(</text:span></text:span><text:span text:style-name="keyword1_5f_python"><text:span text:style-name="T17">self</text:span></text:span><text:span text:style-name="T17">.</text:span><text:span text:style-name="member0_5f_python"><text:span text:style-name="T17">nBook</text:span></text:span><text:span text:style-name="T17">, padding = </text:span><text:span text:style-name="symbol0_5f_python"><text:span text:style-name="T17">(</text:span></text:span><text:span text:style-name="number_5f_python"><text:span text:style-name="T17">5</text:span></text:span><text:span text:style-name="T17">, </text:span><text:span text:style-name="number_5f_python"><text:span text:style-name="T17">5</text:span></text:span><text:span text:style-name="T17">, </text:span><text:span text:style-name="number_5f_python"><text:span text:style-name="T17">5</text:span></text:span><text:span text:style-name="T17">, </text:span><text:span text:style-name="number_5f_python"><text:span text:style-name="T17">5</text:span></text:span><text:span text:style-name="symbol0_5f_python"><text:span text:style-name="T17">))</text:span></text:span></text:p>
            <text:p text:style-name="P83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nBook</text:span></text:span><text:span text:style-name="T17">.</text:span><text:span text:style-name="member0_5f_python"><text:span text:style-name="T17">add</text:span></text:span><text:span text:style-name="symbol0_5f_python"><text:span text:style-name="T17">(</text:span></text:span><text:span text:style-name="keyword1_5f_python"><text:span text:style-name="T17">self</text:span></text:span><text:span text:style-name="T17">.</text:span><text:span text:style-name="member0_5f_python"><text:span text:style-name="T17">lockdrives</text:span></text:span><text:span text:style-name="T17">, text = </text:span><text:span text:style-name="string_5f_python"><text:span text:style-name="T17">"Lock Drives"</text:span></text:span><text:span text:style-name="T17">, sticky = </text:span><text:span text:style-name="string_5f_python"><text:span text:style-name="T17">'nswe'</text:span></text:span><text:span text:style-name="symbol0_5f_python"><text:span text:style-name="T17">)</text:span></text:span></text:p>
            <text:p text:style-name="P90"/>
            <text:p text:style-name="P83"><text:span text:style-name="T17"><text:s text:c="8"/>info = </text:span><text:span text:style-name="string_5f_python"><text:span text:style-name="T17">"Check those drives you want to EXCLUDE from the selection lists"</text:span></text:span></text:p>
            <text:p text:style-name="P83"><text:span text:style-name="T17"><text:s text:c="8"/>Label</text:span><text:span text:style-name="symbol0_5f_python"><text:span text:style-name="T17">(</text:span></text:span><text:span text:style-name="keyword1_5f_python"><text:span text:style-name="T17">self</text:span></text:span><text:span text:style-name="T17">.</text:span><text:span text:style-name="member0_5f_python"><text:span text:style-name="T17">lockdrives</text:span></text:span><text:span text:style-name="T17">, text = info</text:span><text:span text:style-name="symbol0_5f_python"><text:span text:style-name="T17">)</text:span></text:span><text:span text:style-name="T17">.</text:span><text:span text:style-name="member0_5f_python"><text:span text:style-name="T17">grid</text:span></text:span><text:span text:style-name="symbol0_5f_python"><text:span text:style-name="T17">(</text:span></text:span><text:span text:style-name="T17">columnspan = </text:span><text:span text:style-name="number_5f_python"><text:span text:style-name="T17">3</text:span></text:span><text:span text:style-name="T17">, sticky = W</text:span><text:span text:style-name="symbol0_5f_python"><text:span text:style-name="T17">)</text:span></text:span></text:p>
            <text:p text:style-name="P83"><text:span text:style-name="T17"><text:s text:c="8"/>info = </text:span><text:span text:style-name="string_5f_python"><text:span text:style-name="T17">"(Note, drives 'mmcblk*' are initially locked by default)</text:span></text:span><text:span text:style-name="escaped_5f_python"><text:span text:style-name="T17">\n</text:span></text:span><text:span text:style-name="string_5f_python"><text:span text:style-name="T17">"</text:span></text:span></text:p>
            <text:p text:style-name="P83"><text:span text:style-name="T17"><text:s text:c="8"/>Label</text:span><text:span text:style-name="symbol0_5f_python"><text:span text:style-name="T17">(</text:span></text:span><text:span text:style-name="keyword1_5f_python"><text:span text:style-name="T17">self</text:span></text:span><text:span text:style-name="T17">.</text:span><text:span text:style-name="member0_5f_python"><text:span text:style-name="T17">lockdrives</text:span></text:span><text:span text:style-name="T17">, text = info</text:span><text:span text:style-name="symbol0_5f_python"><text:span text:style-name="T17">)</text:span></text:span><text:span text:style-name="T17">.</text:span><text:span text:style-name="member0_5f_python"><text:span text:style-name="T17">grid</text:span></text:span><text:span text:style-name="symbol0_5f_python"><text:span text:style-name="T17">(</text:span></text:span><text:span text:style-name="T17">columnspan = </text:span><text:span text:style-name="number_5f_python"><text:span text:style-name="T17">3</text:span></text:span><text:span text:style-name="T17">, sticky = W</text:span><text:span text:style-name="symbol0_5f_python"><text:span text:style-name="T17">)</text:span></text:span></text:p>
            <text:p text:style-name="P90"/>
            <text:p text:style-name="P83"><text:span text:style-name="T17"><text:s text:c="8"/></text:span><text:span text:style-name="keyword0_5f_python"><text:span text:style-name="T17">for</text:span></text:span><text:span text:style-name="T17"> d </text:span><text:span text:style-name="keyword0_5f_python"><text:span text:style-name="T17">in</text:span></text:span><text:span text:style-name="T17"> </text:span><text:span text:style-name="keyword1_5f_python"><text:span text:style-name="T17">range</text:span></text:span><text:span text:style-name="symbol0_5f_python"><text:span text:style-name="T17">(</text:span></text:span><text:span text:style-name="number_5f_python"><text:span text:style-name="T17">1</text:span></text:span><text:span text:style-name="T17">, </text:span><text:span text:style-name="keyword1_5f_python"><text:span text:style-name="T17">self</text:span></text:span><text:span text:style-name="T17">.</text:span><text:span text:style-name="member0_5f_python"><text:span text:style-name="T17">devs</text:span></text:span><text:span text:style-name="symbol0_5f_python"><text:span text:style-name="T17">)</text:span></text:span><text:span text:style-name="T17">:</text:span></text:p>
            <text:p text:style-name="P83"><text:span text:style-name="T17"><text:s text:c="12"/></text:span><text:span text:style-name="keyword1_5f_python"><text:span text:style-name="T17">self</text:span></text:span><text:span text:style-name="T17">.</text:span><text:span text:style-name="member0_5f_python"><text:span text:style-name="T17">drive_locks</text:span></text:span><text:span text:style-name="T17">.</text:span><text:span text:style-name="member0_5f_python"><text:span text:style-name="T17">append</text:span></text:span><text:span text:style-name="symbol0_5f_python"><text:span text:style-name="T17">(</text:span></text:span><text:span text:style-name="T17">BooleanVar</text:span><text:span text:style-name="symbol0_5f_python"><text:span text:style-name="T17">())</text:span></text:span></text:p>
            <text:p text:style-name="P83"><text:span text:style-name="T17"><text:s text:c="12"/></text:span><text:span text:style-name="keyword0_5f_python"><text:span text:style-name="T17">if</text:span></text:span><text:span text:style-name="T17"> </text:span><text:span text:style-name="keyword1_5f_python"><text:span text:style-name="T17">self</text:span></text:span><text:span text:style-name="T17">.</text:span><text:span text:style-name="member0_5f_python"><text:span text:style-name="T17">device_list</text:span></text:span><text:span text:style-name="symbol0_5f_python"><text:span text:style-name="T17">[</text:span></text:span><text:span text:style-name="T17">d</text:span><text:span text:style-name="symbol0_5f_python"><text:span text:style-name="T17">][</text:span></text:span><text:span text:style-name="number_5f_python"><text:span text:style-name="T17">1</text:span></text:span><text:span text:style-name="symbol0_5f_python"><text:span text:style-name="T17">]</text:span></text:span><text:span text:style-name="T17">:</text:span></text:p>
            <text:p text:style-name="P83"><text:span text:style-name="T17"><text:s text:c="16"/>Label</text:span><text:span text:style-name="symbol0_5f_python"><text:span text:style-name="T17">(</text:span></text:span><text:span text:style-name="keyword1_5f_python"><text:span text:style-name="T17">self</text:span></text:span><text:span text:style-name="T17">.</text:span><text:span text:style-name="member0_5f_python"><text:span text:style-name="T17">lockdrives</text:span></text:span><text:span text:style-name="T17">, text = </text:span><text:span text:style-name="keyword1_5f_python"><text:span text:style-name="T17">self</text:span></text:span><text:span text:style-name="T17">.</text:span><text:span text:style-name="member0_5f_python"><text:span text:style-name="T17">device_list</text:span></text:span><text:span text:style-name="symbol0_5f_python"><text:span text:style-name="T17">[</text:span></text:span><text:span text:style-name="T17">d</text:span><text:span text:style-name="symbol0_5f_python"><text:span text:style-name="T17">][</text:span></text:span><text:span text:style-name="number_5f_python"><text:span text:style-name="T17">1</text:span></text:span><text:span text:style-name="symbol0_5f_python"><text:span text:style-name="T17">])</text:span></text:span><text:span text:style-name="T17">.</text:span><text:span text:style-name="member0_5f_python"><text:span text:style-name="T17">grid</text:span></text:span><text:span text:style-name="symbol0_5f_python"><text:span text:style-name="T17">(</text:span></text:span><text:span text:style-name="T17">row = d + </text:span><text:span text:style-name="number_5f_python"><text:span text:style-name="T17">1</text:span></text:span><text:span text:style-name="T17">, column = </text:span><text:span text:style-name="number_5f_python"><text:span text:style-name="T17">0</text:span></text:span><text:span text:style-name="T17">, sticky = E</text:span><text:span text:style-name="symbol0_5f_python"><text:span text:style-name="T17">)</text:span></text:span></text:p>
            <text:p text:style-name="P83"><text:span text:style-name="T17"><text:s text:c="12"/>name = </text:span><text:span text:style-name="keyword1_5f_python"><text:span text:style-name="T17">self</text:span></text:span><text:span text:style-name="T17">.</text:span><text:span text:style-name="member0_5f_python"><text:span text:style-name="T17">device_list</text:span></text:span><text:span text:style-name="symbol0_5f_python"><text:span text:style-name="T17">[</text:span></text:span><text:span text:style-name="T17">d</text:span><text:span text:style-name="symbol0_5f_python"><text:span text:style-name="T17">][</text:span></text:span><text:span text:style-name="number_5f_python"><text:span text:style-name="T17">0</text:span></text:span><text:span text:style-name="symbol0_5f_python"><text:span text:style-name="T17">]</text:span></text:span></text:p>
            <text:p text:style-name="P83"><text:span text:style-name="T17"><text:s text:c="12"/></text:span><text:span text:style-name="keyword0_5f_python"><text:span text:style-name="T17">if</text:span></text:span><text:span text:style-name="T17"> name</text:span><text:span text:style-name="symbol0_5f_python"><text:span text:style-name="T17">[</text:span></text:span><text:span text:style-name="T17">:</text:span><text:span text:style-name="number_5f_python"><text:span text:style-name="T17">6</text:span></text:span><text:span text:style-name="symbol0_5f_python"><text:span text:style-name="T17">]</text:span></text:span><text:span text:style-name="T17"> == </text:span><text:span text:style-name="string_5f_python"><text:span text:style-name="T17">"mmcblk"</text:span></text:span><text:span text:style-name="T17">:</text:span></text:p>
            <text:p text:style-name="P83"><text:span text:style-name="T17"><text:s text:c="16"/></text:span><text:span text:style-name="keyword1_5f_python"><text:span text:style-name="T17">self</text:span></text:span><text:span text:style-name="T17">.</text:span><text:span text:style-name="member0_5f_python"><text:span text:style-name="T17">drive_locks</text:span></text:span><text:span text:style-name="symbol0_5f_python"><text:span text:style-name="T17">[</text:span></text:span><text:span text:style-name="T17">d</text:span><text:span text:style-name="number_5f_python"><text:span text:style-name="T17">-1</text:span></text:span><text:span text:style-name="symbol0_5f_python"><text:span text:style-name="T17">]</text:span></text:span><text:span text:style-name="T17">.</text:span><text:span text:style-name="member0_5f_python"><text:span text:style-name="T17">set</text:span></text:span><text:span text:style-name="symbol0_5f_python"><text:span text:style-name="T17">(</text:span></text:span><text:span text:style-name="keyword1_5f_python"><text:span text:style-name="T17">True</text:span></text:span><text:span text:style-name="symbol0_5f_python"><text:span text:style-name="T17">)</text:span></text:span></text:p>
            <text:p text:style-name="P83"><text:span text:style-name="T17"><text:s text:c="12"/>Checkbutton</text:span><text:span text:style-name="symbol0_5f_python"><text:span text:style-name="T17">(</text:span></text:span><text:span text:style-name="keyword1_5f_python"><text:span text:style-name="T17">self</text:span></text:span><text:span text:style-name="T17">.</text:span><text:span text:style-name="member0_5f_python"><text:span text:style-name="T17">lockdrives</text:span></text:span><text:span text:style-name="T17">, text = name, variable = </text:span><text:span text:style-name="keyword1_5f_python"><text:span text:style-name="T17">self</text:span></text:span><text:span text:style-name="T17">.</text:span><text:span text:style-name="member0_5f_python"><text:span text:style-name="T17">drive_locks</text:span></text:span><text:span text:style-name="symbol0_5f_python"><text:span text:style-name="T17">[</text:span></text:span><text:span text:style-name="T17">d - </text:span><text:span text:style-name="number_5f_python"><text:span text:style-name="T17">1</text:span></text:span><text:span text:style-name="symbol0_5f_python"><text:span text:style-name="T17">]</text:span></text:span><text:span text:style-name="T17">,</text:span></text:p>
            <text:p text:style-name="P83"><text:span text:style-name="T17"><text:s text:c="24"/>width = </text:span><text:span text:style-name="number_5f_python"><text:span text:style-name="T17">12</text:span></text:span><text:span text:style-name="T17">, command = </text:span><text:span text:style-name="keyword0_5f_python"><text:span text:style-name="T17">lambda</text:span></text:span><text:span text:style-name="T17">: </text:span><text:span text:style-name="keyword1_5f_python"><text:span text:style-name="T17">self</text:span></text:span><text:span text:style-name="T17">.</text:span><text:span text:style-name="member0_5f_python"><text:span text:style-name="T17">createDriveList</text:span></text:span><text:span text:style-name="symbol0_5f_python"><text:span text:style-name="T17">())</text:span></text:span><text:span text:style-name="T17">.</text:span><text:span text:style-name="member0_5f_python"><text:span text:style-name="T17">grid</text:span></text:span><text:span text:style-name="symbol0_5f_python"><text:span text:style-name="T17">(</text:span></text:span><text:span text:style-name="T17">row = d + </text:span><text:span text:style-name="number_5f_python"><text:span text:style-name="T17">1</text:span></text:span><text:span text:style-name="T17">, column = </text:span><text:span text:style-name="number_5f_python"><text:span text:style-name="T17">1</text:span></text:span><text:span text:style-name="symbol0_5f_python"><text:span text:style-name="T17">)</text:span></text:span></text:p>
            <text:p text:style-name="P90"/>
            <text:p text:style-name="P83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createDriveList</text:span></text:span><text:span text:style-name="symbol0_5f_python"><text:span text:style-name="T17">()</text:span></text:span></text:p>
            <text:p text:style-name="P83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src_combo</text:span></text:span><text:span text:style-name="T17">.</text:span><text:span text:style-name="member0_5f_python"><text:span text:style-name="T17">configure</text:span></text:span><text:span text:style-name="symbol0_5f_python"><text:span text:style-name="T17">(</text:span></text:span><text:span text:style-name="T17">state = </text:span><text:span text:style-name="string_5f_python"><text:span text:style-name="T17">"readonly"</text:span></text:span><text:span text:style-name="symbol0_5f_python"><text:span text:style-name="T17">)</text:span></text:span></text:p>
            <text:p text:style-name="P52"/>
          </table:table-cell>
        </table:table-row>
      </table:table>
      <text:list xml:id="list839700436" text:continue-numbering="true" text:style-name="LS1">
        <text:list-header>
          <text:p text:style-name="P130"/>
        </text:list-header>
        <text:list-item>
          <text:p text:style-name="P129">Create Drive List</text:p>
        </text:list-item>
      </text:list>
      <table:table table:name="Table22" table:style-name="Table22">
        <table:table-column table:style-name="Table22.A"/>
        <table:table-row>
          <table:table-cell table:style-name="Table22.A1" office:value-type="string">
            <text:p text:style-name="P56"><text:span text:style-name="keyword0_5f_python"><text:span text:style-name="T17">def</text:span></text:span><text:span text:style-name="T17"> createDriveList</text:span><text:span text:style-name="symbol0_5f_python"><text:span text:style-name="T17">(</text:span></text:span><text:span text:style-name="keyword1_5f_python"><text:span text:style-name="T17">self</text:span></text:span><text:span text:style-name="symbol0_5f_python"><text:span text:style-name="T17">)</text:span></text:span><text:span text:style-name="T17">:</text:span></text:p>
            <text:p text:style-name="P58"><text:soft-page-break/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drive_list</text:span></text:span><text:span text:style-name="T17"> = </text:span><text:span text:style-name="symbol0_5f_python"><text:span text:style-name="T17">[]</text:span></text:span></text:p>
            <text:p text:style-name="P58"><text:span text:style-name="T17"><text:s text:c="8"/></text:span><text:span text:style-name="keyword0_5f_python"><text:span text:style-name="T17">for</text:span></text:span><text:span text:style-name="T17"> d </text:span><text:span text:style-name="keyword0_5f_python"><text:span text:style-name="T17">in</text:span></text:span><text:span text:style-name="T17"> </text:span><text:span text:style-name="keyword1_5f_python"><text:span text:style-name="T17">range</text:span></text:span><text:span text:style-name="symbol0_5f_python"><text:span text:style-name="T17">(</text:span></text:span><text:span text:style-name="number_5f_python"><text:span text:style-name="T17">1</text:span></text:span><text:span text:style-name="T17">, </text:span><text:span text:style-name="keyword1_5f_python"><text:span text:style-name="T17">self</text:span></text:span><text:span text:style-name="T17">.</text:span><text:span text:style-name="member0_5f_python"><text:span text:style-name="T17">devs</text:span></text:span><text:span text:style-name="symbol0_5f_python"><text:span text:style-name="T17">)</text:span></text:span><text:span text:style-name="T17">:</text:span></text:p>
            <text:p text:style-name="P58"><text:span text:style-name="T17"><text:s text:c="12"/></text:span><text:span text:style-name="keyword0_5f_python"><text:span text:style-name="T17">if</text:span></text:span><text:span text:style-name="T17"> </text:span><text:span text:style-name="keyword1_5f_python"><text:span text:style-name="T17">self</text:span></text:span><text:span text:style-name="T17">.</text:span><text:span text:style-name="member0_5f_python"><text:span text:style-name="T17">drive_locks</text:span></text:span><text:span text:style-name="symbol0_5f_python"><text:span text:style-name="T17">[</text:span></text:span><text:span text:style-name="T17">d </text:span><text:span text:style-name="number_5f_python"><text:span text:style-name="T17">-1</text:span></text:span><text:span text:style-name="symbol0_5f_python"><text:span text:style-name="T17">]</text:span></text:span><text:span text:style-name="T17">.</text:span><text:span text:style-name="member0_5f_python"><text:span text:style-name="T17">get</text:span></text:span><text:span text:style-name="symbol0_5f_python"><text:span text:style-name="T17">()</text:span></text:span><text:span text:style-name="T17"> == </text:span><text:span text:style-name="keyword1_5f_python"><text:span text:style-name="T17">False</text:span></text:span><text:span text:style-name="T17">:</text:span></text:p>
            <text:p text:style-name="P58"><text:span text:style-name="T17"><text:s text:c="16"/></text:span><text:span text:style-name="keyword1_5f_python"><text:span text:style-name="T17">self</text:span></text:span><text:span text:style-name="T17">.</text:span><text:span text:style-name="member0_5f_python"><text:span text:style-name="T17">drive_list</text:span></text:span><text:span text:style-name="T17">.</text:span><text:span text:style-name="member0_5f_python"><text:span text:style-name="T17">append</text:span></text:span><text:span text:style-name="symbol0_5f_python"><text:span text:style-name="T17">(</text:span></text:span><text:span text:style-name="keyword1_5f_python"><text:span text:style-name="T17">self</text:span></text:span><text:span text:style-name="T17">.</text:span><text:span text:style-name="member0_5f_python"><text:span text:style-name="T17">device_list</text:span></text:span><text:span text:style-name="symbol0_5f_python"><text:span text:style-name="T17">[</text:span></text:span><text:span text:style-name="T17">d</text:span><text:span text:style-name="symbol0_5f_python"><text:span text:style-name="T17">][</text:span></text:span><text:span text:style-name="number_5f_python"><text:span text:style-name="T17">0</text:span></text:span><text:span text:style-name="symbol0_5f_python"><text:span text:style-name="T17">])</text:span></text:span></text:p>
            <text:p text:style-name="P60"><text:s text:c="8"/></text:p>
            <text:p text:style-name="P58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src_combo</text:span></text:span><text:span text:style-name="T17">.</text:span><text:span text:style-name="member0_5f_python"><text:span text:style-name="T17">set</text:span></text:span><text:span text:style-name="symbol0_5f_python"><text:span text:style-name="T17">(</text:span></text:span><text:span text:style-name="string_5f_python"><text:span text:style-name="T17">""</text:span></text:span><text:span text:style-name="symbol0_5f_python"><text:span text:style-name="T17">)</text:span></text:span></text:p>
            <text:p text:style-name="P58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src_combo</text:span></text:span><text:span text:style-name="T17">.</text:span><text:span text:style-name="member0_5f_python"><text:span text:style-name="T17">configure</text:span></text:span><text:span text:style-name="symbol0_5f_python"><text:span text:style-name="T17">(</text:span></text:span><text:span text:style-name="T17">values = </text:span><text:span text:style-name="keyword1_5f_python"><text:span text:style-name="T17">self</text:span></text:span><text:span text:style-name="T17">.</text:span><text:span text:style-name="member0_5f_python"><text:span text:style-name="T17">drive_list</text:span></text:span><text:span text:style-name="symbol0_5f_python"><text:span text:style-name="T17">)</text:span></text:span></text:p>
            <text:p text:style-name="P58"><text:span text:style-name="T17"><text:s text:c="8"/></text:span><text:span text:style-name="keyword0_5f_python"><text:span text:style-name="T17">for</text:span></text:span><text:span text:style-name="T17"> i </text:span><text:span text:style-name="keyword0_5f_python"><text:span text:style-name="T17">in</text:span></text:span><text:span text:style-name="T17"> </text:span><text:span text:style-name="keyword1_5f_python"><text:span text:style-name="T17">range</text:span></text:span><text:span text:style-name="symbol0_5f_python"><text:span text:style-name="T17">(</text:span></text:span><text:span text:style-name="keyword1_5f_python"><text:span text:style-name="T17">self</text:span></text:span><text:span text:style-name="T17">.</text:span><text:span text:style-name="member0_5f_python"><text:span text:style-name="T17">no_of_dest_drives</text:span></text:span><text:span text:style-name="symbol0_5f_python"><text:span text:style-name="T17">)</text:span></text:span><text:span text:style-name="T17">:</text:span></text:p>
            <text:p text:style-name="P58"><text:span text:style-name="T17"><text:s text:c="12"/></text:span><text:span text:style-name="keyword1_5f_python"><text:span text:style-name="T17">self</text:span></text:span><text:span text:style-name="T17">.</text:span><text:span text:style-name="member0_5f_python"><text:span text:style-name="T17">dest_combo</text:span></text:span><text:span text:style-name="symbol0_5f_python"><text:span text:style-name="T17">[</text:span></text:span><text:span text:style-name="T17">i</text:span><text:span text:style-name="symbol0_5f_python"><text:span text:style-name="T17">]</text:span></text:span><text:span text:style-name="T17">.</text:span><text:span text:style-name="member0_5f_python"><text:span text:style-name="T17">set</text:span></text:span><text:span text:style-name="symbol0_5f_python"><text:span text:style-name="T17">(</text:span></text:span><text:span text:style-name="string_5f_python"><text:span text:style-name="T17">""</text:span></text:span><text:span text:style-name="symbol0_5f_python"><text:span text:style-name="T17">)</text:span></text:span></text:p>
            <text:p text:style-name="P58"><text:span text:style-name="T17"><text:s text:c="12"/></text:span><text:span text:style-name="keyword1_5f_python"><text:span text:style-name="T17">self</text:span></text:span><text:span text:style-name="T17">.</text:span><text:span text:style-name="member0_5f_python"><text:span text:style-name="T17">dest_combo</text:span></text:span><text:span text:style-name="symbol0_5f_python"><text:span text:style-name="T17">[</text:span></text:span><text:span text:style-name="T17">i</text:span><text:span text:style-name="symbol0_5f_python"><text:span text:style-name="T17">]</text:span></text:span><text:span text:style-name="T17">.</text:span><text:span text:style-name="member0_5f_python"><text:span text:style-name="T17">configure</text:span></text:span><text:span text:style-name="symbol0_5f_python"><text:span text:style-name="T17">(</text:span></text:span><text:span text:style-name="T17">values = </text:span><text:span text:style-name="keyword1_5f_python"><text:span text:style-name="T17">self</text:span></text:span><text:span text:style-name="T17">.</text:span><text:span text:style-name="member0_5f_python"><text:span text:style-name="T17">drive_list</text:span></text:span><text:span text:style-name="T17">, state = </text:span><text:span text:style-name="string_5f_python"><text:span text:style-name="T17">"disabled"</text:span></text:span><text:span text:style-name="symbol0_5f_python"><text:span text:style-name="T17">)</text:span></text:span></text:p>
            <text:p text:style-name="P60"/>
            <text:p text:style-name="P58"><text:span text:style-name="T17"><text:s text:c="12"/></text:span><text:span text:style-name="keyword1_5f_python"><text:span text:style-name="T17">self</text:span></text:span><text:span text:style-name="T17">.</text:span><text:span text:style-name="member0_5f_python"><text:span text:style-name="T17">dest</text:span></text:span><text:span text:style-name="T17"> = </text:span><text:span text:style-name="symbol0_5f_python"><text:span text:style-name="T17">[]</text:span></text:span></text:p>
            <text:p text:style-name="P58"><text:span text:style-name="keyword0_5f_python"><text:span text:style-name="T17"/></text:span></text:p>
            <text:p text:style-name="P37"/>
          </table:table-cell>
        </table:table-row>
      </table:table>
      <text:list xml:id="list39598288" text:continue-numbering="true" text:style-name="LS1">
        <text:list-header>
          <text:p text:style-name="P121"/>
        </text:list-header>
        <text:list-item>
          <text:p text:style-name="P129">Drive/Device Selection handler</text:p>
        </text:list-item>
      </text:list>
      <table:table table:name="Table23" table:style-name="Table23">
        <table:table-column table:style-name="Table23.A"/>
        <table:table-row>
          <table:table-cell table:style-name="Table23.A1" office:value-type="string">
            <text:p text:style-name="P56"><text:span text:style-name="keyword0_5f_python"><text:span text:style-name="T17">def</text:span></text:span><text:span text:style-name="T17"> comboSelected</text:span><text:span text:style-name="symbol0_5f_python"><text:span text:style-name="T17">(</text:span></text:span><text:span text:style-name="keyword1_5f_python"><text:span text:style-name="T17">self</text:span></text:span><text:span text:style-name="T17">, comboName</text:span><text:span text:style-name="symbol0_5f_python"><text:span text:style-name="T17">)</text:span></text:span><text:span text:style-name="T17">:</text:span></text:p>
            <text:p text:style-name="P58"><text:span text:style-name="T17"><text:s text:c="8"/></text:span><text:span text:style-name="keyword0_5f_python"><text:span text:style-name="T17">if</text:span></text:span><text:span text:style-name="T17"> comboName == </text:span><text:span text:style-name="string_5f_python"><text:span text:style-name="T17">'src'</text:span></text:span><text:span text:style-name="T17">:</text:span></text:p>
            <text:p text:style-name="P58"><text:span text:style-name="T17"><text:s text:c="12"/></text:span><text:span text:style-name="keyword1_5f_python"><text:span text:style-name="T17">self</text:span></text:span><text:span text:style-name="T17">.</text:span><text:span text:style-name="member0_5f_python"><text:span text:style-name="T17">dest_combo</text:span></text:span><text:span text:style-name="symbol0_5f_python"><text:span text:style-name="T17">[</text:span></text:span><text:span text:style-name="number_5f_python"><text:span text:style-name="T17">0</text:span></text:span><text:span text:style-name="symbol0_5f_python"><text:span text:style-name="T17">]</text:span></text:span><text:span text:style-name="T17">.</text:span><text:span text:style-name="member0_5f_python"><text:span text:style-name="T17">configure</text:span></text:span><text:span text:style-name="symbol0_5f_python"><text:span text:style-name="T17">(</text:span></text:span><text:span text:style-name="T17">state = </text:span><text:span text:style-name="string_5f_python"><text:span text:style-name="T17">"readonly"</text:span></text:span><text:span text:style-name="symbol0_5f_python"><text:span text:style-name="T17">)</text:span></text:span></text:p>
            <text:p text:style-name="P58"><text:span text:style-name="T17"><text:s text:c="8"/></text:span><text:span text:style-name="keyword0_5f_python"><text:span text:style-name="T17">elif</text:span></text:span><text:span text:style-name="T17"> comboName</text:span><text:span text:style-name="symbol0_5f_python"><text:span text:style-name="T17">[</text:span></text:span><text:span text:style-name="T17">:</text:span><text:span text:style-name="number_5f_python"><text:span text:style-name="T17">4</text:span></text:span><text:span text:style-name="symbol0_5f_python"><text:span text:style-name="T17">]</text:span></text:span><text:span text:style-name="T17"> == </text:span><text:span text:style-name="string_5f_python"><text:span text:style-name="T17">"dest"</text:span></text:span><text:span text:style-name="T17">:</text:span></text:p>
            <text:p text:style-name="P58"><text:span text:style-name="T17"><text:s text:c="12"/>x = </text:span><text:span text:style-name="keyword1_5f_python"><text:span text:style-name="T17">int</text:span></text:span><text:span text:style-name="symbol0_5f_python"><text:span text:style-name="T17">(</text:span></text:span><text:span text:style-name="T17">comboName</text:span><text:span text:style-name="symbol0_5f_python"><text:span text:style-name="T17">[</text:span></text:span><text:span text:style-name="number_5f_python"><text:span text:style-name="T17">4</text:span></text:span><text:span text:style-name="T17">:</text:span><text:span text:style-name="symbol0_5f_python"><text:span text:style-name="T17">])</text:span></text:span><text:span text:style-name="T17"> </text:span><text:span text:style-name="comment0_5f_python"><text:span text:style-name="T17"># drives numbered 1 to X, array elements are 0 to X-1</text:span></text:span></text:p>
            <text:p text:style-name="P58"><text:span text:style-name="T17"><text:s text:c="12"/></text:span><text:span text:style-name="keyword0_5f_python"><text:span text:style-name="T17">if</text:span></text:span><text:span text:style-name="T17"> x == </text:span><text:span text:style-name="number_5f_python"><text:span text:style-name="T17">1</text:span></text:span><text:span text:style-name="T17">:</text:span></text:p>
            <text:p text:style-name="P58"><text:span text:style-name="T17"><text:s text:c="16"/></text:span><text:span text:style-name="keyword1_5f_python"><text:span text:style-name="T17">self</text:span></text:span><text:span text:style-name="T17">.</text:span><text:span text:style-name="member0_5f_python"><text:span text:style-name="T17">start_butt</text:span></text:span><text:span text:style-name="T17">.</text:span><text:span text:style-name="member0_5f_python"><text:span text:style-name="T17">configure</text:span></text:span><text:span text:style-name="symbol0_5f_python"><text:span text:style-name="T17">(</text:span></text:span><text:span text:style-name="T17">state = </text:span><text:span text:style-name="string_5f_python"><text:span text:style-name="T17">"normal"</text:span></text:span><text:span text:style-name="symbol0_5f_python"><text:span text:style-name="T17">)</text:span></text:span></text:p>
            <text:p text:style-name="P60"/>
            <text:p text:style-name="P58"><text:span text:style-name="T17"><text:s text:c="12"/></text:span><text:span text:style-name="keyword1_5f_python"><text:span text:style-name="T17">self</text:span></text:span><text:span text:style-name="T17">.</text:span><text:span text:style-name="member0_5f_python"><text:span text:style-name="T17">dest</text:span></text:span><text:span text:style-name="T17">.</text:span><text:span text:style-name="member0_5f_python"><text:span text:style-name="T17">append</text:span></text:span><text:span text:style-name="symbol0_5f_python"><text:span text:style-name="T17">(</text:span></text:span><text:span text:style-name="keyword1_5f_python"><text:span text:style-name="T17">self</text:span></text:span><text:span text:style-name="T17">.</text:span><text:span text:style-name="member0_5f_python"><text:span text:style-name="T17">dest_combo</text:span></text:span><text:span text:style-name="symbol0_5f_python"><text:span text:style-name="T17">[</text:span></text:span><text:span text:style-name="T17">x </text:span><text:span text:style-name="number_5f_python"><text:span text:style-name="T17">-1</text:span></text:span><text:span text:style-name="symbol0_5f_python"><text:span text:style-name="T17">]</text:span></text:span><text:span text:style-name="T17">.</text:span><text:span text:style-name="member0_5f_python"><text:span text:style-name="T17">get</text:span></text:span><text:span text:style-name="symbol0_5f_python"><text:span text:style-name="T17">())</text:span></text:span></text:p>
            <text:p text:style-name="P58"><text:span text:style-name="T17"><text:s text:c="12"/></text:span><text:span text:style-name="keyword0_5f_python"><text:span text:style-name="T17">if</text:span></text:span><text:span text:style-name="T17"> x </text:span><text:span text:style-name="symbol0_5f_python"><text:span text:style-name="T17">&lt;</text:span></text:span><text:span text:style-name="T17"> </text:span><text:span text:style-name="keyword1_5f_python"><text:span text:style-name="T17">self</text:span></text:span><text:span text:style-name="T17">.</text:span><text:span text:style-name="member0_5f_python"><text:span text:style-name="T17">no_of_dest_drives</text:span></text:span><text:span text:style-name="T17">:</text:span></text:p>
            <text:p text:style-name="P58"><text:span text:style-name="T17"><text:s text:c="16"/></text:span><text:span text:style-name="keyword1_5f_python"><text:span text:style-name="T17">self</text:span></text:span><text:span text:style-name="T17">.</text:span><text:span text:style-name="member0_5f_python"><text:span text:style-name="T17">dest_combo</text:span></text:span><text:span text:style-name="symbol0_5f_python"><text:span text:style-name="T17">[</text:span></text:span><text:span text:style-name="T17">x</text:span><text:span text:style-name="symbol0_5f_python"><text:span text:style-name="T17">]</text:span></text:span><text:span text:style-name="T17">.</text:span><text:span text:style-name="member0_5f_python"><text:span text:style-name="T17">configure</text:span></text:span><text:span text:style-name="symbol0_5f_python"><text:span text:style-name="T17">(</text:span></text:span><text:span text:style-name="T17">state = </text:span><text:span text:style-name="string_5f_python"><text:span text:style-name="T17">"readonly"</text:span></text:span><text:span text:style-name="symbol0_5f_python"><text:span text:style-name="T17">)</text:span></text:span></text:p>
          </table:table-cell>
        </table:table-row>
      </table:table>
      <text:list xml:id="list2146384647" text:continue-numbering="true" text:style-name="LS1">
        <text:list-header>
          <text:p text:style-name="P122"/>
        </text:list-header>
        <text:list-item>
          <text:p text:style-name="P129">Start Drive/Device Clone</text:p>
        </text:list-item>
      </text:list>
      <table:table table:name="Table25" table:style-name="Table25">
        <table:table-column table:style-name="Table25.A"/>
        <table:table-row>
          <table:table-cell table:style-name="Table25.A1" office:value-type="string">
            <text:p text:style-name="P76"><text:span text:style-name="keyword0_5f_python"><text:span text:style-name="T17">def</text:span></text:span><text:span text:style-name="T17"> startDriveClone</text:span><text:span text:style-name="symbol0_5f_python"><text:span text:style-name="T17">(</text:span></text:span><text:span text:style-name="keyword1_5f_python"><text:span text:style-name="T17">self</text:span></text:span><text:span text:style-name="symbol0_5f_python"><text:span text:style-name="T17">)</text:span></text:span><text:span text:style-name="T17">:</text:span></text:p>
            <text:p text:style-name="P83"><text:span text:style-name="T17"><text:s text:c="8"/></text:span><text:span text:style-name="keyword0_5f_python"><text:span text:style-name="T17">if</text:span></text:span><text:span text:style-name="T17"> </text:span><text:span text:style-name="keyword1_5f_python"><text:span text:style-name="T17">self</text:span></text:span><text:span text:style-name="T17">.</text:span><text:span text:style-name="member0_5f_python"><text:span text:style-name="T17">start_butt</text:span></text:span><text:span text:style-name="symbol0_5f_python"><text:span text:style-name="T17">[</text:span></text:span><text:span text:style-name="string_5f_python"><text:span text:style-name="T17">"text"</text:span></text:span><text:span text:style-name="symbol0_5f_python"><text:span text:style-name="T17">]</text:span></text:span><text:span text:style-name="T17"> == </text:span><text:span text:style-name="string_5f_python"><text:span text:style-name="T17">"START !"</text:span></text:span><text:span text:style-name="T17">:</text:span></text:p>
            <text:p text:style-name="P83"><text:span text:style-name="T17"><text:s text:c="12"/></text:span><text:span text:style-name="keyword1_5f_python"><text:span text:style-name="T17">self</text:span></text:span><text:span text:style-name="T17">.</text:span><text:span text:style-name="member0_5f_python"><text:span text:style-name="T17">start_butt</text:span></text:span><text:span text:style-name="T17">.</text:span><text:span text:style-name="member0_5f_python"><text:span text:style-name="T17">configure</text:span></text:span><text:span text:style-name="symbol0_5f_python"><text:span text:style-name="T17">(</text:span></text:span><text:span text:style-name="T17">text = </text:span><text:span text:style-name="string_5f_python"><text:span text:style-name="T17">"CANCEL !!!"</text:span></text:span><text:span text:style-name="symbol0_5f_python"><text:span text:style-name="T17">)</text:span></text:span></text:p>
            <text:p text:style-name="P83"><text:span text:style-name="T17"><text:s text:c="12"/>src = </text:span><text:span text:style-name="keyword1_5f_python"><text:span text:style-name="T17">self</text:span></text:span><text:span text:style-name="T17">.</text:span><text:span text:style-name="member0_5f_python"><text:span text:style-name="T17">src_combo</text:span></text:span><text:span text:style-name="T17">.</text:span><text:span text:style-name="member0_5f_python"><text:span text:style-name="T17">get</text:span></text:span><text:span text:style-name="symbol0_5f_python"><text:span text:style-name="T17">()</text:span></text:span></text:p>
            <text:p text:style-name="P83"><text:span text:style-name="T17"><text:s text:c="12"/></text:span><text:span text:style-name="keyword1_5f_python"><text:span text:style-name="T17">self</text:span></text:span><text:span text:style-name="T17">.</text:span><text:span text:style-name="member0_5f_python"><text:span text:style-name="T17">err</text:span></text:span><text:span text:style-name="T17"> = </text:span><text:span text:style-name="number_5f_python"><text:span text:style-name="T17">0</text:span></text:span></text:p>
            <text:p text:style-name="P90"><text:s text:c="12"/></text:p>
            <text:p text:style-name="P83"><text:span text:style-name="T17"><text:s text:c="12"/></text:span><text:span text:style-name="keyword2_5f_python"><text:span text:style-name="T17">cmd</text:span></text:span><text:span text:style-name="T17"> = </text:span><text:span text:style-name="symbol0_5f_python"><text:span text:style-name="T17">[</text:span></text:span><text:span text:style-name="string_5f_python"><text:span text:style-name="T17">"sudo"</text:span></text:span><text:span text:style-name="T17">, </text:span><text:span text:style-name="string_5f_python"><text:span text:style-name="T17">"dc3dd"</text:span></text:span><text:span text:style-name="T17">, </text:span><text:span text:style-name="string_5f_python"><text:span text:style-name="T17">"if=/dev/"</text:span></text:span><text:span text:style-name="T17"> + src</text:span><text:span text:style-name="symbol0_5f_python"><text:span text:style-name="T17">]</text:span></text:span></text:p>
            <text:p text:style-name="P83"><text:span text:style-name="T17"><text:s text:c="12"/></text:span><text:span text:style-name="keyword0_5f_python"><text:span text:style-name="T17">for</text:span></text:span><text:span text:style-name="T17"> i </text:span><text:span text:style-name="keyword0_5f_python"><text:span text:style-name="T17">in</text:span></text:span><text:span text:style-name="T17"> </text:span><text:span text:style-name="keyword1_5f_python"><text:span text:style-name="T17">range</text:span></text:span><text:span text:style-name="symbol0_5f_python"><text:span text:style-name="T17">(</text:span></text:span><text:span text:style-name="keyword1_5f_python"><text:span text:style-name="T17">len</text:span></text:span><text:span text:style-name="symbol0_5f_python"><text:span text:style-name="T17">(</text:span></text:span><text:span text:style-name="keyword1_5f_python"><text:span text:style-name="T17">self</text:span></text:span><text:span text:style-name="T17">.</text:span><text:span text:style-name="member0_5f_python"><text:span text:style-name="T17">dest</text:span></text:span><text:span text:style-name="symbol0_5f_python"><text:span text:style-name="T17">))</text:span></text:span><text:span text:style-name="T17">:</text:span></text:p>
            <text:p text:style-name="P83"><text:span text:style-name="T17"><text:s text:c="16"/></text:span><text:span text:style-name="keyword2_5f_python"><text:span text:style-name="T17">cmd</text:span></text:span><text:span text:style-name="T17">.</text:span><text:span text:style-name="member0_5f_python"><text:span text:style-name="T17">append</text:span></text:span><text:span text:style-name="symbol0_5f_python"><text:span text:style-name="T17">(</text:span></text:span><text:span text:style-name="string_5f_python"><text:span text:style-name="T17">"of=/dev/"</text:span></text:span><text:span text:style-name="T17"> + </text:span><text:span text:style-name="keyword1_5f_python"><text:span text:style-name="T17">self</text:span></text:span><text:span text:style-name="T17">.</text:span><text:span text:style-name="member0_5f_python"><text:span text:style-name="T17">dest</text:span></text:span><text:span text:style-name="symbol0_5f_python"><text:span text:style-name="T17">[</text:span></text:span><text:span text:style-name="T17">i</text:span><text:span text:style-name="symbol0_5f_python"><text:span text:style-name="T17">])</text:span></text:span></text:p>
            <text:p text:style-name="P83"><text:span text:style-name="T17"><text:s text:c="12"/></text:span><text:span text:style-name="keyword1_5f_python"><text:span text:style-name="T17">self</text:span></text:span><text:span text:style-name="T17">.</text:span><text:span text:style-name="member0_5f_python"><text:span text:style-name="T17">talk_to_dc3dd</text:span></text:span><text:span text:style-name="symbol0_5f_python"><text:span text:style-name="T17">(</text:span></text:span><text:span text:style-name="T17">src, </text:span><text:span text:style-name="keyword2_5f_python"><text:span text:style-name="T17">cmd</text:span></text:span><text:span text:style-name="T17">,</text:span><text:span text:style-name="keyword1_5f_python"><text:span text:style-name="T17">self</text:span></text:span><text:span text:style-name="T17">.</text:span><text:span text:style-name="member0_5f_python"><text:span text:style-name="T17">monitor2</text:span></text:span><text:span text:style-name="symbol0_5f_python"><text:span text:style-name="T17">)</text:span></text:span></text:p>
            <text:p text:style-name="P90"/>
            <text:p text:style-name="P83"><text:span text:style-name="T17"><text:s text:c="8"/></text:span><text:span text:style-name="keyword0_5f_python"><text:span text:style-name="T17">else</text:span></text:span><text:span text:style-name="T17">:</text:span></text:p>
            <text:p text:style-name="P83"><text:span text:style-name="T17"><text:s text:c="12"/></text:span><text:span text:style-name="keyword1_5f_python"><text:span text:style-name="T17">self</text:span></text:span><text:span text:style-name="T17">.</text:span><text:span text:style-name="member0_5f_python"><text:span text:style-name="T17">start_butt</text:span></text:span><text:span text:style-name="T17">.</text:span><text:span text:style-name="member0_5f_python"><text:span text:style-name="T17">configure</text:span></text:span><text:span text:style-name="symbol0_5f_python"><text:span text:style-name="T17">(</text:span></text:span><text:span text:style-name="T17">text = </text:span><text:span text:style-name="string_5f_python"><text:span text:style-name="T17">"START !"</text:span></text:span><text:span text:style-name="symbol0_5f_python"><text:span text:style-name="T17">)</text:span></text:span></text:p>
            <text:p text:style-name="P83"><text:span text:style-name="T17"><text:s text:c="12"/></text:span><text:span text:style-name="keyword2_5f_python"><text:span text:style-name="T17">os</text:span></text:span><text:span text:style-name="T17">.</text:span><text:span text:style-name="member0_5f_python"><text:span text:style-name="T17">system</text:span></text:span><text:span text:style-name="symbol0_5f_python"><text:span text:style-name="T17">(</text:span></text:span><text:span text:style-name="string_5f_python"><text:span text:style-name="T17">"sudo kill %s"</text:span></text:span><text:span text:style-name="T17"> </text:span><text:span text:style-name="symbol0_5f_python"><text:span text:style-name="T17">%</text:span></text:span><text:span text:style-name="T17"> </text:span><text:span text:style-name="symbol0_5f_python"><text:span text:style-name="T17">(</text:span></text:span><text:span text:style-name="keyword1_5f_python"><text:span text:style-name="T17">self</text:span></text:span><text:span text:style-name="T17">.</text:span><text:span text:style-name="member0_5f_python"><text:span text:style-name="T17">dup_process</text:span></text:span><text:span text:style-name="T17">.</text:span><text:span text:style-name="member0_5f_python"><text:span text:style-name="T17">pid</text:span></text:span><text:span text:style-name="T17">, </text:span><text:span text:style-name="symbol0_5f_python"><text:span text:style-name="T17">))</text:span></text:span></text:p>
            <text:p text:style-name="P51"><text:span text:style-name="comment0_5f_python"><text:span text:style-name="T17"/></text:span></text:p>
          </table:table-cell>
        </table:table-row>
      </table:table>
      <text:list xml:id="list1218987437" text:continue-numbering="true" text:style-name="LS1">
        <text:list-header>
          <text:p text:style-name="P118"/>
        </text:list-header>
      </text:list>
      <text:h text:style-name="P137" text:outline-level="10">Supplementary Widget Classes</text:h>
      <text:h text:style-name="P159" text:outline-level="10">Label, Entry, Combobox, Button</text:h>
      <text:p text:style-name="P8"/>
      <text:h text:style-name="P146" text:outline-level="10">Duplicator Versions of Tkinter Classes</text:h>
      <text:list xml:id="list1911628402" text:continue-list="list12414631821" text:style-name="LS1">
        <text:list-item>
          <text:p text:style-name="P123">Browse Label</text:p>
        </text:list-item>
      </text:list>
      <table:table table:name="Table30" table:style-name="Table30">
        <table:table-column table:style-name="Table30.A"/>
        <table:table-row>
          <table:table-cell table:style-name="Table30.A1" office:value-type="string">
            <text:p text:style-name="P77"><text:span text:style-name="T17"><text:s text:c="3"/></text:span><text:span text:style-name="keyword0_5f_python"><text:span text:style-name="T17">class</text:span></text:span><text:span text:style-name="T17"> Browse_Label</text:span><text:span text:style-name="symbol0_5f_python"><text:span text:style-name="T17">(</text:span></text:span><text:span text:style-name="T17">Label</text:span><text:span text:style-name="symbol0_5f_python"><text:span text:style-name="T17">)</text:span></text:span><text:span text:style-name="T17">:</text:span></text:p>
            <text:p text:style-name="P84"><text:span text:style-name="T17"><text:s text:c="4"/></text:span><text:span text:style-name="keyword0_5f_python"><text:span text:style-name="T17">def</text:span></text:span><text:span text:style-name="T17"> </text:span><text:span text:style-name="keyword3_5f_python"><text:span text:style-name="T17">__init__</text:span></text:span><text:span text:style-name="symbol0_5f_python"><text:span text:style-name="T17">(</text:span></text:span><text:span text:style-name="keyword1_5f_python"><text:span text:style-name="T17">self</text:span></text:span><text:span text:style-name="T17">, master, labeltxt, pos</text:span><text:span text:style-name="symbol0_5f_python"><text:span text:style-name="T17">)</text:span></text:span><text:span text:style-name="T17">:</text:span></text:p>
            <text:p text:style-name="P84"><text:span text:style-name="T17"><text:s text:c="8"/>Label.</text:span><text:span text:style-name="keyword3_5f_python"><text:span text:style-name="T17">__init__</text:span></text:span><text:span text:style-name="symbol0_5f_python"><text:span text:style-name="T17">(</text:span></text:span><text:span text:style-name="keyword1_5f_python"><text:span text:style-name="T17">self</text:span></text:span><text:span text:style-name="T17">, master = master</text:span><text:span text:style-name="symbol0_5f_python"><text:span text:style-name="T17">)</text:span></text:span></text:p>
            <text:p text:style-name="P91"/>
            <text:p text:style-name="P84"><text:span text:style-name="T17"><text:s text:c="8"/>r = pos</text:span><text:span text:style-name="symbol0_5f_python"><text:span text:style-name="T17">[</text:span></text:span><text:span text:style-name="number_5f_python"><text:span text:style-name="T17">0</text:span></text:span><text:span text:style-name="symbol0_5f_python"><text:span text:style-name="T17">]</text:span></text:span></text:p>
            <text:p text:style-name="P84"><text:span text:style-name="T17"><text:s text:c="8"/>c = pos</text:span><text:span text:style-name="symbol0_5f_python"><text:span text:style-name="T17">[</text:span></text:span><text:span text:style-name="number_5f_python"><text:span text:style-name="T17">1</text:span></text:span><text:span text:style-name="symbol0_5f_python"><text:span text:style-name="T17">]</text:span></text:span></text:p>
            <text:p text:style-name="P84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configure</text:span></text:span><text:span text:style-name="symbol0_5f_python"><text:span text:style-name="T17">(</text:span></text:span><text:span text:style-name="T17">text = labeltxt</text:span><text:span text:style-name="symbol0_5f_python"><text:span text:style-name="T17">)</text:span></text:span></text:p>
            <text:p text:style-name="P84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grid</text:span></text:span><text:span text:style-name="symbol0_5f_python"><text:span text:style-name="T17">(</text:span></text:span><text:span text:style-name="T17">row = r, column = c</text:span><text:span text:style-name="symbol0_5f_python"><text:span text:style-name="T17">)</text:span></text:span></text:p>
          </table:table-cell>
        </table:table-row>
      </table:table>
      <text:p text:style-name="P8"/>
      <text:list xml:id="list1219361655" text:continue-list="list2" text:style-name="LS1">
        <text:list-item>
          <text:p text:style-name="P123">Browse Entry</text:p>
        </text:list-item>
      </text:list>
      <table:table table:name="Table31" table:style-name="Table31">
        <table:table-column table:style-name="Table31.A"/>
        <table:table-row>
          <table:table-cell table:style-name="Table31.A1" office:value-type="string">
            <text:p text:style-name="P57"><text:span text:style-name="T17"><text:s/></text:span><text:span text:style-name="keyword0_5f_python"><text:span text:style-name="T17">class</text:span></text:span><text:span text:style-name="T17"> Browse_Entry</text:span><text:span text:style-name="symbol0_5f_python"><text:span text:style-name="T17">(</text:span></text:span><text:span text:style-name="T17">Entry</text:span><text:span text:style-name="symbol0_5f_python"><text:span text:style-name="T17">)</text:span></text:span><text:span text:style-name="T17">:</text:span></text:p>
            <text:p text:style-name="P59"><text:span text:style-name="T17"><text:s text:c="4"/></text:span><text:span text:style-name="keyword0_5f_python"><text:span text:style-name="T17">def</text:span></text:span><text:span text:style-name="T17"> </text:span><text:span text:style-name="keyword3_5f_python"><text:span text:style-name="T17">__init__</text:span></text:span><text:span text:style-name="symbol0_5f_python"><text:span text:style-name="T17">(</text:span></text:span><text:span text:style-name="keyword1_5f_python"><text:span text:style-name="T17">self</text:span></text:span><text:span text:style-name="T17">, master, varName, pos</text:span><text:span text:style-name="symbol0_5f_python"><text:span text:style-name="T17">)</text:span></text:span><text:span text:style-name="T17">:</text:span></text:p>
            <text:p text:style-name="P59"><text:span text:style-name="T17"><text:s text:c="8"/>Entry.</text:span><text:span text:style-name="keyword3_5f_python"><text:span text:style-name="T17">__init__</text:span></text:span><text:span text:style-name="symbol0_5f_python"><text:span text:style-name="T17">(</text:span></text:span><text:span text:style-name="keyword1_5f_python"><text:span text:style-name="T17">self</text:span></text:span><text:span text:style-name="T17">, master = master</text:span><text:span text:style-name="symbol0_5f_python"><text:span text:style-name="T17">)</text:span></text:span></text:p>
            <text:p text:style-name="P61"/>
            <text:p text:style-name="P59"><text:span text:style-name="T17"><text:s text:c="8"/>r = pos</text:span><text:span text:style-name="symbol0_5f_python"><text:span text:style-name="T17">[</text:span></text:span><text:span text:style-name="number_5f_python"><text:span text:style-name="T17">0</text:span></text:span><text:span text:style-name="symbol0_5f_python"><text:span text:style-name="T17">]</text:span></text:span></text:p>
            <text:p text:style-name="P59"><text:span text:style-name="T17"><text:s text:c="8"/>c = pos</text:span><text:span text:style-name="symbol0_5f_python"><text:span text:style-name="T17">[</text:span></text:span><text:span text:style-name="number_5f_python"><text:span text:style-name="T17">1</text:span></text:span><text:span text:style-name="symbol0_5f_python"><text:span text:style-name="T17">]</text:span></text:span></text:p>
            <text:p text:style-name="P59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configure</text:span></text:span><text:span text:style-name="symbol0_5f_python"><text:span text:style-name="T17">(</text:span></text:span><text:span text:style-name="T17">textvariable = varName, width = </text:span><text:span text:style-name="number_5f_python"><text:span text:style-name="T17">25</text:span></text:span><text:span text:style-name="symbol0_5f_python"><text:span text:style-name="T17">)</text:span></text:span></text:p>
            <text:p text:style-name="P59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configure</text:span></text:span><text:span text:style-name="symbol0_5f_python"><text:span text:style-name="T17">(</text:span></text:span><text:span text:style-name="T17">state = </text:span><text:span text:style-name="string_5f_python"><text:span text:style-name="T17">"disabled"</text:span></text:span><text:span text:style-name="symbol0_5f_python"><text:span text:style-name="T17">)</text:span></text:span></text:p>
            <text:p text:style-name="P59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grid</text:span></text:span><text:span text:style-name="symbol0_5f_python"><text:span text:style-name="T17">(</text:span></text:span><text:span text:style-name="T17">row = r, column = c, padx = </text:span><text:span text:style-name="number_5f_python"><text:span text:style-name="T17">5</text:span></text:span><text:span text:style-name="T17">, pady = </text:span><text:span text:style-name="number_5f_python"><text:span text:style-name="T17">5</text:span></text:span><text:span text:style-name="symbol0_5f_python"><text:span text:style-name="T17">)</text:span></text:span></text:p>
          </table:table-cell>
        </table:table-row>
      </table:table>
      <text:p text:style-name="P14"/>
      <text:list xml:id="list540259222" text:continue-list="list5" text:style-name="LS1">
        <text:list-item>
          <text:p text:style-name="P123">Browse Combo</text:p>
        </text:list-item>
      </text:list>
      <table:table table:name="Table32" table:style-name="Table32">
        <table:table-column table:style-name="Table32.A"/>
        <table:table-row>
          <table:table-cell table:style-name="Table32.A1" office:value-type="string">
            <text:p text:style-name="P57"><text:span text:style-name="keyword0_5f_python"><text:span text:style-name="T17">class</text:span></text:span><text:span text:style-name="T17"> Browse_Combo</text:span><text:span text:style-name="symbol0_5f_python"><text:span text:style-name="T17">(</text:span></text:span><text:span text:style-name="T17">Combobox</text:span><text:span text:style-name="symbol0_5f_python"><text:span text:style-name="T17">)</text:span></text:span><text:span text:style-name="T17">:</text:span></text:p>
            <text:p text:style-name="P59"><text:span text:style-name="T17"><text:s text:c="4"/></text:span><text:span text:style-name="keyword0_5f_python"><text:span text:style-name="T17">def</text:span></text:span><text:span text:style-name="T17"> </text:span><text:span text:style-name="keyword3_5f_python"><text:span text:style-name="T17">__init__</text:span></text:span><text:span text:style-name="symbol0_5f_python"><text:span text:style-name="T17">(</text:span></text:span><text:span text:style-name="keyword1_5f_python"><text:span text:style-name="T17">self</text:span></text:span><text:span text:style-name="T17">, master, owner, comboName, pos</text:span><text:span text:style-name="symbol0_5f_python"><text:span text:style-name="T17">)</text:span></text:span><text:span text:style-name="T17">:</text:span></text:p>
            <text:p text:style-name="P59"><text:span text:style-name="T17"><text:s text:c="8"/>Combobox.</text:span><text:span text:style-name="keyword3_5f_python"><text:span text:style-name="T17">__init__</text:span></text:span><text:span text:style-name="symbol0_5f_python"><text:span text:style-name="T17">(</text:span></text:span><text:span text:style-name="keyword1_5f_python"><text:span text:style-name="T17">self</text:span></text:span><text:span text:style-name="T17">, master = master</text:span><text:span text:style-name="symbol0_5f_python"><text:span text:style-name="T17">)</text:span></text:span></text:p>
            <text:p text:style-name="P61"/>
            <text:p text:style-name="P59"><text:span text:style-name="T17"><text:s text:c="8"/>r = pos</text:span><text:span text:style-name="symbol0_5f_python"><text:span text:style-name="T17">[</text:span></text:span><text:span text:style-name="number_5f_python"><text:span text:style-name="T17">0</text:span></text:span><text:span text:style-name="symbol0_5f_python"><text:span text:style-name="T17">]</text:span></text:span></text:p>
            <text:p text:style-name="P59"><text:span text:style-name="T17"><text:s text:c="8"/>c = pos</text:span><text:span text:style-name="symbol0_5f_python"><text:span text:style-name="T17">[</text:span></text:span><text:span text:style-name="number_5f_python"><text:span text:style-name="T17">1</text:span></text:span><text:span text:style-name="symbol0_5f_python"><text:span text:style-name="T17">]</text:span></text:span></text:p>
            <text:p text:style-name="P59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configure</text:span></text:span><text:span text:style-name="symbol0_5f_python"><text:span text:style-name="T17">(</text:span></text:span><text:span text:style-name="T17">width = </text:span><text:span text:style-name="number_5f_python"><text:span text:style-name="T17">25</text:span></text:span><text:span text:style-name="T17">, state = </text:span><text:span text:style-name="string_5f_python"><text:span text:style-name="T17">"disabled"</text:span></text:span><text:span text:style-name="symbol0_5f_python"><text:span text:style-name="T17">)</text:span></text:span></text:p>
            <text:p text:style-name="P59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grid</text:span></text:span><text:span text:style-name="symbol0_5f_python"><text:span text:style-name="T17">(</text:span></text:span><text:span text:style-name="T17">row = r, column = c, padx = </text:span><text:span text:style-name="number_5f_python"><text:span text:style-name="T17">5</text:span></text:span><text:span text:style-name="T17">, pady = </text:span><text:span text:style-name="number_5f_python"><text:span text:style-name="T17">5</text:span></text:span><text:span text:style-name="symbol0_5f_python"><text:span text:style-name="T17">)</text:span></text:span></text:p>
            <text:p text:style-name="P59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bind</text:span></text:span><text:span text:style-name="symbol0_5f_python"><text:span text:style-name="T17">(</text:span></text:span><text:span text:style-name="string_5f_python"><text:span text:style-name="T17">'&lt;&lt;ComboboxSelected&gt;&gt;'</text:span></text:span><text:span text:style-name="T17">, </text:span><text:span text:style-name="keyword0_5f_python"><text:span text:style-name="T17">lambda</text:span></text:span><text:span text:style-name="T17"> event: owner.</text:span><text:span text:style-name="member0_5f_python"><text:span text:style-name="T17">comboSelected</text:span></text:span><text:span text:style-name="symbol0_5f_python"><text:span text:style-name="T17">(</text:span></text:span><text:span text:style-name="T17">comboName</text:span><text:span text:style-name="symbol0_5f_python"><text:span text:style-name="T17">))</text:span></text:span></text:p>
          </table:table-cell>
        </table:table-row>
      </table:table>
      <text:p text:style-name="P15"/>
      <text:list xml:id="list1383697981" text:continue-numbering="true" text:style-name="LS1">
        <text:list-item>
          <text:p text:style-name="P123">Browse Button</text:p>
        </text:list-item>
      </text:list>
      <table:table table:name="Table26" table:style-name="Table26">
        <table:table-column table:style-name="Table26.A"/>
        <table:table-row>
          <table:table-cell table:style-name="Table26.A1" office:value-type="string">
            <text:p text:style-name="P57"><text:span text:style-name="keyword0_5f_python"><text:span text:style-name="T17">class</text:span></text:span><text:span text:style-name="T17"> Browse_Button</text:span><text:span text:style-name="symbol0_5f_python"><text:span text:style-name="T17">(</text:span></text:span><text:span text:style-name="T17">Button</text:span><text:span text:style-name="symbol0_5f_python"><text:span text:style-name="T17">)</text:span></text:span><text:span text:style-name="T17">:</text:span></text:p>
            <text:p text:style-name="P59"><text:span text:style-name="T17"><text:s text:c="4"/></text:span><text:span text:style-name="keyword0_5f_python"><text:span text:style-name="T17">def</text:span></text:span><text:span text:style-name="T17"> </text:span><text:span text:style-name="keyword3_5f_python"><text:span text:style-name="T17">__init__</text:span></text:span><text:span text:style-name="symbol0_5f_python"><text:span text:style-name="T17">(</text:span></text:span><text:span text:style-name="keyword1_5f_python"><text:span text:style-name="T17">self</text:span></text:span><text:span text:style-name="T17">, master, owner, buttonName, pos</text:span><text:span text:style-name="symbol0_5f_python"><text:span text:style-name="T17">)</text:span></text:span><text:span text:style-name="T17">:</text:span></text:p>
            <text:p text:style-name="P59"><text:span text:style-name="T17"><text:s text:c="8"/>Button.</text:span><text:span text:style-name="keyword3_5f_python"><text:span text:style-name="T17">__init__</text:span></text:span><text:span text:style-name="symbol0_5f_python"><text:span text:style-name="T17">(</text:span></text:span><text:span text:style-name="keyword1_5f_python"><text:span text:style-name="T17">self</text:span></text:span><text:span text:style-name="T17">, master = master</text:span><text:span text:style-name="symbol0_5f_python"><text:span text:style-name="T17">)</text:span></text:span></text:p>
            <text:p text:style-name="P61"/>
            <text:p text:style-name="P59"><text:span text:style-name="T17"><text:s text:c="8"/>r = pos</text:span><text:span text:style-name="symbol0_5f_python"><text:span text:style-name="T17">[</text:span></text:span><text:span text:style-name="number_5f_python"><text:span text:style-name="T17">0</text:span></text:span><text:span text:style-name="symbol0_5f_python"><text:span text:style-name="T17">]</text:span></text:span></text:p>
            <text:p text:style-name="P59"><text:span text:style-name="T17"><text:s text:c="8"/>c = pos</text:span><text:span text:style-name="symbol0_5f_python"><text:span text:style-name="T17">[</text:span></text:span><text:span text:style-name="number_5f_python"><text:span text:style-name="T17">1</text:span></text:span><text:span text:style-name="symbol0_5f_python"><text:span text:style-name="T17">]</text:span></text:span></text:p>
            <text:p text:style-name="P59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configure</text:span></text:span><text:span text:style-name="symbol0_5f_python"><text:span text:style-name="T17">(</text:span></text:span><text:span text:style-name="T17">text = </text:span><text:span text:style-name="string_5f_python"><text:span text:style-name="T17">"Browse"</text:span></text:span><text:span text:style-name="T17">, command = </text:span><text:span text:style-name="keyword0_5f_python"><text:span text:style-name="T17">lambda</text:span></text:span><text:span text:style-name="T17">:owner.</text:span><text:span text:style-name="member0_5f_python"><text:span text:style-name="T17">buttonHandler</text:span></text:span><text:span text:style-name="symbol0_5f_python"><text:span text:style-name="T17">(</text:span></text:span><text:span text:style-name="T17">buttonName</text:span><text:span text:style-name="symbol0_5f_python"><text:span text:style-name="T17">))</text:span></text:span></text:p>
            <text:p text:style-name="P59"><text:soft-page-break/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configure</text:span></text:span><text:span text:style-name="symbol0_5f_python"><text:span text:style-name="T17">(</text:span></text:span><text:span text:style-name="T17">state = </text:span><text:span text:style-name="string_5f_python"><text:span text:style-name="T17">"disabled"</text:span></text:span><text:span text:style-name="symbol0_5f_python"><text:span text:style-name="T17">)</text:span></text:span></text:p>
            <text:p text:style-name="P48"><text:span text:style-name="T17"><text:s text:c="8"/></text:span><text:span text:style-name="keyword1_5f_python"><text:span text:style-name="T17">self</text:span></text:span><text:span text:style-name="T17">.</text:span><text:span text:style-name="member0_5f_python"><text:span text:style-name="T17">grid</text:span></text:span><text:span text:style-name="symbol0_5f_python"><text:span text:style-name="T17">(</text:span></text:span><text:span text:style-name="T17">row = r, column = c, padx = </text:span><text:span text:style-name="number_5f_python"><text:span text:style-name="T17">5</text:span></text:span><text:span text:style-name="T17">, pady = </text:span><text:span text:style-name="number_5f_python"><text:span text:style-name="T17">5</text:span></text:span><text:span text:style-name="symbol0_5f_python"><text:span text:style-name="T17">)</text:span></text:span></text:p>
          </table:table-cell>
        </table:table-row>
      </table:table>
      <text:p text:style-name="P17"/>
      <text:p text:style-name="P17"/>
      <text:h text:style-name="P132" text:outline-level="10"/>
      <text:h text:style-name="P135" text:outline-level="10">Mainloop Code</text:h>
      <text:h text:style-name="P160" text:outline-level="10">Start the mainloop</text:h>
      <text:p text:style-name="P9"/>
      <text:h text:style-name="P147" text:outline-level="10">Start Tk, launch GUI, set number of destination drives, launch Duplicator</text:h>
      <table:table table:name="Table27" table:style-name="Table27">
        <table:table-column table:style-name="Table27.A"/>
        <table:table-row>
          <table:table-cell table:style-name="Table27.A1" office:value-type="string">
            <text:p text:style-name="P78"><text:span text:style-name="comment0_5f_python"><text:span text:style-name="T17">#-------------------------------------------------</text:span></text:span></text:p>
            <text:p text:style-name="P85"><text:span text:style-name="comment0_5f_python"><text:span text:style-name="T17"># MAIN</text:span></text:span></text:p>
            <text:p text:style-name="P85"><text:span text:style-name="comment0_5f_python"><text:span text:style-name="T17">#-------------------------------------------------</text:span></text:span></text:p>
            <text:p text:style-name="P92"/>
            <text:p text:style-name="P85"><text:span text:style-name="keyword0_5f_python"><text:span text:style-name="T17">if</text:span></text:span><text:span text:style-name="T17"> __name__ == </text:span><text:span text:style-name="string_5f_python"><text:span text:style-name="T17">"__main__"</text:span></text:span><text:span text:style-name="T17">:</text:span></text:p>
            <text:p text:style-name="P92"/>
            <text:p text:style-name="P85"><text:span text:style-name="T17"><text:s text:c="4"/>root = Tk</text:span><text:span text:style-name="symbol0_5f_python"><text:span text:style-name="T17">()</text:span></text:span></text:p>
            <text:p text:style-name="P85"><text:span text:style-name="T17"><text:s text:c="4"/>app = Dup_GUI</text:span><text:span text:style-name="symbol0_5f_python"><text:span text:style-name="T17">(</text:span></text:span><text:span text:style-name="T17">root</text:span><text:span text:style-name="symbol0_5f_python"><text:span text:style-name="T17">)</text:span></text:span></text:p>
            <text:p text:style-name="P85"><text:span text:style-name="T17"><text:s text:c="4"/>app.</text:span><text:span text:style-name="member0_5f_python"><text:span text:style-name="T17">master</text:span></text:span><text:span text:style-name="T17">.</text:span><text:span text:style-name="member0_5f_python"><text:span text:style-name="T17">title</text:span></text:span><text:span text:style-name="symbol0_5f_python"><text:span text:style-name="T17">(</text:span></text:span><text:span text:style-name="string_5f_python"><text:span text:style-name="T17">"Python Duplicator"</text:span></text:span><text:span text:style-name="symbol0_5f_python"><text:span text:style-name="T17">)</text:span></text:span></text:p>
            <text:p text:style-name="P92"/>
            <text:p text:style-name="P85"><text:span text:style-name="T17"><text:s text:c="4"/>no_of_dest_drives = </text:span><text:span text:style-name="number_5f_python"><text:span text:style-name="T17">4</text:span></text:span></text:p>
            <text:p text:style-name="P85"><text:span text:style-name="T17"><text:s text:c="4"/>app.</text:span><text:span text:style-name="member0_5f_python"><text:span text:style-name="T17">duplicator</text:span></text:span><text:span text:style-name="T17"> = Duplicator</text:span><text:span text:style-name="symbol0_5f_python"><text:span text:style-name="T17">(</text:span></text:span><text:span text:style-name="T17">app.</text:span><text:span text:style-name="member0_5f_python"><text:span text:style-name="T17">mainFrame</text:span></text:span><text:span text:style-name="T17">, app, no_of_dest_drives</text:span><text:span text:style-name="symbol0_5f_python"><text:span text:style-name="T17">)</text:span></text:span></text:p>
            <text:p text:style-name="P92"/>
            <text:p text:style-name="P32"><text:span text:style-name="T5"><text:s text:c="4"/>root.</text:span><text:span text:style-name="member0_5f_python"><text:span text:style-name="T22">mainloop</text:span></text:span><text:span text:style-name="symbol0_5f_python"><text:span text:style-name="T22">()</text:span></text:span></text:p>
          </table:table-cell>
        </table:table-row>
      </table:table>
      <text:p text:style-name="P53"/>
      <text:h text:style-name="P138" text:outline-level="10">Notes &amp; References</text:h>
      <text:h text:style-name="P161" text:outline-level="10">Tkinter &amp; ttk</text:h>
      <text:list xml:id="list1345592251" text:continue-list="list1911628402" text:style-name="LS1">
        <text:list-header>
          <text:p text:style-name="P107"/>
        </text:list-header>
        <text:list-item>
          <text:p text:style-name="P109">General links <text:span text:style-name="T29">(avoid non Python3.2 Google results!):</text:span></text:p>
          <text:p text:style-name="P110"><text:a xlink:type="simple" xlink:href="http://www.tkdocs.com/tutorial/"><text:span text:style-name="T29">http://www.tkdocs.com/tutorial/</text:span></text:a><text:span text:style-name="T29"> (one of the best places to start)</text:span></text:p>
          <text:p text:style-name="P110"><text:a xlink:type="simple" xlink:href="http://effbot.org/tkinterbook/tkinter-index.htm"><text:span text:style-name="T29">http://effbot.org/tkinterbook/tkinter-index.htm</text:span></text:a><text:span text:style-name="T29"> (recommended even if not 3.2 specific)</text:span></text:p>
          <text:p text:style-name="P110"><text:a xlink:type="simple" xlink:href="http://infohost.nmt.edu/tcc/help/pubs/tkinter/web/index.html"><text:span text:style-name="T29">http://infohost.nmt.edu/tcc/help/pubs/tkinter/web/index.html</text:span></text:a><text:span text:style-name="T29"> (slightly harder to read but more comprehensive)</text:span></text:p>
        </text:list-item>
        <text:list-item>
          <text:p text:style-name="P109">Resizing Windows <text:span text:style-name="T27">(sticky everything, rowconfigure/columnconfigure, update_idletasks to ensure settings have been applied)</text:span></text:p>
        </text:list-item>
        <text:list-item>
          <text:p text:style-name="P109">'after' <text:span text:style-name="T27">(the secret to unblocking by avoiding 'for' &amp; 'while')</text:span></text:p>
        </text:list-item>
        <text:list-item>
          <text:p text:style-name="P113">text box positioning to allow overwrite (dc3dd 'progress bar')</text:p>
        </text:list-item>
      </text:list>
      <text:p text:style-name="P21"/>
      <text:list xml:id="list1124648530" text:continue-numbering="true" text:style-name="LS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h text:style-name="P162" text:outline-level="10">Subprocess</text:h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07"/>
        </text:list-item>
        <text:list-item>
          <text:p text:style-name="P112">General links <text:span text:style-name="T29">(avoid non Python3.2 Google results!):</text:span></text:p>
          <text:p text:style-name="P114">to do </text:p>
        </text:list-item>
        <text:list-item>
          <text:p text:style-name="P109">Popen 'cmd' <text:span text:style-name="T27">(“blah blah blah” vs [“blah”, “blah”, “blah”])</text:span></text:p>
        </text:list-item>
        <text:list-item>
          <text:p text:style-name="P113">non blocking read('byte') rather than readline() (readline doesn't find \r anyway on RPi)</text:p>
        </text:list-item>
        <text:list-item>
          <text:p text:style-name="P113">manually finding '\n' and '\r'</text:p>
        </text:list-item>
      </text:list>
      <text:p text:style-name="P21"/>
      <text:list xml:id="list1097898278" text:continue-numbering="true" text:style-name="LS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h text:style-name="P163" text:outline-level="10">dc3dd</text:h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08"/>
        </text:list-item>
        <text:list-item>
          <text:p text:style-name="P113">install on raspberry pi: <text:s/>sudo apt-get install dc3dd</text:p>
        </text:list-item>
        <text:list-item>
          <text:p text:style-name="P111">General link<text:span text:style-name="T29">s:</text:span></text:p>
          <text:p text:style-name="P113">https://www.dc3.mil/</text:p>
          <text:p text:style-name="P111"><text:a xlink:type="simple" xlink:href="http://www.linuxcertif.com/man/1/dc3dd/"><text:span text:style-name="T27">http://www.linuxcertif.com/man/1/dc3dd/</text:span></text:a></text:p>
        </text:list-item>
        <text:list-item>
          <text:p text:style-name="P109">Capturing command line feedback <text:span text:style-name="T27">(dc3dd uses stderr not stdout, avoid 'blocking' code)</text:span></text:p>
        </text:list-item>
      </text:list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Coming Soon" svg:font-family="'Coming Soon'"/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.159cm" fo:margin-right="0.159cm" fo:margin-top="0.159cm" fo:margin-bottom="0.159cm" style:contextual-spacing="false" fo:line-height="15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="100%" fo:margin-left="0cm" fo:margin-right="0cm" fo:margin-top="0.794cm" fo:margin-bottom="0.45cm" style:contextual-spacing="false" fo:line-height="150%" fo:keep-together="always" fo:text-indent="0cm" style:auto-text-indent="false" fo:break-before="auto" fo:break-after="auto" fo:keep-with-next="always" style:writing-mode="lr-tb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Heading_20_2" style:display-name="Heading 2" style:family="paragraph" style:parent-style-name="Standard" style:class="text">
      <style:paragraph-properties fo:margin="100%" fo:margin-left="0cm" fo:margin-right="0cm" fo:margin-top="0.794cm" fo:margin-bottom="0.45cm" style:contextual-spacing="false" fo:line-height="150%" fo:keep-together="always" fo:text-indent="0cm" style:auto-text-indent="false" fo:break-before="auto" fo:break-after="auto" fo:keep-with-next="always" style:writing-mode="lr-tb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3" style:display-name="Heading 3" style:family="paragraph" style:parent-style-name="Standard" style:class="text">
      <style:paragraph-properties fo:margin="100%" fo:margin-left="0cm" fo:margin-right="0cm" fo:margin-top="0.794cm" fo:margin-bottom="0.45cm" style:contextual-spacing="false" fo:line-height="150%" fo:keep-together="always" fo:text-indent="0cm" style:auto-text-indent="false" fo:break-before="auto" fo:break-after="auto" fo:keep-with-next="always"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Heading_20_4" style:display-name="Heading 4" style:family="paragraph" style:parent-style-name="Standard" style:class="text">
      <style:paragraph-properties fo:margin="100%" fo:margin-left="0cm" fo:margin-right="0cm" fo:margin-top="0.45cm" fo:margin-bottom="0.45cm" style:contextual-spacing="false" fo:line-height="150%" fo:keep-together="always" fo:text-indent="0cm" style:auto-text-indent="false" fo:break-before="auto" fo:break-after="auto" fo:keep-with-next="always" style:writing-mode="lr-tb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Heading_20_5" style:display-name="Heading 5" style:family="paragraph" style:parent-style-name="Standard" style:class="text">
      <style:paragraph-properties fo:margin="100%" fo:margin-left="0cm" fo:margin-right="0cm" fo:margin-top="0.45cm" fo:margin-bottom="0.45cm" style:contextual-spacing="false" fo:line-height="150%" fo:keep-together="always" fo:text-indent="0cm" style:auto-text-indent="false" fo:break-before="auto" fo:break-after="auto" fo:keep-with-next="always" style:writing-mode="lr-tb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Heading_20_6" style:display-name="Heading 6" style:family="paragraph" style:parent-style-name="Standard" style:class="text">
      <style:paragraph-properties fo:margin="100%" fo:margin-left="0cm" fo:margin-right="0cm" fo:margin-top="0.635cm" fo:margin-bottom="0.635cm" style:contextual-spacing="false" fo:line-height="150%" fo:keep-together="always" fo:text-indent="0cm" style:auto-text-indent="false" fo:break-before="auto" fo:break-after="auto" fo:keep-with-next="always" style:writing-mode="lr-tb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style:contextual-spacing="false" fo:line-height="150%" fo:keep-together="always" fo:break-before="auto" fo:break-after="auto" fo:keep-with-next="always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="100%" fo:margin-left="0cm" fo:margin-right="0cm" fo:margin-top="0cm" fo:margin-bottom="0.141cm" style:contextual-spacing="false" fo:line-height="150%" fo:keep-together="always" fo:text-indent="0cm" style:auto-text-indent="false" fo:break-before="auto" fo:break-after="auto" fo:keep-with-next="always" style:writing-mode="lr-tb"/>
      <style:text-properties fo:color="#666666" style:font-name="Georgia" fo:font-size="18pt" fo:font-style="italic" style:font-name-asian="Georgia" style:font-size-asian="18pt" style:font-style-asian="italic" style:font-name-complex="Georgia" style:font-size-complex="18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word0_5f_python" style:display-name="keyword0_python" style:family="text">
      <style:text-properties fo:color="#ff7700" fo:font-style="normal" fo:font-weight="bold"/>
    </style:style>
    <style:style style:name="keyword2_5f_python" style:display-name="keyword2_python" style:family="text">
      <style:text-properties fo:color="#dc143c" fo:font-style="normal" fo:font-weight="normal"/>
    </style:style>
    <style:style style:name="symbol0_5f_python" style:display-name="symbol0_python" style:family="text">
      <style:text-properties fo:color="#66cc66" fo:font-style="normal" fo:font-weight="normal"/>
    </style:style>
    <style:style style:name="member0_5f_python" style:display-name="member0_python" style:family="text">
      <style:text-properties fo:color="#000000" fo:font-style="normal" fo:font-weight="normal"/>
    </style:style>
    <style:style style:name="comment0_5f_python" style:display-name="comment0_python" style:family="text">
      <style:text-properties fo:color="#808080" fo:font-style="italic" fo:font-weight="normal"/>
    </style:style>
    <style:style style:name="keyword1_5f_python" style:display-name="keyword1_python" style:family="text">
      <style:text-properties fo:color="#008000" fo:font-style="normal" fo:font-weight="normal"/>
    </style:style>
    <style:style style:name="keyword3_5f_python" style:display-name="keyword3_python" style:family="text">
      <style:text-properties fo:color="#0000cd" fo:font-style="normal" fo:font-weight="normal"/>
    </style:style>
    <style:style style:name="string_5f_python" style:display-name="string_python" style:family="text">
      <style:text-properties fo:color="#483d8b" fo:font-style="normal" fo:font-weight="normal"/>
    </style:style>
    <style:style style:name="number_5f_python" style:display-name="number_python" style:family="text">
      <style:text-properties fo:color="#ff4500" fo:font-style="normal" fo:font-weight="normal"/>
    </style:style>
    <style:style style:name="escaped_5f_python" style:display-name="escaped_python" style:family="text">
      <style:text-properties fo:color="#000099" fo:font-style="normal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.499cm" fo:margin-top="1.499cm" fo:margin-bottom="1.499cm" fo:margin-left="1.499cm" fo:margin-right="1.499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ARM_EABI LibreOffice_project/360m1$Build-2</meta:generator>
    <dc:title/>
    <meta:initial-creator/>
    <meta:editing-cycles>4</meta:editing-cycles>
    <dc:date>2015-03-10T15:44:32</dc:date>
    <meta:editing-duration>P0D</meta:editing-duration>
    <meta:document-statistic meta:table-count="32" meta:image-count="0" meta:object-count="0" meta:page-count="20" meta:paragraph-count="638" meta:word-count="2934" meta:character-count="28751" meta:non-whitespace-character-count="21583"/>
  </office:meta>
</office:document-meta>
</file>